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uiasenv_guiasenv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stado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fm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tipo_envio</text:p>
          </table:table-cell>
          <table:table-cell office:value-type="string" table:style-name="ce1">
            <text:p>numini</text:p>
          </table:table-cell>
          <table:table-cell office:value-type="string" table:style-name="ce1">
            <text:p>numfin</text:p>
          </table:table-cell>
          <table:table-cell office:value-type="string" table:style-name="ce1">
            <text:p>totenvio</text:p>
          </table:table-cell>
          <table:table-cell office:value-type="string" table:style-name="ce1">
            <text:p>entregado</text:p>
          </table:table-cell>
          <table:table-cell office:value-type="string" table:style-name="ce1">
            <text:p>uc_id</text:p>
          </table:table-cell>
          <table:table-cell office:value-type="string" table:style-name="ce1">
            <text:p>um_id</text:p>
          </table:table-cell>
          <table:table-cell office:value-type="string" table:style-name="ce1">
            <text:p>fpago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22-08-24T00:00:00" table:style-name="ce2">
            <text:p>24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24T00:00:00" table:style-name="ce2">
            <text:p>24/08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CONTRA ENTREGA</text:p>
          </table:table-cell>
          <table:table-cell office:value-type="float" office:value="27051" table:style-name="ce1">
            <text:p>27051</text:p>
          </table:table-cell>
          <table:table-cell office:value-type="float" office:value="27200" table:style-name="ce1">
            <text:p>272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CONTRA ENTREGA</text:p>
          </table:table-cell>
          <table:table-cell office:value-type="float" office:value="27501" table:style-name="ce1">
            <text:p>27501</text:p>
          </table:table-cell>
          <table:table-cell office:value-type="float" office:value="27600" table:style-name="ce1">
            <text:p>276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CONTRA ENTREGA</text:p>
          </table:table-cell>
          <table:table-cell office:value-type="float" office:value="27751" table:style-name="ce1">
            <text:p>27751</text:p>
          </table:table-cell>
          <table:table-cell office:value-type="float" office:value="27800" table:style-name="ce1">
            <text:p>27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CONTRA ENTREGA</text:p>
          </table:table-cell>
          <table:table-cell office:value-type="float" office:value="27901" table:style-name="ce1">
            <text:p>27901</text:p>
          </table:table-cell>
          <table:table-cell office:value-type="float" office:value="27950" table:style-name="ce1">
            <text:p>27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date" office:date-value="2021-12-29T00:00:00" table:style-name="ce2">
            <text:p>2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9T00:00:00" table:style-name="ce2">
            <text:p>29/12/2021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28301" table:style-name="ce1">
            <text:p>28301</text:p>
          </table:table-cell>
          <table:table-cell office:value-type="float" office:value="28400" table:style-name="ce1">
            <text:p>28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date" office:date-value="2022-01-04T00:00:00" table:style-name="ce2">
            <text:p>4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4T00:00:00" table:style-name="ce2">
            <text:p>4/01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CONTRA ENTREGA</text:p>
          </table:table-cell>
          <table:table-cell office:value-type="float" office:value="28351" table:style-name="ce1">
            <text:p>28351</text:p>
          </table:table-cell>
          <table:table-cell office:value-type="float" office:value="28450" table:style-name="ce1">
            <text:p>284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date" office:date-value="2022-01-05T00:00:00" table:style-name="ce2">
            <text:p>5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5T00:00:00" table:style-name="ce2">
            <text:p>5/01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CONTRA ENTREGA</text:p>
          </table:table-cell>
          <table:table-cell office:value-type="float" office:value="28501" table:style-name="ce1">
            <text:p>28501</text:p>
          </table:table-cell>
          <table:table-cell office:value-type="float" office:value="28550" table:style-name="ce1">
            <text:p>28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date" office:date-value="2022-01-07T00:00:00" table:style-name="ce2">
            <text:p>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7T00:00:00" table:style-name="ce2">
            <text:p>7/01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CONTRA ENTREGA</text:p>
          </table:table-cell>
          <table:table-cell office:value-type="float" office:value="28701" table:style-name="ce1">
            <text:p>28701</text:p>
          </table:table-cell>
          <table:table-cell office:value-type="float" office:value="28800" table:style-name="ce1">
            <text:p>288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date" office:date-value="2022-02-03T00:00:00" table:style-name="ce2">
            <text:p>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3T00:00:00" table:style-name="ce2">
            <text:p>3/02/2022 00:00</text:p>
          </table:table-cell>
          <table:table-cell office:value-type="string" table:style-name="ce1">
            <text:p>ESC</text:p>
          </table:table-cell>
          <table:table-cell office:value-type="string" table:style-name="ce1">
            <text:p>AGENCIA ESCUINTLA</text:p>
          </table:table-cell>
          <table:table-cell office:value-type="string" table:style-name="ce1">
            <text:p>CONTRA ENTREGA</text:p>
          </table:table-cell>
          <table:table-cell office:value-type="float" office:value="29051" table:style-name="ce1">
            <text:p>29051</text:p>
          </table:table-cell>
          <table:table-cell office:value-type="float" office:value="29150" table:style-name="ce1">
            <text:p>291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XCO-427</text:p>
          </table:table-cell>
          <table:table-cell office:value-type="string" table:style-name="ce1">
            <text:p>DISTRIBUIDORA INDUSTRIAL AG</text:p>
          </table:table-cell>
          <table:table-cell office:value-type="string" table:style-name="ce1">
            <text:p>CONTRA ENTREGA</text:p>
          </table:table-cell>
          <table:table-cell office:value-type="float" office:value="29201" table:style-name="ce1">
            <text:p>29201</text:p>
          </table:table-cell>
          <table:table-cell office:value-type="float" office:value="29300" table:style-name="ce1">
            <text:p>29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JOSE ROSAS</text:p>
          </table:table-cell>
          <table:table-cell office:value-type="string" table:style-name="ce1">
            <text:p>CONTRA ENTREGA</text:p>
          </table:table-cell>
          <table:table-cell office:value-type="float" office:value="29301" table:style-name="ce1">
            <text:p>29301</text:p>
          </table:table-cell>
          <table:table-cell office:value-type="float" office:value="29350" table:style-name="ce1">
            <text:p>29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date" office:date-value="2022-02-23T00:00:00" table:style-name="ce2">
            <text:p>2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3T00:00:00" table:style-name="ce2">
            <text:p>23/02/2022 00:00</text:p>
          </table:table-cell>
          <table:table-cell office:value-type="string" table:style-name="ce1">
            <text:p>XCO-958</text:p>
          </table:table-cell>
          <table:table-cell office:value-type="string" table:style-name="ce1">
            <text:p>IAM FIT GUATEMALA</text:p>
          </table:table-cell>
          <table:table-cell office:value-type="string" table:style-name="ce1">
            <text:p>CONTRA ENTREGA</text:p>
          </table:table-cell>
          <table:table-cell office:value-type="float" office:value="29601" table:style-name="ce1">
            <text:p>29601</text:p>
          </table:table-cell>
          <table:table-cell office:value-type="float" office:value="29650" table:style-name="ce1">
            <text:p>296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date" office:date-value="2022-05-20T00:00:00" table:style-name="ce2">
            <text:p>20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0T00:00:00" table:style-name="ce2">
            <text:p>20/05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CONTRA ENTREGA</text:p>
          </table:table-cell>
          <table:table-cell office:value-type="float" office:value="39151" table:style-name="ce1">
            <text:p>39151</text:p>
          </table:table-cell>
          <table:table-cell office:value-type="float" office:value="39200" table:style-name="ce1">
            <text:p>39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date" office:date-value="2021-11-18T00:00:00" table:style-name="ce2">
            <text:p>18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18T00:00:00" table:style-name="ce2">
            <text:p>18/11/2021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MANIFIESTOS</text:p>
          </table:table-cell>
          <table:table-cell office:value-type="float" office:value="54701" table:style-name="ce1">
            <text:p>54701</text:p>
          </table:table-cell>
          <table:table-cell office:value-type="float" office:value="54750" table:style-name="ce1">
            <text:p>547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MANIFIESTOS</text:p>
          </table:table-cell>
          <table:table-cell office:value-type="float" office:value="55101" table:style-name="ce1">
            <text:p>55101</text:p>
          </table:table-cell>
          <table:table-cell office:value-type="float" office:value="55200" table:style-name="ce1">
            <text:p>55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MANIFIESTOS</text:p>
          </table:table-cell>
          <table:table-cell office:value-type="float" office:value="55401" table:style-name="ce1">
            <text:p>55401</text:p>
          </table:table-cell>
          <table:table-cell office:value-type="float" office:value="55500" table:style-name="ce1">
            <text:p>555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</text:p>
          </table:table-cell>
          <table:table-cell table:number-columns-repeated="1636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date" office:date-value="2021-12-02T00:00:00" table:style-name="ce2">
            <text:p>2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2T00:00:00" table:style-name="ce2">
            <text:p>2/12/2021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JALAP</text:p>
          </table:table-cell>
          <table:table-cell office:value-type="string" table:style-name="ce1">
            <text:p>MANIFIESTOS</text:p>
          </table:table-cell>
          <table:table-cell office:value-type="float" office:value="55501" table:style-name="ce1">
            <text:p>55501</text:p>
          </table:table-cell>
          <table:table-cell office:value-type="float" office:value="55600" table:style-name="ce1">
            <text:p>556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MANIFIESTOS</text:p>
          </table:table-cell>
          <table:table-cell office:value-type="float" office:value="55617" table:style-name="ce1">
            <text:p>55617</text:p>
          </table:table-cell>
          <table:table-cell office:value-type="float" office:value="55650" table:style-name="ce1">
            <text:p>5565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date" office:date-value="2021-12-06T00:00:00" table:style-name="ce2">
            <text:p>6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6T00:00:00" table:style-name="ce2">
            <text:p>6/12/2021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MANIFIESTOS</text:p>
          </table:table-cell>
          <table:table-cell office:value-type="float" office:value="55801" table:style-name="ce1">
            <text:p>55801</text:p>
          </table:table-cell>
          <table:table-cell office:value-type="float" office:value="55900" table:style-name="ce1">
            <text:p>559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date" office:date-value="2021-12-10T00:00:00" table:style-name="ce2">
            <text:p>10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0T00:00:00" table:style-name="ce2">
            <text:p>10/12/2021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MANIFIESTOS</text:p>
          </table:table-cell>
          <table:table-cell office:value-type="float" office:value="55951" table:style-name="ce1">
            <text:p>55951</text:p>
          </table:table-cell>
          <table:table-cell office:value-type="float" office:value="56050" table:style-name="ce1">
            <text:p>560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MANIFIESTOS</text:p>
          </table:table-cell>
          <table:table-cell office:value-type="float" office:value="56251" table:style-name="ce1">
            <text:p>56251</text:p>
          </table:table-cell>
          <table:table-cell office:value-type="float" office:value="56350" table:style-name="ce1">
            <text:p>563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date" office:date-value="2021-12-17T00:00:00" table:style-name="ce2">
            <text:p>17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7T00:00:00" table:style-name="ce2">
            <text:p>17/12/2021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MANIFIESTOS</text:p>
          </table:table-cell>
          <table:table-cell office:value-type="float" office:value="56451" table:style-name="ce1">
            <text:p>56451</text:p>
          </table:table-cell>
          <table:table-cell office:value-type="float" office:value="56550" table:style-name="ce1">
            <text:p>56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date" office:date-value="2021-12-17T00:00:00" table:style-name="ce2">
            <text:p>17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7T00:00:00" table:style-name="ce2">
            <text:p>17/12/2021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MANIFIESTOS</text:p>
          </table:table-cell>
          <table:table-cell office:value-type="float" office:value="56551" table:style-name="ce1">
            <text:p>56551</text:p>
          </table:table-cell>
          <table:table-cell office:value-type="float" office:value="56650" table:style-name="ce1">
            <text:p>56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MANIFIESTOS</text:p>
          </table:table-cell>
          <table:table-cell office:value-type="float" office:value="56651" table:style-name="ce1">
            <text:p>56651</text:p>
          </table:table-cell>
          <table:table-cell office:value-type="float" office:value="56700" table:style-name="ce1">
            <text:p>56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MANIFIESTOS</text:p>
          </table:table-cell>
          <table:table-cell office:value-type="float" office:value="56701" table:style-name="ce1">
            <text:p>56701</text:p>
          </table:table-cell>
          <table:table-cell office:value-type="float" office:value="56750" table:style-name="ce1">
            <text:p>567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date" office:date-value="2021-12-27T00:00:00" table:style-name="ce2">
            <text:p>27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7T00:00:00" table:style-name="ce2">
            <text:p>27/12/2021 00:00</text:p>
          </table:table-cell>
          <table:table-cell office:value-type="string" table:style-name="ce1">
            <text:p>ESC</text:p>
          </table:table-cell>
          <table:table-cell office:value-type="string" table:style-name="ce1">
            <text:p>AGENCIA ESCUINTLA</text:p>
          </table:table-cell>
          <table:table-cell office:value-type="string" table:style-name="ce1">
            <text:p>MANIFIESTOS</text:p>
          </table:table-cell>
          <table:table-cell office:value-type="float" office:value="56751" table:style-name="ce1">
            <text:p>56751</text:p>
          </table:table-cell>
          <table:table-cell office:value-type="float" office:value="56850" table:style-name="ce1">
            <text:p>568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date" office:date-value="2021-12-27T00:00:00" table:style-name="ce2">
            <text:p>27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7T00:00:00" table:style-name="ce2">
            <text:p>27/12/2021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MANIFIESTOS</text:p>
          </table:table-cell>
          <table:table-cell office:value-type="float" office:value="56851" table:style-name="ce1">
            <text:p>56851</text:p>
          </table:table-cell>
          <table:table-cell office:value-type="float" office:value="56900" table:style-name="ce1">
            <text:p>56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date" office:date-value="2021-12-30T00:00:00" table:style-name="ce2">
            <text:p>30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30T00:00:00" table:style-name="ce2">
            <text:p>30/12/2021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MANIFIESTOS</text:p>
          </table:table-cell>
          <table:table-cell office:value-type="float" office:value="56951" table:style-name="ce1">
            <text:p>56951</text:p>
          </table:table-cell>
          <table:table-cell office:value-type="float" office:value="57000" table:style-name="ce1">
            <text:p>57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date" office:date-value="2022-01-05T00:00:00" table:style-name="ce2">
            <text:p>5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5T00:00:00" table:style-name="ce2">
            <text:p>5/01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MANIFIESTOS</text:p>
          </table:table-cell>
          <table:table-cell office:value-type="float" office:value="57201" table:style-name="ce1">
            <text:p>57201</text:p>
          </table:table-cell>
          <table:table-cell office:value-type="float" office:value="57250" table:style-name="ce1">
            <text:p>572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date" office:date-value="2022-01-07T00:00:00" table:style-name="ce2">
            <text:p>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7T00:00:00" table:style-name="ce2">
            <text:p>7/01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MANIFIESTOS</text:p>
          </table:table-cell>
          <table:table-cell office:value-type="float" office:value="57251" table:style-name="ce1">
            <text:p>57251</text:p>
          </table:table-cell>
          <table:table-cell office:value-type="float" office:value="57350" table:style-name="ce1">
            <text:p>573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MANIFIESTOS</text:p>
          </table:table-cell>
          <table:table-cell office:value-type="float" office:value="57351" table:style-name="ce1">
            <text:p>57351</text:p>
          </table:table-cell>
          <table:table-cell office:value-type="float" office:value="57450" table:style-name="ce1">
            <text:p>574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MANIFIESTOS</text:p>
          </table:table-cell>
          <table:table-cell office:value-type="float" office:value="57451" table:style-name="ce1">
            <text:p>57451</text:p>
          </table:table-cell>
          <table:table-cell office:value-type="float" office:value="57500" table:style-name="ce1">
            <text:p>57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MANIFIESTOS</text:p>
          </table:table-cell>
          <table:table-cell office:value-type="float" office:value="57851" table:style-name="ce1">
            <text:p>57851</text:p>
          </table:table-cell>
          <table:table-cell office:value-type="float" office:value="57950" table:style-name="ce1">
            <text:p>57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date" office:date-value="2022-03-02T00:00:00" table:style-name="ce2">
            <text:p>2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2T00:00:00" table:style-name="ce2">
            <text:p>2/03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MANIFIESTOS</text:p>
          </table:table-cell>
          <table:table-cell office:value-type="float" office:value="58251" table:style-name="ce1">
            <text:p>58251</text:p>
          </table:table-cell>
          <table:table-cell office:value-type="float" office:value="58350" table:style-name="ce1">
            <text:p>583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date" office:date-value="2022-03-02T00:00:00" table:style-name="ce2">
            <text:p>2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2T00:00:00" table:style-name="ce2">
            <text:p>2/03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MANIFIESTOS</text:p>
          </table:table-cell>
          <table:table-cell office:value-type="float" office:value="58351" table:style-name="ce1">
            <text:p>58351</text:p>
          </table:table-cell>
          <table:table-cell office:value-type="float" office:value="58450" table:style-name="ce1">
            <text:p>584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date" office:date-value="2022-01-31T00:00:00" table:style-name="ce2">
            <text:p>3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31T00:00:00" table:style-name="ce2">
            <text:p>31/01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MANIFIESTOS</text:p>
          </table:table-cell>
          <table:table-cell office:value-type="float" office:value="60851" table:style-name="ce1">
            <text:p>60851</text:p>
          </table:table-cell>
          <table:table-cell office:value-type="float" office:value="60950" table:style-name="ce1">
            <text:p>60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date" office:date-value="2022-02-02T00:00:00" table:style-name="ce2">
            <text:p>2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2T00:00:00" table:style-name="ce2">
            <text:p>2/02/2022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MANIFIESTOS</text:p>
          </table:table-cell>
          <table:table-cell office:value-type="float" office:value="60951" table:style-name="ce1">
            <text:p>60951</text:p>
          </table:table-cell>
          <table:table-cell office:value-type="float" office:value="61050" table:style-name="ce1">
            <text:p>610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date" office:date-value="2022-02-15T00:00:00" table:style-name="ce2">
            <text:p>15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5T00:00:00" table:style-name="ce2">
            <text:p>15/02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MANIFIESTOS</text:p>
          </table:table-cell>
          <table:table-cell office:value-type="float" office:value="61251" table:style-name="ce1">
            <text:p>61251</text:p>
          </table:table-cell>
          <table:table-cell office:value-type="float" office:value="61350" table:style-name="ce1">
            <text:p>613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date" office:date-value="2022-02-21T00:00:00" table:style-name="ce2">
            <text:p>21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1T00:00:00" table:style-name="ce2">
            <text:p>21/02/2022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MANIFIESTOS</text:p>
          </table:table-cell>
          <table:table-cell office:value-type="float" office:value="61701" table:style-name="ce1">
            <text:p>61701</text:p>
          </table:table-cell>
          <table:table-cell office:value-type="float" office:value="61800" table:style-name="ce1">
            <text:p>618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date" office:date-value="2022-02-21T00:00:00" table:style-name="ce2">
            <text:p>21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1T00:00:00" table:style-name="ce2">
            <text:p>21/02/2022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MANIFIESTOS</text:p>
          </table:table-cell>
          <table:table-cell office:value-type="float" office:value="61801" table:style-name="ce1">
            <text:p>61801</text:p>
          </table:table-cell>
          <table:table-cell office:value-type="float" office:value="61850" table:style-name="ce1">
            <text:p>61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date" office:date-value="2022-05-20T00:00:00" table:style-name="ce2">
            <text:p>20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0T00:00:00" table:style-name="ce2">
            <text:p>20/05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MANIFIESTOS</text:p>
          </table:table-cell>
          <table:table-cell office:value-type="float" office:value="62501" table:style-name="ce1">
            <text:p>62501</text:p>
          </table:table-cell>
          <table:table-cell office:value-type="float" office:value="62550" table:style-name="ce1">
            <text:p>62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date" office:date-value="2022-06-13T00:00:00" table:style-name="ce2">
            <text:p>1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3T00:00:00" table:style-name="ce2">
            <text:p>13/06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MANIFIESTOS</text:p>
          </table:table-cell>
          <table:table-cell office:value-type="float" office:value="62801" table:style-name="ce1">
            <text:p>62801</text:p>
          </table:table-cell>
          <table:table-cell office:value-type="float" office:value="62850" table:style-name="ce1">
            <text:p>62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date" office:date-value="2022-06-27T00:00:00" table:style-name="ce2">
            <text:p>27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7T00:00:00" table:style-name="ce2">
            <text:p>27/06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MANIFIESTOS</text:p>
          </table:table-cell>
          <table:table-cell office:value-type="float" office:value="63051" table:style-name="ce1">
            <text:p>63051</text:p>
          </table:table-cell>
          <table:table-cell office:value-type="float" office:value="63100" table:style-name="ce1">
            <text:p>631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ALONARIOS</text:p>
          </table:table-cell>
          <table:table-cell table:number-columns-repeated="1636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date" office:date-value="2022-03-01T00:00:00" table:style-name="ce2">
            <text:p>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1T00:00:00" table:style-name="ce2">
            <text:p>1/03/2022 00:00</text:p>
          </table:table-cell>
          <table:table-cell office:value-type="string" table:style-name="ce1">
            <text:p>XCO-496</text:p>
          </table:table-cell>
          <table:table-cell office:value-type="string" table:style-name="ce1">
            <text:p>NAT &amp; CO MAYOREO</text:p>
          </table:table-cell>
          <table:table-cell office:value-type="string" table:style-name="ce1">
            <text:p>GUIA MADRE</text:p>
          </table:table-cell>
          <table:table-cell office:value-type="float" office:value="87381" table:style-name="ce1">
            <text:p>87381</text:p>
          </table:table-cell>
          <table:table-cell office:value-type="float" office:value="874000" table:style-name="ce1">
            <text:p>874000</text:p>
          </table:table-cell>
          <table:table-cell office:value-type="float" office:value="786620" table:style-name="ce1">
            <text:p>7866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date" office:date-value="2020-12-30T00:00:00" table:style-name="ce2">
            <text:p>30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30T00:00:00" table:style-name="ce2">
            <text:p>30/12/2020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GUIA HIJA</text:p>
          </table:table-cell>
          <table:table-cell office:value-type="float" office:value="216601" table:style-name="ce1">
            <text:p>216601</text:p>
          </table:table-cell>
          <table:table-cell office:value-type="float" office:value="217507" table:style-name="ce1">
            <text:p>217507</text:p>
          </table:table-cell>
          <table:table-cell office:value-type="float" office:value="907" table:style-name="ce1">
            <text:p>9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date" office:date-value="2022-01-04T00:00:00" table:style-name="ce2">
            <text:p>4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4T00:00:00" table:style-name="ce2">
            <text:p>4/01/2022 00:00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AGENCIA BARBERENA</text:p>
          </table:table-cell>
          <table:table-cell office:value-type="string" table:style-name="ce1">
            <text:p>GUIA HIJA</text:p>
          </table:table-cell>
          <table:table-cell office:value-type="float" office:value="331201" table:style-name="ce1">
            <text:p>331201</text:p>
          </table:table-cell>
          <table:table-cell office:value-type="float" office:value="331700" table:style-name="ce1">
            <text:p>331700</text:p>
          </table:table-cell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date" office:date-value="2022-01-04T00:00:00" table:style-name="ce2">
            <text:p>4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4T00:00:00" table:style-name="ce2">
            <text:p>4/01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331701" table:style-name="ce1">
            <text:p>331701</text:p>
          </table:table-cell>
          <table:table-cell office:value-type="float" office:value="331825" table:style-name="ce1">
            <text:p>331825</text:p>
          </table:table-cell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HIJA</text:p>
          </table:table-cell>
          <table:table-cell office:value-type="float" office:value="335301" table:style-name="ce1">
            <text:p>335301</text:p>
          </table:table-cell>
          <table:table-cell office:value-type="float" office:value="335400" table:style-name="ce1">
            <text:p>335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date" office:date-value="2022-02-01T00:00:00" table:style-name="ce2">
            <text:p>1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1T00:00:00" table:style-name="ce2">
            <text:p>1/02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GUIA HIJA</text:p>
          </table:table-cell>
          <table:table-cell office:value-type="float" office:value="342201" table:style-name="ce1">
            <text:p>342201</text:p>
          </table:table-cell>
          <table:table-cell office:value-type="float" office:value="342500" table:style-name="ce1">
            <text:p>34250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HIJA</text:p>
          </table:table-cell>
          <table:table-cell office:value-type="float" office:value="345201" table:style-name="ce1">
            <text:p>345201</text:p>
          </table:table-cell>
          <table:table-cell office:value-type="float" office:value="345300" table:style-name="ce1">
            <text:p>345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date" office:date-value="2020-12-28T00:00:00" table:style-name="ce2">
            <text:p>28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28T00:00:00" table:style-name="ce2">
            <text:p>28/12/2020 00:00</text:p>
          </table:table-cell>
          <table:table-cell office:value-type="string" table:style-name="ce1">
            <text:p>XCO-6865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520351" table:style-name="ce1">
            <text:p>520351</text:p>
          </table:table-cell>
          <table:table-cell office:value-type="float" office:value="520400" table:style-name="ce1">
            <text:p>520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date" office:date-value="2020-12-09T00:00:00" table:style-name="ce2">
            <text:p>9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9T00:00:00" table:style-name="ce2">
            <text:p>9/12/2020 00:00</text:p>
          </table:table-cell>
          <table:table-cell office:value-type="string" table:style-name="ce1">
            <text:p>CON-78</text:p>
          </table:table-cell>
          <table:table-cell office:value-type="string" table:style-name="ce1">
            <text:p>INDUSTRIAS DEL COLOR S,A.</text:p>
          </table:table-cell>
          <table:table-cell office:value-type="string" table:style-name="ce1">
            <text:p>GUIA MADRE</text:p>
          </table:table-cell>
          <table:table-cell office:value-type="float" office:value="541001" table:style-name="ce1">
            <text:p>541001</text:p>
          </table:table-cell>
          <table:table-cell office:value-type="float" office:value="541050" table:style-name="ce1">
            <text:p>541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date" office:date-value="2020-12-09T00:00:00" table:style-name="ce2">
            <text:p>9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9T00:00:00" table:style-name="ce2">
            <text:p>9/12/2020 00:00</text:p>
          </table:table-cell>
          <table:table-cell office:value-type="string" table:style-name="ce1">
            <text:p>XCO-425</text:p>
          </table:table-cell>
          <table:table-cell office:value-type="string" table:style-name="ce1">
            <text:p>AUTO EMPAQUE LP</text:p>
          </table:table-cell>
          <table:table-cell office:value-type="string" table:style-name="ce1">
            <text:p>GUIA MADRE</text:p>
          </table:table-cell>
          <table:table-cell office:value-type="float" office:value="541051" table:style-name="ce1">
            <text:p>541051</text:p>
          </table:table-cell>
          <table:table-cell office:value-type="float" office:value="541100" table:style-name="ce1">
            <text:p>5411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date" office:date-value="2021-01-11T00:00:00" table:style-name="ce2">
            <text:p>11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11T00:00:00" table:style-name="ce2">
            <text:p>11/01/2021 00:00</text:p>
          </table:table-cell>
          <table:table-cell office:value-type="string" table:style-name="ce1">
            <text:p>GUA-500</text:p>
          </table:table-cell>
          <table:table-cell office:value-type="string" table:style-name="ce1">
            <text:p><text:s/>DROGUERIA EXCEL</text:p>
          </table:table-cell>
          <table:table-cell office:value-type="string" table:style-name="ce1">
            <text:p>GUIA MADRE</text:p>
          </table:table-cell>
          <table:table-cell office:value-type="float" office:value="542401" table:style-name="ce1">
            <text:p>542401</text:p>
          </table:table-cell>
          <table:table-cell office:value-type="float" office:value="542500" table:style-name="ce1">
            <text:p>5425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date" office:date-value="2020-11-11T00:00:00" table:style-name="ce2">
            <text:p>11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11T00:00:00" table:style-name="ce2">
            <text:p>11/11/2020 00:00</text:p>
          </table:table-cell>
          <table:table-cell office:value-type="string" table:style-name="ce1">
            <text:p>XCO-716</text:p>
          </table:table-cell>
          <table:table-cell office:value-type="string" table:style-name="ce1">
            <text:p>TEXTILES Y TELAS S,A.</text:p>
          </table:table-cell>
          <table:table-cell office:value-type="string" table:style-name="ce1">
            <text:p>GUIA MADRE</text:p>
          </table:table-cell>
          <table:table-cell office:value-type="float" office:value="543001" table:style-name="ce1">
            <text:p>543001</text:p>
          </table:table-cell>
          <table:table-cell office:value-type="float" office:value="543050" table:style-name="ce1">
            <text:p>543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date" office:date-value="2020-11-12T00:00:00" table:style-name="ce2">
            <text:p>12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12T00:00:00" table:style-name="ce2">
            <text:p>12/11/2020 00:00</text:p>
          </table:table-cell>
          <table:table-cell office:value-type="string" table:style-name="ce1">
            <text:p>XCO-471</text:p>
          </table:table-cell>
          <table:table-cell office:value-type="string" table:style-name="ce1">
            <text:p>GRUPO AB</text:p>
          </table:table-cell>
          <table:table-cell office:value-type="string" table:style-name="ce1">
            <text:p>GUIA MADRE</text:p>
          </table:table-cell>
          <table:table-cell office:value-type="float" office:value="546551" table:style-name="ce1">
            <text:p>546551</text:p>
          </table:table-cell>
          <table:table-cell office:value-type="float" office:value="546575" table:style-name="ce1">
            <text:p>54657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date" office:date-value="2020-11-12T00:00:00" table:style-name="ce2">
            <text:p>12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12T00:00:00" table:style-name="ce2">
            <text:p>12/11/2020 00:00</text:p>
          </table:table-cell>
          <table:table-cell office:value-type="string" table:style-name="ce1">
            <text:p>CON-472</text:p>
          </table:table-cell>
          <table:table-cell office:value-type="string" table:style-name="ce1">
            <text:p>GRUPO AB</text:p>
          </table:table-cell>
          <table:table-cell office:value-type="string" table:style-name="ce1">
            <text:p>GUIA MADRE</text:p>
          </table:table-cell>
          <table:table-cell office:value-type="float" office:value="546576" table:style-name="ce1">
            <text:p>546576</text:p>
          </table:table-cell>
          <table:table-cell office:value-type="float" office:value="546600" table:style-name="ce1">
            <text:p>54660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date" office:date-value="2020-11-12T00:00:00" table:style-name="ce2">
            <text:p>12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12T00:00:00" table:style-name="ce2">
            <text:p>12/11/2020 00:00</text:p>
          </table:table-cell>
          <table:table-cell office:value-type="string" table:style-name="ce1">
            <text:p>XCO-166</text:p>
          </table:table-cell>
          <table:table-cell office:value-type="string" table:style-name="ce1">
            <text:p>YUMMY FOOD S,A.</text:p>
          </table:table-cell>
          <table:table-cell office:value-type="string" table:style-name="ce1">
            <text:p>GUIA MADRE</text:p>
          </table:table-cell>
          <table:table-cell office:value-type="float" office:value="546626" table:style-name="ce1">
            <text:p>546626</text:p>
          </table:table-cell>
          <table:table-cell office:value-type="float" office:value="546650" table:style-name="ce1">
            <text:p>54665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date" office:date-value="2020-11-16T00:00:00" table:style-name="ce2">
            <text:p>16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16T00:00:00" table:style-name="ce2">
            <text:p>16/11/2020 00:00</text:p>
          </table:table-cell>
          <table:table-cell office:value-type="string" table:style-name="ce1">
            <text:p>XCO-767</text:p>
          </table:table-cell>
          <table:table-cell office:value-type="string" table:style-name="ce1">
            <text:p>ZUCCHELLI ALPHA DE GUATEMALA, S.A.</text:p>
          </table:table-cell>
          <table:table-cell office:value-type="string" table:style-name="ce1">
            <text:p>GUIA MADRE</text:p>
          </table:table-cell>
          <table:table-cell office:value-type="float" office:value="547326" table:style-name="ce1">
            <text:p>547326</text:p>
          </table:table-cell>
          <table:table-cell office:value-type="float" office:value="547350" table:style-name="ce1">
            <text:p>54735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date" office:date-value="2020-12-16T00:00:00" table:style-name="ce2">
            <text:p>16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6T00:00:00" table:style-name="ce2">
            <text:p>16/12/2020 00:00</text:p>
          </table:table-cell>
          <table:table-cell office:value-type="string" table:style-name="ce1">
            <text:p>XCO-32</text:p>
          </table:table-cell>
          <table:table-cell office:value-type="string" table:style-name="ce1">
            <text:p>INVERSIONES ASIATICAS GUATEMALA S,A.</text:p>
          </table:table-cell>
          <table:table-cell office:value-type="string" table:style-name="ce1">
            <text:p>GUIA MADRE</text:p>
          </table:table-cell>
          <table:table-cell office:value-type="float" office:value="547901" table:style-name="ce1">
            <text:p>547901</text:p>
          </table:table-cell>
          <table:table-cell office:value-type="float" office:value="548000" table:style-name="ce1">
            <text:p>5480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date" office:date-value="2020-11-17T00:00:00" table:style-name="ce2">
            <text:p>17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17T00:00:00" table:style-name="ce2">
            <text:p>17/11/2020 00:00</text:p>
          </table:table-cell>
          <table:table-cell office:value-type="string" table:style-name="ce1">
            <text:p>XCO-155</text:p>
          </table:table-cell>
          <table:table-cell office:value-type="string" table:style-name="ce1">
            <text:p>REPRESENTACIONES MOREL</text:p>
          </table:table-cell>
          <table:table-cell office:value-type="string" table:style-name="ce1">
            <text:p>GUIA MADRE</text:p>
          </table:table-cell>
          <table:table-cell office:value-type="float" office:value="548151" table:style-name="ce1">
            <text:p>548151</text:p>
          </table:table-cell>
          <table:table-cell office:value-type="float" office:value="548200" table:style-name="ce1">
            <text:p>548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date" office:date-value="2020-11-18T00:00:00" table:style-name="ce2">
            <text:p>18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18T00:00:00" table:style-name="ce2">
            <text:p>18/11/2020 00:00</text:p>
          </table:table-cell>
          <table:table-cell office:value-type="string" table:style-name="ce1">
            <text:p>XCO-720</text:p>
          </table:table-cell>
          <table:table-cell office:value-type="string" table:style-name="ce1">
            <text:p><text:s/>LA PERLA</text:p>
          </table:table-cell>
          <table:table-cell office:value-type="string" table:style-name="ce1">
            <text:p>GUIA MADRE</text:p>
          </table:table-cell>
          <table:table-cell office:value-type="float" office:value="550701" table:style-name="ce1">
            <text:p>550701</text:p>
          </table:table-cell>
          <table:table-cell office:value-type="float" office:value="550725" table:style-name="ce1">
            <text:p>5507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date" office:date-value="2020-11-18T00:00:00" table:style-name="ce2">
            <text:p>18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18T00:00:00" table:style-name="ce2">
            <text:p>18/11/2020 00:00</text:p>
          </table:table-cell>
          <table:table-cell office:value-type="string" table:style-name="ce1">
            <text:p>XCO-717</text:p>
          </table:table-cell>
          <table:table-cell office:value-type="string" table:style-name="ce1">
            <text:p>ALMACEN GUANA CHAPIN</text:p>
          </table:table-cell>
          <table:table-cell office:value-type="string" table:style-name="ce1">
            <text:p>GUIA MADRE</text:p>
          </table:table-cell>
          <table:table-cell office:value-type="float" office:value="550726" table:style-name="ce1">
            <text:p>550726</text:p>
          </table:table-cell>
          <table:table-cell office:value-type="float" office:value="550750" table:style-name="ce1">
            <text:p>55075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date" office:date-value="2020-11-20T00:00:00" table:style-name="ce2">
            <text:p>20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0T00:00:00" table:style-name="ce2">
            <text:p>20/11/2020 00:00</text:p>
          </table:table-cell>
          <table:table-cell office:value-type="string" table:style-name="ce1">
            <text:p>XCO-488</text:p>
          </table:table-cell>
          <table:table-cell office:value-type="string" table:style-name="ce1">
            <text:p>EVERPRINT GUATEMALA</text:p>
          </table:table-cell>
          <table:table-cell office:value-type="string" table:style-name="ce1">
            <text:p>GUIA MADRE</text:p>
          </table:table-cell>
          <table:table-cell office:value-type="float" office:value="551651" table:style-name="ce1">
            <text:p>551651</text:p>
          </table:table-cell>
          <table:table-cell office:value-type="float" office:value="551700" table:style-name="ce1">
            <text:p>551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date" office:date-value="2020-11-23T00:00:00" table:style-name="ce2">
            <text:p>23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3T00:00:00" table:style-name="ce2">
            <text:p>23/11/2020 00:00</text:p>
          </table:table-cell>
          <table:table-cell office:value-type="string" table:style-name="ce1">
            <text:p>XCO-36</text:p>
          </table:table-cell>
          <table:table-cell office:value-type="string" table:style-name="ce1">
            <text:p>F.P.K. S,A.</text:p>
          </table:table-cell>
          <table:table-cell office:value-type="string" table:style-name="ce1">
            <text:p>GUIA MADRE</text:p>
          </table:table-cell>
          <table:table-cell office:value-type="float" office:value="551901" table:style-name="ce1">
            <text:p>551901</text:p>
          </table:table-cell>
          <table:table-cell office:value-type="float" office:value="552100" table:style-name="ce1">
            <text:p>5521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date" office:date-value="2020-11-23T00:00:00" table:style-name="ce2">
            <text:p>23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3T00:00:00" table:style-name="ce2">
            <text:p>23/11/2020 00:00</text:p>
          </table:table-cell>
          <table:table-cell office:value-type="string" table:style-name="ce1">
            <text:p>XCO-36</text:p>
          </table:table-cell>
          <table:table-cell office:value-type="string" table:style-name="ce1">
            <text:p>F.P.K. S,A.</text:p>
          </table:table-cell>
          <table:table-cell office:value-type="string" table:style-name="ce1">
            <text:p>GUIA MADRE</text:p>
          </table:table-cell>
          <table:table-cell office:value-type="float" office:value="552201" table:style-name="ce1">
            <text:p>552201</text:p>
          </table:table-cell>
          <table:table-cell office:value-type="float" office:value="552500" table:style-name="ce1">
            <text:p>5525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date" office:date-value="2020-11-24T00:00:00" table:style-name="ce2">
            <text:p>24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4T00:00:00" table:style-name="ce2">
            <text:p>24/11/2020 00:00</text:p>
          </table:table-cell>
          <table:table-cell office:value-type="string" table:style-name="ce1">
            <text:p>GUA-158</text:p>
          </table:table-cell>
          <table:table-cell office:value-type="string" table:style-name="ce1">
            <text:p>INDUSTRIAS DE LA RIVA, S,A.</text:p>
          </table:table-cell>
          <table:table-cell office:value-type="string" table:style-name="ce1">
            <text:p>GUIA MADRE</text:p>
          </table:table-cell>
          <table:table-cell office:value-type="float" office:value="552551" table:style-name="ce1">
            <text:p>552551</text:p>
          </table:table-cell>
          <table:table-cell office:value-type="float" office:value="552600" table:style-name="ce1">
            <text:p>5526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date" office:date-value="2020-11-24T00:00:00" table:style-name="ce2">
            <text:p>24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4T00:00:00" table:style-name="ce2">
            <text:p>24/11/2020 00:00</text:p>
          </table:table-cell>
          <table:table-cell office:value-type="string" table:style-name="ce1">
            <text:p>XCO-652</text:p>
          </table:table-cell>
          <table:table-cell office:value-type="string" table:style-name="ce1">
            <text:p>DURAGUATE</text:p>
          </table:table-cell>
          <table:table-cell office:value-type="string" table:style-name="ce1">
            <text:p>GUIA MADRE</text:p>
          </table:table-cell>
          <table:table-cell office:value-type="float" office:value="552601" table:style-name="ce1">
            <text:p>552601</text:p>
          </table:table-cell>
          <table:table-cell office:value-type="float" office:value="552650" table:style-name="ce1">
            <text:p>5526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date" office:date-value="2020-11-25T00:00:00" table:style-name="ce2">
            <text:p>25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5T00:00:00" table:style-name="ce2">
            <text:p>25/11/2020 00:00</text:p>
          </table:table-cell>
          <table:table-cell office:value-type="string" table:style-name="ce1">
            <text:p>XCO-166</text:p>
          </table:table-cell>
          <table:table-cell office:value-type="string" table:style-name="ce1">
            <text:p>YUMMY FOOD S,A.</text:p>
          </table:table-cell>
          <table:table-cell office:value-type="string" table:style-name="ce1">
            <text:p>3RA AVENIDA 0-54 ZONA 13 PAMPLONA</text:p>
          </table:table-cell>
          <table:table-cell office:value-type="float" office:value="553451" table:style-name="ce1">
            <text:p>553451</text:p>
          </table:table-cell>
          <table:table-cell office:value-type="float" office:value="553500" table:style-name="ce1">
            <text:p>553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date" office:date-value="2020-11-25T00:00:00" table:style-name="ce2">
            <text:p>25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5T00:00:00" table:style-name="ce2">
            <text:p>25/11/2020 00:00</text:p>
          </table:table-cell>
          <table:table-cell office:value-type="string" table:style-name="ce1">
            <text:p>XCO-741</text:p>
          </table:table-cell>
          <table:table-cell office:value-type="string" table:style-name="ce1">
            <text:p><text:s/>TAJARAL, S.A.</text:p>
          </table:table-cell>
          <table:table-cell office:value-type="string" table:style-name="ce1">
            <text:p>GUIA MADRE</text:p>
          </table:table-cell>
          <table:table-cell office:value-type="float" office:value="553601" table:style-name="ce1">
            <text:p>553601</text:p>
          </table:table-cell>
          <table:table-cell office:value-type="float" office:value="553650" table:style-name="ce1">
            <text:p>5536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date" office:date-value="2020-11-26T00:00:00" table:style-name="ce2">
            <text:p>26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6T00:00:00" table:style-name="ce2">
            <text:p>26/11/2020 00:00</text:p>
          </table:table-cell>
          <table:table-cell office:value-type="string" table:style-name="ce1">
            <text:p>XCO-322</text:p>
          </table:table-cell>
          <table:table-cell office:value-type="string" table:style-name="ce1">
            <text:p>AUDIO CENTER</text:p>
          </table:table-cell>
          <table:table-cell office:value-type="string" table:style-name="ce1">
            <text:p>GUIA MADRE</text:p>
          </table:table-cell>
          <table:table-cell office:value-type="float" office:value="554001" table:style-name="ce1">
            <text:p>554001</text:p>
          </table:table-cell>
          <table:table-cell office:value-type="float" office:value="554100" table:style-name="ce1">
            <text:p>554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date" office:date-value="2020-11-26T00:00:00" table:style-name="ce2">
            <text:p>26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6T00:00:00" table:style-name="ce2">
            <text:p>26/11/2020 00:00</text:p>
          </table:table-cell>
          <table:table-cell office:value-type="string" table:style-name="ce1">
            <text:p>XCO-728</text:p>
          </table:table-cell>
          <table:table-cell office:value-type="string" table:style-name="ce1">
            <text:p><text:s/>ACCESORIIOS BONITA</text:p>
          </table:table-cell>
          <table:table-cell office:value-type="string" table:style-name="ce1">
            <text:p>GUIA MADRE</text:p>
          </table:table-cell>
          <table:table-cell office:value-type="float" office:value="554126" table:style-name="ce1">
            <text:p>554126</text:p>
          </table:table-cell>
          <table:table-cell office:value-type="float" office:value="554150" table:style-name="ce1">
            <text:p>55415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date" office:date-value="2020-11-26T00:00:00" table:style-name="ce2">
            <text:p>26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6T00:00:00" table:style-name="ce2">
            <text:p>26/11/2020 00:00</text:p>
          </table:table-cell>
          <table:table-cell office:value-type="string" table:style-name="ce1">
            <text:p>XCO-738</text:p>
          </table:table-cell>
          <table:table-cell office:value-type="string" table:style-name="ce1">
            <text:p>TEDENCIAS G.T. ROPA Y ACCESORIOS</text:p>
          </table:table-cell>
          <table:table-cell office:value-type="string" table:style-name="ce1">
            <text:p>GUIA MADRE</text:p>
          </table:table-cell>
          <table:table-cell office:value-type="float" office:value="554176" table:style-name="ce1">
            <text:p>554176</text:p>
          </table:table-cell>
          <table:table-cell office:value-type="float" office:value="554200" table:style-name="ce1">
            <text:p>55420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date" office:date-value="2020-11-25T00:00:00" table:style-name="ce2">
            <text:p>25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5T00:00:00" table:style-name="ce2">
            <text:p>25/11/2020 00:00</text:p>
          </table:table-cell>
          <table:table-cell office:value-type="string" table:style-name="ce1">
            <text:p>GUA-8570</text:p>
          </table:table-cell>
          <table:table-cell office:value-type="string" table:style-name="ce1">
            <text:p>IMPORTADORA FIESTA Y CIA LTDA</text:p>
          </table:table-cell>
          <table:table-cell office:value-type="string" table:style-name="ce1">
            <text:p>GUIA MADRE</text:p>
          </table:table-cell>
          <table:table-cell office:value-type="float" office:value="554501" table:style-name="ce1">
            <text:p>554501</text:p>
          </table:table-cell>
          <table:table-cell office:value-type="float" office:value="556500" table:style-name="ce1">
            <text:p>556500</text:p>
          </table:table-cell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date" office:date-value="2020-12-14T00:00:00" table:style-name="ce2">
            <text:p>14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4T00:00:00" table:style-name="ce2">
            <text:p>14/12/2020 00:00</text:p>
          </table:table-cell>
          <table:table-cell office:value-type="string" table:style-name="ce1">
            <text:p>XCO-723</text:p>
          </table:table-cell>
          <table:table-cell office:value-type="string" table:style-name="ce1">
            <text:p>EMMA MARCOLFA ROMERO</text:p>
          </table:table-cell>
          <table:table-cell office:value-type="string" table:style-name="ce1">
            <text:p>GUIA MADRE</text:p>
          </table:table-cell>
          <table:table-cell office:value-type="float" office:value="555651" table:style-name="ce1">
            <text:p>555651</text:p>
          </table:table-cell>
          <table:table-cell office:value-type="float" office:value="555850" table:style-name="ce1">
            <text:p>5558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date" office:date-value="2020-11-27T00:00:00" table:style-name="ce2">
            <text:p>27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27T00:00:00" table:style-name="ce2">
            <text:p>27/11/2020 00:00</text:p>
          </table:table-cell>
          <table:table-cell office:value-type="string" table:style-name="ce1">
            <text:p>XCO-478</text:p>
          </table:table-cell>
          <table:table-cell office:value-type="string" table:style-name="ce1">
            <text:p><text:s/>LILIAN AMANDA ROSSAL DE CASTILLO</text:p>
          </table:table-cell>
          <table:table-cell office:value-type="string" table:style-name="ce1">
            <text:p>GUIA MADRE</text:p>
          </table:table-cell>
          <table:table-cell office:value-type="float" office:value="558601" table:style-name="ce1">
            <text:p>558601</text:p>
          </table:table-cell>
          <table:table-cell office:value-type="float" office:value="558650" table:style-name="ce1">
            <text:p>5586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date" office:date-value="2020-11-30T00:00:00" table:style-name="ce2">
            <text:p>30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30T00:00:00" table:style-name="ce2">
            <text:p>30/11/2020 00:00</text:p>
          </table:table-cell>
          <table:table-cell office:value-type="string" table:style-name="ce1">
            <text:p>PRE-754</text:p>
          </table:table-cell>
          <table:table-cell office:value-type="string" table:style-name="ce1">
            <text:p><text:s/>COSMIC TRADING COMPANY, S.A. / EL DRAGON LUCES CHINAS</text:p>
          </table:table-cell>
          <table:table-cell office:value-type="string" table:style-name="ce1">
            <text:p>GUIA MADRE</text:p>
          </table:table-cell>
          <table:table-cell office:value-type="float" office:value="558651" table:style-name="ce1">
            <text:p>558651</text:p>
          </table:table-cell>
          <table:table-cell office:value-type="float" office:value="558735" table:style-name="ce1">
            <text:p>558735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date" office:date-value="2020-11-30T00:00:00" table:style-name="ce2">
            <text:p>30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30T00:00:00" table:style-name="ce2">
            <text:p>30/11/2020 00:00</text:p>
          </table:table-cell>
          <table:table-cell office:value-type="string" table:style-name="ce1">
            <text:p>PRE-755</text:p>
          </table:table-cell>
          <table:table-cell office:value-type="string" table:style-name="ce1">
            <text:p>COSMIC TRADING COMPANY, S.A. / EL DRAGON LUCES CHINAS</text:p>
          </table:table-cell>
          <table:table-cell office:value-type="string" table:style-name="ce1">
            <text:p>GUIA MADRE</text:p>
          </table:table-cell>
          <table:table-cell office:value-type="float" office:value="558737" table:style-name="ce1">
            <text:p>558737</text:p>
          </table:table-cell>
          <table:table-cell office:value-type="float" office:value="558776" table:style-name="ce1">
            <text:p>558776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date" office:date-value="2020-11-30T00:00:00" table:style-name="ce2">
            <text:p>30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30T00:00:00" table:style-name="ce2">
            <text:p>30/11/2020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559001" table:style-name="ce1">
            <text:p>559001</text:p>
          </table:table-cell>
          <table:table-cell office:value-type="float" office:value="559500" table:style-name="ce1">
            <text:p>559500</text:p>
          </table:table-cell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date" office:date-value="2020-11-30T00:00:00" table:style-name="ce2">
            <text:p>30/1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1-30T00:00:00" table:style-name="ce2">
            <text:p>30/11/2020 00:00</text:p>
          </table:table-cell>
          <table:table-cell office:value-type="string" table:style-name="ce1">
            <text:p>GUA-670</text:p>
          </table:table-cell>
          <table:table-cell office:value-type="string" table:style-name="ce1">
            <text:p>OFIMEDIC</text:p>
          </table:table-cell>
          <table:table-cell office:value-type="string" table:style-name="ce1">
            <text:p>GUIA MADRE</text:p>
          </table:table-cell>
          <table:table-cell office:value-type="float" office:value="559501" table:style-name="ce1">
            <text:p>559501</text:p>
          </table:table-cell>
          <table:table-cell office:value-type="float" office:value="559550" table:style-name="ce1">
            <text:p>559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date" office:date-value="2020-12-01T00:00:00" table:style-name="ce2">
            <text:p>1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1T00:00:00" table:style-name="ce2">
            <text:p>1/12/2020 00:00</text:p>
          </table:table-cell>
          <table:table-cell office:value-type="string" table:style-name="ce1">
            <text:p>XCO-717</text:p>
          </table:table-cell>
          <table:table-cell office:value-type="string" table:style-name="ce1">
            <text:p>ALMACEN GUANA CHAPIN</text:p>
          </table:table-cell>
          <table:table-cell office:value-type="string" table:style-name="ce1">
            <text:p>GUIA MADRE</text:p>
          </table:table-cell>
          <table:table-cell office:value-type="float" office:value="559901" table:style-name="ce1">
            <text:p>559901</text:p>
          </table:table-cell>
          <table:table-cell office:value-type="float" office:value="560000" table:style-name="ce1">
            <text:p>5600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date" office:date-value="2020-12-02T00:00:00" table:style-name="ce2">
            <text:p>2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2T00:00:00" table:style-name="ce2">
            <text:p>2/12/2020 00:00</text:p>
          </table:table-cell>
          <table:table-cell office:value-type="string" table:style-name="ce1">
            <text:p>XCO-695</text:p>
          </table:table-cell>
          <table:table-cell office:value-type="string" table:style-name="ce1">
            <text:p><text:s/>WACHALAL //FUENTES DEL ESTILO S,A.</text:p>
          </table:table-cell>
          <table:table-cell office:value-type="string" table:style-name="ce1">
            <text:p>GUIA MADRE</text:p>
          </table:table-cell>
          <table:table-cell office:value-type="float" office:value="560201" table:style-name="ce1">
            <text:p>560201</text:p>
          </table:table-cell>
          <table:table-cell office:value-type="float" office:value="560300" table:style-name="ce1">
            <text:p>560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date" office:date-value="2020-12-03T00:00:00" table:style-name="ce2">
            <text:p>3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3T00:00:00" table:style-name="ce2">
            <text:p>3/12/2020 00:00</text:p>
          </table:table-cell>
          <table:table-cell office:value-type="string" table:style-name="ce1">
            <text:p>XCO-2</text:p>
          </table:table-cell>
          <table:table-cell office:value-type="string" table:style-name="ce1">
            <text:p>ALMACEN EMMA</text:p>
          </table:table-cell>
          <table:table-cell office:value-type="string" table:style-name="ce1">
            <text:p>GUIA MADRE</text:p>
          </table:table-cell>
          <table:table-cell office:value-type="float" office:value="560751" table:style-name="ce1">
            <text:p>560751</text:p>
          </table:table-cell>
          <table:table-cell office:value-type="float" office:value="560850" table:style-name="ce1">
            <text:p>5608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date" office:date-value="2020-12-05T00:00:00" table:style-name="ce2">
            <text:p>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5T00:00:00" table:style-name="ce2">
            <text:p>5/12/2020 00:00</text:p>
          </table:table-cell>
          <table:table-cell office:value-type="string" table:style-name="ce1">
            <text:p>XCO-778</text:p>
          </table:table-cell>
          <table:table-cell office:value-type="string" table:style-name="ce1">
            <text:p>IMPORTADPRA GROW502</text:p>
          </table:table-cell>
          <table:table-cell office:value-type="string" table:style-name="ce1">
            <text:p>GUIA MADRE</text:p>
          </table:table-cell>
          <table:table-cell office:value-type="float" office:value="560902" table:style-name="ce1">
            <text:p>560902</text:p>
          </table:table-cell>
          <table:table-cell office:value-type="float" office:value="561000" table:style-name="ce1">
            <text:p>56100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date" office:date-value="2020-12-05T00:00:00" table:style-name="ce2">
            <text:p>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5T00:00:00" table:style-name="ce2">
            <text:p>5/12/2020 00:00</text:p>
          </table:table-cell>
          <table:table-cell office:value-type="string" table:style-name="ce1">
            <text:p>XCO-742</text:p>
          </table:table-cell>
          <table:table-cell office:value-type="string" table:style-name="ce1">
            <text:p><text:s/>ALMACEN LISSATEX</text:p>
          </table:table-cell>
          <table:table-cell office:value-type="string" table:style-name="ce1">
            <text:p>GUIA MADRE</text:p>
          </table:table-cell>
          <table:table-cell office:value-type="float" office:value="561001" table:style-name="ce1">
            <text:p>561001</text:p>
          </table:table-cell>
          <table:table-cell office:value-type="float" office:value="561050" table:style-name="ce1">
            <text:p>561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date" office:date-value="2020-12-05T00:00:00" table:style-name="ce2">
            <text:p>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5T00:00:00" table:style-name="ce2">
            <text:p>5/12/2020 00:00</text:p>
          </table:table-cell>
          <table:table-cell office:value-type="string" table:style-name="ce1">
            <text:p>XCO-739</text:p>
          </table:table-cell>
          <table:table-cell office:value-type="string" table:style-name="ce1">
            <text:p><text:s/>SOFIA STORE Y TERNURITAS GT</text:p>
          </table:table-cell>
          <table:table-cell office:value-type="string" table:style-name="ce1">
            <text:p>GUIA MADRE</text:p>
          </table:table-cell>
          <table:table-cell office:value-type="float" office:value="561051" table:style-name="ce1">
            <text:p>561051</text:p>
          </table:table-cell>
          <table:table-cell office:value-type="float" office:value="561100" table:style-name="ce1">
            <text:p>5611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date" office:date-value="2020-12-05T00:00:00" table:style-name="ce2">
            <text:p>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5T00:00:00" table:style-name="ce2">
            <text:p>5/12/2020 00:00</text:p>
          </table:table-cell>
          <table:table-cell office:value-type="string" table:style-name="ce1">
            <text:p>XCO-744</text:p>
          </table:table-cell>
          <table:table-cell office:value-type="string" table:style-name="ce1">
            <text:p>COMERCIALIZADORA JIREH M Y A S.A.</text:p>
          </table:table-cell>
          <table:table-cell office:value-type="string" table:style-name="ce1">
            <text:p>GUIA MADRE</text:p>
          </table:table-cell>
          <table:table-cell office:value-type="float" office:value="561151" table:style-name="ce1">
            <text:p>561151</text:p>
          </table:table-cell>
          <table:table-cell office:value-type="float" office:value="561200" table:style-name="ce1">
            <text:p>561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date" office:date-value="2020-12-05T00:00:00" table:style-name="ce2">
            <text:p>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5T00:00:00" table:style-name="ce2">
            <text:p>5/12/2020 00:00</text:p>
          </table:table-cell>
          <table:table-cell office:value-type="string" table:style-name="ce1">
            <text:p>XCO-747</text:p>
          </table:table-cell>
          <table:table-cell office:value-type="string" table:style-name="ce1">
            <text:p><text:s/>CHANG?S STORE</text:p>
          </table:table-cell>
          <table:table-cell office:value-type="string" table:style-name="ce1">
            <text:p>GUIA MADRE</text:p>
          </table:table-cell>
          <table:table-cell office:value-type="float" office:value="561201" table:style-name="ce1">
            <text:p>561201</text:p>
          </table:table-cell>
          <table:table-cell office:value-type="float" office:value="561250" table:style-name="ce1">
            <text:p>5612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date" office:date-value="2020-12-05T00:00:00" table:style-name="ce2">
            <text:p>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5T00:00:00" table:style-name="ce2">
            <text:p>5/12/2020 00:00</text:p>
          </table:table-cell>
          <table:table-cell office:value-type="string" table:style-name="ce1">
            <text:p>XCO-750</text:p>
          </table:table-cell>
          <table:table-cell office:value-type="string" table:style-name="ce1">
            <text:p>CAR PARTS / GRUPO E IMPORTACIONES CASTELLA, S.A.</text:p>
          </table:table-cell>
          <table:table-cell office:value-type="string" table:style-name="ce1">
            <text:p>GUIA MADRE</text:p>
          </table:table-cell>
          <table:table-cell office:value-type="float" office:value="561251" table:style-name="ce1">
            <text:p>561251</text:p>
          </table:table-cell>
          <table:table-cell office:value-type="float" office:value="561300" table:style-name="ce1">
            <text:p>561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date" office:date-value="2020-12-05T00:00:00" table:style-name="ce2">
            <text:p>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5T00:00:00" table:style-name="ce2">
            <text:p>5/12/2020 00:00</text:p>
          </table:table-cell>
          <table:table-cell office:value-type="string" table:style-name="ce1">
            <text:p>XCO-529</text:p>
          </table:table-cell>
          <table:table-cell office:value-type="string" table:style-name="ce1">
            <text:p><text:s/>S.Y.F SUPLIES</text:p>
          </table:table-cell>
          <table:table-cell office:value-type="string" table:style-name="ce1">
            <text:p>GUIA MADRE</text:p>
          </table:table-cell>
          <table:table-cell office:value-type="float" office:value="561701" table:style-name="ce1">
            <text:p>561701</text:p>
          </table:table-cell>
          <table:table-cell office:value-type="float" office:value="561750" table:style-name="ce1">
            <text:p>5617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date" office:date-value="2020-12-05T00:00:00" table:style-name="ce2">
            <text:p>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5T00:00:00" table:style-name="ce2">
            <text:p>5/12/2020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561751" table:style-name="ce1">
            <text:p>561751</text:p>
          </table:table-cell>
          <table:table-cell office:value-type="float" office:value="561850" table:style-name="ce1">
            <text:p>5618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date" office:date-value="2020-12-05T00:00:00" table:style-name="ce2">
            <text:p>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5T00:00:00" table:style-name="ce2">
            <text:p>5/12/2020 00:00</text:p>
          </table:table-cell>
          <table:table-cell office:value-type="string" table:style-name="ce1">
            <text:p>XCO-168</text:p>
          </table:table-cell>
          <table:table-cell office:value-type="string" table:style-name="ce1">
            <text:p>PROTECCION SOLAR LA TORRE</text:p>
          </table:table-cell>
          <table:table-cell office:value-type="string" table:style-name="ce1">
            <text:p>GUIA MADRE</text:p>
          </table:table-cell>
          <table:table-cell office:value-type="float" office:value="561851" table:style-name="ce1">
            <text:p>561851</text:p>
          </table:table-cell>
          <table:table-cell office:value-type="float" office:value="561900" table:style-name="ce1">
            <text:p>561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date" office:date-value="2020-12-05T00:00:00" table:style-name="ce2">
            <text:p>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5T00:00:00" table:style-name="ce2">
            <text:p>5/12/2020 00:00</text:p>
          </table:table-cell>
          <table:table-cell office:value-type="string" table:style-name="ce1">
            <text:p>XCO-560</text:p>
          </table:table-cell>
          <table:table-cell office:value-type="string" table:style-name="ce1">
            <text:p>IMPORTADORA HIFARGO S,A.</text:p>
          </table:table-cell>
          <table:table-cell office:value-type="string" table:style-name="ce1">
            <text:p>GUIA MADRE</text:p>
          </table:table-cell>
          <table:table-cell office:value-type="float" office:value="561901" table:style-name="ce1">
            <text:p>561901</text:p>
          </table:table-cell>
          <table:table-cell office:value-type="float" office:value="561950" table:style-name="ce1">
            <text:p>561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date" office:date-value="2020-12-05T00:00:00" table:style-name="ce2">
            <text:p>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5T00:00:00" table:style-name="ce2">
            <text:p>5/12/2020 00:00</text:p>
          </table:table-cell>
          <table:table-cell office:value-type="string" table:style-name="ce1">
            <text:p>XCO-8569</text:p>
          </table:table-cell>
          <table:table-cell office:value-type="string" table:style-name="ce1">
            <text:p>ALMACEN SUPER KISS</text:p>
          </table:table-cell>
          <table:table-cell office:value-type="string" table:style-name="ce1">
            <text:p>GUIA MADRE</text:p>
          </table:table-cell>
          <table:table-cell office:value-type="float" office:value="561951" table:style-name="ce1">
            <text:p>561951</text:p>
          </table:table-cell>
          <table:table-cell office:value-type="float" office:value="562000" table:style-name="ce1">
            <text:p>562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date" office:date-value="2020-12-07T00:00:00" table:style-name="ce2">
            <text:p>7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7T00:00:00" table:style-name="ce2">
            <text:p>7/12/2020 00:00</text:p>
          </table:table-cell>
          <table:table-cell office:value-type="string" table:style-name="ce1">
            <text:p>XCO-40</text:p>
          </table:table-cell>
          <table:table-cell office:value-type="string" table:style-name="ce1">
            <text:p>IMPORTACIONES RIVAS</text:p>
          </table:table-cell>
          <table:table-cell office:value-type="string" table:style-name="ce1">
            <text:p>GUIA MADRE</text:p>
          </table:table-cell>
          <table:table-cell office:value-type="float" office:value="562151" table:style-name="ce1">
            <text:p>562151</text:p>
          </table:table-cell>
          <table:table-cell office:value-type="float" office:value="562250" table:style-name="ce1">
            <text:p>5622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A</text:p>
          </table:table-cell>
          <table:table-cell table:number-columns-repeated="1636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date" office:date-value="2020-12-07T00:00:00" table:style-name="ce2">
            <text:p>7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7T00:00:00" table:style-name="ce2">
            <text:p>7/12/2020 00:00</text:p>
          </table:table-cell>
          <table:table-cell office:value-type="string" table:style-name="ce1">
            <text:p>CON-780</text:p>
          </table:table-cell>
          <table:table-cell office:value-type="string" table:style-name="ce1">
            <text:p>BIOAGRO, S.A.</text:p>
          </table:table-cell>
          <table:table-cell office:value-type="string" table:style-name="ce1">
            <text:p>GUIA MADRE</text:p>
          </table:table-cell>
          <table:table-cell office:value-type="float" office:value="562251" table:style-name="ce1">
            <text:p>562251</text:p>
          </table:table-cell>
          <table:table-cell office:value-type="float" office:value="562300" table:style-name="ce1">
            <text:p>562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date" office:date-value="2020-12-07T00:00:00" table:style-name="ce2">
            <text:p>7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7T00:00:00" table:style-name="ce2">
            <text:p>7/12/2020 00:00</text:p>
          </table:table-cell>
          <table:table-cell office:value-type="string" table:style-name="ce1">
            <text:p>XCO-781</text:p>
          </table:table-cell>
          <table:table-cell office:value-type="string" table:style-name="ce1">
            <text:p>FARMACEUTICA MAR, S.A.</text:p>
          </table:table-cell>
          <table:table-cell office:value-type="string" table:style-name="ce1">
            <text:p>GUIA MADRE</text:p>
          </table:table-cell>
          <table:table-cell office:value-type="float" office:value="562301" table:style-name="ce1">
            <text:p>562301</text:p>
          </table:table-cell>
          <table:table-cell office:value-type="float" office:value="562350" table:style-name="ce1">
            <text:p>562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date" office:date-value="2020-12-09T00:00:00" table:style-name="ce2">
            <text:p>9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09T00:00:00" table:style-name="ce2">
            <text:p>9/12/2020 00:00</text:p>
          </table:table-cell>
          <table:table-cell office:value-type="string" table:style-name="ce1">
            <text:p>XCO-32</text:p>
          </table:table-cell>
          <table:table-cell office:value-type="string" table:style-name="ce1">
            <text:p>INVERSIONES ASIATICAS GUATEMALA S,A.</text:p>
          </table:table-cell>
          <table:table-cell office:value-type="string" table:style-name="ce1">
            <text:p>GUIA MADRE</text:p>
          </table:table-cell>
          <table:table-cell office:value-type="float" office:value="564802" table:style-name="ce1">
            <text:p>564802</text:p>
          </table:table-cell>
          <table:table-cell office:value-type="float" office:value="564900" table:style-name="ce1">
            <text:p>56490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date" office:date-value="2020-12-11T00:00:00" table:style-name="ce2">
            <text:p>11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1T00:00:00" table:style-name="ce2">
            <text:p>11/12/2020 00:00</text:p>
          </table:table-cell>
          <table:table-cell office:value-type="string" table:style-name="ce1">
            <text:p>XCO-283</text:p>
          </table:table-cell>
          <table:table-cell office:value-type="string" table:style-name="ce1">
            <text:p>PACOL</text:p>
          </table:table-cell>
          <table:table-cell office:value-type="string" table:style-name="ce1">
            <text:p>GUIA MADRE</text:p>
          </table:table-cell>
          <table:table-cell office:value-type="float" office:value="565351" table:style-name="ce1">
            <text:p>565351</text:p>
          </table:table-cell>
          <table:table-cell office:value-type="float" office:value="565400" table:style-name="ce1">
            <text:p>565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date" office:date-value="2020-12-11T00:00:00" table:style-name="ce2">
            <text:p>11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1T00:00:00" table:style-name="ce2">
            <text:p>11/12/2020 00:00</text:p>
          </table:table-cell>
          <table:table-cell office:value-type="string" table:style-name="ce1">
            <text:p>XCO-45</text:p>
          </table:table-cell>
          <table:table-cell office:value-type="string" table:style-name="ce1">
            <text:p>SDCB (CHAMPION BOX)</text:p>
          </table:table-cell>
          <table:table-cell office:value-type="string" table:style-name="ce1">
            <text:p>GUIA MADRE</text:p>
          </table:table-cell>
          <table:table-cell office:value-type="float" office:value="565501" table:style-name="ce1">
            <text:p>565501</text:p>
          </table:table-cell>
          <table:table-cell office:value-type="float" office:value="565650" table:style-name="ce1">
            <text:p>5656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date" office:date-value="2020-12-14T00:00:00" table:style-name="ce2">
            <text:p>14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4T00:00:00" table:style-name="ce2">
            <text:p>14/12/2020 00:00</text:p>
          </table:table-cell>
          <table:table-cell office:value-type="string" table:style-name="ce1">
            <text:p>XCO-427</text:p>
          </table:table-cell>
          <table:table-cell office:value-type="string" table:style-name="ce1">
            <text:p>DISTRIBUIDORA INDUSTRIAL AG</text:p>
          </table:table-cell>
          <table:table-cell office:value-type="string" table:style-name="ce1">
            <text:p>GUIA MADRE</text:p>
          </table:table-cell>
          <table:table-cell office:value-type="float" office:value="565851" table:style-name="ce1">
            <text:p>565851</text:p>
          </table:table-cell>
          <table:table-cell office:value-type="float" office:value="565950" table:style-name="ce1">
            <text:p>565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date" office:date-value="2020-12-14T00:00:00" table:style-name="ce2">
            <text:p>14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4T00:00:00" table:style-name="ce2">
            <text:p>14/12/2020 00:00</text:p>
          </table:table-cell>
          <table:table-cell office:value-type="string" table:style-name="ce1">
            <text:p>XCO-29</text:p>
          </table:table-cell>
          <table:table-cell office:value-type="string" table:style-name="ce1">
            <text:p>HIVISA</text:p>
          </table:table-cell>
          <table:table-cell office:value-type="string" table:style-name="ce1">
            <text:p>GUIA MADRE</text:p>
          </table:table-cell>
          <table:table-cell office:value-type="float" office:value="566051" table:style-name="ce1">
            <text:p>566051</text:p>
          </table:table-cell>
          <table:table-cell office:value-type="float" office:value="566200" table:style-name="ce1">
            <text:p>5662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date" office:date-value="2020-12-14T00:00:00" table:style-name="ce2">
            <text:p>14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4T00:00:00" table:style-name="ce2">
            <text:p>14/12/2020 00:00</text:p>
          </table:table-cell>
          <table:table-cell office:value-type="string" table:style-name="ce1">
            <text:p>XCO-505</text:p>
          </table:table-cell>
          <table:table-cell office:value-type="string" table:style-name="ce1">
            <text:p>DELTA FRIO <text:s/>DE GUATEMALA</text:p>
          </table:table-cell>
          <table:table-cell office:value-type="string" table:style-name="ce1">
            <text:p>GUIA MADRE</text:p>
          </table:table-cell>
          <table:table-cell office:value-type="float" office:value="566201" table:style-name="ce1">
            <text:p>566201</text:p>
          </table:table-cell>
          <table:table-cell office:value-type="float" office:value="566250" table:style-name="ce1">
            <text:p>5662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date" office:date-value="2020-12-15T00:00:00" table:style-name="ce2">
            <text:p>15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5T00:00:00" table:style-name="ce2">
            <text:p>15/12/2020 00:00</text:p>
          </table:table-cell>
          <table:table-cell office:value-type="string" table:style-name="ce1">
            <text:p>XCO-34</text:p>
          </table:table-cell>
          <table:table-cell office:value-type="string" table:style-name="ce1">
            <text:p>DIFORZA INTERNATIONAL ,S.A</text:p>
          </table:table-cell>
          <table:table-cell office:value-type="string" table:style-name="ce1">
            <text:p>GUIA MADRE</text:p>
          </table:table-cell>
          <table:table-cell office:value-type="float" office:value="566301" table:style-name="ce1">
            <text:p>566301</text:p>
          </table:table-cell>
          <table:table-cell office:value-type="float" office:value="566500" table:style-name="ce1">
            <text:p>5665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date" office:date-value="2020-12-16T00:00:00" table:style-name="ce2">
            <text:p>16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6T00:00:00" table:style-name="ce2">
            <text:p>16/12/2020 00:00</text:p>
          </table:table-cell>
          <table:table-cell office:value-type="string" table:style-name="ce1">
            <text:p>XCO-187</text:p>
          </table:table-cell>
          <table:table-cell office:value-type="string" table:style-name="ce1">
            <text:p>COFI?O STAHL</text:p>
          </table:table-cell>
          <table:table-cell office:value-type="string" table:style-name="ce1">
            <text:p>GUIA MADRE</text:p>
          </table:table-cell>
          <table:table-cell office:value-type="float" office:value="570601" table:style-name="ce1">
            <text:p>570601</text:p>
          </table:table-cell>
          <table:table-cell office:value-type="float" office:value="570700" table:style-name="ce1">
            <text:p>5707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date" office:date-value="2020-12-19T00:00:00" table:style-name="ce2">
            <text:p>19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9T00:00:00" table:style-name="ce2">
            <text:p>19/12/2020 00:00</text:p>
          </table:table-cell>
          <table:table-cell office:value-type="string" table:style-name="ce1">
            <text:p>XCO-253</text:p>
          </table:table-cell>
          <table:table-cell office:value-type="string" table:style-name="ce1">
            <text:p>IMPORTADORA NORTE</text:p>
          </table:table-cell>
          <table:table-cell office:value-type="string" table:style-name="ce1">
            <text:p>GUIA MADRE</text:p>
          </table:table-cell>
          <table:table-cell office:value-type="float" office:value="571104" table:style-name="ce1">
            <text:p>571104</text:p>
          </table:table-cell>
          <table:table-cell office:value-type="float" office:value="571150" table:style-name="ce1">
            <text:p>571150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date" office:date-value="2020-12-18T00:00:00" table:style-name="ce2">
            <text:p>18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8T00:00:00" table:style-name="ce2">
            <text:p>18/12/2020 00:00</text:p>
          </table:table-cell>
          <table:table-cell office:value-type="string" table:style-name="ce1">
            <text:p>XCO-180</text:p>
          </table:table-cell>
          <table:table-cell office:value-type="string" table:style-name="ce1">
            <text:p>ANA PAZ</text:p>
          </table:table-cell>
          <table:table-cell office:value-type="string" table:style-name="ce1">
            <text:p>GUIA MADRE</text:p>
          </table:table-cell>
          <table:table-cell office:value-type="float" office:value="571151" table:style-name="ce1">
            <text:p>571151</text:p>
          </table:table-cell>
          <table:table-cell office:value-type="float" office:value="571200" table:style-name="ce1">
            <text:p>571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date" office:date-value="2020-12-19T00:00:00" table:style-name="ce2">
            <text:p>19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9T00:00:00" table:style-name="ce2">
            <text:p>19/12/2020 00:00</text:p>
          </table:table-cell>
          <table:table-cell office:value-type="string" table:style-name="ce1">
            <text:p>XCO-714</text:p>
          </table:table-cell>
          <table:table-cell office:value-type="string" table:style-name="ce1">
            <text:p>WORLD OF THE FASHION /// LOVE DELUXE</text:p>
          </table:table-cell>
          <table:table-cell office:value-type="string" table:style-name="ce1">
            <text:p>GUIA MADRE</text:p>
          </table:table-cell>
          <table:table-cell office:value-type="float" office:value="571501" table:style-name="ce1">
            <text:p>571501</text:p>
          </table:table-cell>
          <table:table-cell office:value-type="float" office:value="571700" table:style-name="ce1">
            <text:p>57170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date" office:date-value="2020-12-19T00:00:00" table:style-name="ce2">
            <text:p>19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9T00:00:00" table:style-name="ce2">
            <text:p>19/12/2020 00:00</text:p>
          </table:table-cell>
          <table:table-cell office:value-type="string" table:style-name="ce1">
            <text:p>CON-780</text:p>
          </table:table-cell>
          <table:table-cell office:value-type="string" table:style-name="ce1">
            <text:p>BIOAGRO, S.A.</text:p>
          </table:table-cell>
          <table:table-cell office:value-type="string" table:style-name="ce1">
            <text:p>GUIA MADRE</text:p>
          </table:table-cell>
          <table:table-cell office:value-type="float" office:value="571751" table:style-name="ce1">
            <text:p>571751</text:p>
          </table:table-cell>
          <table:table-cell office:value-type="float" office:value="571850" table:style-name="ce1">
            <text:p>5718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date" office:date-value="2020-12-19T00:00:00" table:style-name="ce2">
            <text:p>19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19T00:00:00" table:style-name="ce2">
            <text:p>19/12/2020 00:00</text:p>
          </table:table-cell>
          <table:table-cell office:value-type="string" table:style-name="ce1">
            <text:p>XCO-223</text:p>
          </table:table-cell>
          <table:table-cell office:value-type="string" table:style-name="ce1">
            <text:p>IMPORTADORA REGIS</text:p>
          </table:table-cell>
          <table:table-cell office:value-type="string" table:style-name="ce1">
            <text:p>GUIA MADRE</text:p>
          </table:table-cell>
          <table:table-cell office:value-type="float" office:value="571851" table:style-name="ce1">
            <text:p>571851</text:p>
          </table:table-cell>
          <table:table-cell office:value-type="float" office:value="571900" table:style-name="ce1">
            <text:p>571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date" office:date-value="2020-12-22T00:00:00" table:style-name="ce2">
            <text:p>22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22T00:00:00" table:style-name="ce2">
            <text:p>22/12/2020 00:00</text:p>
          </table:table-cell>
          <table:table-cell office:value-type="string" table:style-name="ce1">
            <text:p>GUA-756</text:p>
          </table:table-cell>
          <table:table-cell office:value-type="string" table:style-name="ce1">
            <text:p>IMPORTADORA Y EXPORTADORA GIL. S.A.</text:p>
          </table:table-cell>
          <table:table-cell office:value-type="string" table:style-name="ce1">
            <text:p>GUIA MADRE</text:p>
          </table:table-cell>
          <table:table-cell office:value-type="float" office:value="572251" table:style-name="ce1">
            <text:p>572251</text:p>
          </table:table-cell>
          <table:table-cell office:value-type="float" office:value="572300" table:style-name="ce1">
            <text:p>572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date" office:date-value="2020-12-22T00:00:00" table:style-name="ce2">
            <text:p>22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22T00:00:00" table:style-name="ce2">
            <text:p>22/12/2020 00:00</text:p>
          </table:table-cell>
          <table:table-cell office:value-type="string" table:style-name="ce1">
            <text:p>XCO-572</text:p>
          </table:table-cell>
          <table:table-cell office:value-type="string" table:style-name="ce1">
            <text:p>ALMACEN EL CISNE</text:p>
          </table:table-cell>
          <table:table-cell office:value-type="string" table:style-name="ce1">
            <text:p>GUIA MADRE</text:p>
          </table:table-cell>
          <table:table-cell office:value-type="float" office:value="572301" table:style-name="ce1">
            <text:p>572301</text:p>
          </table:table-cell>
          <table:table-cell office:value-type="float" office:value="572350" table:style-name="ce1">
            <text:p>572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date" office:date-value="2020-12-28T00:00:00" table:style-name="ce2">
            <text:p>28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28T00:00:00" table:style-name="ce2">
            <text:p>28/12/2020 00:00</text:p>
          </table:table-cell>
          <table:table-cell office:value-type="string" table:style-name="ce1">
            <text:p>GUA-6864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573201" table:style-name="ce1">
            <text:p>573201</text:p>
          </table:table-cell>
          <table:table-cell office:value-type="float" office:value="573300" table:style-name="ce1">
            <text:p>573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date" office:date-value="2020-12-28T00:00:00" table:style-name="ce2">
            <text:p>28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28T00:00:00" table:style-name="ce2">
            <text:p>28/12/2020 00:00</text:p>
          </table:table-cell>
          <table:table-cell office:value-type="string" table:style-name="ce1">
            <text:p>XCO-707</text:p>
          </table:table-cell>
          <table:table-cell office:value-type="string" table:style-name="ce1">
            <text:p>DE TODO PARA EL CABELLO</text:p>
          </table:table-cell>
          <table:table-cell office:value-type="string" table:style-name="ce1">
            <text:p>GUIA MADRE</text:p>
          </table:table-cell>
          <table:table-cell office:value-type="float" office:value="573301" table:style-name="ce1">
            <text:p>573301</text:p>
          </table:table-cell>
          <table:table-cell office:value-type="float" office:value="573350" table:style-name="ce1">
            <text:p>573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date" office:date-value="2020-01-29T00:00:00" table:style-name="ce2">
            <text:p>29/01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01-29T00:00:00" table:style-name="ce2">
            <text:p>29/01/2020 00:00</text:p>
          </table:table-cell>
          <table:table-cell office:value-type="string" table:style-name="ce1">
            <text:p>XCO-168</text:p>
          </table:table-cell>
          <table:table-cell office:value-type="string" table:style-name="ce1">
            <text:p>PROTECCION SOLAR LA TORRE</text:p>
          </table:table-cell>
          <table:table-cell office:value-type="string" table:style-name="ce1">
            <text:p>GUIA MADRE</text:p>
          </table:table-cell>
          <table:table-cell office:value-type="float" office:value="574151" table:style-name="ce1">
            <text:p>574151</text:p>
          </table:table-cell>
          <table:table-cell office:value-type="float" office:value="574175" table:style-name="ce1">
            <text:p>57417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date" office:date-value="2020-12-29T00:00:00" table:style-name="ce2">
            <text:p>29/12/2020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0-12-29T00:00:00" table:style-name="ce2">
            <text:p>29/12/2020 00:00</text:p>
          </table:table-cell>
          <table:table-cell office:value-type="string" table:style-name="ce1">
            <text:p>XCO-781</text:p>
          </table:table-cell>
          <table:table-cell office:value-type="string" table:style-name="ce1">
            <text:p>FARMACEUTICA MAR, S.A.</text:p>
          </table:table-cell>
          <table:table-cell office:value-type="string" table:style-name="ce1">
            <text:p>GUIA MADRE</text:p>
          </table:table-cell>
          <table:table-cell office:value-type="float" office:value="574176" table:style-name="ce1">
            <text:p>574176</text:p>
          </table:table-cell>
          <table:table-cell office:value-type="float" office:value="574200" table:style-name="ce1">
            <text:p>57420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date" office:date-value="2021-01-04T00:00:00" table:style-name="ce2">
            <text:p>4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4T00:00:00" table:style-name="ce2">
            <text:p>4/01/2021 00:00</text:p>
          </table:table-cell>
          <table:table-cell office:value-type="string" table:style-name="ce1">
            <text:p>XCO-723</text:p>
          </table:table-cell>
          <table:table-cell office:value-type="string" table:style-name="ce1">
            <text:p>EMMA MARCOLFA ROMERO</text:p>
          </table:table-cell>
          <table:table-cell office:value-type="string" table:style-name="ce1">
            <text:p>GUIA MADRE</text:p>
          </table:table-cell>
          <table:table-cell office:value-type="float" office:value="576601" table:style-name="ce1">
            <text:p>576601</text:p>
          </table:table-cell>
          <table:table-cell office:value-type="float" office:value="576800" table:style-name="ce1">
            <text:p>5768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date" office:date-value="2021-01-04T00:00:00" table:style-name="ce2">
            <text:p>4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4T00:00:00" table:style-name="ce2">
            <text:p>4/01/2021 00:00</text:p>
          </table:table-cell>
          <table:table-cell office:value-type="string" table:style-name="ce1">
            <text:p>GUA-8570</text:p>
          </table:table-cell>
          <table:table-cell office:value-type="string" table:style-name="ce1">
            <text:p>IMPORTADORA FIESTA Y CIA LTDA</text:p>
          </table:table-cell>
          <table:table-cell office:value-type="string" table:style-name="ce1">
            <text:p>GUIA MADRE</text:p>
          </table:table-cell>
          <table:table-cell office:value-type="float" office:value="576801" table:style-name="ce1">
            <text:p>576801</text:p>
          </table:table-cell>
          <table:table-cell office:value-type="float" office:value="577300" table:style-name="ce1">
            <text:p>577300</text:p>
          </table:table-cell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date" office:date-value="2021-01-04T00:00:00" table:style-name="ce2">
            <text:p>4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4T00:00:00" table:style-name="ce2">
            <text:p>4/01/2021 00:00</text:p>
          </table:table-cell>
          <table:table-cell office:value-type="string" table:style-name="ce1">
            <text:p>XCO-781</text:p>
          </table:table-cell>
          <table:table-cell office:value-type="string" table:style-name="ce1">
            <text:p>FARMACEUTICA MAR, S.A.</text:p>
          </table:table-cell>
          <table:table-cell office:value-type="string" table:style-name="ce1">
            <text:p>GUIA MADRE</text:p>
          </table:table-cell>
          <table:table-cell office:value-type="float" office:value="577301" table:style-name="ce1">
            <text:p>577301</text:p>
          </table:table-cell>
          <table:table-cell office:value-type="float" office:value="577350" table:style-name="ce1">
            <text:p>577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date" office:date-value="2021-01-06T00:00:00" table:style-name="ce2">
            <text:p>6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6T00:00:00" table:style-name="ce2">
            <text:p>6/01/2021 00:00</text:p>
          </table:table-cell>
          <table:table-cell office:value-type="string" table:style-name="ce1">
            <text:p>CON-780</text:p>
          </table:table-cell>
          <table:table-cell office:value-type="string" table:style-name="ce1">
            <text:p>BIOAGRO, S.A.</text:p>
          </table:table-cell>
          <table:table-cell office:value-type="string" table:style-name="ce1">
            <text:p>GUIA MADRE</text:p>
          </table:table-cell>
          <table:table-cell office:value-type="float" office:value="577451" table:style-name="ce1">
            <text:p>577451</text:p>
          </table:table-cell>
          <table:table-cell office:value-type="float" office:value="577500" table:style-name="ce1">
            <text:p>577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date" office:date-value="2021-01-06T00:00:00" table:style-name="ce2">
            <text:p>6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6T00:00:00" table:style-name="ce2">
            <text:p>6/01/2021 00:00</text:p>
          </table:table-cell>
          <table:table-cell office:value-type="string" table:style-name="ce1">
            <text:p>XCO-30</text:p>
          </table:table-cell>
          <table:table-cell office:value-type="string" table:style-name="ce1">
            <text:p>CASA DE LOS RODAMIENTOS</text:p>
          </table:table-cell>
          <table:table-cell office:value-type="string" table:style-name="ce1">
            <text:p>GUIA MADRE</text:p>
          </table:table-cell>
          <table:table-cell office:value-type="float" office:value="577501" table:style-name="ce1">
            <text:p>577501</text:p>
          </table:table-cell>
          <table:table-cell office:value-type="float" office:value="577600" table:style-name="ce1">
            <text:p>5776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date" office:date-value="2021-01-06T00:00:00" table:style-name="ce2">
            <text:p>6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6T00:00:00" table:style-name="ce2">
            <text:p>6/01/2021 00:00</text:p>
          </table:table-cell>
          <table:table-cell office:value-type="string" table:style-name="ce1">
            <text:p>XCO-471</text:p>
          </table:table-cell>
          <table:table-cell office:value-type="string" table:style-name="ce1">
            <text:p>GRUPO AB</text:p>
          </table:table-cell>
          <table:table-cell office:value-type="string" table:style-name="ce1">
            <text:p>GUIA MADRE</text:p>
          </table:table-cell>
          <table:table-cell office:value-type="float" office:value="577601" table:style-name="ce1">
            <text:p>577601</text:p>
          </table:table-cell>
          <table:table-cell office:value-type="float" office:value="577625" table:style-name="ce1">
            <text:p>5776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date" office:date-value="2021-01-06T00:00:00" table:style-name="ce2">
            <text:p>6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6T00:00:00" table:style-name="ce2">
            <text:p>6/01/2021 00:00</text:p>
          </table:table-cell>
          <table:table-cell office:value-type="string" table:style-name="ce1">
            <text:p>CON-472</text:p>
          </table:table-cell>
          <table:table-cell office:value-type="string" table:style-name="ce1">
            <text:p>GRUPO AB</text:p>
          </table:table-cell>
          <table:table-cell office:value-type="string" table:style-name="ce1">
            <text:p>GUIA MADRE</text:p>
          </table:table-cell>
          <table:table-cell office:value-type="float" office:value="577626" table:style-name="ce1">
            <text:p>577626</text:p>
          </table:table-cell>
          <table:table-cell office:value-type="float" office:value="577650" table:style-name="ce1">
            <text:p>57765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date" office:date-value="2021-01-06T00:00:00" table:style-name="ce2">
            <text:p>6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6T00:00:00" table:style-name="ce2">
            <text:p>6/01/2021 00:00</text:p>
          </table:table-cell>
          <table:table-cell office:value-type="string" table:style-name="ce1">
            <text:p>GUA-19</text:p>
          </table:table-cell>
          <table:table-cell office:value-type="string" table:style-name="ce1">
            <text:p>MARKETING ARM GUATEMALA S,A.</text:p>
          </table:table-cell>
          <table:table-cell office:value-type="string" table:style-name="ce1">
            <text:p>GUIA MADRE</text:p>
          </table:table-cell>
          <table:table-cell office:value-type="float" office:value="577651" table:style-name="ce1">
            <text:p>577651</text:p>
          </table:table-cell>
          <table:table-cell office:value-type="float" office:value="577850" table:style-name="ce1">
            <text:p>5778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date" office:date-value="2021-01-06T00:00:00" table:style-name="ce2">
            <text:p>6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6T00:00:00" table:style-name="ce2">
            <text:p>6/01/2021 00:00</text:p>
          </table:table-cell>
          <table:table-cell office:value-type="string" table:style-name="ce1">
            <text:p>XCO-168</text:p>
          </table:table-cell>
          <table:table-cell office:value-type="string" table:style-name="ce1">
            <text:p>PROTECCION SOLAR LA TORRE</text:p>
          </table:table-cell>
          <table:table-cell office:value-type="string" table:style-name="ce1">
            <text:p>GUIA MADRE</text:p>
          </table:table-cell>
          <table:table-cell office:value-type="float" office:value="577851" table:style-name="ce1">
            <text:p>577851</text:p>
          </table:table-cell>
          <table:table-cell office:value-type="float" office:value="577950" table:style-name="ce1">
            <text:p>577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date" office:date-value="2021-01-07T00:00:00" table:style-name="ce2">
            <text:p>7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7T00:00:00" table:style-name="ce2">
            <text:p>7/01/2021 00:00</text:p>
          </table:table-cell>
          <table:table-cell office:value-type="string" table:style-name="ce1">
            <text:p>XCO-36</text:p>
          </table:table-cell>
          <table:table-cell office:value-type="string" table:style-name="ce1">
            <text:p>F.P.K. S,A.</text:p>
          </table:table-cell>
          <table:table-cell office:value-type="string" table:style-name="ce1">
            <text:p>GUIA MADRE</text:p>
          </table:table-cell>
          <table:table-cell office:value-type="float" office:value="577951" table:style-name="ce1">
            <text:p>577951</text:p>
          </table:table-cell>
          <table:table-cell office:value-type="float" office:value="578500" table:style-name="ce1">
            <text:p>578500</text:p>
          </table:table-cell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date" office:date-value="2021-01-08T00:00:00" table:style-name="ce2">
            <text:p>8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8T00:00:00" table:style-name="ce2">
            <text:p>8/01/2021 00:00</text:p>
          </table:table-cell>
          <table:table-cell office:value-type="string" table:style-name="ce1">
            <text:p>XCO-478</text:p>
          </table:table-cell>
          <table:table-cell office:value-type="string" table:style-name="ce1">
            <text:p><text:s/>LILIAN AMANDA ROSSAL DE CASTILLO</text:p>
          </table:table-cell>
          <table:table-cell office:value-type="string" table:style-name="ce1">
            <text:p>GUIA MADRE</text:p>
          </table:table-cell>
          <table:table-cell office:value-type="float" office:value="580751" table:style-name="ce1">
            <text:p>580751</text:p>
          </table:table-cell>
          <table:table-cell office:value-type="float" office:value="580850" table:style-name="ce1">
            <text:p>5808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date" office:date-value="2021-01-08T00:00:00" table:style-name="ce2">
            <text:p>8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08T00:00:00" table:style-name="ce2">
            <text:p>8/01/2021 00:00</text:p>
          </table:table-cell>
          <table:table-cell office:value-type="string" table:style-name="ce1">
            <text:p>XCO-91</text:p>
          </table:table-cell>
          <table:table-cell office:value-type="string" table:style-name="ce1">
            <text:p>MO AUTO (PROCERES)</text:p>
          </table:table-cell>
          <table:table-cell office:value-type="string" table:style-name="ce1">
            <text:p>GUIA MADRE</text:p>
          </table:table-cell>
          <table:table-cell office:value-type="float" office:value="580851" table:style-name="ce1">
            <text:p>580851</text:p>
          </table:table-cell>
          <table:table-cell office:value-type="float" office:value="581050" table:style-name="ce1">
            <text:p>5810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date" office:date-value="2021-01-14T00:00:00" table:style-name="ce2">
            <text:p>14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14T00:00:00" table:style-name="ce2">
            <text:p>14/01/2021 00:00</text:p>
          </table:table-cell>
          <table:table-cell office:value-type="string" table:style-name="ce1">
            <text:p>XCO-562</text:p>
          </table:table-cell>
          <table:table-cell office:value-type="string" table:style-name="ce1">
            <text:p>BIOMERCANTIL <text:s/>S,A.</text:p>
          </table:table-cell>
          <table:table-cell office:value-type="string" table:style-name="ce1">
            <text:p>GUIA MADRE</text:p>
          </table:table-cell>
          <table:table-cell office:value-type="float" office:value="582451" table:style-name="ce1">
            <text:p>582451</text:p>
          </table:table-cell>
          <table:table-cell office:value-type="float" office:value="582500" table:style-name="ce1">
            <text:p>582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date" office:date-value="2021-01-13T00:00:00" table:style-name="ce2">
            <text:p>13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13T00:00:00" table:style-name="ce2">
            <text:p>13/01/2021 00:00</text:p>
          </table:table-cell>
          <table:table-cell office:value-type="string" table:style-name="ce1">
            <text:p>XCO-34</text:p>
          </table:table-cell>
          <table:table-cell office:value-type="string" table:style-name="ce1">
            <text:p>DIFORZA INTERNATIONAL ,S.A</text:p>
          </table:table-cell>
          <table:table-cell office:value-type="string" table:style-name="ce1">
            <text:p>GUIA MADRE</text:p>
          </table:table-cell>
          <table:table-cell office:value-type="float" office:value="583001" table:style-name="ce1">
            <text:p>583001</text:p>
          </table:table-cell>
          <table:table-cell office:value-type="float" office:value="583160" table:style-name="ce1">
            <text:p>583160</text:p>
          </table:table-cell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date" office:date-value="2021-01-14T00:00:00" table:style-name="ce2">
            <text:p>14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14T00:00:00" table:style-name="ce2">
            <text:p>14/01/2021 00:00</text:p>
          </table:table-cell>
          <table:table-cell office:value-type="string" table:style-name="ce1">
            <text:p>XCO-427</text:p>
          </table:table-cell>
          <table:table-cell office:value-type="string" table:style-name="ce1">
            <text:p>DISTRIBUIDORA INDUSTRIAL AG</text:p>
          </table:table-cell>
          <table:table-cell office:value-type="string" table:style-name="ce1">
            <text:p>GUIA MADRE</text:p>
          </table:table-cell>
          <table:table-cell office:value-type="float" office:value="583401" table:style-name="ce1">
            <text:p>583401</text:p>
          </table:table-cell>
          <table:table-cell office:value-type="float" office:value="583500" table:style-name="ce1">
            <text:p>5835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date" office:date-value="2021-01-14T00:00:00" table:style-name="ce2">
            <text:p>14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14T00:00:00" table:style-name="ce2">
            <text:p>14/01/2021 00:00</text:p>
          </table:table-cell>
          <table:table-cell office:value-type="string" table:style-name="ce1">
            <text:p>XCO-708</text:p>
          </table:table-cell>
          <table:table-cell office:value-type="string" table:style-name="ce1">
            <text:p>DALIA MU?OZ</text:p>
          </table:table-cell>
          <table:table-cell office:value-type="string" table:style-name="ce1">
            <text:p>GUIA MADRE</text:p>
          </table:table-cell>
          <table:table-cell office:value-type="float" office:value="583501" table:style-name="ce1">
            <text:p>583501</text:p>
          </table:table-cell>
          <table:table-cell office:value-type="float" office:value="583550" table:style-name="ce1">
            <text:p>583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date" office:date-value="2021-01-14T00:00:00" table:style-name="ce2">
            <text:p>14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14T00:00:00" table:style-name="ce2">
            <text:p>14/01/2021 00:00</text:p>
          </table:table-cell>
          <table:table-cell office:value-type="string" table:style-name="ce1">
            <text:p>GUA-41</text:p>
          </table:table-cell>
          <table:table-cell office:value-type="string" table:style-name="ce1">
            <text:p>PRODUCCIONES METTA INTERNACIONAL S,A.</text:p>
          </table:table-cell>
          <table:table-cell office:value-type="string" table:style-name="ce1">
            <text:p>GUIA MADRE</text:p>
          </table:table-cell>
          <table:table-cell office:value-type="float" office:value="583551" table:style-name="ce1">
            <text:p>583551</text:p>
          </table:table-cell>
          <table:table-cell office:value-type="float" office:value="583600" table:style-name="ce1">
            <text:p>5836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date" office:date-value="2021-01-15T00:00:00" table:style-name="ce2">
            <text:p>15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15T00:00:00" table:style-name="ce2">
            <text:p>15/01/2021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583601" table:style-name="ce1">
            <text:p>583601</text:p>
          </table:table-cell>
          <table:table-cell office:value-type="float" office:value="583700" table:style-name="ce1">
            <text:p>5837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date" office:date-value="2021-01-18T00:00:00" table:style-name="ce2">
            <text:p>18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18T00:00:00" table:style-name="ce2">
            <text:p>18/01/2021 00:00</text:p>
          </table:table-cell>
          <table:table-cell office:value-type="string" table:style-name="ce1">
            <text:p>XCO-29</text:p>
          </table:table-cell>
          <table:table-cell office:value-type="string" table:style-name="ce1">
            <text:p>HIVISA</text:p>
          </table:table-cell>
          <table:table-cell office:value-type="string" table:style-name="ce1">
            <text:p>GUIA MADRE</text:p>
          </table:table-cell>
          <table:table-cell office:value-type="float" office:value="583951" table:style-name="ce1">
            <text:p>583951</text:p>
          </table:table-cell>
          <table:table-cell office:value-type="float" office:value="584100" table:style-name="ce1">
            <text:p>5841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date" office:date-value="2021-01-18T00:00:00" table:style-name="ce2">
            <text:p>18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18T00:00:00" table:style-name="ce2">
            <text:p>18/01/2021 00:00</text:p>
          </table:table-cell>
          <table:table-cell office:value-type="string" table:style-name="ce1">
            <text:p>GUA-19</text:p>
          </table:table-cell>
          <table:table-cell office:value-type="string" table:style-name="ce1">
            <text:p>MARKETING ARM GUATEMALA S,A.</text:p>
          </table:table-cell>
          <table:table-cell office:value-type="string" table:style-name="ce1">
            <text:p>GUIA MADRE</text:p>
          </table:table-cell>
          <table:table-cell office:value-type="float" office:value="584101" table:style-name="ce1">
            <text:p>584101</text:p>
          </table:table-cell>
          <table:table-cell office:value-type="float" office:value="584300" table:style-name="ce1">
            <text:p>5843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date" office:date-value="2021-01-20T00:00:00" table:style-name="ce2">
            <text:p>20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0T00:00:00" table:style-name="ce2">
            <text:p>20/01/2021 00:00</text:p>
          </table:table-cell>
          <table:table-cell office:value-type="string" table:style-name="ce1">
            <text:p>XCO-617</text:p>
          </table:table-cell>
          <table:table-cell office:value-type="string" table:style-name="ce1">
            <text:p>ZANTMARO EDICIONES S,A</text:p>
          </table:table-cell>
          <table:table-cell office:value-type="string" table:style-name="ce1">
            <text:p>GUIA MADRE</text:p>
          </table:table-cell>
          <table:table-cell office:value-type="float" office:value="588801" table:style-name="ce1">
            <text:p>588801</text:p>
          </table:table-cell>
          <table:table-cell office:value-type="float" office:value="588825" table:style-name="ce1">
            <text:p>5888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date" office:date-value="2021-01-20T00:00:00" table:style-name="ce2">
            <text:p>20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0T00:00:00" table:style-name="ce2">
            <text:p>20/01/2021 00:00</text:p>
          </table:table-cell>
          <table:table-cell office:value-type="string" table:style-name="ce1">
            <text:p>GUA-470</text:p>
          </table:table-cell>
          <table:table-cell office:value-type="string" table:style-name="ce1">
            <text:p>LABORATORIO CALIDAD QUIMICA S,A.</text:p>
          </table:table-cell>
          <table:table-cell office:value-type="string" table:style-name="ce1">
            <text:p>GUIA MADRE</text:p>
          </table:table-cell>
          <table:table-cell office:value-type="float" office:value="588826" table:style-name="ce1">
            <text:p>588826</text:p>
          </table:table-cell>
          <table:table-cell office:value-type="float" office:value="588850" table:style-name="ce1">
            <text:p>58885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date" office:date-value="2021-01-20T00:00:00" table:style-name="ce2">
            <text:p>20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0T00:00:00" table:style-name="ce2">
            <text:p>20/01/2021 00:00</text:p>
          </table:table-cell>
          <table:table-cell office:value-type="string" table:style-name="ce1">
            <text:p>XCO-692</text:p>
          </table:table-cell>
          <table:table-cell office:value-type="string" table:style-name="ce1">
            <text:p>LABORATORIO CALIDAD QUIMICA S,A.</text:p>
          </table:table-cell>
          <table:table-cell office:value-type="string" table:style-name="ce1">
            <text:p>GUIA MADRE</text:p>
          </table:table-cell>
          <table:table-cell office:value-type="float" office:value="588851" table:style-name="ce1">
            <text:p>588851</text:p>
          </table:table-cell>
          <table:table-cell office:value-type="float" office:value="588875" table:style-name="ce1">
            <text:p>58887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date" office:date-value="2021-01-20T00:00:00" table:style-name="ce2">
            <text:p>20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0T00:00:00" table:style-name="ce2">
            <text:p>20/01/2021 00:00</text:p>
          </table:table-cell>
          <table:table-cell office:value-type="string" table:style-name="ce1">
            <text:p>XCO-253</text:p>
          </table:table-cell>
          <table:table-cell office:value-type="string" table:style-name="ce1">
            <text:p>IMPORTADORA NORTE</text:p>
          </table:table-cell>
          <table:table-cell office:value-type="string" table:style-name="ce1">
            <text:p>GUIA MADRE</text:p>
          </table:table-cell>
          <table:table-cell office:value-type="float" office:value="588876" table:style-name="ce1">
            <text:p>588876</text:p>
          </table:table-cell>
          <table:table-cell office:value-type="float" office:value="588900" table:style-name="ce1">
            <text:p>58890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date" office:date-value="2021-01-20T00:00:00" table:style-name="ce2">
            <text:p>20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0T00:00:00" table:style-name="ce2">
            <text:p>20/01/2021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588901" table:style-name="ce1">
            <text:p>588901</text:p>
          </table:table-cell>
          <table:table-cell office:value-type="float" office:value="589000" table:style-name="ce1">
            <text:p>5890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date" office:date-value="2021-01-22T00:00:00" table:style-name="ce2">
            <text:p>22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2T00:00:00" table:style-name="ce2">
            <text:p>22/01/2021 00:00</text:p>
          </table:table-cell>
          <table:table-cell office:value-type="string" table:style-name="ce1">
            <text:p>XCO-8569</text:p>
          </table:table-cell>
          <table:table-cell office:value-type="string" table:style-name="ce1">
            <text:p>ALMACEN SUPER KISS</text:p>
          </table:table-cell>
          <table:table-cell office:value-type="string" table:style-name="ce1">
            <text:p>GUIA MADRE</text:p>
          </table:table-cell>
          <table:table-cell office:value-type="float" office:value="589401" table:style-name="ce1">
            <text:p>589401</text:p>
          </table:table-cell>
          <table:table-cell office:value-type="float" office:value="589450" table:style-name="ce1">
            <text:p>589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string" table:style-name="ce1">
            <text:p>GUA-37</text:p>
          </table:table-cell>
          <table:table-cell office:value-type="string" table:style-name="ce1">
            <text:p>ATLANTICA AGRICOLA DE GUATEMALA</text:p>
          </table:table-cell>
          <table:table-cell office:value-type="string" table:style-name="ce1">
            <text:p>GUIA MADRE</text:p>
          </table:table-cell>
          <table:table-cell office:value-type="float" office:value="590001" table:style-name="ce1">
            <text:p>590001</text:p>
          </table:table-cell>
          <table:table-cell office:value-type="float" office:value="590100" table:style-name="ce1">
            <text:p>590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date" office:date-value="2021-01-13T00:00:00" table:style-name="ce2">
            <text:p>13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13T00:00:00" table:style-name="ce2">
            <text:p>13/01/2021 00:00</text:p>
          </table:table-cell>
          <table:table-cell office:value-type="string" table:style-name="ce1">
            <text:p>CON-780</text:p>
          </table:table-cell>
          <table:table-cell office:value-type="string" table:style-name="ce1">
            <text:p>BIOAGRO, S.A.</text:p>
          </table:table-cell>
          <table:table-cell office:value-type="string" table:style-name="ce1">
            <text:p>GUIA MADRE</text:p>
          </table:table-cell>
          <table:table-cell office:value-type="float" office:value="590101" table:style-name="ce1">
            <text:p>590101</text:p>
          </table:table-cell>
          <table:table-cell office:value-type="float" office:value="590200" table:style-name="ce1">
            <text:p>590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string" table:style-name="ce1">
            <text:p>XCO-149</text:p>
          </table:table-cell>
          <table:table-cell office:value-type="string" table:style-name="ce1">
            <text:p>IMPORTACIONES CRESGO, S,A.</text:p>
          </table:table-cell>
          <table:table-cell office:value-type="string" table:style-name="ce1">
            <text:p>GUIA MADRE</text:p>
          </table:table-cell>
          <table:table-cell office:value-type="float" office:value="590201" table:style-name="ce1">
            <text:p>590201</text:p>
          </table:table-cell>
          <table:table-cell office:value-type="float" office:value="590300" table:style-name="ce1">
            <text:p>590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string" table:style-name="ce1">
            <text:p>XCO-259</text:p>
          </table:table-cell>
          <table:table-cell office:value-type="string" table:style-name="ce1">
            <text:p>EL AGUILA IMPORTACIONES</text:p>
          </table:table-cell>
          <table:table-cell office:value-type="string" table:style-name="ce1">
            <text:p>GUIA MADRE</text:p>
          </table:table-cell>
          <table:table-cell office:value-type="float" office:value="590301" table:style-name="ce1">
            <text:p>590301</text:p>
          </table:table-cell>
          <table:table-cell office:value-type="float" office:value="590350" table:style-name="ce1">
            <text:p>590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string" table:style-name="ce1">
            <text:p>XCO-92</text:p>
          </table:table-cell>
          <table:table-cell office:value-type="string" table:style-name="ce1">
            <text:p>MO AUTO (ZONA 9)</text:p>
          </table:table-cell>
          <table:table-cell office:value-type="string" table:style-name="ce1">
            <text:p>GUIA MADRE</text:p>
          </table:table-cell>
          <table:table-cell office:value-type="float" office:value="590501" table:style-name="ce1">
            <text:p>590501</text:p>
          </table:table-cell>
          <table:table-cell office:value-type="float" office:value="590550" table:style-name="ce1">
            <text:p>590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string" table:style-name="ce1">
            <text:p>XCO-98</text:p>
          </table:table-cell>
          <table:table-cell office:value-type="string" table:style-name="ce1">
            <text:p>FLECHAS ALVAREZ ,S.A</text:p>
          </table:table-cell>
          <table:table-cell office:value-type="string" table:style-name="ce1">
            <text:p>GUIA MADRE</text:p>
          </table:table-cell>
          <table:table-cell office:value-type="float" office:value="592551" table:style-name="ce1">
            <text:p>592551</text:p>
          </table:table-cell>
          <table:table-cell office:value-type="float" office:value="592650" table:style-name="ce1">
            <text:p>592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string" table:style-name="ce1">
            <text:p>XCO-496</text:p>
          </table:table-cell>
          <table:table-cell office:value-type="string" table:style-name="ce1">
            <text:p><text:s/>NAT &amp; CO MAYOREO</text:p>
          </table:table-cell>
          <table:table-cell office:value-type="string" table:style-name="ce1">
            <text:p>GUIA MADRE</text:p>
          </table:table-cell>
          <table:table-cell office:value-type="float" office:value="592651" table:style-name="ce1">
            <text:p>592651</text:p>
          </table:table-cell>
          <table:table-cell office:value-type="float" office:value="592850" table:style-name="ce1">
            <text:p>5928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3T00:00:00" table:style-name="ce2">
            <text:p>23/01/2021 00:00</text:p>
          </table:table-cell>
          <table:table-cell office:value-type="string" table:style-name="ce1">
            <text:p>XCO-40</text:p>
          </table:table-cell>
          <table:table-cell office:value-type="string" table:style-name="ce1">
            <text:p>IMPORTACIONES RIVAS</text:p>
          </table:table-cell>
          <table:table-cell office:value-type="string" table:style-name="ce1">
            <text:p>GUIA MADRE</text:p>
          </table:table-cell>
          <table:table-cell office:value-type="float" office:value="592851" table:style-name="ce1">
            <text:p>592851</text:p>
          </table:table-cell>
          <table:table-cell office:value-type="float" office:value="592950" table:style-name="ce1">
            <text:p>592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date" office:date-value="2021-01-25T00:00:00" table:style-name="ce2">
            <text:p>25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5T00:00:00" table:style-name="ce2">
            <text:p>25/01/2021 00:00</text:p>
          </table:table-cell>
          <table:table-cell office:value-type="string" table:style-name="ce1">
            <text:p>XCO-253</text:p>
          </table:table-cell>
          <table:table-cell office:value-type="string" table:style-name="ce1">
            <text:p>IMPORTADORA NORTE</text:p>
          </table:table-cell>
          <table:table-cell office:value-type="string" table:style-name="ce1">
            <text:p>GUIA MADRE</text:p>
          </table:table-cell>
          <table:table-cell office:value-type="float" office:value="593301" table:style-name="ce1">
            <text:p>593301</text:p>
          </table:table-cell>
          <table:table-cell office:value-type="float" office:value="593350" table:style-name="ce1">
            <text:p>593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date" office:date-value="2021-01-25T00:00:00" table:style-name="ce2">
            <text:p>25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5T00:00:00" table:style-name="ce2">
            <text:p>25/01/2021 00:00</text:p>
          </table:table-cell>
          <table:table-cell office:value-type="string" table:style-name="ce1">
            <text:p>CON-788</text:p>
          </table:table-cell>
          <table:table-cell office:value-type="string" table:style-name="ce1">
            <text:p>IMPORTADORA NORTE</text:p>
          </table:table-cell>
          <table:table-cell office:value-type="string" table:style-name="ce1">
            <text:p>GUIA MADRE</text:p>
          </table:table-cell>
          <table:table-cell office:value-type="float" office:value="593351" table:style-name="ce1">
            <text:p>593351</text:p>
          </table:table-cell>
          <table:table-cell office:value-type="float" office:value="593400" table:style-name="ce1">
            <text:p>593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date" office:date-value="2021-01-25T00:00:00" table:style-name="ce2">
            <text:p>25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5T00:00:00" table:style-name="ce2">
            <text:p>25/01/2021 00:00</text:p>
          </table:table-cell>
          <table:table-cell office:value-type="string" table:style-name="ce1">
            <text:p>XCO-787</text:p>
          </table:table-cell>
          <table:table-cell office:value-type="string" table:style-name="ce1">
            <text:p>MULTIREPUESTOS ALVAREZ, S.A.</text:p>
          </table:table-cell>
          <table:table-cell office:value-type="string" table:style-name="ce1">
            <text:p>GUIA MADRE</text:p>
          </table:table-cell>
          <table:table-cell office:value-type="float" office:value="593401" table:style-name="ce1">
            <text:p>593401</text:p>
          </table:table-cell>
          <table:table-cell office:value-type="float" office:value="593450" table:style-name="ce1">
            <text:p>593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date" office:date-value="2021-01-25T00:00:00" table:style-name="ce2">
            <text:p>25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5T00:00:00" table:style-name="ce2">
            <text:p>25/01/2021 00:00</text:p>
          </table:table-cell>
          <table:table-cell office:value-type="string" table:style-name="ce1">
            <text:p>XCO-786</text:p>
          </table:table-cell>
          <table:table-cell office:value-type="string" table:style-name="ce1">
            <text:p>MANUFACTURAS TEXTILES PERFECTA, S.A.</text:p>
          </table:table-cell>
          <table:table-cell office:value-type="string" table:style-name="ce1">
            <text:p>GUIA MADRE</text:p>
          </table:table-cell>
          <table:table-cell office:value-type="float" office:value="593451" table:style-name="ce1">
            <text:p>593451</text:p>
          </table:table-cell>
          <table:table-cell office:value-type="float" office:value="593500" table:style-name="ce1">
            <text:p>593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date" office:date-value="2021-01-27T00:00:00" table:style-name="ce2">
            <text:p>27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7T00:00:00" table:style-name="ce2">
            <text:p>27/01/2021 00:00</text:p>
          </table:table-cell>
          <table:table-cell office:value-type="string" table:style-name="ce1">
            <text:p>PRE-380</text:p>
          </table:table-cell>
          <table:table-cell office:value-type="string" table:style-name="ce1">
            <text:p>MILAGRO PECUARIO S.A.</text:p>
          </table:table-cell>
          <table:table-cell office:value-type="string" table:style-name="ce1">
            <text:p>GUIA MADRE</text:p>
          </table:table-cell>
          <table:table-cell office:value-type="float" office:value="593851" table:style-name="ce1">
            <text:p>593851</text:p>
          </table:table-cell>
          <table:table-cell office:value-type="float" office:value="593880" table:style-name="ce1">
            <text:p>59388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date" office:date-value="2021-01-27T00:00:00" table:style-name="ce2">
            <text:p>27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7T00:00:00" table:style-name="ce2">
            <text:p>27/01/2021 00:00</text:p>
          </table:table-cell>
          <table:table-cell office:value-type="string" table:style-name="ce1">
            <text:p>GUA-790</text:p>
          </table:table-cell>
          <table:table-cell office:value-type="string" table:style-name="ce1">
            <text:p>SERVICAT, S.A.</text:p>
          </table:table-cell>
          <table:table-cell office:value-type="string" table:style-name="ce1">
            <text:p>GUIA MADRE</text:p>
          </table:table-cell>
          <table:table-cell office:value-type="float" office:value="593906" table:style-name="ce1">
            <text:p>593906</text:p>
          </table:table-cell>
          <table:table-cell office:value-type="float" office:value="593930" table:style-name="ce1">
            <text:p>59393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date" office:date-value="2021-01-28T00:00:00" table:style-name="ce2">
            <text:p>28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8T00:00:00" table:style-name="ce2">
            <text:p>28/01/2021 00:00</text:p>
          </table:table-cell>
          <table:table-cell office:value-type="string" table:style-name="ce1">
            <text:p>CON-423</text:p>
          </table:table-cell>
          <table:table-cell office:value-type="string" table:style-name="ce1">
            <text:p><text:s/>AROMAS CREATIVOS</text:p>
          </table:table-cell>
          <table:table-cell office:value-type="string" table:style-name="ce1">
            <text:p>GUIA MADRE</text:p>
          </table:table-cell>
          <table:table-cell office:value-type="float" office:value="594301" table:style-name="ce1">
            <text:p>594301</text:p>
          </table:table-cell>
          <table:table-cell office:value-type="float" office:value="594325" table:style-name="ce1">
            <text:p>5943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date" office:date-value="2021-01-28T00:00:00" table:style-name="ce2">
            <text:p>28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8T00:00:00" table:style-name="ce2">
            <text:p>28/01/2021 00:00</text:p>
          </table:table-cell>
          <table:table-cell office:value-type="string" table:style-name="ce1">
            <text:p>XCO-396</text:p>
          </table:table-cell>
          <table:table-cell office:value-type="string" table:style-name="ce1">
            <text:p><text:s/>PORPASA S.A.</text:p>
          </table:table-cell>
          <table:table-cell office:value-type="string" table:style-name="ce1">
            <text:p>GUIA MADRE</text:p>
          </table:table-cell>
          <table:table-cell office:value-type="float" office:value="594326" table:style-name="ce1">
            <text:p>594326</text:p>
          </table:table-cell>
          <table:table-cell office:value-type="float" office:value="594350" table:style-name="ce1">
            <text:p>59435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date" office:date-value="2021-01-28T00:00:00" table:style-name="ce2">
            <text:p>28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8T00:00:00" table:style-name="ce2">
            <text:p>28/01/2021 00:00</text:p>
          </table:table-cell>
          <table:table-cell office:value-type="string" table:style-name="ce1">
            <text:p>GUA-14</text:p>
          </table:table-cell>
          <table:table-cell office:value-type="string" table:style-name="ce1">
            <text:p>DROGUERIA BIOTHICAL S,A.</text:p>
          </table:table-cell>
          <table:table-cell office:value-type="string" table:style-name="ce1">
            <text:p>GUIA MADRE</text:p>
          </table:table-cell>
          <table:table-cell office:value-type="float" office:value="594351" table:style-name="ce1">
            <text:p>594351</text:p>
          </table:table-cell>
          <table:table-cell office:value-type="float" office:value="594450" table:style-name="ce1">
            <text:p>5944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date" office:date-value="2021-01-28T00:00:00" table:style-name="ce2">
            <text:p>28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8T00:00:00" table:style-name="ce2">
            <text:p>28/01/2021 00:00</text:p>
          </table:table-cell>
          <table:table-cell office:value-type="string" table:style-name="ce1">
            <text:p>XCO-141</text:p>
          </table:table-cell>
          <table:table-cell office:value-type="string" table:style-name="ce1">
            <text:p>AEC REPUESTOS</text:p>
          </table:table-cell>
          <table:table-cell office:value-type="string" table:style-name="ce1">
            <text:p>GUIA MADRE</text:p>
          </table:table-cell>
          <table:table-cell office:value-type="float" office:value="594451" table:style-name="ce1">
            <text:p>594451</text:p>
          </table:table-cell>
          <table:table-cell office:value-type="float" office:value="594500" table:style-name="ce1">
            <text:p>594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date" office:date-value="2021-01-29T00:00:00" table:style-name="ce2">
            <text:p>29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9T00:00:00" table:style-name="ce2">
            <text:p>29/01/2021 00:00</text:p>
          </table:table-cell>
          <table:table-cell office:value-type="string" table:style-name="ce1">
            <text:p>GUA-158</text:p>
          </table:table-cell>
          <table:table-cell office:value-type="string" table:style-name="ce1">
            <text:p>INDUSTRIAS DE LA RIVA, S,A.</text:p>
          </table:table-cell>
          <table:table-cell office:value-type="string" table:style-name="ce1">
            <text:p>GUIA MADRE</text:p>
          </table:table-cell>
          <table:table-cell office:value-type="float" office:value="594501" table:style-name="ce1">
            <text:p>594501</text:p>
          </table:table-cell>
          <table:table-cell office:value-type="float" office:value="594550" table:style-name="ce1">
            <text:p>594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date" office:date-value="2021-01-28T00:00:00" table:style-name="ce2">
            <text:p>28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8T00:00:00" table:style-name="ce2">
            <text:p>28/01/2021 00:00</text:p>
          </table:table-cell>
          <table:table-cell office:value-type="string" table:style-name="ce1">
            <text:p>XCO-34</text:p>
          </table:table-cell>
          <table:table-cell office:value-type="string" table:style-name="ce1">
            <text:p>DIFORZA INTERNATIONAL ,S.A</text:p>
          </table:table-cell>
          <table:table-cell office:value-type="string" table:style-name="ce1">
            <text:p>GUIA MADRE</text:p>
          </table:table-cell>
          <table:table-cell office:value-type="float" office:value="594551" table:style-name="ce1">
            <text:p>594551</text:p>
          </table:table-cell>
          <table:table-cell office:value-type="float" office:value="594850" table:style-name="ce1">
            <text:p>5948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date" office:date-value="2021-01-29T00:00:00" table:style-name="ce2">
            <text:p>29/0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1-29T00:00:00" table:style-name="ce2">
            <text:p>29/01/2021 00:00</text:p>
          </table:table-cell>
          <table:table-cell office:value-type="string" table:style-name="ce1">
            <text:p>GUA-500</text:p>
          </table:table-cell>
          <table:table-cell office:value-type="string" table:style-name="ce1">
            <text:p><text:s/>DROGUERIA EXCEL</text:p>
          </table:table-cell>
          <table:table-cell office:value-type="string" table:style-name="ce1">
            <text:p>GUIA MADRE</text:p>
          </table:table-cell>
          <table:table-cell office:value-type="float" office:value="595151" table:style-name="ce1">
            <text:p>595151</text:p>
          </table:table-cell>
          <table:table-cell office:value-type="float" office:value="595250" table:style-name="ce1">
            <text:p>5952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date" office:date-value="2021-02-01T00:00:00" table:style-name="ce2">
            <text:p>1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01T00:00:00" table:style-name="ce2">
            <text:p>1/02/2021 00:00</text:p>
          </table:table-cell>
          <table:table-cell office:value-type="string" table:style-name="ce1">
            <text:p>XCO-781</text:p>
          </table:table-cell>
          <table:table-cell office:value-type="string" table:style-name="ce1">
            <text:p>FARMACEUTICA MAR, S.A.</text:p>
          </table:table-cell>
          <table:table-cell office:value-type="string" table:style-name="ce1">
            <text:p>GUIA MADRE</text:p>
          </table:table-cell>
          <table:table-cell office:value-type="float" office:value="595251" table:style-name="ce1">
            <text:p>595251</text:p>
          </table:table-cell>
          <table:table-cell office:value-type="float" office:value="595350" table:style-name="ce1">
            <text:p>5953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date" office:date-value="2021-02-01T00:00:00" table:style-name="ce2">
            <text:p>1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01T00:00:00" table:style-name="ce2">
            <text:p>1/02/2021 00:00</text:p>
          </table:table-cell>
          <table:table-cell office:value-type="string" table:style-name="ce1">
            <text:p>XCO-723</text:p>
          </table:table-cell>
          <table:table-cell office:value-type="string" table:style-name="ce1">
            <text:p>EMMA MARCOLFA ROMERO</text:p>
          </table:table-cell>
          <table:table-cell office:value-type="string" table:style-name="ce1">
            <text:p>GUIA MADRE</text:p>
          </table:table-cell>
          <table:table-cell office:value-type="float" office:value="595801" table:style-name="ce1">
            <text:p>595801</text:p>
          </table:table-cell>
          <table:table-cell office:value-type="float" office:value="596000" table:style-name="ce1">
            <text:p>5960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date" office:date-value="2021-02-01T00:00:00" table:style-name="ce2">
            <text:p>1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01T00:00:00" table:style-name="ce2">
            <text:p>1/02/2021 00:00</text:p>
          </table:table-cell>
          <table:table-cell office:value-type="string" table:style-name="ce1">
            <text:p>XCO-707</text:p>
          </table:table-cell>
          <table:table-cell office:value-type="string" table:style-name="ce1">
            <text:p>DE TODO PARA EL CABELLO</text:p>
          </table:table-cell>
          <table:table-cell office:value-type="string" table:style-name="ce1">
            <text:p>GUIA MADRE</text:p>
          </table:table-cell>
          <table:table-cell office:value-type="float" office:value="596001" table:style-name="ce1">
            <text:p>596001</text:p>
          </table:table-cell>
          <table:table-cell office:value-type="float" office:value="596100" table:style-name="ce1">
            <text:p>596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date" office:date-value="2021-02-01T00:00:00" table:style-name="ce2">
            <text:p>1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01T00:00:00" table:style-name="ce2">
            <text:p>1/02/2021 00:00</text:p>
          </table:table-cell>
          <table:table-cell office:value-type="string" table:style-name="ce1">
            <text:p>GUA-8570</text:p>
          </table:table-cell>
          <table:table-cell office:value-type="string" table:style-name="ce1">
            <text:p>IMPORTADORA FIESTA Y CIA LTDA</text:p>
          </table:table-cell>
          <table:table-cell office:value-type="string" table:style-name="ce1">
            <text:p>GUIA MADRE</text:p>
          </table:table-cell>
          <table:table-cell office:value-type="float" office:value="596501" table:style-name="ce1">
            <text:p>596501</text:p>
          </table:table-cell>
          <table:table-cell office:value-type="float" office:value="598500" table:style-name="ce1">
            <text:p>598500</text:p>
          </table:table-cell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date" office:date-value="2021-02-05T00:00:00" table:style-name="ce2">
            <text:p>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05T00:00:00" table:style-name="ce2">
            <text:p>5/02/2021 00:00</text:p>
          </table:table-cell>
          <table:table-cell office:value-type="string" table:style-name="ce1">
            <text:p>XCO-720</text:p>
          </table:table-cell>
          <table:table-cell office:value-type="string" table:style-name="ce1">
            <text:p><text:s/>LA PERLA</text:p>
          </table:table-cell>
          <table:table-cell office:value-type="string" table:style-name="ce1">
            <text:p>GUIA MADRE</text:p>
          </table:table-cell>
          <table:table-cell office:value-type="float" office:value="599351" table:style-name="ce1">
            <text:p>599351</text:p>
          </table:table-cell>
          <table:table-cell office:value-type="float" office:value="599400" table:style-name="ce1">
            <text:p>599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date" office:date-value="2021-02-05T00:00:00" table:style-name="ce2">
            <text:p>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05T00:00:00" table:style-name="ce2">
            <text:p>5/02/2021 00:00</text:p>
          </table:table-cell>
          <table:table-cell office:value-type="string" table:style-name="ce1">
            <text:p>XCO-2</text:p>
          </table:table-cell>
          <table:table-cell office:value-type="string" table:style-name="ce1">
            <text:p>ALMACEN EMMA</text:p>
          </table:table-cell>
          <table:table-cell office:value-type="string" table:style-name="ce1">
            <text:p>GUIA MADRE</text:p>
          </table:table-cell>
          <table:table-cell office:value-type="float" office:value="599401" table:style-name="ce1">
            <text:p>599401</text:p>
          </table:table-cell>
          <table:table-cell office:value-type="float" office:value="599500" table:style-name="ce1">
            <text:p>5995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date" office:date-value="2021-02-05T00:00:00" table:style-name="ce2">
            <text:p>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05T00:00:00" table:style-name="ce2">
            <text:p>5/02/2021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599501" table:style-name="ce1">
            <text:p>599501</text:p>
          </table:table-cell>
          <table:table-cell office:value-type="float" office:value="599650" table:style-name="ce1">
            <text:p>5996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date" office:date-value="2021-02-05T00:00:00" table:style-name="ce2">
            <text:p>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05T00:00:00" table:style-name="ce2">
            <text:p>5/02/2021 00:00</text:p>
          </table:table-cell>
          <table:table-cell office:value-type="string" table:style-name="ce1">
            <text:p>XCO-427</text:p>
          </table:table-cell>
          <table:table-cell office:value-type="string" table:style-name="ce1">
            <text:p>DISTRIBUIDORA INDUSTRIAL AG</text:p>
          </table:table-cell>
          <table:table-cell office:value-type="string" table:style-name="ce1">
            <text:p>GUIA MADRE</text:p>
          </table:table-cell>
          <table:table-cell office:value-type="float" office:value="599651" table:style-name="ce1">
            <text:p>599651</text:p>
          </table:table-cell>
          <table:table-cell office:value-type="float" office:value="599850" table:style-name="ce1">
            <text:p>5998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date" office:date-value="2021-02-09T00:00:00" table:style-name="ce2">
            <text:p>9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09T00:00:00" table:style-name="ce2">
            <text:p>9/02/2021 00:00</text:p>
          </table:table-cell>
          <table:table-cell office:value-type="string" table:style-name="ce1">
            <text:p>XCO-36</text:p>
          </table:table-cell>
          <table:table-cell office:value-type="string" table:style-name="ce1">
            <text:p>F.P.K. S,A.</text:p>
          </table:table-cell>
          <table:table-cell office:value-type="string" table:style-name="ce1">
            <text:p>GUIA MADRE</text:p>
          </table:table-cell>
          <table:table-cell office:value-type="float" office:value="602551" table:style-name="ce1">
            <text:p>602551</text:p>
          </table:table-cell>
          <table:table-cell office:value-type="float" office:value="603000" table:style-name="ce1">
            <text:p>603000</text:p>
          </table:table-cell>
          <table:table-cell office:value-type="float" office:value="450" table:style-name="ce1">
            <text:p>4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" table:style-name="ce1">
            <text:p>1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string" table:style-name="ce1">
            <text:p>XCO-30</text:p>
          </table:table-cell>
          <table:table-cell office:value-type="string" table:style-name="ce1">
            <text:p>CASA DE LOS RODAMIENTOS</text:p>
          </table:table-cell>
          <table:table-cell office:value-type="string" table:style-name="ce1">
            <text:p>GUIA MADRE</text:p>
          </table:table-cell>
          <table:table-cell office:value-type="float" office:value="603301" table:style-name="ce1">
            <text:p>603301</text:p>
          </table:table-cell>
          <table:table-cell office:value-type="float" office:value="603400" table:style-name="ce1">
            <text:p>603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string" table:style-name="ce1">
            <text:p>XCO-488</text:p>
          </table:table-cell>
          <table:table-cell office:value-type="string" table:style-name="ce1">
            <text:p>EVERPRINT GUATEMALA</text:p>
          </table:table-cell>
          <table:table-cell office:value-type="string" table:style-name="ce1">
            <text:p>GUIA MADRE</text:p>
          </table:table-cell>
          <table:table-cell office:value-type="float" office:value="603401" table:style-name="ce1">
            <text:p>603401</text:p>
          </table:table-cell>
          <table:table-cell office:value-type="float" office:value="603450" table:style-name="ce1">
            <text:p>603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string" table:style-name="ce1">
            <text:p>GUA-6864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603451" table:style-name="ce1">
            <text:p>603451</text:p>
          </table:table-cell>
          <table:table-cell office:value-type="float" office:value="603550" table:style-name="ce1">
            <text:p>603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string" table:style-name="ce1">
            <text:p>XCO-6865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603551" table:style-name="ce1">
            <text:p>603551</text:p>
          </table:table-cell>
          <table:table-cell office:value-type="float" office:value="603600" table:style-name="ce1">
            <text:p>6036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A</text:p>
          </table:table-cell>
          <table:table-cell table:number-columns-repeated="1636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string" table:style-name="ce1">
            <text:p>XCO-710</text:p>
          </table:table-cell>
          <table:table-cell office:value-type="string" table:style-name="ce1">
            <text:p>CARLOS GIRON // CROCS GIRON</text:p>
          </table:table-cell>
          <table:table-cell office:value-type="string" table:style-name="ce1">
            <text:p>GUIA MADRE</text:p>
          </table:table-cell>
          <table:table-cell office:value-type="float" office:value="604001" table:style-name="ce1">
            <text:p>604001</text:p>
          </table:table-cell>
          <table:table-cell office:value-type="float" office:value="604050" table:style-name="ce1">
            <text:p>604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" table:style-name="ce1">
            <text:p>1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string" table:style-name="ce1">
            <text:p>XCO-313</text:p>
          </table:table-cell>
          <table:table-cell office:value-type="string" table:style-name="ce1">
            <text:p>QUIMIPROVA S.A.</text:p>
          </table:table-cell>
          <table:table-cell office:value-type="string" table:style-name="ce1">
            <text:p>GUIA MADRE</text:p>
          </table:table-cell>
          <table:table-cell office:value-type="float" office:value="604051" table:style-name="ce1">
            <text:p>604051</text:p>
          </table:table-cell>
          <table:table-cell office:value-type="float" office:value="604100" table:style-name="ce1">
            <text:p>6041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0T00:00:00" table:style-name="ce2">
            <text:p>10/02/2021 00:00</text:p>
          </table:table-cell>
          <table:table-cell office:value-type="string" table:style-name="ce1">
            <text:p>CON-314</text:p>
          </table:table-cell>
          <table:table-cell office:value-type="string" table:style-name="ce1">
            <text:p>QUIMIPROVA S.A.</text:p>
          </table:table-cell>
          <table:table-cell office:value-type="string" table:style-name="ce1">
            <text:p>GUIA MADRE</text:p>
          </table:table-cell>
          <table:table-cell office:value-type="float" office:value="604101" table:style-name="ce1">
            <text:p>604101</text:p>
          </table:table-cell>
          <table:table-cell office:value-type="float" office:value="604150" table:style-name="ce1">
            <text:p>604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date" office:date-value="2021-02-12T00:00:00" table:style-name="ce2">
            <text:p>12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2T00:00:00" table:style-name="ce2">
            <text:p>12/02/2021 00:00</text:p>
          </table:table-cell>
          <table:table-cell office:value-type="string" table:style-name="ce1">
            <text:p>XCO-49</text:p>
          </table:table-cell>
          <table:table-cell office:value-type="string" table:style-name="ce1">
            <text:p>TELAS LAFAYETTE DE GUATEMALA S,A.</text:p>
          </table:table-cell>
          <table:table-cell office:value-type="string" table:style-name="ce1">
            <text:p>GUIA MADRE</text:p>
          </table:table-cell>
          <table:table-cell office:value-type="float" office:value="604651" table:style-name="ce1">
            <text:p>604651</text:p>
          </table:table-cell>
          <table:table-cell office:value-type="float" office:value="604700" table:style-name="ce1">
            <text:p>604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" table:style-name="ce1">
            <text:p>1</text:p>
          </table:table-cell>
          <table:table-cell office:value-type="date" office:date-value="2021-02-12T00:00:00" table:style-name="ce2">
            <text:p>12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2T00:00:00" table:style-name="ce2">
            <text:p>12/02/2021 00:00</text:p>
          </table:table-cell>
          <table:table-cell office:value-type="string" table:style-name="ce1">
            <text:p>GUA-50</text:p>
          </table:table-cell>
          <table:table-cell office:value-type="string" table:style-name="ce1">
            <text:p>TELAS LAFAYETTE DE GUATEMALA S,A.</text:p>
          </table:table-cell>
          <table:table-cell office:value-type="string" table:style-name="ce1">
            <text:p>GUIA MADRE</text:p>
          </table:table-cell>
          <table:table-cell office:value-type="float" office:value="604701" table:style-name="ce1">
            <text:p>604701</text:p>
          </table:table-cell>
          <table:table-cell office:value-type="float" office:value="604750" table:style-name="ce1">
            <text:p>6047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date" office:date-value="2021-02-11T00:00:00" table:style-name="ce2">
            <text:p>11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1T00:00:00" table:style-name="ce2">
            <text:p>11/02/2021 00:00</text:p>
          </table:table-cell>
          <table:table-cell office:value-type="string" table:style-name="ce1">
            <text:p>XCO-740</text:p>
          </table:table-cell>
          <table:table-cell office:value-type="string" table:style-name="ce1">
            <text:p><text:s/>KATHERINE ONLINE STORE</text:p>
          </table:table-cell>
          <table:table-cell office:value-type="string" table:style-name="ce1">
            <text:p>GUIA MADRE</text:p>
          </table:table-cell>
          <table:table-cell office:value-type="float" office:value="604751" table:style-name="ce1">
            <text:p>604751</text:p>
          </table:table-cell>
          <table:table-cell office:value-type="float" office:value="604800" table:style-name="ce1">
            <text:p>604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" table:style-name="ce1">
            <text:p>1</text:p>
          </table:table-cell>
          <table:table-cell office:value-type="date" office:date-value="2021-02-12T00:00:00" table:style-name="ce2">
            <text:p>12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2T00:00:00" table:style-name="ce2">
            <text:p>12/02/2021 00:00</text:p>
          </table:table-cell>
          <table:table-cell office:value-type="string" table:style-name="ce1">
            <text:p>XCO-45</text:p>
          </table:table-cell>
          <table:table-cell office:value-type="string" table:style-name="ce1">
            <text:p>SDCB (CHAMPION BOX)</text:p>
          </table:table-cell>
          <table:table-cell office:value-type="string" table:style-name="ce1">
            <text:p>GUIA MADRE</text:p>
          </table:table-cell>
          <table:table-cell office:value-type="float" office:value="604801" table:style-name="ce1">
            <text:p>604801</text:p>
          </table:table-cell>
          <table:table-cell office:value-type="float" office:value="604850" table:style-name="ce1">
            <text:p>604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date" office:date-value="2021-02-12T00:00:00" table:style-name="ce2">
            <text:p>12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2T00:00:00" table:style-name="ce2">
            <text:p>12/02/2021 00:00</text:p>
          </table:table-cell>
          <table:table-cell office:value-type="string" table:style-name="ce1">
            <text:p>XCO-714</text:p>
          </table:table-cell>
          <table:table-cell office:value-type="string" table:style-name="ce1">
            <text:p>WORLD OF THE FASHION /// LOVE DELUXE</text:p>
          </table:table-cell>
          <table:table-cell office:value-type="string" table:style-name="ce1">
            <text:p>GUIA MADRE</text:p>
          </table:table-cell>
          <table:table-cell office:value-type="float" office:value="604851" table:style-name="ce1">
            <text:p>604851</text:p>
          </table:table-cell>
          <table:table-cell office:value-type="float" office:value="605050" table:style-name="ce1">
            <text:p>60505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date" office:date-value="2021-02-12T00:00:00" table:style-name="ce2">
            <text:p>12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2T00:00:00" table:style-name="ce2">
            <text:p>12/02/2021 00:00</text:p>
          </table:table-cell>
          <table:table-cell office:value-type="string" table:style-name="ce1">
            <text:p>XCO-30</text:p>
          </table:table-cell>
          <table:table-cell office:value-type="string" table:style-name="ce1">
            <text:p>CASA DE LOS RODAMIENTOS</text:p>
          </table:table-cell>
          <table:table-cell office:value-type="string" table:style-name="ce1">
            <text:p>GUIA MADRE</text:p>
          </table:table-cell>
          <table:table-cell office:value-type="float" office:value="605051" table:style-name="ce1">
            <text:p>605051</text:p>
          </table:table-cell>
          <table:table-cell office:value-type="float" office:value="605100" table:style-name="ce1">
            <text:p>6051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date" office:date-value="2021-02-13T00:00:00" table:style-name="ce2">
            <text:p>13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3T00:00:00" table:style-name="ce2">
            <text:p>13/02/2021 00:00</text:p>
          </table:table-cell>
          <table:table-cell office:value-type="string" table:style-name="ce1">
            <text:p>XCO-32</text:p>
          </table:table-cell>
          <table:table-cell office:value-type="string" table:style-name="ce1">
            <text:p>INVERSIONES ASIATICAS GUATEMALA S,A.</text:p>
          </table:table-cell>
          <table:table-cell office:value-type="string" table:style-name="ce1">
            <text:p>GUIA MADRE</text:p>
          </table:table-cell>
          <table:table-cell office:value-type="float" office:value="605451" table:style-name="ce1">
            <text:p>605451</text:p>
          </table:table-cell>
          <table:table-cell office:value-type="float" office:value="605500" table:style-name="ce1">
            <text:p>605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date" office:date-value="2021-02-13T00:00:00" table:style-name="ce2">
            <text:p>13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3T00:00:00" table:style-name="ce2">
            <text:p>13/02/2021 00:00</text:p>
          </table:table-cell>
          <table:table-cell office:value-type="string" table:style-name="ce1">
            <text:p>XCO-496</text:p>
          </table:table-cell>
          <table:table-cell office:value-type="string" table:style-name="ce1">
            <text:p><text:s/>NAT &amp; CO MAYOREO</text:p>
          </table:table-cell>
          <table:table-cell office:value-type="string" table:style-name="ce1">
            <text:p>GUIA MADRE</text:p>
          </table:table-cell>
          <table:table-cell office:value-type="float" office:value="605501" table:style-name="ce1">
            <text:p>605501</text:p>
          </table:table-cell>
          <table:table-cell office:value-type="float" office:value="605700" table:style-name="ce1">
            <text:p>6057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date" office:date-value="2021-02-13T00:00:00" table:style-name="ce2">
            <text:p>13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3T00:00:00" table:style-name="ce2">
            <text:p>13/02/2021 00:00</text:p>
          </table:table-cell>
          <table:table-cell office:value-type="string" table:style-name="ce1">
            <text:p>XCO-29</text:p>
          </table:table-cell>
          <table:table-cell office:value-type="string" table:style-name="ce1">
            <text:p>HIVISA</text:p>
          </table:table-cell>
          <table:table-cell office:value-type="string" table:style-name="ce1">
            <text:p>GUIA MADRE</text:p>
          </table:table-cell>
          <table:table-cell office:value-type="float" office:value="605701" table:style-name="ce1">
            <text:p>605701</text:p>
          </table:table-cell>
          <table:table-cell office:value-type="float" office:value="605800" table:style-name="ce1">
            <text:p>6058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date" office:date-value="2021-02-13T00:00:00" table:style-name="ce2">
            <text:p>13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3T00:00:00" table:style-name="ce2">
            <text:p>13/02/2021 00:00</text:p>
          </table:table-cell>
          <table:table-cell office:value-type="string" table:style-name="ce1">
            <text:p>XCO-794</text:p>
          </table:table-cell>
          <table:table-cell office:value-type="string" table:style-name="ce1">
            <text:p>REPUSTOS EL PIBE</text:p>
          </table:table-cell>
          <table:table-cell office:value-type="string" table:style-name="ce1">
            <text:p>GUIA MADRE</text:p>
          </table:table-cell>
          <table:table-cell office:value-type="float" office:value="605801" table:style-name="ce1">
            <text:p>605801</text:p>
          </table:table-cell>
          <table:table-cell office:value-type="float" office:value="605850" table:style-name="ce1">
            <text:p>605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date" office:date-value="2021-02-13T00:00:00" table:style-name="ce2">
            <text:p>13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3T00:00:00" table:style-name="ce2">
            <text:p>13/02/2021 00:00</text:p>
          </table:table-cell>
          <table:table-cell office:value-type="string" table:style-name="ce1">
            <text:p>XCO-440</text:p>
          </table:table-cell>
          <table:table-cell office:value-type="string" table:style-name="ce1">
            <text:p>NEKTECH</text:p>
          </table:table-cell>
          <table:table-cell office:value-type="string" table:style-name="ce1">
            <text:p>GUIA MADRE</text:p>
          </table:table-cell>
          <table:table-cell office:value-type="float" office:value="605851" table:style-name="ce1">
            <text:p>605851</text:p>
          </table:table-cell>
          <table:table-cell office:value-type="float" office:value="605900" table:style-name="ce1">
            <text:p>605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" table:style-name="ce1">
            <text:p>1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string" table:style-name="ce1">
            <text:p>PRE-795</text:p>
          </table:table-cell>
          <table:table-cell office:value-type="string" table:style-name="ce1">
            <text:p>DISTRIBUIDORA DAKO</text:p>
          </table:table-cell>
          <table:table-cell office:value-type="string" table:style-name="ce1">
            <text:p>GUIA MADRE</text:p>
          </table:table-cell>
          <table:table-cell office:value-type="float" office:value="606001" table:style-name="ce1">
            <text:p>606001</text:p>
          </table:table-cell>
          <table:table-cell office:value-type="float" office:value="606100" table:style-name="ce1">
            <text:p>606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" table:style-name="ce1">
            <text:p>1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string" table:style-name="ce1">
            <text:p>XCO-796</text:p>
          </table:table-cell>
          <table:table-cell office:value-type="string" table:style-name="ce1">
            <text:p>DISTRIBUIDORA DAKO</text:p>
          </table:table-cell>
          <table:table-cell office:value-type="string" table:style-name="ce1">
            <text:p>GUIA MADRE</text:p>
          </table:table-cell>
          <table:table-cell office:value-type="float" office:value="606101" table:style-name="ce1">
            <text:p>606101</text:p>
          </table:table-cell>
          <table:table-cell office:value-type="float" office:value="606150" table:style-name="ce1">
            <text:p>606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string" table:style-name="ce1">
            <text:p>XCO-316</text:p>
          </table:table-cell>
          <table:table-cell office:value-type="string" table:style-name="ce1">
            <text:p>DISTRIBUIDORA DAKO</text:p>
          </table:table-cell>
          <table:table-cell office:value-type="string" table:style-name="ce1">
            <text:p>GUIA MADRE</text:p>
          </table:table-cell>
          <table:table-cell office:value-type="float" office:value="606151" table:style-name="ce1">
            <text:p>606151</text:p>
          </table:table-cell>
          <table:table-cell office:value-type="float" office:value="606250" table:style-name="ce1">
            <text:p>6062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" table:style-name="ce1">
            <text:p>1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string" table:style-name="ce1">
            <text:p>XCO-182</text:p>
          </table:table-cell>
          <table:table-cell office:value-type="string" table:style-name="ce1">
            <text:p>HENRRY`S DISTRIBUTION</text:p>
          </table:table-cell>
          <table:table-cell office:value-type="string" table:style-name="ce1">
            <text:p>GUIA MADRE</text:p>
          </table:table-cell>
          <table:table-cell office:value-type="float" office:value="606351" table:style-name="ce1">
            <text:p>606351</text:p>
          </table:table-cell>
          <table:table-cell office:value-type="float" office:value="606400" table:style-name="ce1">
            <text:p>606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" table:style-name="ce1">
            <text:p>1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string" table:style-name="ce1">
            <text:p>XCO-708</text:p>
          </table:table-cell>
          <table:table-cell office:value-type="string" table:style-name="ce1">
            <text:p>DALIA MU?OZ</text:p>
          </table:table-cell>
          <table:table-cell office:value-type="string" table:style-name="ce1">
            <text:p>GUIA MADRE</text:p>
          </table:table-cell>
          <table:table-cell office:value-type="float" office:value="606401" table:style-name="ce1">
            <text:p>606401</text:p>
          </table:table-cell>
          <table:table-cell office:value-type="float" office:value="606450" table:style-name="ce1">
            <text:p>606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" table:style-name="ce1">
            <text:p>1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string" table:style-name="ce1">
            <text:p>XCO-187</text:p>
          </table:table-cell>
          <table:table-cell office:value-type="string" table:style-name="ce1">
            <text:p>COFI?O STAHL</text:p>
          </table:table-cell>
          <table:table-cell office:value-type="string" table:style-name="ce1">
            <text:p>GUIA MADRE</text:p>
          </table:table-cell>
          <table:table-cell office:value-type="float" office:value="606451" table:style-name="ce1">
            <text:p>606451</text:p>
          </table:table-cell>
          <table:table-cell office:value-type="float" office:value="606500" table:style-name="ce1">
            <text:p>606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string" table:style-name="ce1">
            <text:p>XCO-797</text:p>
          </table:table-cell>
          <table:table-cell office:value-type="string" table:style-name="ce1">
            <text:p>JL INTERNACIONAL, S.A.</text:p>
          </table:table-cell>
          <table:table-cell office:value-type="string" table:style-name="ce1">
            <text:p>GUIA MADRE</text:p>
          </table:table-cell>
          <table:table-cell office:value-type="float" office:value="606501" table:style-name="ce1">
            <text:p>606501</text:p>
          </table:table-cell>
          <table:table-cell office:value-type="float" office:value="606550" table:style-name="ce1">
            <text:p>606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" table:style-name="ce1">
            <text:p>1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5T00:00:00" table:style-name="ce2">
            <text:p>15/02/2021 00:00</text:p>
          </table:table-cell>
          <table:table-cell office:value-type="string" table:style-name="ce1">
            <text:p>GUA-8570</text:p>
          </table:table-cell>
          <table:table-cell office:value-type="string" table:style-name="ce1">
            <text:p>IMPORTADORA FIESTA Y CIA LTDA</text:p>
          </table:table-cell>
          <table:table-cell office:value-type="string" table:style-name="ce1">
            <text:p>GUIA MADRE</text:p>
          </table:table-cell>
          <table:table-cell office:value-type="float" office:value="608551" table:style-name="ce1">
            <text:p>608551</text:p>
          </table:table-cell>
          <table:table-cell office:value-type="float" office:value="610550" table:style-name="ce1">
            <text:p>610550</text:p>
          </table:table-cell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date" office:date-value="2021-02-16T00:00:00" table:style-name="ce2">
            <text:p>16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6T00:00:00" table:style-name="ce2">
            <text:p>16/02/2021 00:00</text:p>
          </table:table-cell>
          <table:table-cell office:value-type="string" table:style-name="ce1">
            <text:p>XCO-695</text:p>
          </table:table-cell>
          <table:table-cell office:value-type="string" table:style-name="ce1">
            <text:p><text:s/>WACHALAL //FUENTES DEL ESTILO S,A.</text:p>
          </table:table-cell>
          <table:table-cell office:value-type="string" table:style-name="ce1">
            <text:p>GUIA MADRE</text:p>
          </table:table-cell>
          <table:table-cell office:value-type="float" office:value="610751" table:style-name="ce1">
            <text:p>610751</text:p>
          </table:table-cell>
          <table:table-cell office:value-type="float" office:value="610800" table:style-name="ce1">
            <text:p>610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date" office:date-value="2021-02-16T00:00:00" table:style-name="ce2">
            <text:p>16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6T00:00:00" table:style-name="ce2">
            <text:p>16/02/2021 00:00</text:p>
          </table:table-cell>
          <table:table-cell office:value-type="string" table:style-name="ce1">
            <text:p>XCO-93</text:p>
          </table:table-cell>
          <table:table-cell office:value-type="string" table:style-name="ce1">
            <text:p>MO AUTO (CARROS)</text:p>
          </table:table-cell>
          <table:table-cell office:value-type="string" table:style-name="ce1">
            <text:p>GUIA MADRE</text:p>
          </table:table-cell>
          <table:table-cell office:value-type="float" office:value="610801" table:style-name="ce1">
            <text:p>610801</text:p>
          </table:table-cell>
          <table:table-cell office:value-type="float" office:value="610850" table:style-name="ce1">
            <text:p>610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date" office:date-value="2021-02-18T00:00:00" table:style-name="ce2">
            <text:p>18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8T00:00:00" table:style-name="ce2">
            <text:p>18/02/2021 00:00</text:p>
          </table:table-cell>
          <table:table-cell office:value-type="string" table:style-name="ce1">
            <text:p>XCO-787</text:p>
          </table:table-cell>
          <table:table-cell office:value-type="string" table:style-name="ce1">
            <text:p>MULTIREPUESTOS ALVAREZ, S.A.</text:p>
          </table:table-cell>
          <table:table-cell office:value-type="string" table:style-name="ce1">
            <text:p>GUIA MADRE</text:p>
          </table:table-cell>
          <table:table-cell office:value-type="float" office:value="611312" table:style-name="ce1">
            <text:p>611312</text:p>
          </table:table-cell>
          <table:table-cell office:value-type="float" office:value="611350" table:style-name="ce1">
            <text:p>611350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1" table:style-name="ce1">
            <text:p>1</text:p>
          </table:table-cell>
          <table:table-cell office:value-type="date" office:date-value="2021-02-18T00:00:00" table:style-name="ce2">
            <text:p>18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8T00:00:00" table:style-name="ce2">
            <text:p>18/02/2021 00:00</text:p>
          </table:table-cell>
          <table:table-cell office:value-type="string" table:style-name="ce1">
            <text:p>PRE-186</text:p>
          </table:table-cell>
          <table:table-cell office:value-type="string" table:style-name="ce1">
            <text:p>MULTIPRODUCTOS VETERINARIOS S,A.</text:p>
          </table:table-cell>
          <table:table-cell office:value-type="string" table:style-name="ce1">
            <text:p>GUIA MADRE</text:p>
          </table:table-cell>
          <table:table-cell office:value-type="float" office:value="611351" table:style-name="ce1">
            <text:p>611351</text:p>
          </table:table-cell>
          <table:table-cell office:value-type="float" office:value="611450" table:style-name="ce1">
            <text:p>6114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" table:style-name="ce1">
            <text:p>1</text:p>
          </table:table-cell>
          <table:table-cell office:value-type="date" office:date-value="2021-02-19T00:00:00" table:style-name="ce2">
            <text:p>19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19T00:00:00" table:style-name="ce2">
            <text:p>19/02/2021 00:00</text:p>
          </table:table-cell>
          <table:table-cell office:value-type="string" table:style-name="ce1">
            <text:p>XCO-304</text:p>
          </table:table-cell>
          <table:table-cell office:value-type="string" table:style-name="ce1">
            <text:p><text:s/>MULTISISTEMAS TV</text:p>
          </table:table-cell>
          <table:table-cell office:value-type="string" table:style-name="ce1">
            <text:p>GUIA MADRE</text:p>
          </table:table-cell>
          <table:table-cell office:value-type="float" office:value="611451" table:style-name="ce1">
            <text:p>611451</text:p>
          </table:table-cell>
          <table:table-cell office:value-type="float" office:value="611500" table:style-name="ce1">
            <text:p>6115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" table:style-name="ce1">
            <text:p>1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string" table:style-name="ce1">
            <text:p>XCO-313</text:p>
          </table:table-cell>
          <table:table-cell office:value-type="string" table:style-name="ce1">
            <text:p>QUIMIPROVA S.A.</text:p>
          </table:table-cell>
          <table:table-cell office:value-type="string" table:style-name="ce1">
            <text:p>GUIA MADRE</text:p>
          </table:table-cell>
          <table:table-cell office:value-type="float" office:value="611601" table:style-name="ce1">
            <text:p>611601</text:p>
          </table:table-cell>
          <table:table-cell office:value-type="float" office:value="611650" table:style-name="ce1">
            <text:p>6116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" table:style-name="ce1">
            <text:p>1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string" table:style-name="ce1">
            <text:p>CON-78</text:p>
          </table:table-cell>
          <table:table-cell office:value-type="string" table:style-name="ce1">
            <text:p>INDUSTRIAS DEL COLOR S,A.</text:p>
          </table:table-cell>
          <table:table-cell office:value-type="string" table:style-name="ce1">
            <text:p>GUIA MADRE</text:p>
          </table:table-cell>
          <table:table-cell office:value-type="float" office:value="611651" table:style-name="ce1">
            <text:p>611651</text:p>
          </table:table-cell>
          <table:table-cell office:value-type="float" office:value="611700" table:style-name="ce1">
            <text:p>611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611701" table:style-name="ce1">
            <text:p>611701</text:p>
          </table:table-cell>
          <table:table-cell office:value-type="float" office:value="611800" table:style-name="ce1">
            <text:p>6118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" table:style-name="ce1">
            <text:p>1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string" table:style-name="ce1">
            <text:p>XCO-811</text:p>
          </table:table-cell>
          <table:table-cell office:value-type="string" table:style-name="ce1">
            <text:p>MULTISERVICIOS IDEART</text:p>
          </table:table-cell>
          <table:table-cell office:value-type="string" table:style-name="ce1">
            <text:p>GUIA MADRE</text:p>
          </table:table-cell>
          <table:table-cell office:value-type="float" office:value="611801" table:style-name="ce1">
            <text:p>611801</text:p>
          </table:table-cell>
          <table:table-cell office:value-type="float" office:value="611850" table:style-name="ce1">
            <text:p>611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" table:style-name="ce1">
            <text:p>1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string" table:style-name="ce1">
            <text:p>CON-810</text:p>
          </table:table-cell>
          <table:table-cell office:value-type="string" table:style-name="ce1">
            <text:p>PUROS S.V.</text:p>
          </table:table-cell>
          <table:table-cell office:value-type="string" table:style-name="ce1">
            <text:p>GUIA MADRE</text:p>
          </table:table-cell>
          <table:table-cell office:value-type="float" office:value="611851" table:style-name="ce1">
            <text:p>611851</text:p>
          </table:table-cell>
          <table:table-cell office:value-type="float" office:value="611900" table:style-name="ce1">
            <text:p>6119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2T00:00:00" table:style-name="ce2">
            <text:p>22/02/2021 00:00</text:p>
          </table:table-cell>
          <table:table-cell office:value-type="string" table:style-name="ce1">
            <text:p>GUA-790</text:p>
          </table:table-cell>
          <table:table-cell office:value-type="string" table:style-name="ce1">
            <text:p>SERVICAT, S.A.</text:p>
          </table:table-cell>
          <table:table-cell office:value-type="string" table:style-name="ce1">
            <text:p>GUIA MADRE</text:p>
          </table:table-cell>
          <table:table-cell office:value-type="float" office:value="611901" table:style-name="ce1">
            <text:p>611901</text:p>
          </table:table-cell>
          <table:table-cell office:value-type="float" office:value="611950" table:style-name="ce1">
            <text:p>6119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date" office:date-value="2021-02-23T00:00:00" table:style-name="ce2">
            <text:p>23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3T00:00:00" table:style-name="ce2">
            <text:p>23/02/2021 00:00</text:p>
          </table:table-cell>
          <table:table-cell office:value-type="string" table:style-name="ce1">
            <text:p>PRE-813</text:p>
          </table:table-cell>
          <table:table-cell office:value-type="string" table:style-name="ce1">
            <text:p>DISTRIBUIDORA HERNANDEZ</text:p>
          </table:table-cell>
          <table:table-cell office:value-type="string" table:style-name="ce1">
            <text:p>GUIA MADRE</text:p>
          </table:table-cell>
          <table:table-cell office:value-type="float" office:value="612852" table:style-name="ce1">
            <text:p>612852</text:p>
          </table:table-cell>
          <table:table-cell office:value-type="float" office:value="612901" table:style-name="ce1">
            <text:p>61290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date" office:date-value="2021-02-23T00:00:00" table:style-name="ce2">
            <text:p>23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3T00:00:00" table:style-name="ce2">
            <text:p>23/02/2021 00:00</text:p>
          </table:table-cell>
          <table:table-cell office:value-type="string" table:style-name="ce1">
            <text:p>PRE-812</text:p>
          </table:table-cell>
          <table:table-cell office:value-type="string" table:style-name="ce1">
            <text:p>EL PORTAL DE LAS PRENDAS AMERICANAS, S.A.</text:p>
          </table:table-cell>
          <table:table-cell office:value-type="string" table:style-name="ce1">
            <text:p>GUIA MADRE</text:p>
          </table:table-cell>
          <table:table-cell office:value-type="float" office:value="612902" table:style-name="ce1">
            <text:p>612902</text:p>
          </table:table-cell>
          <table:table-cell office:value-type="float" office:value="612926" table:style-name="ce1">
            <text:p>61292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date" office:date-value="2021-02-23T00:00:00" table:style-name="ce2">
            <text:p>23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3T00:00:00" table:style-name="ce2">
            <text:p>23/02/2021 00:00</text:p>
          </table:table-cell>
          <table:table-cell office:value-type="string" table:style-name="ce1">
            <text:p>PRE-815</text:p>
          </table:table-cell>
          <table:table-cell office:value-type="string" table:style-name="ce1">
            <text:p>EL PORTAL DE LAS PRENDAS AMERICANAS, S.A.</text:p>
          </table:table-cell>
          <table:table-cell office:value-type="string" table:style-name="ce1">
            <text:p>GUIA MADRE</text:p>
          </table:table-cell>
          <table:table-cell office:value-type="float" office:value="612927" table:style-name="ce1">
            <text:p>612927</text:p>
          </table:table-cell>
          <table:table-cell office:value-type="float" office:value="612966" table:style-name="ce1">
            <text:p>612966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1" table:style-name="ce1">
            <text:p>1</text:p>
          </table:table-cell>
          <table:table-cell office:value-type="date" office:date-value="2021-02-23T00:00:00" table:style-name="ce2">
            <text:p>23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3T00:00:00" table:style-name="ce2">
            <text:p>23/02/2021 00:00</text:p>
          </table:table-cell>
          <table:table-cell office:value-type="string" table:style-name="ce1">
            <text:p>CON-814</text:p>
          </table:table-cell>
          <table:table-cell office:value-type="string" table:style-name="ce1">
            <text:p>ZANTMARO EDICIONES S,A</text:p>
          </table:table-cell>
          <table:table-cell office:value-type="string" table:style-name="ce1">
            <text:p>GUIA MADRE</text:p>
          </table:table-cell>
          <table:table-cell office:value-type="float" office:value="612967" table:style-name="ce1">
            <text:p>612967</text:p>
          </table:table-cell>
          <table:table-cell office:value-type="float" office:value="613000" table:style-name="ce1">
            <text:p>61300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date" office:date-value="2021-02-23T00:00:00" table:style-name="ce2">
            <text:p>23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3T00:00:00" table:style-name="ce2">
            <text:p>23/02/2021 00:00</text:p>
          </table:table-cell>
          <table:table-cell office:value-type="string" table:style-name="ce1">
            <text:p>XCO-617</text:p>
          </table:table-cell>
          <table:table-cell office:value-type="string" table:style-name="ce1">
            <text:p>ZANTMARO EDICIONES S,A</text:p>
          </table:table-cell>
          <table:table-cell office:value-type="string" table:style-name="ce1">
            <text:p>GUIA MADRE</text:p>
          </table:table-cell>
          <table:table-cell office:value-type="float" office:value="613001" table:style-name="ce1">
            <text:p>613001</text:p>
          </table:table-cell>
          <table:table-cell office:value-type="float" office:value="613050" table:style-name="ce1">
            <text:p>613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" table:style-name="ce1">
            <text:p>1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string" table:style-name="ce1">
            <text:p>XCO-822</text:p>
          </table:table-cell>
          <table:table-cell office:value-type="string" table:style-name="ce1">
            <text:p>RECONSTRUCTORA DE MOTORES MG, S.A.</text:p>
          </table:table-cell>
          <table:table-cell office:value-type="string" table:style-name="ce1">
            <text:p>GUIA MADRE</text:p>
          </table:table-cell>
          <table:table-cell office:value-type="float" office:value="613551" table:style-name="ce1">
            <text:p>613551</text:p>
          </table:table-cell>
          <table:table-cell office:value-type="float" office:value="613600" table:style-name="ce1">
            <text:p>6136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string" table:style-name="ce1">
            <text:p>XCO-32</text:p>
          </table:table-cell>
          <table:table-cell office:value-type="string" table:style-name="ce1">
            <text:p>INVERSIONES ASIATICAS GUATEMALA S,A.</text:p>
          </table:table-cell>
          <table:table-cell office:value-type="string" table:style-name="ce1">
            <text:p>GUIA MADRE</text:p>
          </table:table-cell>
          <table:table-cell office:value-type="float" office:value="613601" table:style-name="ce1">
            <text:p>613601</text:p>
          </table:table-cell>
          <table:table-cell office:value-type="float" office:value="613700" table:style-name="ce1">
            <text:p>6137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A</text:p>
          </table:table-cell>
          <table:table-cell table:number-columns-repeated="1636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string" table:style-name="ce1">
            <text:p>XCO-723</text:p>
          </table:table-cell>
          <table:table-cell office:value-type="string" table:style-name="ce1">
            <text:p>EMMA MARCOLFA ROMERO</text:p>
          </table:table-cell>
          <table:table-cell office:value-type="string" table:style-name="ce1">
            <text:p>GUIA MADRE</text:p>
          </table:table-cell>
          <table:table-cell office:value-type="float" office:value="613701" table:style-name="ce1">
            <text:p>613701</text:p>
          </table:table-cell>
          <table:table-cell office:value-type="float" office:value="613900" table:style-name="ce1">
            <text:p>61390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" table:style-name="ce1">
            <text:p>1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string" table:style-name="ce1">
            <text:p>XCO-822</text:p>
          </table:table-cell>
          <table:table-cell office:value-type="string" table:style-name="ce1">
            <text:p>RECONSTRUCTORA DE MOTORES MG, S.A.</text:p>
          </table:table-cell>
          <table:table-cell office:value-type="string" table:style-name="ce1">
            <text:p>GUIA MADRE</text:p>
          </table:table-cell>
          <table:table-cell office:value-type="float" office:value="613901" table:style-name="ce1">
            <text:p>613901</text:p>
          </table:table-cell>
          <table:table-cell office:value-type="float" office:value="613950" table:style-name="ce1">
            <text:p>6139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string" table:style-name="ce1">
            <text:p>GUA-269</text:p>
          </table:table-cell>
          <table:table-cell office:value-type="string" table:style-name="ce1">
            <text:p>MOTOREPUESTOS GP</text:p>
          </table:table-cell>
          <table:table-cell office:value-type="string" table:style-name="ce1">
            <text:p>GUIA MADRE</text:p>
          </table:table-cell>
          <table:table-cell office:value-type="float" office:value="613951" table:style-name="ce1">
            <text:p>613951</text:p>
          </table:table-cell>
          <table:table-cell office:value-type="float" office:value="614000" table:style-name="ce1">
            <text:p>614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5T00:00:00" table:style-name="ce2">
            <text:p>25/02/2021 00:00</text:p>
          </table:table-cell>
          <table:table-cell office:value-type="string" table:style-name="ce1">
            <text:p>XCO-98</text:p>
          </table:table-cell>
          <table:table-cell office:value-type="string" table:style-name="ce1">
            <text:p>FLECHAS ALVAREZ ,S.A</text:p>
          </table:table-cell>
          <table:table-cell office:value-type="string" table:style-name="ce1">
            <text:p>GUIA MADRE</text:p>
          </table:table-cell>
          <table:table-cell office:value-type="float" office:value="614001" table:style-name="ce1">
            <text:p>614001</text:p>
          </table:table-cell>
          <table:table-cell office:value-type="float" office:value="614050" table:style-name="ce1">
            <text:p>614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" table:style-name="ce1">
            <text:p>1</text:p>
          </table:table-cell>
          <table:table-cell office:value-type="date" office:date-value="2021-02-26T00:00:00" table:style-name="ce2">
            <text:p>26/0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2-26T00:00:00" table:style-name="ce2">
            <text:p>26/02/2021 00:00</text:p>
          </table:table-cell>
          <table:table-cell office:value-type="string" table:style-name="ce1">
            <text:p>PRE-823</text:p>
          </table:table-cell>
          <table:table-cell office:value-type="string" table:style-name="ce1">
            <text:p>REINA'S STORE</text:p>
          </table:table-cell>
          <table:table-cell office:value-type="string" table:style-name="ce1">
            <text:p>GUIA MADRE</text:p>
          </table:table-cell>
          <table:table-cell office:value-type="float" office:value="614258" table:style-name="ce1">
            <text:p>614258</text:p>
          </table:table-cell>
          <table:table-cell office:value-type="float" office:value="614282" table:style-name="ce1">
            <text:p>614282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" table:style-name="ce1">
            <text:p>1</text:p>
          </table:table-cell>
          <table:table-cell office:value-type="date" office:date-value="2021-09-16T00:00:00" table:style-name="ce2">
            <text:p>16/09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9-16T00:00:00" table:style-name="ce2">
            <text:p>16/09/2021 00:00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AGENCIA BARBERENA</text:p>
          </table:table-cell>
          <table:table-cell office:value-type="string" table:style-name="ce1">
            <text:p>GUIA MADRE</text:p>
          </table:table-cell>
          <table:table-cell office:value-type="float" office:value="752305" table:style-name="ce1">
            <text:p>752305</text:p>
          </table:table-cell>
          <table:table-cell office:value-type="float" office:value="752600" table:style-name="ce1">
            <text:p>752600</text:p>
          </table:table-cell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" table:style-name="ce1">
            <text:p>1</text:p>
          </table:table-cell>
          <table:table-cell office:value-type="date" office:date-value="2021-09-24T00:00:00" table:style-name="ce2">
            <text:p>24/09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09-24T00:00:00" table:style-name="ce2">
            <text:p>24/09/2021 00:00</text:p>
          </table:table-cell>
          <table:table-cell office:value-type="string" table:style-name="ce1">
            <text:p>XCO-920</text:p>
          </table:table-cell>
          <table:table-cell office:value-type="string" table:style-name="ce1">
            <text:p>KENAS STORE</text:p>
          </table:table-cell>
          <table:table-cell office:value-type="string" table:style-name="ce1">
            <text:p>GUIA MADRE</text:p>
          </table:table-cell>
          <table:table-cell office:value-type="float" office:value="755601" table:style-name="ce1">
            <text:p>755601</text:p>
          </table:table-cell>
          <table:table-cell office:value-type="float" office:value="755650" table:style-name="ce1">
            <text:p>7556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" table:style-name="ce1">
            <text:p>1</text:p>
          </table:table-cell>
          <table:table-cell office:value-type="date" office:date-value="2021-10-26T00:00:00" table:style-name="ce2">
            <text:p>26/10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0-26T00:00:00" table:style-name="ce2">
            <text:p>26/10/2021 00:00</text:p>
          </table:table-cell>
          <table:table-cell office:value-type="string" table:style-name="ce1">
            <text:p>XCO-381</text:p>
          </table:table-cell>
          <table:table-cell office:value-type="string" table:style-name="ce1">
            <text:p>PLAYERAS QUETZAL</text:p>
          </table:table-cell>
          <table:table-cell office:value-type="string" table:style-name="ce1">
            <text:p>GUIA MADRE</text:p>
          </table:table-cell>
          <table:table-cell office:value-type="float" office:value="783511" table:style-name="ce1">
            <text:p>783511</text:p>
          </table:table-cell>
          <table:table-cell office:value-type="float" office:value="783550" table:style-name="ce1">
            <text:p>78355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" table:style-name="ce1">
            <text:p>1</text:p>
          </table:table-cell>
          <table:table-cell office:value-type="date" office:date-value="2021-11-11T00:00:00" table:style-name="ce2">
            <text:p>11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11T00:00:00" table:style-name="ce2">
            <text:p>11/11/2021 00:00</text:p>
          </table:table-cell>
          <table:table-cell office:value-type="string" table:style-name="ce1">
            <text:p>XCO-149</text:p>
          </table:table-cell>
          <table:table-cell office:value-type="string" table:style-name="ce1">
            <text:p>IMPORTACIONES CRESGO, S,A.</text:p>
          </table:table-cell>
          <table:table-cell office:value-type="string" table:style-name="ce1">
            <text:p>GUIA MADRE</text:p>
          </table:table-cell>
          <table:table-cell office:value-type="float" office:value="797501" table:style-name="ce1">
            <text:p>797501</text:p>
          </table:table-cell>
          <table:table-cell office:value-type="float" office:value="797550" table:style-name="ce1">
            <text:p>797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date" office:date-value="2021-11-17T00:00:00" table:style-name="ce2">
            <text:p>17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17T00:00:00" table:style-name="ce2">
            <text:p>17/11/2021 00:00</text:p>
          </table:table-cell>
          <table:table-cell office:value-type="string" table:style-name="ce1">
            <text:p>XCO-562</text:p>
          </table:table-cell>
          <table:table-cell office:value-type="string" table:style-name="ce1">
            <text:p>BIOMERCANTIL <text:s/>S,A.</text:p>
          </table:table-cell>
          <table:table-cell office:value-type="string" table:style-name="ce1">
            <text:p>GUIA MADRE</text:p>
          </table:table-cell>
          <table:table-cell office:value-type="float" office:value="799451" table:style-name="ce1">
            <text:p>799451</text:p>
          </table:table-cell>
          <table:table-cell office:value-type="float" office:value="799500" table:style-name="ce1">
            <text:p>799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" table:style-name="ce1">
            <text:p>1</text:p>
          </table:table-cell>
          <table:table-cell office:value-type="date" office:date-value="2021-11-18T00:00:00" table:style-name="ce2">
            <text:p>18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18T00:00:00" table:style-name="ce2">
            <text:p>18/11/2021 00:00</text:p>
          </table:table-cell>
          <table:table-cell office:value-type="string" table:style-name="ce1">
            <text:p>XCO-765</text:p>
          </table:table-cell>
          <table:table-cell office:value-type="string" table:style-name="ce1">
            <text:p>CELASA, INGENIERIA Y EQUIPOS, S.A.</text:p>
          </table:table-cell>
          <table:table-cell office:value-type="string" table:style-name="ce1">
            <text:p>GUIA MADRE</text:p>
          </table:table-cell>
          <table:table-cell office:value-type="float" office:value="800151" table:style-name="ce1">
            <text:p>800151</text:p>
          </table:table-cell>
          <table:table-cell office:value-type="float" office:value="800200" table:style-name="ce1">
            <text:p>800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" table:style-name="ce1">
            <text:p>1</text:p>
          </table:table-cell>
          <table:table-cell office:value-type="date" office:date-value="2021-11-18T00:00:00" table:style-name="ce2">
            <text:p>18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18T00:00:00" table:style-name="ce2">
            <text:p>18/11/2021 00:00</text:p>
          </table:table-cell>
          <table:table-cell office:value-type="string" table:style-name="ce1">
            <text:p>GUA-766</text:p>
          </table:table-cell>
          <table:table-cell office:value-type="string" table:style-name="ce1">
            <text:p>CELASA, INGENIERIA Y EQUIPOS, S.A.</text:p>
          </table:table-cell>
          <table:table-cell office:value-type="string" table:style-name="ce1">
            <text:p>GUIA MADRE</text:p>
          </table:table-cell>
          <table:table-cell office:value-type="float" office:value="800201" table:style-name="ce1">
            <text:p>800201</text:p>
          </table:table-cell>
          <table:table-cell office:value-type="float" office:value="800300" table:style-name="ce1">
            <text:p>800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" table:style-name="ce1">
            <text:p>1</text:p>
          </table:table-cell>
          <table:table-cell office:value-type="date" office:date-value="2021-12-22T00:00:00" table:style-name="ce2">
            <text:p>22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2T00:00:00" table:style-name="ce2">
            <text:p>22/12/2021 00:00</text:p>
          </table:table-cell>
          <table:table-cell office:value-type="string" table:style-name="ce1">
            <text:p>XCO-941</text:p>
          </table:table-cell>
          <table:table-cell office:value-type="string" table:style-name="ce1">
            <text:p>BR AUTOS</text:p>
          </table:table-cell>
          <table:table-cell office:value-type="string" table:style-name="ce1">
            <text:p>GUIA MADRE</text:p>
          </table:table-cell>
          <table:table-cell office:value-type="float" office:value="803051" table:style-name="ce1">
            <text:p>803051</text:p>
          </table:table-cell>
          <table:table-cell office:value-type="float" office:value="803100" table:style-name="ce1">
            <text:p>8031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" table:style-name="ce1">
            <text:p>1</text:p>
          </table:table-cell>
          <table:table-cell office:value-type="date" office:date-value="2021-11-23T00:00:00" table:style-name="ce2">
            <text:p>23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3T00:00:00" table:style-name="ce2">
            <text:p>23/11/2021 00:00</text:p>
          </table:table-cell>
          <table:table-cell office:value-type="string" table:style-name="ce1">
            <text:p>CON-1</text:p>
          </table:table-cell>
          <table:table-cell office:value-type="string" table:style-name="ce1">
            <text:p>GENEMEDIC</text:p>
          </table:table-cell>
          <table:table-cell office:value-type="string" table:style-name="ce1">
            <text:p>GUIA MADRE</text:p>
          </table:table-cell>
          <table:table-cell office:value-type="float" office:value="803851" table:style-name="ce1">
            <text:p>803851</text:p>
          </table:table-cell>
          <table:table-cell office:value-type="float" office:value="803900" table:style-name="ce1">
            <text:p>803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" table:style-name="ce1">
            <text:p>1</text:p>
          </table:table-cell>
          <table:table-cell office:value-type="date" office:date-value="2021-11-23T00:00:00" table:style-name="ce2">
            <text:p>23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3T00:00:00" table:style-name="ce2">
            <text:p>23/11/2021 00:00</text:p>
          </table:table-cell>
          <table:table-cell office:value-type="string" table:style-name="ce1">
            <text:p>XCO-1025</text:p>
          </table:table-cell>
          <table:table-cell office:value-type="string" table:style-name="ce1">
            <text:p>LABORATORIO Y DROGUERIA GENEMEDIC</text:p>
          </table:table-cell>
          <table:table-cell office:value-type="string" table:style-name="ce1">
            <text:p>GUIA MADRE</text:p>
          </table:table-cell>
          <table:table-cell office:value-type="float" office:value="803901" table:style-name="ce1">
            <text:p>803901</text:p>
          </table:table-cell>
          <table:table-cell office:value-type="float" office:value="803950" table:style-name="ce1">
            <text:p>803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" table:style-name="ce1">
            <text:p>1</text:p>
          </table:table-cell>
          <table:table-cell office:value-type="date" office:date-value="2021-11-23T00:00:00" table:style-name="ce2">
            <text:p>23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3T00:00:00" table:style-name="ce2">
            <text:p>23/11/2021 00:00</text:p>
          </table:table-cell>
          <table:table-cell office:value-type="string" table:style-name="ce1">
            <text:p>GUA-893</text:p>
          </table:table-cell>
          <table:table-cell office:value-type="string" table:style-name="ce1">
            <text:p>COMERCIALIZADORA BIOAGRO</text:p>
          </table:table-cell>
          <table:table-cell office:value-type="string" table:style-name="ce1">
            <text:p>GUIA MADRE</text:p>
          </table:table-cell>
          <table:table-cell office:value-type="float" office:value="803951" table:style-name="ce1">
            <text:p>803951</text:p>
          </table:table-cell>
          <table:table-cell office:value-type="float" office:value="804100" table:style-name="ce1">
            <text:p>8041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" table:style-name="ce1">
            <text:p>1</text:p>
          </table:table-cell>
          <table:table-cell office:value-type="date" office:date-value="2021-11-25T00:00:00" table:style-name="ce2">
            <text:p>25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5T00:00:00" table:style-name="ce2">
            <text:p>25/11/2021 00:00</text:p>
          </table:table-cell>
          <table:table-cell office:value-type="string" table:style-name="ce1">
            <text:p>GUA-6864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804551" table:style-name="ce1">
            <text:p>804551</text:p>
          </table:table-cell>
          <table:table-cell office:value-type="float" office:value="804650" table:style-name="ce1">
            <text:p>804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" table:style-name="ce1">
            <text:p>1</text:p>
          </table:table-cell>
          <table:table-cell office:value-type="date" office:date-value="2021-11-25T00:00:00" table:style-name="ce2">
            <text:p>25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5T00:00:00" table:style-name="ce2">
            <text:p>25/11/2021 00:00</text:p>
          </table:table-cell>
          <table:table-cell office:value-type="string" table:style-name="ce1">
            <text:p>CON-698</text:p>
          </table:table-cell>
          <table:table-cell office:value-type="string" table:style-name="ce1">
            <text:p>FARMACEUTICA MAR, S.A.</text:p>
          </table:table-cell>
          <table:table-cell office:value-type="string" table:style-name="ce1">
            <text:p>GUIA MADRE</text:p>
          </table:table-cell>
          <table:table-cell office:value-type="float" office:value="804791" table:style-name="ce1">
            <text:p>804791</text:p>
          </table:table-cell>
          <table:table-cell office:value-type="float" office:value="804850" table:style-name="ce1">
            <text:p>80485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" table:style-name="ce1">
            <text:p>1</text:p>
          </table:table-cell>
          <table:table-cell office:value-type="date" office:date-value="2021-11-25T00:00:00" table:style-name="ce2">
            <text:p>25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5T00:00:00" table:style-name="ce2">
            <text:p>25/11/2021 00:00</text:p>
          </table:table-cell>
          <table:table-cell office:value-type="string" table:style-name="ce1">
            <text:p>XCO-781</text:p>
          </table:table-cell>
          <table:table-cell office:value-type="string" table:style-name="ce1">
            <text:p>FARMACEUTICA MAR, S.A.</text:p>
          </table:table-cell>
          <table:table-cell office:value-type="string" table:style-name="ce1">
            <text:p>GUIA MADRE</text:p>
          </table:table-cell>
          <table:table-cell office:value-type="float" office:value="804851" table:style-name="ce1">
            <text:p>804851</text:p>
          </table:table-cell>
          <table:table-cell office:value-type="float" office:value="804950" table:style-name="ce1">
            <text:p>804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" table:style-name="ce1">
            <text:p>1</text:p>
          </table:table-cell>
          <table:table-cell office:value-type="date" office:date-value="2021-11-27T00:00:00" table:style-name="ce2">
            <text:p>27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7T00:00:00" table:style-name="ce2">
            <text:p>27/11/2021 00:00</text:p>
          </table:table-cell>
          <table:table-cell office:value-type="string" table:style-name="ce1">
            <text:p>GUA-282</text:p>
          </table:table-cell>
          <table:table-cell office:value-type="string" table:style-name="ce1">
            <text:p>EDICIONES INTERAMERICANAS S,A.</text:p>
          </table:table-cell>
          <table:table-cell office:value-type="string" table:style-name="ce1">
            <text:p>GUIA MADRE</text:p>
          </table:table-cell>
          <table:table-cell office:value-type="float" office:value="806031" table:style-name="ce1">
            <text:p>806031</text:p>
          </table:table-cell>
          <table:table-cell office:value-type="float" office:value="806100" table:style-name="ce1">
            <text:p>80610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date" office:date-value="2021-11-27T00:00:00" table:style-name="ce2">
            <text:p>27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7T00:00:00" table:style-name="ce2">
            <text:p>27/11/2021 00:00</text:p>
          </table:table-cell>
          <table:table-cell office:value-type="string" table:style-name="ce1">
            <text:p>GUA-41</text:p>
          </table:table-cell>
          <table:table-cell office:value-type="string" table:style-name="ce1">
            <text:p>PRODUCCIONES METTA INTERNACIONAL S,A.</text:p>
          </table:table-cell>
          <table:table-cell office:value-type="string" table:style-name="ce1">
            <text:p>GUIA MADRE</text:p>
          </table:table-cell>
          <table:table-cell office:value-type="float" office:value="806101" table:style-name="ce1">
            <text:p>806101</text:p>
          </table:table-cell>
          <table:table-cell office:value-type="float" office:value="806200" table:style-name="ce1">
            <text:p>806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" table:style-name="ce1">
            <text:p>1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string" table:style-name="ce1">
            <text:p>XCO-829</text:p>
          </table:table-cell>
          <table:table-cell office:value-type="string" table:style-name="ce1">
            <text:p>CORPORACION DE AUTO PARTES S.A.</text:p>
          </table:table-cell>
          <table:table-cell office:value-type="string" table:style-name="ce1">
            <text:p>GUIA MADRE</text:p>
          </table:table-cell>
          <table:table-cell office:value-type="float" office:value="806967" table:style-name="ce1">
            <text:p>806967</text:p>
          </table:table-cell>
          <table:table-cell office:value-type="float" office:value="807000" table:style-name="ce1">
            <text:p>80700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" table:style-name="ce1">
            <text:p>1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string" table:style-name="ce1">
            <text:p>XCO-933</text:p>
          </table:table-cell>
          <table:table-cell office:value-type="string" table:style-name="ce1">
            <text:p>BY OPOTRUNO</text:p>
          </table:table-cell>
          <table:table-cell office:value-type="string" table:style-name="ce1">
            <text:p>GUIA MADRE</text:p>
          </table:table-cell>
          <table:table-cell office:value-type="float" office:value="807001" table:style-name="ce1">
            <text:p>807001</text:p>
          </table:table-cell>
          <table:table-cell office:value-type="float" office:value="807050" table:style-name="ce1">
            <text:p>807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string" table:style-name="ce1">
            <text:p>XCO-384</text:p>
          </table:table-cell>
          <table:table-cell office:value-type="string" table:style-name="ce1">
            <text:p>LIBRERIA SAN PABLO</text:p>
          </table:table-cell>
          <table:table-cell office:value-type="string" table:style-name="ce1">
            <text:p>GUIA MADRE</text:p>
          </table:table-cell>
          <table:table-cell office:value-type="float" office:value="807051" table:style-name="ce1">
            <text:p>807051</text:p>
          </table:table-cell>
          <table:table-cell office:value-type="float" office:value="807100" table:style-name="ce1">
            <text:p>8071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string" table:style-name="ce1">
            <text:p>XCO-969</text:p>
          </table:table-cell>
          <table:table-cell office:value-type="string" table:style-name="ce1">
            <text:p>PRODUCTOS Y SERVICIOS ESTRATEGICOS BLU MARINNE, S.A.</text:p>
          </table:table-cell>
          <table:table-cell office:value-type="string" table:style-name="ce1">
            <text:p>GUIA MADRE</text:p>
          </table:table-cell>
          <table:table-cell office:value-type="float" office:value="807101" table:style-name="ce1">
            <text:p>807101</text:p>
          </table:table-cell>
          <table:table-cell office:value-type="float" office:value="807150" table:style-name="ce1">
            <text:p>807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" table:style-name="ce1">
            <text:p>1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29T00:00:00" table:style-name="ce2">
            <text:p>29/11/2021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807151" table:style-name="ce1">
            <text:p>807151</text:p>
          </table:table-cell>
          <table:table-cell office:value-type="float" office:value="807450" table:style-name="ce1">
            <text:p>8074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" table:style-name="ce1">
            <text:p>1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string" table:style-name="ce1">
            <text:p>GUA-15</text:p>
          </table:table-cell>
          <table:table-cell office:value-type="string" table:style-name="ce1">
            <text:p>MEDIC DE GUATEMALA /// DROGUERIA LOS DOS S,A.</text:p>
          </table:table-cell>
          <table:table-cell office:value-type="string" table:style-name="ce1">
            <text:p>GUIA MADRE</text:p>
          </table:table-cell>
          <table:table-cell office:value-type="float" office:value="807895" table:style-name="ce1">
            <text:p>807895</text:p>
          </table:table-cell>
          <table:table-cell office:value-type="float" office:value="808000" table:style-name="ce1">
            <text:p>808000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" table:style-name="ce1">
            <text:p>1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string" table:style-name="ce1">
            <text:p>GUA-153</text:p>
          </table:table-cell>
          <table:table-cell office:value-type="string" table:style-name="ce1">
            <text:p>RODAMIENTOS DE CENTROAMERICA S,A.</text:p>
          </table:table-cell>
          <table:table-cell office:value-type="string" table:style-name="ce1">
            <text:p>GUIA MADRE</text:p>
          </table:table-cell>
          <table:table-cell office:value-type="float" office:value="808001" table:style-name="ce1">
            <text:p>808001</text:p>
          </table:table-cell>
          <table:table-cell office:value-type="float" office:value="808100" table:style-name="ce1">
            <text:p>808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string" table:style-name="ce1">
            <text:p>XCO-17</text:p>
          </table:table-cell>
          <table:table-cell office:value-type="string" table:style-name="ce1">
            <text:p>NOE ANTONIO MARTINEZ SAMAYOA</text:p>
          </table:table-cell>
          <table:table-cell office:value-type="string" table:style-name="ce1">
            <text:p>GUIA MADRE</text:p>
          </table:table-cell>
          <table:table-cell office:value-type="float" office:value="808101" table:style-name="ce1">
            <text:p>808101</text:p>
          </table:table-cell>
          <table:table-cell office:value-type="float" office:value="808250" table:style-name="ce1">
            <text:p>8082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string" table:style-name="ce1">
            <text:p>XCO-980</text:p>
          </table:table-cell>
          <table:table-cell office:value-type="string" table:style-name="ce1">
            <text:p>FARMACIA LA SOLUCION</text:p>
          </table:table-cell>
          <table:table-cell office:value-type="string" table:style-name="ce1">
            <text:p>GUIA MADRE</text:p>
          </table:table-cell>
          <table:table-cell office:value-type="float" office:value="808251" table:style-name="ce1">
            <text:p>808251</text:p>
          </table:table-cell>
          <table:table-cell office:value-type="float" office:value="808300" table:style-name="ce1">
            <text:p>808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string" table:style-name="ce1">
            <text:p>CON-1002</text:p>
          </table:table-cell>
          <table:table-cell office:value-type="string" table:style-name="ce1">
            <text:p>FARMACIA LA SOLUCION</text:p>
          </table:table-cell>
          <table:table-cell office:value-type="string" table:style-name="ce1">
            <text:p>GUIA MADRE</text:p>
          </table:table-cell>
          <table:table-cell office:value-type="float" office:value="808301" table:style-name="ce1">
            <text:p>808301</text:p>
          </table:table-cell>
          <table:table-cell office:value-type="float" office:value="808350" table:style-name="ce1">
            <text:p>808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date" office:date-value="2021-12-01T00:00:00" table:style-name="ce2">
            <text:p>1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1T00:00:00" table:style-name="ce2">
            <text:p>1/12/2021 00:00</text:p>
          </table:table-cell>
          <table:table-cell office:value-type="string" table:style-name="ce1">
            <text:p>XCO-149</text:p>
          </table:table-cell>
          <table:table-cell office:value-type="string" table:style-name="ce1">
            <text:p>IMPORTACIONES CRESGO, S,A.</text:p>
          </table:table-cell>
          <table:table-cell office:value-type="string" table:style-name="ce1">
            <text:p>GUIA MADRE</text:p>
          </table:table-cell>
          <table:table-cell office:value-type="float" office:value="808467" table:style-name="ce1">
            <text:p>808467</text:p>
          </table:table-cell>
          <table:table-cell office:value-type="float" office:value="808550" table:style-name="ce1">
            <text:p>808550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1-30T00:00:00" table:style-name="ce2">
            <text:p>30/11/2021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GUIA MADRE</text:p>
          </table:table-cell>
          <table:table-cell office:value-type="float" office:value="810851" table:style-name="ce1">
            <text:p>810851</text:p>
          </table:table-cell>
          <table:table-cell office:value-type="float" office:value="811150" table:style-name="ce1">
            <text:p>8111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date" office:date-value="2021-12-01T00:00:00" table:style-name="ce2">
            <text:p>1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1T00:00:00" table:style-name="ce2">
            <text:p>1/12/2021 00:00</text:p>
          </table:table-cell>
          <table:table-cell office:value-type="string" table:style-name="ce1">
            <text:p>XCO-117</text:p>
          </table:table-cell>
          <table:table-cell office:value-type="string" table:style-name="ce1">
            <text:p>COMERCIALIZAROA OM</text:p>
          </table:table-cell>
          <table:table-cell office:value-type="string" table:style-name="ce1">
            <text:p>GUIA MADRE</text:p>
          </table:table-cell>
          <table:table-cell office:value-type="float" office:value="811151" table:style-name="ce1">
            <text:p>811151</text:p>
          </table:table-cell>
          <table:table-cell office:value-type="float" office:value="811300" table:style-name="ce1">
            <text:p>8113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" table:style-name="ce1">
            <text:p>1</text:p>
          </table:table-cell>
          <table:table-cell office:value-type="date" office:date-value="2021-12-01T00:00:00" table:style-name="ce2">
            <text:p>1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1T00:00:00" table:style-name="ce2">
            <text:p>1/12/2021 00:00</text:p>
          </table:table-cell>
          <table:table-cell office:value-type="string" table:style-name="ce1">
            <text:p>XCO-30</text:p>
          </table:table-cell>
          <table:table-cell office:value-type="string" table:style-name="ce1">
            <text:p>CASA DE LOS RODAMIENTOS</text:p>
          </table:table-cell>
          <table:table-cell office:value-type="string" table:style-name="ce1">
            <text:p>GUIA MADRE</text:p>
          </table:table-cell>
          <table:table-cell office:value-type="float" office:value="811301" table:style-name="ce1">
            <text:p>811301</text:p>
          </table:table-cell>
          <table:table-cell office:value-type="float" office:value="811400" table:style-name="ce1">
            <text:p>811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date" office:date-value="2021-12-02T00:00:00" table:style-name="ce2">
            <text:p>2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2T00:00:00" table:style-name="ce2">
            <text:p>2/12/2021 00:00</text:p>
          </table:table-cell>
          <table:table-cell office:value-type="string" table:style-name="ce1">
            <text:p>V03-1011</text:p>
          </table:table-cell>
          <table:table-cell office:value-type="string" table:style-name="ce1">
            <text:p>GAREA DE CREACION</text:p>
          </table:table-cell>
          <table:table-cell office:value-type="string" table:style-name="ce1">
            <text:p>GUIA MADRE</text:p>
          </table:table-cell>
          <table:table-cell office:value-type="float" office:value="811401" table:style-name="ce1">
            <text:p>811401</text:p>
          </table:table-cell>
          <table:table-cell office:value-type="float" office:value="811450" table:style-name="ce1">
            <text:p>811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" table:style-name="ce1">
            <text:p>1</text:p>
          </table:table-cell>
          <table:table-cell office:value-type="date" office:date-value="2021-12-02T00:00:00" table:style-name="ce2">
            <text:p>2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2T00:00:00" table:style-name="ce2">
            <text:p>2/12/2021 00:00</text:p>
          </table:table-cell>
          <table:table-cell office:value-type="string" table:style-name="ce1">
            <text:p>XCO-149</text:p>
          </table:table-cell>
          <table:table-cell office:value-type="string" table:style-name="ce1">
            <text:p>IMPORTACIONES CRESGO, S,A.</text:p>
          </table:table-cell>
          <table:table-cell office:value-type="string" table:style-name="ce1">
            <text:p>GUIA MADRE</text:p>
          </table:table-cell>
          <table:table-cell office:value-type="float" office:value="811451" table:style-name="ce1">
            <text:p>811451</text:p>
          </table:table-cell>
          <table:table-cell office:value-type="float" office:value="811600" table:style-name="ce1">
            <text:p>8116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" table:style-name="ce1">
            <text:p>1</text:p>
          </table:table-cell>
          <table:table-cell office:value-type="date" office:date-value="2021-12-02T00:00:00" table:style-name="ce2">
            <text:p>2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2T00:00:00" table:style-name="ce2">
            <text:p>2/12/2021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811601" table:style-name="ce1">
            <text:p>811601</text:p>
          </table:table-cell>
          <table:table-cell office:value-type="float" office:value="811700" table:style-name="ce1">
            <text:p>8117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" table:style-name="ce1">
            <text:p>1</text:p>
          </table:table-cell>
          <table:table-cell office:value-type="date" office:date-value="2021-12-02T00:00:00" table:style-name="ce2">
            <text:p>2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2T00:00:00" table:style-name="ce2">
            <text:p>2/12/2021 00:00</text:p>
          </table:table-cell>
          <table:table-cell office:value-type="string" table:style-name="ce1">
            <text:p>XCO-253</text:p>
          </table:table-cell>
          <table:table-cell office:value-type="string" table:style-name="ce1">
            <text:p>IMPORTADORA NORTE</text:p>
          </table:table-cell>
          <table:table-cell office:value-type="string" table:style-name="ce1">
            <text:p>GUIA MADRE</text:p>
          </table:table-cell>
          <table:table-cell office:value-type="float" office:value="811701" table:style-name="ce1">
            <text:p>811701</text:p>
          </table:table-cell>
          <table:table-cell office:value-type="float" office:value="811800" table:style-name="ce1">
            <text:p>8118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1" table:style-name="ce1">
            <text:p>1</text:p>
          </table:table-cell>
          <table:table-cell office:value-type="date" office:date-value="2021-12-02T00:00:00" table:style-name="ce2">
            <text:p>2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2T00:00:00" table:style-name="ce2">
            <text:p>2/12/2021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811801" table:style-name="ce1">
            <text:p>811801</text:p>
          </table:table-cell>
          <table:table-cell office:value-type="float" office:value="811875" table:style-name="ce1">
            <text:p>81187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date" office:date-value="2021-12-03T00:00:00" table:style-name="ce2">
            <text:p>3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3T00:00:00" table:style-name="ce2">
            <text:p>3/12/2021 00:00</text:p>
          </table:table-cell>
          <table:table-cell office:value-type="string" table:style-name="ce1">
            <text:p>XCO-322</text:p>
          </table:table-cell>
          <table:table-cell office:value-type="string" table:style-name="ce1">
            <text:p>AUDIO CENTER</text:p>
          </table:table-cell>
          <table:table-cell office:value-type="string" table:style-name="ce1">
            <text:p>GUIA MADRE</text:p>
          </table:table-cell>
          <table:table-cell office:value-type="float" office:value="811906" table:style-name="ce1">
            <text:p>811906</text:p>
          </table:table-cell>
          <table:table-cell office:value-type="float" office:value="812000" table:style-name="ce1">
            <text:p>812000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date" office:date-value="2021-12-06T00:00:00" table:style-name="ce2">
            <text:p>6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6T00:00:00" table:style-name="ce2">
            <text:p>6/12/2021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812211" table:style-name="ce1">
            <text:p>812211</text:p>
          </table:table-cell>
          <table:table-cell office:value-type="float" office:value="812550" table:style-name="ce1">
            <text:p>81255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date" office:date-value="2021-12-09T00:00:00" table:style-name="ce2">
            <text:p>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9T00:00:00" table:style-name="ce2">
            <text:p>9/12/2021 00:00</text:p>
          </table:table-cell>
          <table:table-cell office:value-type="string" table:style-name="ce1">
            <text:p>XCO-953</text:p>
          </table:table-cell>
          <table:table-cell office:value-type="string" table:style-name="ce1">
            <text:p>INVENTIVA COSMETCOS S.A.</text:p>
          </table:table-cell>
          <table:table-cell office:value-type="string" table:style-name="ce1">
            <text:p>GUIA MADRE</text:p>
          </table:table-cell>
          <table:table-cell office:value-type="float" office:value="815052" table:style-name="ce1">
            <text:p>815052</text:p>
          </table:table-cell>
          <table:table-cell office:value-type="float" office:value="815100" table:style-name="ce1">
            <text:p>815100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date" office:date-value="2021-12-09T00:00:00" table:style-name="ce2">
            <text:p>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9T00:00:00" table:style-name="ce2">
            <text:p>9/12/2021 00:00</text:p>
          </table:table-cell>
          <table:table-cell office:value-type="string" table:style-name="ce1">
            <text:p>XCO-831</text:p>
          </table:table-cell>
          <table:table-cell office:value-type="string" table:style-name="ce1">
            <text:p>FREM-COLOR, S.A.</text:p>
          </table:table-cell>
          <table:table-cell office:value-type="string" table:style-name="ce1">
            <text:p>GUIA MADRE</text:p>
          </table:table-cell>
          <table:table-cell office:value-type="float" office:value="815101" table:style-name="ce1">
            <text:p>815101</text:p>
          </table:table-cell>
          <table:table-cell office:value-type="float" office:value="815150" table:style-name="ce1">
            <text:p>815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" table:style-name="ce1">
            <text:p>1</text:p>
          </table:table-cell>
          <table:table-cell office:value-type="date" office:date-value="2021-12-09T00:00:00" table:style-name="ce2">
            <text:p>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9T00:00:00" table:style-name="ce2">
            <text:p>9/12/2021 00:00</text:p>
          </table:table-cell>
          <table:table-cell office:value-type="string" table:style-name="ce1">
            <text:p>XCO-321</text:p>
          </table:table-cell>
          <table:table-cell office:value-type="string" table:style-name="ce1">
            <text:p>EDICIONES SAN PABLO, S.A.</text:p>
          </table:table-cell>
          <table:table-cell office:value-type="string" table:style-name="ce1">
            <text:p>GUIA MADRE</text:p>
          </table:table-cell>
          <table:table-cell office:value-type="float" office:value="815151" table:style-name="ce1">
            <text:p>815151</text:p>
          </table:table-cell>
          <table:table-cell office:value-type="float" office:value="815200" table:style-name="ce1">
            <text:p>815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" table:style-name="ce1">
            <text:p>1</text:p>
          </table:table-cell>
          <table:table-cell office:value-type="date" office:date-value="2021-12-09T00:00:00" table:style-name="ce2">
            <text:p>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9T00:00:00" table:style-name="ce2">
            <text:p>9/12/2021 00:00</text:p>
          </table:table-cell>
          <table:table-cell office:value-type="string" table:style-name="ce1">
            <text:p>XCO-843</text:p>
          </table:table-cell>
          <table:table-cell office:value-type="string" table:style-name="ce1">
            <text:p>DISMAJO, S.A.</text:p>
          </table:table-cell>
          <table:table-cell office:value-type="string" table:style-name="ce1">
            <text:p>GUIA MADRE</text:p>
          </table:table-cell>
          <table:table-cell office:value-type="float" office:value="815201" table:style-name="ce1">
            <text:p>815201</text:p>
          </table:table-cell>
          <table:table-cell office:value-type="float" office:value="815300" table:style-name="ce1">
            <text:p>815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1" table:style-name="ce1">
            <text:p>1</text:p>
          </table:table-cell>
          <table:table-cell office:value-type="date" office:date-value="2021-12-09T00:00:00" table:style-name="ce2">
            <text:p>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9T00:00:00" table:style-name="ce2">
            <text:p>9/12/2021 00:00</text:p>
          </table:table-cell>
          <table:table-cell office:value-type="string" table:style-name="ce1">
            <text:p>XCO-572</text:p>
          </table:table-cell>
          <table:table-cell office:value-type="string" table:style-name="ce1">
            <text:p>ALMACEN EL CISNE</text:p>
          </table:table-cell>
          <table:table-cell office:value-type="string" table:style-name="ce1">
            <text:p>GUIA MADRE</text:p>
          </table:table-cell>
          <table:table-cell office:value-type="float" office:value="815501" table:style-name="ce1">
            <text:p>815501</text:p>
          </table:table-cell>
          <table:table-cell office:value-type="float" office:value="815550" table:style-name="ce1">
            <text:p>815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1" table:style-name="ce1">
            <text:p>1</text:p>
          </table:table-cell>
          <table:table-cell office:value-type="date" office:date-value="2021-12-09T00:00:00" table:style-name="ce2">
            <text:p>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9T00:00:00" table:style-name="ce2">
            <text:p>9/12/2021 00:00</text:p>
          </table:table-cell>
          <table:table-cell office:value-type="string" table:style-name="ce1">
            <text:p>XCO-2</text:p>
          </table:table-cell>
          <table:table-cell office:value-type="string" table:style-name="ce1">
            <text:p>ALMACEN EMMA</text:p>
          </table:table-cell>
          <table:table-cell office:value-type="string" table:style-name="ce1">
            <text:p>GUIA MADRE</text:p>
          </table:table-cell>
          <table:table-cell office:value-type="float" office:value="815701" table:style-name="ce1">
            <text:p>815701</text:p>
          </table:table-cell>
          <table:table-cell office:value-type="float" office:value="815850" table:style-name="ce1">
            <text:p>8158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1" table:style-name="ce1">
            <text:p>1</text:p>
          </table:table-cell>
          <table:table-cell office:value-type="date" office:date-value="2021-12-09T00:00:00" table:style-name="ce2">
            <text:p>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09T00:00:00" table:style-name="ce2">
            <text:p>9/12/2021 00:00</text:p>
          </table:table-cell>
          <table:table-cell office:value-type="string" table:style-name="ce1">
            <text:p>XCO-831</text:p>
          </table:table-cell>
          <table:table-cell office:value-type="string" table:style-name="ce1">
            <text:p>FREM-COLOR, S.A.</text:p>
          </table:table-cell>
          <table:table-cell office:value-type="string" table:style-name="ce1">
            <text:p>GUIA MADRE</text:p>
          </table:table-cell>
          <table:table-cell office:value-type="float" office:value="815851" table:style-name="ce1">
            <text:p>815851</text:p>
          </table:table-cell>
          <table:table-cell office:value-type="float" office:value="815900" table:style-name="ce1">
            <text:p>815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1" table:style-name="ce1">
            <text:p>1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string" table:style-name="ce1">
            <text:p>XCO-32</text:p>
          </table:table-cell>
          <table:table-cell office:value-type="string" table:style-name="ce1">
            <text:p>INVERSIONES ASIATICAS GUATEMALA S,A.</text:p>
          </table:table-cell>
          <table:table-cell office:value-type="string" table:style-name="ce1">
            <text:p>GUIA MADRE</text:p>
          </table:table-cell>
          <table:table-cell office:value-type="float" office:value="816301" table:style-name="ce1">
            <text:p>816301</text:p>
          </table:table-cell>
          <table:table-cell office:value-type="float" office:value="816400" table:style-name="ce1">
            <text:p>816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1" table:style-name="ce1">
            <text:p>1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string" table:style-name="ce1">
            <text:p>XCO-969</text:p>
          </table:table-cell>
          <table:table-cell office:value-type="string" table:style-name="ce1">
            <text:p>PRODUCTOS Y SERVICIOS ESTRATEGICOS BLU MARINNE, S.A.</text:p>
          </table:table-cell>
          <table:table-cell office:value-type="string" table:style-name="ce1">
            <text:p>GUIA MADRE</text:p>
          </table:table-cell>
          <table:table-cell office:value-type="float" office:value="821411" table:style-name="ce1">
            <text:p>821411</text:p>
          </table:table-cell>
          <table:table-cell office:value-type="float" office:value="821450" table:style-name="ce1">
            <text:p>821450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" table:style-name="ce1">
            <text:p>1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string" table:style-name="ce1">
            <text:p>XCO-811</text:p>
          </table:table-cell>
          <table:table-cell office:value-type="string" table:style-name="ce1">
            <text:p>MULTISERVICIOS IDEART</text:p>
          </table:table-cell>
          <table:table-cell office:value-type="string" table:style-name="ce1">
            <text:p>GUIA MADRE</text:p>
          </table:table-cell>
          <table:table-cell office:value-type="float" office:value="821451" table:style-name="ce1">
            <text:p>821451</text:p>
          </table:table-cell>
          <table:table-cell office:value-type="float" office:value="821500" table:style-name="ce1">
            <text:p>821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string" table:style-name="ce1">
            <text:p>XCO-268</text:p>
          </table:table-cell>
          <table:table-cell office:value-type="string" table:style-name="ce1">
            <text:p>MOTOREPUESTOS GP</text:p>
          </table:table-cell>
          <table:table-cell office:value-type="string" table:style-name="ce1">
            <text:p>GUIA MADRE</text:p>
          </table:table-cell>
          <table:table-cell office:value-type="float" office:value="821501" table:style-name="ce1">
            <text:p>821501</text:p>
          </table:table-cell>
          <table:table-cell office:value-type="float" office:value="821550" table:style-name="ce1">
            <text:p>821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string" table:style-name="ce1">
            <text:p>GUA-269</text:p>
          </table:table-cell>
          <table:table-cell office:value-type="string" table:style-name="ce1">
            <text:p>MOTOREPUESTOS GP</text:p>
          </table:table-cell>
          <table:table-cell office:value-type="string" table:style-name="ce1">
            <text:p>GUIA MADRE</text:p>
          </table:table-cell>
          <table:table-cell office:value-type="float" office:value="821551" table:style-name="ce1">
            <text:p>821551</text:p>
          </table:table-cell>
          <table:table-cell office:value-type="float" office:value="821600" table:style-name="ce1">
            <text:p>8216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" table:style-name="ce1">
            <text:p>1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string" table:style-name="ce1">
            <text:p>XCO-1035</text:p>
          </table:table-cell>
          <table:table-cell office:value-type="string" table:style-name="ce1">
            <text:p>PICKYGT</text:p>
          </table:table-cell>
          <table:table-cell office:value-type="string" table:style-name="ce1">
            <text:p>GUIA MADRE</text:p>
          </table:table-cell>
          <table:table-cell office:value-type="float" office:value="821601" table:style-name="ce1">
            <text:p>821601</text:p>
          </table:table-cell>
          <table:table-cell office:value-type="float" office:value="821650" table:style-name="ce1">
            <text:p>8216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" table:style-name="ce1">
            <text:p>1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3T00:00:00" table:style-name="ce2">
            <text:p>13/12/2021 00:00</text:p>
          </table:table-cell>
          <table:table-cell office:value-type="string" table:style-name="ce1">
            <text:p>XCO-1036</text:p>
          </table:table-cell>
          <table:table-cell office:value-type="string" table:style-name="ce1">
            <text:p>ALDOS DE ITALIA, S.A.</text:p>
          </table:table-cell>
          <table:table-cell office:value-type="string" table:style-name="ce1">
            <text:p>GUIA MADRE</text:p>
          </table:table-cell>
          <table:table-cell office:value-type="float" office:value="821651" table:style-name="ce1">
            <text:p>821651</text:p>
          </table:table-cell>
          <table:table-cell office:value-type="float" office:value="821700" table:style-name="ce1">
            <text:p>821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1" table:style-name="ce1">
            <text:p>1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string" table:style-name="ce1">
            <text:p>XCO-1004</text:p>
          </table:table-cell>
          <table:table-cell office:value-type="string" table:style-name="ce1">
            <text:p>SABY STATIONERY</text:p>
          </table:table-cell>
          <table:table-cell office:value-type="string" table:style-name="ce1">
            <text:p>GUIA MADRE</text:p>
          </table:table-cell>
          <table:table-cell office:value-type="float" office:value="822051" table:style-name="ce1">
            <text:p>822051</text:p>
          </table:table-cell>
          <table:table-cell office:value-type="float" office:value="822100" table:style-name="ce1">
            <text:p>8221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string" table:style-name="ce1">
            <text:p>XCO-883</text:p>
          </table:table-cell>
          <table:table-cell office:value-type="string" table:style-name="ce1">
            <text:p>CALZADO ADRIANA</text:p>
          </table:table-cell>
          <table:table-cell office:value-type="string" table:style-name="ce1">
            <text:p>GUIA MADRE</text:p>
          </table:table-cell>
          <table:table-cell office:value-type="float" office:value="822101" table:style-name="ce1">
            <text:p>822101</text:p>
          </table:table-cell>
          <table:table-cell office:value-type="float" office:value="822150" table:style-name="ce1">
            <text:p>822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822261" table:style-name="ce1">
            <text:p>822261</text:p>
          </table:table-cell>
          <table:table-cell office:value-type="float" office:value="822550" table:style-name="ce1">
            <text:p>82255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826551" table:style-name="ce1">
            <text:p>826551</text:p>
          </table:table-cell>
          <table:table-cell office:value-type="float" office:value="826850" table:style-name="ce1">
            <text:p>8268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" table:style-name="ce1">
            <text:p>1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6T00:00:00" table:style-name="ce2">
            <text:p>16/12/2021 00:00</text:p>
          </table:table-cell>
          <table:table-cell office:value-type="string" table:style-name="ce1">
            <text:p>GUA-158</text:p>
          </table:table-cell>
          <table:table-cell office:value-type="string" table:style-name="ce1">
            <text:p>INDUSTRIAS DE LA RIVA, S,A.</text:p>
          </table:table-cell>
          <table:table-cell office:value-type="string" table:style-name="ce1">
            <text:p>GUIA MADRE</text:p>
          </table:table-cell>
          <table:table-cell office:value-type="float" office:value="826851" table:style-name="ce1">
            <text:p>826851</text:p>
          </table:table-cell>
          <table:table-cell office:value-type="float" office:value="826950" table:style-name="ce1">
            <text:p>826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" table:style-name="ce1">
            <text:p>1</text:p>
          </table:table-cell>
          <table:table-cell office:value-type="date" office:date-value="2021-12-17T00:00:00" table:style-name="ce2">
            <text:p>17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17T00:00:00" table:style-name="ce2">
            <text:p>17/12/2021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GUIA MADRE</text:p>
          </table:table-cell>
          <table:table-cell office:value-type="float" office:value="827367" table:style-name="ce1">
            <text:p>827367</text:p>
          </table:table-cell>
          <table:table-cell office:value-type="float" office:value="827700" table:style-name="ce1">
            <text:p>827700</text:p>
          </table:table-cell>
          <table:table-cell office:value-type="float" office:value="334" table:style-name="ce1">
            <text:p>3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date" office:date-value="2022-01-03T00:00:00" table:style-name="ce2">
            <text:p>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3T00:00:00" table:style-name="ce2">
            <text:p>3/01/2022 00:00</text:p>
          </table:table-cell>
          <table:table-cell office:value-type="string" table:style-name="ce1">
            <text:p>XCO-427</text:p>
          </table:table-cell>
          <table:table-cell office:value-type="string" table:style-name="ce1">
            <text:p>DISTRIBUIDORA INDUSTRIAL AG</text:p>
          </table:table-cell>
          <table:table-cell office:value-type="string" table:style-name="ce1">
            <text:p>GUIA MADRE</text:p>
          </table:table-cell>
          <table:table-cell office:value-type="float" office:value="828001" table:style-name="ce1">
            <text:p>828001</text:p>
          </table:table-cell>
          <table:table-cell office:value-type="float" office:value="828100" table:style-name="ce1">
            <text:p>828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string" table:style-name="ce1">
            <text:p>XCO-952</text:p>
          </table:table-cell>
          <table:table-cell office:value-type="string" table:style-name="ce1">
            <text:p>NOVOCOLOR, S.A.</text:p>
          </table:table-cell>
          <table:table-cell office:value-type="string" table:style-name="ce1">
            <text:p>GUIA MADRE</text:p>
          </table:table-cell>
          <table:table-cell office:value-type="float" office:value="828101" table:style-name="ce1">
            <text:p>828101</text:p>
          </table:table-cell>
          <table:table-cell office:value-type="float" office:value="828200" table:style-name="ce1">
            <text:p>828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1" table:style-name="ce1">
            <text:p>1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string" table:style-name="ce1">
            <text:p>XCO-786</text:p>
          </table:table-cell>
          <table:table-cell office:value-type="string" table:style-name="ce1">
            <text:p>MANUFACTURAS TEXTILES PERFECTA, S.A.</text:p>
          </table:table-cell>
          <table:table-cell office:value-type="string" table:style-name="ce1">
            <text:p>GUIA MADRE</text:p>
          </table:table-cell>
          <table:table-cell office:value-type="float" office:value="828201" table:style-name="ce1">
            <text:p>828201</text:p>
          </table:table-cell>
          <table:table-cell office:value-type="float" office:value="828250" table:style-name="ce1">
            <text:p>8282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" table:style-name="ce1">
            <text:p>1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828251" table:style-name="ce1">
            <text:p>828251</text:p>
          </table:table-cell>
          <table:table-cell office:value-type="float" office:value="828350" table:style-name="ce1">
            <text:p>8283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string" table:style-name="ce1">
            <text:p>XCO-1020</text:p>
          </table:table-cell>
          <table:table-cell office:value-type="string" table:style-name="ce1">
            <text:p>FALSET// CENTRO OPTICO</text:p>
          </table:table-cell>
          <table:table-cell office:value-type="string" table:style-name="ce1">
            <text:p>GUIA MADRE</text:p>
          </table:table-cell>
          <table:table-cell office:value-type="float" office:value="828451" table:style-name="ce1">
            <text:p>828451</text:p>
          </table:table-cell>
          <table:table-cell office:value-type="float" office:value="828500" table:style-name="ce1">
            <text:p>828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" table:style-name="ce1">
            <text:p>1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string" table:style-name="ce1">
            <text:p>XCO-1032</text:p>
          </table:table-cell>
          <table:table-cell office:value-type="string" table:style-name="ce1">
            <text:p>SERVI FILM</text:p>
          </table:table-cell>
          <table:table-cell office:value-type="string" table:style-name="ce1">
            <text:p>GUIA MADRE</text:p>
          </table:table-cell>
          <table:table-cell office:value-type="float" office:value="828501" table:style-name="ce1">
            <text:p>828501</text:p>
          </table:table-cell>
          <table:table-cell office:value-type="float" office:value="828550" table:style-name="ce1">
            <text:p>828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0T00:00:00" table:style-name="ce2">
            <text:p>20/12/2021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828551" table:style-name="ce1">
            <text:p>828551</text:p>
          </table:table-cell>
          <table:table-cell office:value-type="float" office:value="828850" table:style-name="ce1">
            <text:p>8288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1" table:style-name="ce1">
            <text:p>1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string" table:style-name="ce1">
            <text:p>XCO-396</text:p>
          </table:table-cell>
          <table:table-cell office:value-type="string" table:style-name="ce1">
            <text:p>PROSEINSA</text:p>
          </table:table-cell>
          <table:table-cell office:value-type="string" table:style-name="ce1">
            <text:p>GUIA MADRE</text:p>
          </table:table-cell>
          <table:table-cell office:value-type="float" office:value="828876" table:style-name="ce1">
            <text:p>828876</text:p>
          </table:table-cell>
          <table:table-cell office:value-type="float" office:value="828950" table:style-name="ce1">
            <text:p>82895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" table:style-name="ce1">
            <text:p>1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string" table:style-name="ce1">
            <text:p>XCO-911</text:p>
          </table:table-cell>
          <table:table-cell office:value-type="string" table:style-name="ce1">
            <text:p>ALMACEN EL FESTIVAL</text:p>
          </table:table-cell>
          <table:table-cell office:value-type="string" table:style-name="ce1">
            <text:p>GUIA MADRE</text:p>
          </table:table-cell>
          <table:table-cell office:value-type="float" office:value="828951" table:style-name="ce1">
            <text:p>828951</text:p>
          </table:table-cell>
          <table:table-cell office:value-type="float" office:value="829001" table:style-name="ce1">
            <text:p>829001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1" table:style-name="ce1">
            <text:p>1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GUIA MADRE</text:p>
          </table:table-cell>
          <table:table-cell office:value-type="float" office:value="829002" table:style-name="ce1">
            <text:p>829002</text:p>
          </table:table-cell>
          <table:table-cell office:value-type="float" office:value="829300" table:style-name="ce1">
            <text:p>829300</text:p>
          </table:table-cell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" table:style-name="ce1">
            <text:p>1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1T00:00:00" table:style-name="ce2">
            <text:p>21/12/2021 00:00</text:p>
          </table:table-cell>
          <table:table-cell office:value-type="string" table:style-name="ce1">
            <text:p>XCO-30</text:p>
          </table:table-cell>
          <table:table-cell office:value-type="string" table:style-name="ce1">
            <text:p>CASA DE LOS RODAMIENTOS</text:p>
          </table:table-cell>
          <table:table-cell office:value-type="string" table:style-name="ce1">
            <text:p>GUIA MADRE</text:p>
          </table:table-cell>
          <table:table-cell office:value-type="float" office:value="829301" table:style-name="ce1">
            <text:p>829301</text:p>
          </table:table-cell>
          <table:table-cell office:value-type="float" office:value="829350" table:style-name="ce1">
            <text:p>829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date" office:date-value="2021-12-22T00:00:00" table:style-name="ce2">
            <text:p>22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2T00:00:00" table:style-name="ce2">
            <text:p>22/12/2021 00:00</text:p>
          </table:table-cell>
          <table:table-cell office:value-type="string" table:style-name="ce1">
            <text:p>XCO-708</text:p>
          </table:table-cell>
          <table:table-cell office:value-type="string" table:style-name="ce1">
            <text:p>DALIA MU?OZ</text:p>
          </table:table-cell>
          <table:table-cell office:value-type="string" table:style-name="ce1">
            <text:p>GUIA MADRE</text:p>
          </table:table-cell>
          <table:table-cell office:value-type="float" office:value="829451" table:style-name="ce1">
            <text:p>829451</text:p>
          </table:table-cell>
          <table:table-cell office:value-type="float" office:value="829550" table:style-name="ce1">
            <text:p>829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1" table:style-name="ce1">
            <text:p>1</text:p>
          </table:table-cell>
          <table:table-cell office:value-type="date" office:date-value="2021-12-22T00:00:00" table:style-name="ce2">
            <text:p>22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2T00:00:00" table:style-name="ce2">
            <text:p>22/12/2021 00:00</text:p>
          </table:table-cell>
          <table:table-cell office:value-type="string" table:style-name="ce1">
            <text:p>XCO-914</text:p>
          </table:table-cell>
          <table:table-cell office:value-type="string" table:style-name="ce1">
            <text:p>PACA EXPRESS</text:p>
          </table:table-cell>
          <table:table-cell office:value-type="string" table:style-name="ce1">
            <text:p>GUIA MADRE</text:p>
          </table:table-cell>
          <table:table-cell office:value-type="float" office:value="829551" table:style-name="ce1">
            <text:p>829551</text:p>
          </table:table-cell>
          <table:table-cell office:value-type="float" office:value="829600" table:style-name="ce1">
            <text:p>8296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date" office:date-value="2021-12-27T00:00:00" table:style-name="ce2">
            <text:p>27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7T00:00:00" table:style-name="ce2">
            <text:p>27/12/2021 00:00</text:p>
          </table:table-cell>
          <table:table-cell office:value-type="string" table:style-name="ce1">
            <text:p>ESC</text:p>
          </table:table-cell>
          <table:table-cell office:value-type="string" table:style-name="ce1">
            <text:p>AGENCIA ESCUINTLA</text:p>
          </table:table-cell>
          <table:table-cell office:value-type="string" table:style-name="ce1">
            <text:p>GUIA MADRE</text:p>
          </table:table-cell>
          <table:table-cell office:value-type="float" office:value="829901" table:style-name="ce1">
            <text:p>829901</text:p>
          </table:table-cell>
          <table:table-cell office:value-type="float" office:value="830250" table:style-name="ce1">
            <text:p>83025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1" table:style-name="ce1">
            <text:p>1</text:p>
          </table:table-cell>
          <table:table-cell office:value-type="date" office:date-value="2021-12-28T00:00:00" table:style-name="ce2">
            <text:p>28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8T00:00:00" table:style-name="ce2">
            <text:p>28/12/2021 00:00</text:p>
          </table:table-cell>
          <table:table-cell office:value-type="string" table:style-name="ce1">
            <text:p>XEL-56</text:p>
          </table:table-cell>
          <table:table-cell office:value-type="string" table:style-name="ce1">
            <text:p>PROMOCIONES Y VENTAS DE OCCIDENTE</text:p>
          </table:table-cell>
          <table:table-cell office:value-type="string" table:style-name="ce1">
            <text:p>GUIA MADRE</text:p>
          </table:table-cell>
          <table:table-cell office:value-type="float" office:value="830851" table:style-name="ce1">
            <text:p>830851</text:p>
          </table:table-cell>
          <table:table-cell office:value-type="float" office:value="830950" table:style-name="ce1">
            <text:p>8309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office:value-type="date" office:date-value="2021-12-28T00:00:00" table:style-name="ce2">
            <text:p>28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8T00:00:00" table:style-name="ce2">
            <text:p>28/12/2021 00:00</text:p>
          </table:table-cell>
          <table:table-cell office:value-type="string" table:style-name="ce1">
            <text:p>XCO-831</text:p>
          </table:table-cell>
          <table:table-cell office:value-type="string" table:style-name="ce1">
            <text:p>FREM-COLOR, S.A.</text:p>
          </table:table-cell>
          <table:table-cell office:value-type="string" table:style-name="ce1">
            <text:p>GUIA MADRE</text:p>
          </table:table-cell>
          <table:table-cell office:value-type="float" office:value="830951" table:style-name="ce1">
            <text:p>830951</text:p>
          </table:table-cell>
          <table:table-cell office:value-type="float" office:value="831000" table:style-name="ce1">
            <text:p>831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date" office:date-value="2021-12-28T00:00:00" table:style-name="ce2">
            <text:p>28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8T00:00:00" table:style-name="ce2">
            <text:p>28/12/2021 00:00</text:p>
          </table:table-cell>
          <table:table-cell office:value-type="string" table:style-name="ce1">
            <text:p>XCO-496</text:p>
          </table:table-cell>
          <table:table-cell office:value-type="string" table:style-name="ce1">
            <text:p>NAT &amp; CO MAYOREO</text:p>
          </table:table-cell>
          <table:table-cell office:value-type="string" table:style-name="ce1">
            <text:p>GUIA MADRE</text:p>
          </table:table-cell>
          <table:table-cell office:value-type="float" office:value="831001" table:style-name="ce1">
            <text:p>831001</text:p>
          </table:table-cell>
          <table:table-cell office:value-type="float" office:value="831200" table:style-name="ce1">
            <text:p>8312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1" table:style-name="ce1">
            <text:p>1</text:p>
          </table:table-cell>
          <table:table-cell office:value-type="date" office:date-value="2021-12-28T00:00:00" table:style-name="ce2">
            <text:p>28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8T00:00:00" table:style-name="ce2">
            <text:p>28/12/2021 00:00</text:p>
          </table:table-cell>
          <table:table-cell office:value-type="string" table:style-name="ce1">
            <text:p>XCO-29</text:p>
          </table:table-cell>
          <table:table-cell office:value-type="string" table:style-name="ce1">
            <text:p>HIVISA</text:p>
          </table:table-cell>
          <table:table-cell office:value-type="string" table:style-name="ce1">
            <text:p>GUIA MADRE</text:p>
          </table:table-cell>
          <table:table-cell office:value-type="float" office:value="831201" table:style-name="ce1">
            <text:p>831201</text:p>
          </table:table-cell>
          <table:table-cell office:value-type="float" office:value="831400" table:style-name="ce1">
            <text:p>8314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" table:style-name="ce1">
            <text:p>1</text:p>
          </table:table-cell>
          <table:table-cell office:value-type="date" office:date-value="2021-12-29T00:00:00" table:style-name="ce2">
            <text:p>2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9T00:00:00" table:style-name="ce2">
            <text:p>29/12/2021 00:00</text:p>
          </table:table-cell>
          <table:table-cell office:value-type="string" table:style-name="ce1">
            <text:p>XCO-283</text:p>
          </table:table-cell>
          <table:table-cell office:value-type="string" table:style-name="ce1">
            <text:p>PACOL</text:p>
          </table:table-cell>
          <table:table-cell office:value-type="string" table:style-name="ce1">
            <text:p>GUIA MADRE</text:p>
          </table:table-cell>
          <table:table-cell office:value-type="float" office:value="831551" table:style-name="ce1">
            <text:p>831551</text:p>
          </table:table-cell>
          <table:table-cell office:value-type="float" office:value="831600" table:style-name="ce1">
            <text:p>8316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" table:style-name="ce1">
            <text:p>1</text:p>
          </table:table-cell>
          <table:table-cell office:value-type="date" office:date-value="2021-12-29T00:00:00" table:style-name="ce2">
            <text:p>2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9T00:00:00" table:style-name="ce2">
            <text:p>29/12/2021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831601" table:style-name="ce1">
            <text:p>831601</text:p>
          </table:table-cell>
          <table:table-cell office:value-type="float" office:value="831700" table:style-name="ce1">
            <text:p>8317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date" office:date-value="2021-12-29T00:00:00" table:style-name="ce2">
            <text:p>2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9T00:00:00" table:style-name="ce2">
            <text:p>29/12/2021 00:00</text:p>
          </table:table-cell>
          <table:table-cell office:value-type="string" table:style-name="ce1">
            <text:p>XCO-1038</text:p>
          </table:table-cell>
          <table:table-cell office:value-type="string" table:style-name="ce1">
            <text:p>AUTOHOUS</text:p>
          </table:table-cell>
          <table:table-cell office:value-type="string" table:style-name="ce1">
            <text:p>GUIA MADRE</text:p>
          </table:table-cell>
          <table:table-cell office:value-type="float" office:value="831701" table:style-name="ce1">
            <text:p>831701</text:p>
          </table:table-cell>
          <table:table-cell office:value-type="float" office:value="831750" table:style-name="ce1">
            <text:p>8317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date" office:date-value="2022-01-03T00:00:00" table:style-name="ce2">
            <text:p>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3T00:00:00" table:style-name="ce2">
            <text:p>3/01/2022 00:00</text:p>
          </table:table-cell>
          <table:table-cell office:value-type="string" table:style-name="ce1">
            <text:p>XCO-846</text:p>
          </table:table-cell>
          <table:table-cell office:value-type="string" table:style-name="ce1">
            <text:p>EKA REPOSTERIA</text:p>
          </table:table-cell>
          <table:table-cell office:value-type="string" table:style-name="ce1">
            <text:p>GUIA MADRE</text:p>
          </table:table-cell>
          <table:table-cell office:value-type="float" office:value="831901" table:style-name="ce1">
            <text:p>831901</text:p>
          </table:table-cell>
          <table:table-cell office:value-type="float" office:value="832000" table:style-name="ce1">
            <text:p>8320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date" office:date-value="2022-01-03T00:00:00" table:style-name="ce2">
            <text:p>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3T00:00:00" table:style-name="ce2">
            <text:p>3/01/2022 00:00</text:p>
          </table:table-cell>
          <table:table-cell office:value-type="string" table:style-name="ce1">
            <text:p>PRE-795</text:p>
          </table:table-cell>
          <table:table-cell office:value-type="string" table:style-name="ce1">
            <text:p>DISTRIBUIDORA DAKO</text:p>
          </table:table-cell>
          <table:table-cell office:value-type="string" table:style-name="ce1">
            <text:p>GUIA MADRE</text:p>
          </table:table-cell>
          <table:table-cell office:value-type="float" office:value="832001" table:style-name="ce1">
            <text:p>832001</text:p>
          </table:table-cell>
          <table:table-cell office:value-type="float" office:value="832100" table:style-name="ce1">
            <text:p>832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" table:style-name="ce1">
            <text:p>1</text:p>
          </table:table-cell>
          <table:table-cell office:value-type="date" office:date-value="2022-01-03T00:00:00" table:style-name="ce2">
            <text:p>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3T00:00:00" table:style-name="ce2">
            <text:p>3/01/2022 00:00</text:p>
          </table:table-cell>
          <table:table-cell office:value-type="string" table:style-name="ce1">
            <text:p>XCO-695</text:p>
          </table:table-cell>
          <table:table-cell office:value-type="string" table:style-name="ce1">
            <text:p>WACHALAL //FUENTES DEL ESTILO S,A.</text:p>
          </table:table-cell>
          <table:table-cell office:value-type="string" table:style-name="ce1">
            <text:p>GUIA MADRE</text:p>
          </table:table-cell>
          <table:table-cell office:value-type="float" office:value="832101" table:style-name="ce1">
            <text:p>832101</text:p>
          </table:table-cell>
          <table:table-cell office:value-type="float" office:value="832250" table:style-name="ce1">
            <text:p>8322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" table:style-name="ce1">
            <text:p>1</text:p>
          </table:table-cell>
          <table:table-cell office:value-type="date" office:date-value="2022-01-03T00:00:00" table:style-name="ce2">
            <text:p>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3T00:00:00" table:style-name="ce2">
            <text:p>3/01/2022 00:00</text:p>
          </table:table-cell>
          <table:table-cell office:value-type="string" table:style-name="ce1">
            <text:p>XCO-81</text:p>
          </table:table-cell>
          <table:table-cell office:value-type="string" table:style-name="ce1">
            <text:p>MULTINEGOCIOS GENERALES S,A.</text:p>
          </table:table-cell>
          <table:table-cell office:value-type="string" table:style-name="ce1">
            <text:p>GUIA MADRE</text:p>
          </table:table-cell>
          <table:table-cell office:value-type="float" office:value="832251" table:style-name="ce1">
            <text:p>832251</text:p>
          </table:table-cell>
          <table:table-cell office:value-type="float" office:value="832300" table:style-name="ce1">
            <text:p>832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date" office:date-value="2022-01-03T00:00:00" table:style-name="ce2">
            <text:p>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3T00:00:00" table:style-name="ce2">
            <text:p>3/01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832301" table:style-name="ce1">
            <text:p>832301</text:p>
          </table:table-cell>
          <table:table-cell office:value-type="float" office:value="832550" table:style-name="ce1">
            <text:p>832550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" table:style-name="ce1">
            <text:p>1</text:p>
          </table:table-cell>
          <table:table-cell office:value-type="date" office:date-value="2021-12-29T00:00:00" table:style-name="ce2">
            <text:p>29/12/2021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1-12-29T00:00:00" table:style-name="ce2">
            <text:p>29/12/2021 00:00</text:p>
          </table:table-cell>
          <table:table-cell office:value-type="string" table:style-name="ce1">
            <text:p>GUA-8570</text:p>
          </table:table-cell>
          <table:table-cell office:value-type="string" table:style-name="ce1">
            <text:p>IMPORTADORA FIESTA Y CIA LTDA</text:p>
          </table:table-cell>
          <table:table-cell office:value-type="string" table:style-name="ce1">
            <text:p>GUIA MADRE</text:p>
          </table:table-cell>
          <table:table-cell office:value-type="float" office:value="832551" table:style-name="ce1">
            <text:p>832551</text:p>
          </table:table-cell>
          <table:table-cell office:value-type="float" office:value="834550" table:style-name="ce1">
            <text:p>834550</text:p>
          </table:table-cell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" table:style-name="ce1">
            <text:p>1</text:p>
          </table:table-cell>
          <table:table-cell office:value-type="date" office:date-value="2022-01-03T00:00:00" table:style-name="ce2">
            <text:p>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3T00:00:00" table:style-name="ce2">
            <text:p>3/01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834551" table:style-name="ce1">
            <text:p>834551</text:p>
          </table:table-cell>
          <table:table-cell office:value-type="float" office:value="834650" table:style-name="ce1">
            <text:p>834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" table:style-name="ce1">
            <text:p>1</text:p>
          </table:table-cell>
          <table:table-cell office:value-type="date" office:date-value="2022-01-04T00:00:00" table:style-name="ce2">
            <text:p>4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4T00:00:00" table:style-name="ce2">
            <text:p>4/01/2022 00:00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AGENCIA BARBERENA</text:p>
          </table:table-cell>
          <table:table-cell office:value-type="string" table:style-name="ce1">
            <text:p>GUIA MADRE</text:p>
          </table:table-cell>
          <table:table-cell office:value-type="float" office:value="834651" table:style-name="ce1">
            <text:p>834651</text:p>
          </table:table-cell>
          <table:table-cell office:value-type="float" office:value="834950" table:style-name="ce1">
            <text:p>8349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" table:style-name="ce1">
            <text:p>1</text:p>
          </table:table-cell>
          <table:table-cell office:value-type="date" office:date-value="2022-01-04T00:00:00" table:style-name="ce2">
            <text:p>4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4T00:00:00" table:style-name="ce2">
            <text:p>4/01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834951" table:style-name="ce1">
            <text:p>834951</text:p>
          </table:table-cell>
          <table:table-cell office:value-type="float" office:value="835450" table:style-name="ce1">
            <text:p>835450</text:p>
          </table:table-cell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" table:style-name="ce1">
            <text:p>1</text:p>
          </table:table-cell>
          <table:table-cell office:value-type="date" office:date-value="2022-01-04T00:00:00" table:style-name="ce2">
            <text:p>4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4T00:00:00" table:style-name="ce2">
            <text:p>4/01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835451" table:style-name="ce1">
            <text:p>835451</text:p>
          </table:table-cell>
          <table:table-cell office:value-type="float" office:value="835522" table:style-name="ce1">
            <text:p>835522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date" office:date-value="2022-01-04T00:00:00" table:style-name="ce2">
            <text:p>4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4T00:00:00" table:style-name="ce2">
            <text:p>4/01/2022 00:00</text:p>
          </table:table-cell>
          <table:table-cell office:value-type="string" table:style-name="ce1">
            <text:p>XCO-548</text:p>
          </table:table-cell>
          <table:table-cell office:value-type="string" table:style-name="ce1">
            <text:p>MIA SECRET//JL INTERNACIONAL S,A</text:p>
          </table:table-cell>
          <table:table-cell office:value-type="string" table:style-name="ce1">
            <text:p>GUIA MADRE</text:p>
          </table:table-cell>
          <table:table-cell office:value-type="float" office:value="835523" table:style-name="ce1">
            <text:p>835523</text:p>
          </table:table-cell>
          <table:table-cell office:value-type="float" office:value="835550" table:style-name="ce1">
            <text:p>83555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" table:style-name="ce1">
            <text:p>1</text:p>
          </table:table-cell>
          <table:table-cell office:value-type="date" office:date-value="2022-01-04T00:00:00" table:style-name="ce2">
            <text:p>4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4T00:00:00" table:style-name="ce2">
            <text:p>4/01/2022 00:00</text:p>
          </table:table-cell>
          <table:table-cell office:value-type="string" table:style-name="ce1">
            <text:p>XCO-36</text:p>
          </table:table-cell>
          <table:table-cell office:value-type="string" table:style-name="ce1">
            <text:p>F.P.K. S,A.</text:p>
          </table:table-cell>
          <table:table-cell office:value-type="string" table:style-name="ce1">
            <text:p>GUIA MADRE</text:p>
          </table:table-cell>
          <table:table-cell office:value-type="float" office:value="835951" table:style-name="ce1">
            <text:p>835951</text:p>
          </table:table-cell>
          <table:table-cell office:value-type="float" office:value="836550" table:style-name="ce1">
            <text:p>836550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" table:style-name="ce1">
            <text:p>1</text:p>
          </table:table-cell>
          <table:table-cell office:value-type="date" office:date-value="2022-01-05T00:00:00" table:style-name="ce2">
            <text:p>5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5T00:00:00" table:style-name="ce2">
            <text:p>5/01/2022 00:00</text:p>
          </table:table-cell>
          <table:table-cell office:value-type="string" table:style-name="ce1">
            <text:p>XCO-482</text:p>
          </table:table-cell>
          <table:table-cell office:value-type="string" table:style-name="ce1">
            <text:p>ZONA ACCESORIOS //ROBERTO DELGADO</text:p>
          </table:table-cell>
          <table:table-cell office:value-type="string" table:style-name="ce1">
            <text:p>GUIA MADRE</text:p>
          </table:table-cell>
          <table:table-cell office:value-type="float" office:value="836551" table:style-name="ce1">
            <text:p>836551</text:p>
          </table:table-cell>
          <table:table-cell office:value-type="float" office:value="836650" table:style-name="ce1">
            <text:p>836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1" table:style-name="ce1">
            <text:p>1</text:p>
          </table:table-cell>
          <table:table-cell office:value-type="date" office:date-value="2022-01-05T00:00:00" table:style-name="ce2">
            <text:p>5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5T00:00:00" table:style-name="ce2">
            <text:p>5/01/2022 00:00</text:p>
          </table:table-cell>
          <table:table-cell office:value-type="string" table:style-name="ce1">
            <text:p>XCO-860</text:p>
          </table:table-cell>
          <table:table-cell office:value-type="string" table:style-name="ce1">
            <text:p>IMPORAUTO</text:p>
          </table:table-cell>
          <table:table-cell office:value-type="string" table:style-name="ce1">
            <text:p>GUIA MADRE</text:p>
          </table:table-cell>
          <table:table-cell office:value-type="float" office:value="836651" table:style-name="ce1">
            <text:p>836651</text:p>
          </table:table-cell>
          <table:table-cell office:value-type="float" office:value="836700" table:style-name="ce1">
            <text:p>836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1" table:style-name="ce1">
            <text:p>1</text:p>
          </table:table-cell>
          <table:table-cell office:value-type="date" office:date-value="2022-01-05T00:00:00" table:style-name="ce2">
            <text:p>5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5T00:00:00" table:style-name="ce2">
            <text:p>5/01/2022 00:00</text:p>
          </table:table-cell>
          <table:table-cell office:value-type="string" table:style-name="ce1">
            <text:p>XCO-797</text:p>
          </table:table-cell>
          <table:table-cell office:value-type="string" table:style-name="ce1">
            <text:p>JL INTERNACIONAL, S.A.</text:p>
          </table:table-cell>
          <table:table-cell office:value-type="string" table:style-name="ce1">
            <text:p>GUIA MADRE</text:p>
          </table:table-cell>
          <table:table-cell office:value-type="float" office:value="836701" table:style-name="ce1">
            <text:p>836701</text:p>
          </table:table-cell>
          <table:table-cell office:value-type="float" office:value="836750" table:style-name="ce1">
            <text:p>8367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1" table:style-name="ce1">
            <text:p>1</text:p>
          </table:table-cell>
          <table:table-cell office:value-type="date" office:date-value="2022-01-05T00:00:00" table:style-name="ce2">
            <text:p>5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5T00:00:00" table:style-name="ce2">
            <text:p>5/01/2022 00:00</text:p>
          </table:table-cell>
          <table:table-cell office:value-type="string" table:style-name="ce1">
            <text:p>XCO-1004</text:p>
          </table:table-cell>
          <table:table-cell office:value-type="string" table:style-name="ce1">
            <text:p>SABY STATIONERY</text:p>
          </table:table-cell>
          <table:table-cell office:value-type="string" table:style-name="ce1">
            <text:p>GUIA MADRE</text:p>
          </table:table-cell>
          <table:table-cell office:value-type="float" office:value="836751" table:style-name="ce1">
            <text:p>836751</text:p>
          </table:table-cell>
          <table:table-cell office:value-type="float" office:value="836800" table:style-name="ce1">
            <text:p>836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1" table:style-name="ce1">
            <text:p>1</text:p>
          </table:table-cell>
          <table:table-cell office:value-type="date" office:date-value="2022-01-05T00:00:00" table:style-name="ce2">
            <text:p>5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5T00:00:00" table:style-name="ce2">
            <text:p>5/01/2022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GUIA MADRE</text:p>
          </table:table-cell>
          <table:table-cell office:value-type="float" office:value="836801" table:style-name="ce1">
            <text:p>836801</text:p>
          </table:table-cell>
          <table:table-cell office:value-type="float" office:value="837100" table:style-name="ce1">
            <text:p>8371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1" table:style-name="ce1">
            <text:p>1</text:p>
          </table:table-cell>
          <table:table-cell office:value-type="date" office:date-value="2022-01-07T00:00:00" table:style-name="ce2">
            <text:p>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7T00:00:00" table:style-name="ce2">
            <text:p>7/01/2022 00:00</text:p>
          </table:table-cell>
          <table:table-cell office:value-type="string" table:style-name="ce1">
            <text:p>GUA-6864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837301" table:style-name="ce1">
            <text:p>837301</text:p>
          </table:table-cell>
          <table:table-cell office:value-type="float" office:value="837450" table:style-name="ce1">
            <text:p>8374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1" table:style-name="ce1">
            <text:p>1</text:p>
          </table:table-cell>
          <table:table-cell office:value-type="date" office:date-value="2022-01-06T00:00:00" table:style-name="ce2">
            <text:p>6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6T00:00:00" table:style-name="ce2">
            <text:p>6/01/2022 00:00</text:p>
          </table:table-cell>
          <table:table-cell office:value-type="string" table:style-name="ce1">
            <text:p>XCO-381</text:p>
          </table:table-cell>
          <table:table-cell office:value-type="string" table:style-name="ce1">
            <text:p>PLAYERAS QUETZAL</text:p>
          </table:table-cell>
          <table:table-cell office:value-type="string" table:style-name="ce1">
            <text:p>GUIA MADRE</text:p>
          </table:table-cell>
          <table:table-cell office:value-type="float" office:value="837451" table:style-name="ce1">
            <text:p>837451</text:p>
          </table:table-cell>
          <table:table-cell office:value-type="float" office:value="837550" table:style-name="ce1">
            <text:p>837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1" table:style-name="ce1">
            <text:p>1</text:p>
          </table:table-cell>
          <table:table-cell office:value-type="date" office:date-value="2022-01-07T00:00:00" table:style-name="ce2">
            <text:p>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7T00:00:00" table:style-name="ce2">
            <text:p>7/01/2022 00:00</text:p>
          </table:table-cell>
          <table:table-cell office:value-type="string" table:style-name="ce1">
            <text:p>GUA-893</text:p>
          </table:table-cell>
          <table:table-cell office:value-type="string" table:style-name="ce1">
            <text:p>COMERCIALIZADORA BIOAGRO</text:p>
          </table:table-cell>
          <table:table-cell office:value-type="string" table:style-name="ce1">
            <text:p>GUIA MADRE</text:p>
          </table:table-cell>
          <table:table-cell office:value-type="float" office:value="837551" table:style-name="ce1">
            <text:p>837551</text:p>
          </table:table-cell>
          <table:table-cell office:value-type="float" office:value="837650" table:style-name="ce1">
            <text:p>837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" table:style-name="ce1">
            <text:p>1</text:p>
          </table:table-cell>
          <table:table-cell office:value-type="date" office:date-value="2022-01-07T00:00:00" table:style-name="ce2">
            <text:p>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7T00:00:00" table:style-name="ce2">
            <text:p>7/01/2022 00:00</text:p>
          </table:table-cell>
          <table:table-cell office:value-type="string" table:style-name="ce1">
            <text:p>XCO-117</text:p>
          </table:table-cell>
          <table:table-cell office:value-type="string" table:style-name="ce1">
            <text:p>COMERCIALIZADORA OM</text:p>
          </table:table-cell>
          <table:table-cell office:value-type="string" table:style-name="ce1">
            <text:p>GUIA MADRE</text:p>
          </table:table-cell>
          <table:table-cell office:value-type="float" office:value="837951" table:style-name="ce1">
            <text:p>837951</text:p>
          </table:table-cell>
          <table:table-cell office:value-type="float" office:value="838200" table:style-name="ce1">
            <text:p>838200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1" table:style-name="ce1">
            <text:p>1</text:p>
          </table:table-cell>
          <table:table-cell office:value-type="date" office:date-value="2022-01-07T00:00:00" table:style-name="ce2">
            <text:p>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7T00:00:00" table:style-name="ce2">
            <text:p>7/01/2022 00:00</text:p>
          </table:table-cell>
          <table:table-cell office:value-type="string" table:style-name="ce1">
            <text:p>XCO-478</text:p>
          </table:table-cell>
          <table:table-cell office:value-type="string" table:style-name="ce1">
            <text:p>LILIAN AMANDA ROSSAL DE CASTILLO</text:p>
          </table:table-cell>
          <table:table-cell office:value-type="string" table:style-name="ce1">
            <text:p>GUIA MADRE</text:p>
          </table:table-cell>
          <table:table-cell office:value-type="float" office:value="838201" table:style-name="ce1">
            <text:p>838201</text:p>
          </table:table-cell>
          <table:table-cell office:value-type="float" office:value="838300" table:style-name="ce1">
            <text:p>838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1" table:style-name="ce1">
            <text:p>1</text:p>
          </table:table-cell>
          <table:table-cell office:value-type="date" office:date-value="2022-01-07T00:00:00" table:style-name="ce2">
            <text:p>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7T00:00:00" table:style-name="ce2">
            <text:p>7/01/2022 00:00</text:p>
          </table:table-cell>
          <table:table-cell office:value-type="string" table:style-name="ce1">
            <text:p>XCO-30</text:p>
          </table:table-cell>
          <table:table-cell office:value-type="string" table:style-name="ce1">
            <text:p>CASA DE LOS RODAMIENTOS</text:p>
          </table:table-cell>
          <table:table-cell office:value-type="string" table:style-name="ce1">
            <text:p>GUIA MADRE</text:p>
          </table:table-cell>
          <table:table-cell office:value-type="float" office:value="838301" table:style-name="ce1">
            <text:p>838301</text:p>
          </table:table-cell>
          <table:table-cell office:value-type="float" office:value="838400" table:style-name="ce1">
            <text:p>8384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1" table:style-name="ce1">
            <text:p>1</text:p>
          </table:table-cell>
          <table:table-cell office:value-type="date" office:date-value="2022-01-07T00:00:00" table:style-name="ce2">
            <text:p>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7T00:00:00" table:style-name="ce2">
            <text:p>7/01/2022 00:00</text:p>
          </table:table-cell>
          <table:table-cell office:value-type="string" table:style-name="ce1">
            <text:p>XCO-811</text:p>
          </table:table-cell>
          <table:table-cell office:value-type="string" table:style-name="ce1">
            <text:p>MULTISERVICIOS IDEART</text:p>
          </table:table-cell>
          <table:table-cell office:value-type="string" table:style-name="ce1">
            <text:p>GUIA MADRE</text:p>
          </table:table-cell>
          <table:table-cell office:value-type="float" office:value="838401" table:style-name="ce1">
            <text:p>838401</text:p>
          </table:table-cell>
          <table:table-cell office:value-type="float" office:value="838450" table:style-name="ce1">
            <text:p>838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" table:style-name="ce1">
            <text:p>1</text:p>
          </table:table-cell>
          <table:table-cell office:value-type="date" office:date-value="2022-01-08T00:00:00" table:style-name="ce2">
            <text:p>8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08T00:00:00" table:style-name="ce2">
            <text:p>8/01/2022 00:00</text:p>
          </table:table-cell>
          <table:table-cell office:value-type="string" table:style-name="ce1">
            <text:p>XCO-1036</text:p>
          </table:table-cell>
          <table:table-cell office:value-type="string" table:style-name="ce1">
            <text:p>ALDOS DEITALIA S.A.</text:p>
          </table:table-cell>
          <table:table-cell office:value-type="string" table:style-name="ce1">
            <text:p>GUIA MADRE</text:p>
          </table:table-cell>
          <table:table-cell office:value-type="float" office:value="838451" table:style-name="ce1">
            <text:p>838451</text:p>
          </table:table-cell>
          <table:table-cell office:value-type="float" office:value="838550" table:style-name="ce1">
            <text:p>838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1" table:style-name="ce1">
            <text:p>1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string" table:style-name="ce1">
            <text:p>XCO-860</text:p>
          </table:table-cell>
          <table:table-cell office:value-type="string" table:style-name="ce1">
            <text:p>IMPORAUTO</text:p>
          </table:table-cell>
          <table:table-cell office:value-type="string" table:style-name="ce1">
            <text:p>GUIA MADRE</text:p>
          </table:table-cell>
          <table:table-cell office:value-type="float" office:value="838551" table:style-name="ce1">
            <text:p>838551</text:p>
          </table:table-cell>
          <table:table-cell office:value-type="float" office:value="838600" table:style-name="ce1">
            <text:p>8386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1" table:style-name="ce1">
            <text:p>1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string" table:style-name="ce1">
            <text:p>CON-810</text:p>
          </table:table-cell>
          <table:table-cell office:value-type="string" table:style-name="ce1">
            <text:p>PUROS S.V.</text:p>
          </table:table-cell>
          <table:table-cell office:value-type="string" table:style-name="ce1">
            <text:p>GUIA MADRE</text:p>
          </table:table-cell>
          <table:table-cell office:value-type="float" office:value="838601" table:style-name="ce1">
            <text:p>838601</text:p>
          </table:table-cell>
          <table:table-cell office:value-type="float" office:value="838650" table:style-name="ce1">
            <text:p>8386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1" table:style-name="ce1">
            <text:p>1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string" table:style-name="ce1">
            <text:p>GUA-594</text:p>
          </table:table-cell>
          <table:table-cell office:value-type="string" table:style-name="ce1">
            <text:p>MEDICIN FARMACEUTICA S,A.</text:p>
          </table:table-cell>
          <table:table-cell office:value-type="string" table:style-name="ce1">
            <text:p>GUIA MADRE</text:p>
          </table:table-cell>
          <table:table-cell office:value-type="float" office:value="838651" table:style-name="ce1">
            <text:p>838651</text:p>
          </table:table-cell>
          <table:table-cell office:value-type="float" office:value="838750" table:style-name="ce1">
            <text:p>8387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1" table:style-name="ce1">
            <text:p>1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string" table:style-name="ce1">
            <text:p>XCO-223</text:p>
          </table:table-cell>
          <table:table-cell office:value-type="string" table:style-name="ce1">
            <text:p>IMPORTADORA REGIS</text:p>
          </table:table-cell>
          <table:table-cell office:value-type="string" table:style-name="ce1">
            <text:p>GUIA MADRE</text:p>
          </table:table-cell>
          <table:table-cell office:value-type="float" office:value="838751" table:style-name="ce1">
            <text:p>838751</text:p>
          </table:table-cell>
          <table:table-cell office:value-type="float" office:value="838800" table:style-name="ce1">
            <text:p>838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1" table:style-name="ce1">
            <text:p>1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string" table:style-name="ce1">
            <text:p>PRE-380</text:p>
          </table:table-cell>
          <table:table-cell office:value-type="string" table:style-name="ce1">
            <text:p>MILAGRO PECUARIO S.A.</text:p>
          </table:table-cell>
          <table:table-cell office:value-type="string" table:style-name="ce1">
            <text:p>GUIA MADRE</text:p>
          </table:table-cell>
          <table:table-cell office:value-type="float" office:value="838801" table:style-name="ce1">
            <text:p>838801</text:p>
          </table:table-cell>
          <table:table-cell office:value-type="float" office:value="838830" table:style-name="ce1">
            <text:p>8388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1" table:style-name="ce1">
            <text:p>1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string" table:style-name="ce1">
            <text:p>V03-1046</text:p>
          </table:table-cell>
          <table:table-cell office:value-type="string" table:style-name="ce1">
            <text:p>MULTIPRODUCTOS HOSPITALARIOS E INDUSTRIALES</text:p>
          </table:table-cell>
          <table:table-cell office:value-type="string" table:style-name="ce1">
            <text:p>GUIA MADRE</text:p>
          </table:table-cell>
          <table:table-cell office:value-type="float" office:value="838831" table:style-name="ce1">
            <text:p>838831</text:p>
          </table:table-cell>
          <table:table-cell office:value-type="float" office:value="838850" table:style-name="ce1">
            <text:p>83885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" table:style-name="ce1">
            <text:p>1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string" table:style-name="ce1">
            <text:p>XCO-829</text:p>
          </table:table-cell>
          <table:table-cell office:value-type="string" table:style-name="ce1">
            <text:p>CORPORACION DE AUTO PARTES S.A.</text:p>
          </table:table-cell>
          <table:table-cell office:value-type="string" table:style-name="ce1">
            <text:p>GUIA MADRE</text:p>
          </table:table-cell>
          <table:table-cell office:value-type="float" office:value="838851" table:style-name="ce1">
            <text:p>838851</text:p>
          </table:table-cell>
          <table:table-cell office:value-type="float" office:value="838900" table:style-name="ce1">
            <text:p>838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" table:style-name="ce1">
            <text:p>1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1T00:00:00" table:style-name="ce2">
            <text:p>11/01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GUIA MADRE</text:p>
          </table:table-cell>
          <table:table-cell office:value-type="float" office:value="838901" table:style-name="ce1">
            <text:p>838901</text:p>
          </table:table-cell>
          <table:table-cell office:value-type="float" office:value="839200" table:style-name="ce1">
            <text:p>8392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1" table:style-name="ce1">
            <text:p>1</text:p>
          </table:table-cell>
          <table:table-cell office:value-type="date" office:date-value="2022-01-12T00:00:00" table:style-name="ce2">
            <text:p>12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2T00:00:00" table:style-name="ce2">
            <text:p>12/01/2022 00:00</text:p>
          </table:table-cell>
          <table:table-cell office:value-type="string" table:style-name="ce1">
            <text:p>PRE-13</text:p>
          </table:table-cell>
          <table:table-cell office:value-type="string" table:style-name="ce1">
            <text:p>ALMACENES CHANG Y CIA</text:p>
          </table:table-cell>
          <table:table-cell office:value-type="string" table:style-name="ce1">
            <text:p>GUIA MADRE</text:p>
          </table:table-cell>
          <table:table-cell office:value-type="float" office:value="839301" table:style-name="ce1">
            <text:p>839301</text:p>
          </table:table-cell>
          <table:table-cell office:value-type="float" office:value="839550" table:style-name="ce1">
            <text:p>839550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" table:style-name="ce1">
            <text:p>1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string" table:style-name="ce1">
            <text:p>XCO-883</text:p>
          </table:table-cell>
          <table:table-cell office:value-type="string" table:style-name="ce1">
            <text:p>CALZADO ADRIANA</text:p>
          </table:table-cell>
          <table:table-cell office:value-type="string" table:style-name="ce1">
            <text:p>GUIA MADRE</text:p>
          </table:table-cell>
          <table:table-cell office:value-type="float" office:value="839901" table:style-name="ce1">
            <text:p>839901</text:p>
          </table:table-cell>
          <table:table-cell office:value-type="float" office:value="840000" table:style-name="ce1">
            <text:p>8400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1" table:style-name="ce1">
            <text:p>1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string" table:style-name="ce1">
            <text:p>XCO-63</text:p>
          </table:table-cell>
          <table:table-cell office:value-type="string" table:style-name="ce1">
            <text:p>CORPORACION ABINSA</text:p>
          </table:table-cell>
          <table:table-cell office:value-type="string" table:style-name="ce1">
            <text:p>GUIA MADRE</text:p>
          </table:table-cell>
          <table:table-cell office:value-type="float" office:value="840001" table:style-name="ce1">
            <text:p>840001</text:p>
          </table:table-cell>
          <table:table-cell office:value-type="float" office:value="840100" table:style-name="ce1">
            <text:p>840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" table:style-name="ce1">
            <text:p>1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string" table:style-name="ce1">
            <text:p>XCO-1043</text:p>
          </table:table-cell>
          <table:table-cell office:value-type="string" table:style-name="ce1">
            <text:p>SIEMBRAS VISION S.A.</text:p>
          </table:table-cell>
          <table:table-cell office:value-type="string" table:style-name="ce1">
            <text:p>GUIA MADRE</text:p>
          </table:table-cell>
          <table:table-cell office:value-type="float" office:value="840101" table:style-name="ce1">
            <text:p>840101</text:p>
          </table:table-cell>
          <table:table-cell office:value-type="float" office:value="840150" table:style-name="ce1">
            <text:p>840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1" table:style-name="ce1">
            <text:p>1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840151" table:style-name="ce1">
            <text:p>840151</text:p>
          </table:table-cell>
          <table:table-cell office:value-type="float" office:value="840250" table:style-name="ce1">
            <text:p>8402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1" table:style-name="ce1">
            <text:p>1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3T00:00:00" table:style-name="ce2">
            <text:p>13/01/2022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840251" table:style-name="ce1">
            <text:p>840251</text:p>
          </table:table-cell>
          <table:table-cell office:value-type="float" office:value="840550" table:style-name="ce1">
            <text:p>8405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1" table:style-name="ce1">
            <text:p>1</text:p>
          </table:table-cell>
          <table:table-cell office:value-type="date" office:date-value="2022-01-18T00:00:00" table:style-name="ce2">
            <text:p>18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8T00:00:00" table:style-name="ce2">
            <text:p>18/01/2022 00:00</text:p>
          </table:table-cell>
          <table:table-cell office:value-type="string" table:style-name="ce1">
            <text:p>GUA-8570</text:p>
          </table:table-cell>
          <table:table-cell office:value-type="string" table:style-name="ce1">
            <text:p>IMPORTADORA FIESTA Y CIA LTDA</text:p>
          </table:table-cell>
          <table:table-cell office:value-type="string" table:style-name="ce1">
            <text:p>GUIA MADRE</text:p>
          </table:table-cell>
          <table:table-cell office:value-type="float" office:value="840551" table:style-name="ce1">
            <text:p>840551</text:p>
          </table:table-cell>
          <table:table-cell office:value-type="float" office:value="842550" table:style-name="ce1">
            <text:p>842550</text:p>
          </table:table-cell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date" office:date-value="2022-01-14T00:00:00" table:style-name="ce2">
            <text:p>14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4T00:00:00" table:style-name="ce2">
            <text:p>14/01/2022 00:00</text:p>
          </table:table-cell>
          <table:table-cell office:value-type="string" table:style-name="ce1">
            <text:p>XCO-313</text:p>
          </table:table-cell>
          <table:table-cell office:value-type="string" table:style-name="ce1">
            <text:p>QUIMIPROVA S.A.</text:p>
          </table:table-cell>
          <table:table-cell office:value-type="string" table:style-name="ce1">
            <text:p>GUIA MADRE</text:p>
          </table:table-cell>
          <table:table-cell office:value-type="float" office:value="842751" table:style-name="ce1">
            <text:p>842751</text:p>
          </table:table-cell>
          <table:table-cell office:value-type="float" office:value="842850" table:style-name="ce1">
            <text:p>8428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1" table:style-name="ce1">
            <text:p>1</text:p>
          </table:table-cell>
          <table:table-cell office:value-type="date" office:date-value="2022-01-17T00:00:00" table:style-name="ce2">
            <text:p>1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7T00:00:00" table:style-name="ce2">
            <text:p>17/01/2022 00:00</text:p>
          </table:table-cell>
          <table:table-cell office:value-type="string" table:style-name="ce1">
            <text:p>XCO-168</text:p>
          </table:table-cell>
          <table:table-cell office:value-type="string" table:style-name="ce1">
            <text:p>PROTECCION SOLAR LA TORRE</text:p>
          </table:table-cell>
          <table:table-cell office:value-type="string" table:style-name="ce1">
            <text:p>GUIA MADRE</text:p>
          </table:table-cell>
          <table:table-cell office:value-type="float" office:value="842853" table:style-name="ce1">
            <text:p>842853</text:p>
          </table:table-cell>
          <table:table-cell office:value-type="float" office:value="842950" table:style-name="ce1">
            <text:p>842950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1" table:style-name="ce1">
            <text:p>1</text:p>
          </table:table-cell>
          <table:table-cell office:value-type="date" office:date-value="2022-01-17T00:00:00" table:style-name="ce2">
            <text:p>1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7T00:00:00" table:style-name="ce2">
            <text:p>17/01/2022 00:00</text:p>
          </table:table-cell>
          <table:table-cell office:value-type="string" table:style-name="ce1">
            <text:p>GUS-446</text:p>
          </table:table-cell>
          <table:table-cell office:value-type="string" table:style-name="ce1">
            <text:p>COMERCIAL SAN CRISTOBAL</text:p>
          </table:table-cell>
          <table:table-cell office:value-type="string" table:style-name="ce1">
            <text:p>GUIA MADRE</text:p>
          </table:table-cell>
          <table:table-cell office:value-type="float" office:value="842951" table:style-name="ce1">
            <text:p>842951</text:p>
          </table:table-cell>
          <table:table-cell office:value-type="float" office:value="843050" table:style-name="ce1">
            <text:p>8430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1" table:style-name="ce1">
            <text:p>1</text:p>
          </table:table-cell>
          <table:table-cell office:value-type="date" office:date-value="2022-01-17T00:00:00" table:style-name="ce2">
            <text:p>1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7T00:00:00" table:style-name="ce2">
            <text:p>17/01/2022 00:00</text:p>
          </table:table-cell>
          <table:table-cell office:value-type="string" table:style-name="ce1">
            <text:p>XCO-40</text:p>
          </table:table-cell>
          <table:table-cell office:value-type="string" table:style-name="ce1">
            <text:p>IMPORTACIONES RIVAS</text:p>
          </table:table-cell>
          <table:table-cell office:value-type="string" table:style-name="ce1">
            <text:p>GUIA MADRE</text:p>
          </table:table-cell>
          <table:table-cell office:value-type="float" office:value="843051" table:style-name="ce1">
            <text:p>843051</text:p>
          </table:table-cell>
          <table:table-cell office:value-type="float" office:value="843200" table:style-name="ce1">
            <text:p>8432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1" table:style-name="ce1">
            <text:p>1</text:p>
          </table:table-cell>
          <table:table-cell office:value-type="date" office:date-value="2022-01-18T00:00:00" table:style-name="ce2">
            <text:p>18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8T00:00:00" table:style-name="ce2">
            <text:p>18/01/2022 00:00</text:p>
          </table:table-cell>
          <table:table-cell office:value-type="string" table:style-name="ce1">
            <text:p>GUA-14</text:p>
          </table:table-cell>
          <table:table-cell office:value-type="string" table:style-name="ce1">
            <text:p>DROGUERIA BIOTHICAL S,A.</text:p>
          </table:table-cell>
          <table:table-cell office:value-type="string" table:style-name="ce1">
            <text:p>GUIA MADRE</text:p>
          </table:table-cell>
          <table:table-cell office:value-type="float" office:value="843201" table:style-name="ce1">
            <text:p>843201</text:p>
          </table:table-cell>
          <table:table-cell office:value-type="float" office:value="843300" table:style-name="ce1">
            <text:p>843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1" table:style-name="ce1">
            <text:p>1</text:p>
          </table:table-cell>
          <table:table-cell office:value-type="date" office:date-value="2022-01-18T00:00:00" table:style-name="ce2">
            <text:p>18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8T00:00:00" table:style-name="ce2">
            <text:p>18/01/2022 00:00</text:p>
          </table:table-cell>
          <table:table-cell office:value-type="string" table:style-name="ce1">
            <text:p>XCO-719</text:p>
          </table:table-cell>
          <table:table-cell office:value-type="string" table:style-name="ce1">
            <text:p>LA CASA DE LOS HILOS</text:p>
          </table:table-cell>
          <table:table-cell office:value-type="string" table:style-name="ce1">
            <text:p>GUIA MADRE</text:p>
          </table:table-cell>
          <table:table-cell office:value-type="float" office:value="843301" table:style-name="ce1">
            <text:p>843301</text:p>
          </table:table-cell>
          <table:table-cell office:value-type="float" office:value="843350" table:style-name="ce1">
            <text:p>843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1" table:style-name="ce1">
            <text:p>1</text:p>
          </table:table-cell>
          <table:table-cell office:value-type="date" office:date-value="2022-01-18T00:00:00" table:style-name="ce2">
            <text:p>18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8T00:00:00" table:style-name="ce2">
            <text:p>18/01/2022 00:00</text:p>
          </table:table-cell>
          <table:table-cell office:value-type="string" table:style-name="ce1">
            <text:p>XCO-953</text:p>
          </table:table-cell>
          <table:table-cell office:value-type="string" table:style-name="ce1">
            <text:p>INVENTIVA COSMETCOS S.A.</text:p>
          </table:table-cell>
          <table:table-cell office:value-type="string" table:style-name="ce1">
            <text:p>GUIA MADRE</text:p>
          </table:table-cell>
          <table:table-cell office:value-type="float" office:value="843351" table:style-name="ce1">
            <text:p>843351</text:p>
          </table:table-cell>
          <table:table-cell office:value-type="float" office:value="843400" table:style-name="ce1">
            <text:p>843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1" table:style-name="ce1">
            <text:p>1</text:p>
          </table:table-cell>
          <table:table-cell office:value-type="date" office:date-value="2022-01-19T00:00:00" table:style-name="ce2">
            <text:p>19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9T00:00:00" table:style-name="ce2">
            <text:p>19/01/2022 00:00</text:p>
          </table:table-cell>
          <table:table-cell office:value-type="string" table:style-name="ce1">
            <text:p>XCO-847</text:p>
          </table:table-cell>
          <table:table-cell office:value-type="string" table:style-name="ce1">
            <text:p>ALMACEN SULTANA</text:p>
          </table:table-cell>
          <table:table-cell office:value-type="string" table:style-name="ce1">
            <text:p>GUIA MADRE</text:p>
          </table:table-cell>
          <table:table-cell office:value-type="float" office:value="843701" table:style-name="ce1">
            <text:p>843701</text:p>
          </table:table-cell>
          <table:table-cell office:value-type="float" office:value="843763" table:style-name="ce1">
            <text:p>843763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1" table:style-name="ce1">
            <text:p>1</text:p>
          </table:table-cell>
          <table:table-cell office:value-type="date" office:date-value="2022-01-19T00:00:00" table:style-name="ce2">
            <text:p>19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9T00:00:00" table:style-name="ce2">
            <text:p>19/01/2022 00:00</text:p>
          </table:table-cell>
          <table:table-cell office:value-type="string" table:style-name="ce1">
            <text:p>XCO-1038</text:p>
          </table:table-cell>
          <table:table-cell office:value-type="string" table:style-name="ce1">
            <text:p>AUTOHOUS</text:p>
          </table:table-cell>
          <table:table-cell office:value-type="string" table:style-name="ce1">
            <text:p>GUIA MADRE</text:p>
          </table:table-cell>
          <table:table-cell office:value-type="float" office:value="843764" table:style-name="ce1">
            <text:p>843764</text:p>
          </table:table-cell>
          <table:table-cell office:value-type="float" office:value="843800" table:style-name="ce1">
            <text:p>843800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1" table:style-name="ce1">
            <text:p>1</text:p>
          </table:table-cell>
          <table:table-cell office:value-type="date" office:date-value="2022-01-19T00:00:00" table:style-name="ce2">
            <text:p>19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9T00:00:00" table:style-name="ce2">
            <text:p>19/01/2022 00:00</text:p>
          </table:table-cell>
          <table:table-cell office:value-type="string" table:style-name="ce1">
            <text:p>CON-78</text:p>
          </table:table-cell>
          <table:table-cell office:value-type="string" table:style-name="ce1">
            <text:p>INDUSTRIAS DEL COLOR S,A.</text:p>
          </table:table-cell>
          <table:table-cell office:value-type="string" table:style-name="ce1">
            <text:p>GUIA MADRE</text:p>
          </table:table-cell>
          <table:table-cell office:value-type="float" office:value="843801" table:style-name="ce1">
            <text:p>843801</text:p>
          </table:table-cell>
          <table:table-cell office:value-type="float" office:value="843850" table:style-name="ce1">
            <text:p>843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date" office:date-value="2022-01-19T00:00:00" table:style-name="ce2">
            <text:p>19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19T00:00:00" table:style-name="ce2">
            <text:p>19/01/2022 00:00</text:p>
          </table:table-cell>
          <table:table-cell office:value-type="string" table:style-name="ce1">
            <text:p>GUA-500</text:p>
          </table:table-cell>
          <table:table-cell office:value-type="string" table:style-name="ce1">
            <text:p>DROGUERIA EXCEL</text:p>
          </table:table-cell>
          <table:table-cell office:value-type="string" table:style-name="ce1">
            <text:p>GUIA MADRE</text:p>
          </table:table-cell>
          <table:table-cell office:value-type="float" office:value="843851" table:style-name="ce1">
            <text:p>843851</text:p>
          </table:table-cell>
          <table:table-cell office:value-type="float" office:value="843950" table:style-name="ce1">
            <text:p>843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1" table:style-name="ce1">
            <text:p>1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string" table:style-name="ce1">
            <text:p>XCO-962</text:p>
          </table:table-cell>
          <table:table-cell office:value-type="string" table:style-name="ce1">
            <text:p>RYH CALDERON</text:p>
          </table:table-cell>
          <table:table-cell office:value-type="string" table:style-name="ce1">
            <text:p>GUIA MADRE</text:p>
          </table:table-cell>
          <table:table-cell office:value-type="float" office:value="844151" table:style-name="ce1">
            <text:p>844151</text:p>
          </table:table-cell>
          <table:table-cell office:value-type="float" office:value="844200" table:style-name="ce1">
            <text:p>8442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1" table:style-name="ce1">
            <text:p>1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string" table:style-name="ce1">
            <text:p>XCO-577</text:p>
          </table:table-cell>
          <table:table-cell office:value-type="string" table:style-name="ce1">
            <text:p>EL NAYLON S,A.</text:p>
          </table:table-cell>
          <table:table-cell office:value-type="string" table:style-name="ce1">
            <text:p>GUIA MADRE</text:p>
          </table:table-cell>
          <table:table-cell office:value-type="float" office:value="844201" table:style-name="ce1">
            <text:p>844201</text:p>
          </table:table-cell>
          <table:table-cell office:value-type="float" office:value="844250" table:style-name="ce1">
            <text:p>8442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1" table:style-name="ce1">
            <text:p>1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string" table:style-name="ce1">
            <text:p>XCO-425</text:p>
          </table:table-cell>
          <table:table-cell office:value-type="string" table:style-name="ce1">
            <text:p>AUTO EMPAQUE LP</text:p>
          </table:table-cell>
          <table:table-cell office:value-type="string" table:style-name="ce1">
            <text:p>GUIA MADRE</text:p>
          </table:table-cell>
          <table:table-cell office:value-type="float" office:value="844251" table:style-name="ce1">
            <text:p>844251</text:p>
          </table:table-cell>
          <table:table-cell office:value-type="float" office:value="844300" table:style-name="ce1">
            <text:p>844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" table:style-name="ce1">
            <text:p>1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string" table:style-name="ce1">
            <text:p>V02-979</text:p>
          </table:table-cell>
          <table:table-cell office:value-type="string" table:style-name="ce1">
            <text:p>BOTICA GANADERA</text:p>
          </table:table-cell>
          <table:table-cell office:value-type="string" table:style-name="ce1">
            <text:p>GUIA MADRE</text:p>
          </table:table-cell>
          <table:table-cell office:value-type="float" office:value="844301" table:style-name="ce1">
            <text:p>844301</text:p>
          </table:table-cell>
          <table:table-cell office:value-type="float" office:value="844350" table:style-name="ce1">
            <text:p>844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1" table:style-name="ce1">
            <text:p>1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string" table:style-name="ce1">
            <text:p>V03-991</text:p>
          </table:table-cell>
          <table:table-cell office:value-type="string" table:style-name="ce1">
            <text:p>DISTRIBUIDORA TECNICA INDUSTRIAL, S.A.</text:p>
          </table:table-cell>
          <table:table-cell office:value-type="string" table:style-name="ce1">
            <text:p>GUIA MADRE</text:p>
          </table:table-cell>
          <table:table-cell office:value-type="float" office:value="844351" table:style-name="ce1">
            <text:p>844351</text:p>
          </table:table-cell>
          <table:table-cell office:value-type="float" office:value="844400" table:style-name="ce1">
            <text:p>844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" table:style-name="ce1">
            <text:p>1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GUIA MADRE</text:p>
          </table:table-cell>
          <table:table-cell office:value-type="float" office:value="844401" table:style-name="ce1">
            <text:p>844401</text:p>
          </table:table-cell>
          <table:table-cell office:value-type="float" office:value="844550" table:style-name="ce1">
            <text:p>8445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1" table:style-name="ce1">
            <text:p>1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2T00:00:00" table:style-name="ce2">
            <text:p>22/01/2022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GUIA MADRE</text:p>
          </table:table-cell>
          <table:table-cell office:value-type="float" office:value="848551" table:style-name="ce1">
            <text:p>848551</text:p>
          </table:table-cell>
          <table:table-cell office:value-type="float" office:value="848700" table:style-name="ce1">
            <text:p>8487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" table:style-name="ce1">
            <text:p>1</text:p>
          </table:table-cell>
          <table:table-cell office:value-type="date" office:date-value="2022-01-24T00:00:00" table:style-name="ce2">
            <text:p>24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4T00:00:00" table:style-name="ce2">
            <text:p>24/01/2022 00:00</text:p>
          </table:table-cell>
          <table:table-cell office:value-type="string" table:style-name="ce1">
            <text:p>V03-1046</text:p>
          </table:table-cell>
          <table:table-cell office:value-type="string" table:style-name="ce1">
            <text:p>MULTIPRODUCTOS HOSPITALARIOS E INDUSTRIALES</text:p>
          </table:table-cell>
          <table:table-cell office:value-type="string" table:style-name="ce1">
            <text:p>GUIA MADRE</text:p>
          </table:table-cell>
          <table:table-cell office:value-type="float" office:value="848801" table:style-name="ce1">
            <text:p>848801</text:p>
          </table:table-cell>
          <table:table-cell office:value-type="float" office:value="848850" table:style-name="ce1">
            <text:p>848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1" table:style-name="ce1">
            <text:p>1</text:p>
          </table:table-cell>
          <table:table-cell office:value-type="date" office:date-value="2022-01-24T00:00:00" table:style-name="ce2">
            <text:p>24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4T00:00:00" table:style-name="ce2">
            <text:p>24/01/2022 00:00</text:p>
          </table:table-cell>
          <table:table-cell office:value-type="string" table:style-name="ce1">
            <text:p>V02-979</text:p>
          </table:table-cell>
          <table:table-cell office:value-type="string" table:style-name="ce1">
            <text:p>BOTICA GANADERA</text:p>
          </table:table-cell>
          <table:table-cell office:value-type="string" table:style-name="ce1">
            <text:p>GUIA MADRE</text:p>
          </table:table-cell>
          <table:table-cell office:value-type="float" office:value="848851" table:style-name="ce1">
            <text:p>848851</text:p>
          </table:table-cell>
          <table:table-cell office:value-type="float" office:value="848900" table:style-name="ce1">
            <text:p>848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" table:style-name="ce1">
            <text:p>1</text:p>
          </table:table-cell>
          <table:table-cell office:value-type="date" office:date-value="2022-01-25T00:00:00" table:style-name="ce2">
            <text:p>25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5T00:00:00" table:style-name="ce2">
            <text:p>25/01/2022 00:00</text:p>
          </table:table-cell>
          <table:table-cell office:value-type="string" table:style-name="ce1">
            <text:p>CON-598</text:p>
          </table:table-cell>
          <table:table-cell office:value-type="string" table:style-name="ce1">
            <text:p>FARMACEUTICA MAR, S.A.</text:p>
          </table:table-cell>
          <table:table-cell office:value-type="string" table:style-name="ce1">
            <text:p>GUIA MADRE</text:p>
          </table:table-cell>
          <table:table-cell office:value-type="float" office:value="849078" table:style-name="ce1">
            <text:p>849078</text:p>
          </table:table-cell>
          <table:table-cell office:value-type="float" office:value="849227" table:style-name="ce1">
            <text:p>849227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1" table:style-name="ce1">
            <text:p>1</text:p>
          </table:table-cell>
          <table:table-cell office:value-type="date" office:date-value="2022-01-25T00:00:00" table:style-name="ce2">
            <text:p>25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5T00:00:00" table:style-name="ce2">
            <text:p>25/01/2022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849228" table:style-name="ce1">
            <text:p>849228</text:p>
          </table:table-cell>
          <table:table-cell office:value-type="float" office:value="849327" table:style-name="ce1">
            <text:p>849327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1" table:style-name="ce1">
            <text:p>1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string" table:style-name="ce1">
            <text:p>XCO-155</text:p>
          </table:table-cell>
          <table:table-cell office:value-type="string" table:style-name="ce1">
            <text:p>REPRESENTACIONES MOREL</text:p>
          </table:table-cell>
          <table:table-cell office:value-type="string" table:style-name="ce1">
            <text:p>GUIA MADRE</text:p>
          </table:table-cell>
          <table:table-cell office:value-type="float" office:value="849501" table:style-name="ce1">
            <text:p>849501</text:p>
          </table:table-cell>
          <table:table-cell office:value-type="float" office:value="849550" table:style-name="ce1">
            <text:p>849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1" table:style-name="ce1">
            <text:p>1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849551" table:style-name="ce1">
            <text:p>849551</text:p>
          </table:table-cell>
          <table:table-cell office:value-type="float" office:value="849650" table:style-name="ce1">
            <text:p>849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" table:style-name="ce1">
            <text:p>1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string" table:style-name="ce1">
            <text:p>XCO-933</text:p>
          </table:table-cell>
          <table:table-cell office:value-type="string" table:style-name="ce1">
            <text:p>BY OPORTUNO/JESED</text:p>
          </table:table-cell>
          <table:table-cell office:value-type="string" table:style-name="ce1">
            <text:p>GUIA MADRE</text:p>
          </table:table-cell>
          <table:table-cell office:value-type="float" office:value="849651" table:style-name="ce1">
            <text:p>849651</text:p>
          </table:table-cell>
          <table:table-cell office:value-type="float" office:value="849700" table:style-name="ce1">
            <text:p>849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1" table:style-name="ce1">
            <text:p>1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string" table:style-name="ce1">
            <text:p>XCO-781</text:p>
          </table:table-cell>
          <table:table-cell office:value-type="string" table:style-name="ce1">
            <text:p>FARMACEUTICA MAR, S.A.</text:p>
          </table:table-cell>
          <table:table-cell office:value-type="string" table:style-name="ce1">
            <text:p>GUIA MADRE</text:p>
          </table:table-cell>
          <table:table-cell office:value-type="float" office:value="849701" table:style-name="ce1">
            <text:p>849701</text:p>
          </table:table-cell>
          <table:table-cell office:value-type="float" office:value="849850" table:style-name="ce1">
            <text:p>8498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1" table:style-name="ce1">
            <text:p>1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849851" table:style-name="ce1">
            <text:p>849851</text:p>
          </table:table-cell>
          <table:table-cell office:value-type="float" office:value="849950" table:style-name="ce1">
            <text:p>849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1" table:style-name="ce1">
            <text:p>1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string" table:style-name="ce1">
            <text:p>XCO-2</text:p>
          </table:table-cell>
          <table:table-cell office:value-type="string" table:style-name="ce1">
            <text:p>ALMACEN EMMA</text:p>
          </table:table-cell>
          <table:table-cell office:value-type="string" table:style-name="ce1">
            <text:p>GUIA MADRE</text:p>
          </table:table-cell>
          <table:table-cell office:value-type="float" office:value="849951" table:style-name="ce1">
            <text:p>849951</text:p>
          </table:table-cell>
          <table:table-cell office:value-type="float" office:value="850050" table:style-name="ce1">
            <text:p>8500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1" table:style-name="ce1">
            <text:p>1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6T00:00:00" table:style-name="ce2">
            <text:p>26/01/2022 00:00</text:p>
          </table:table-cell>
          <table:table-cell office:value-type="string" table:style-name="ce1">
            <text:p>XCO-32</text:p>
          </table:table-cell>
          <table:table-cell office:value-type="string" table:style-name="ce1">
            <text:p>INVERSIONES ASIATICAS GUATEMALA S,A.</text:p>
          </table:table-cell>
          <table:table-cell office:value-type="string" table:style-name="ce1">
            <text:p>GUIA MADRE</text:p>
          </table:table-cell>
          <table:table-cell office:value-type="float" office:value="850051" table:style-name="ce1">
            <text:p>850051</text:p>
          </table:table-cell>
          <table:table-cell office:value-type="float" office:value="850150" table:style-name="ce1">
            <text:p>8501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1" table:style-name="ce1">
            <text:p>1</text:p>
          </table:table-cell>
          <table:table-cell office:value-type="date" office:date-value="2022-01-27T00:00:00" table:style-name="ce2">
            <text:p>2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7T00:00:00" table:style-name="ce2">
            <text:p>27/01/2022 00:00</text:p>
          </table:table-cell>
          <table:table-cell office:value-type="string" table:style-name="ce1">
            <text:p>XCO-496</text:p>
          </table:table-cell>
          <table:table-cell office:value-type="string" table:style-name="ce1">
            <text:p>NAT &amp; CO MAYOREO</text:p>
          </table:table-cell>
          <table:table-cell office:value-type="string" table:style-name="ce1">
            <text:p>GUIA MADRE</text:p>
          </table:table-cell>
          <table:table-cell office:value-type="float" office:value="850351" table:style-name="ce1">
            <text:p>850351</text:p>
          </table:table-cell>
          <table:table-cell office:value-type="float" office:value="850450" table:style-name="ce1">
            <text:p>8504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" table:style-name="ce1">
            <text:p>1</text:p>
          </table:table-cell>
          <table:table-cell office:value-type="date" office:date-value="2022-01-27T00:00:00" table:style-name="ce2">
            <text:p>2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7T00:00:00" table:style-name="ce2">
            <text:p>27/01/2022 00:00</text:p>
          </table:table-cell>
          <table:table-cell office:value-type="string" table:style-name="ce1">
            <text:p>XCO-843</text:p>
          </table:table-cell>
          <table:table-cell office:value-type="string" table:style-name="ce1">
            <text:p>DISMAJO, S.A.</text:p>
          </table:table-cell>
          <table:table-cell office:value-type="string" table:style-name="ce1">
            <text:p>GUIA MADRE</text:p>
          </table:table-cell>
          <table:table-cell office:value-type="float" office:value="850451" table:style-name="ce1">
            <text:p>850451</text:p>
          </table:table-cell>
          <table:table-cell office:value-type="float" office:value="850550" table:style-name="ce1">
            <text:p>850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1" table:style-name="ce1">
            <text:p>1</text:p>
          </table:table-cell>
          <table:table-cell office:value-type="date" office:date-value="2022-01-27T00:00:00" table:style-name="ce2">
            <text:p>2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7T00:00:00" table:style-name="ce2">
            <text:p>27/01/2022 00:00</text:p>
          </table:table-cell>
          <table:table-cell office:value-type="string" table:style-name="ce1">
            <text:p>XCO-34</text:p>
          </table:table-cell>
          <table:table-cell office:value-type="string" table:style-name="ce1">
            <text:p>DIFORZA INTERNATIONAL ,S.A</text:p>
          </table:table-cell>
          <table:table-cell office:value-type="string" table:style-name="ce1">
            <text:p>GUIA MADRE</text:p>
          </table:table-cell>
          <table:table-cell office:value-type="float" office:value="850551" table:style-name="ce1">
            <text:p>850551</text:p>
          </table:table-cell>
          <table:table-cell office:value-type="float" office:value="850750" table:style-name="ce1">
            <text:p>8507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1" table:style-name="ce1">
            <text:p>1</text:p>
          </table:table-cell>
          <table:table-cell office:value-type="date" office:date-value="2022-01-27T00:00:00" table:style-name="ce2">
            <text:p>27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27T00:00:00" table:style-name="ce2">
            <text:p>27/01/2022 00:00</text:p>
          </table:table-cell>
          <table:table-cell office:value-type="string" table:style-name="ce1">
            <text:p>XCO-939</text:p>
          </table:table-cell>
          <table:table-cell office:value-type="string" table:style-name="ce1">
            <text:p>TREKER DE GUATEMALA, S.A.</text:p>
          </table:table-cell>
          <table:table-cell office:value-type="string" table:style-name="ce1">
            <text:p>GUIA MADRE</text:p>
          </table:table-cell>
          <table:table-cell office:value-type="float" office:value="850802" table:style-name="ce1">
            <text:p>850802</text:p>
          </table:table-cell>
          <table:table-cell office:value-type="float" office:value="850851" table:style-name="ce1">
            <text:p>85085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1" table:style-name="ce1">
            <text:p>1</text:p>
          </table:table-cell>
          <table:table-cell office:value-type="date" office:date-value="2022-01-31T00:00:00" table:style-name="ce2">
            <text:p>3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31T00:00:00" table:style-name="ce2">
            <text:p>31/01/2022 00:00</text:p>
          </table:table-cell>
          <table:table-cell office:value-type="string" table:style-name="ce1">
            <text:p>XCO-811</text:p>
          </table:table-cell>
          <table:table-cell office:value-type="string" table:style-name="ce1">
            <text:p>MULTISERVICIOS IDEART</text:p>
          </table:table-cell>
          <table:table-cell office:value-type="string" table:style-name="ce1">
            <text:p>GUIA MADRE</text:p>
          </table:table-cell>
          <table:table-cell office:value-type="float" office:value="851151" table:style-name="ce1">
            <text:p>851151</text:p>
          </table:table-cell>
          <table:table-cell office:value-type="float" office:value="851250" table:style-name="ce1">
            <text:p>8512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1" table:style-name="ce1">
            <text:p>1</text:p>
          </table:table-cell>
          <table:table-cell office:value-type="date" office:date-value="2022-01-31T00:00:00" table:style-name="ce2">
            <text:p>31/01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1-31T00:00:00" table:style-name="ce2">
            <text:p>31/01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851251" table:style-name="ce1">
            <text:p>851251</text:p>
          </table:table-cell>
          <table:table-cell office:value-type="float" office:value="851550" table:style-name="ce1">
            <text:p>8515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1" table:style-name="ce1">
            <text:p>1</text:p>
          </table:table-cell>
          <table:table-cell office:value-type="date" office:date-value="2022-02-01T00:00:00" table:style-name="ce2">
            <text:p>1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1T00:00:00" table:style-name="ce2">
            <text:p>1/02/2022 00:00</text:p>
          </table:table-cell>
          <table:table-cell office:value-type="string" table:style-name="ce1">
            <text:p>XCO-8569</text:p>
          </table:table-cell>
          <table:table-cell office:value-type="string" table:style-name="ce1">
            <text:p>ALMACEN SUPER KISS</text:p>
          </table:table-cell>
          <table:table-cell office:value-type="string" table:style-name="ce1">
            <text:p>GUIA MADRE</text:p>
          </table:table-cell>
          <table:table-cell office:value-type="float" office:value="851851" table:style-name="ce1">
            <text:p>851851</text:p>
          </table:table-cell>
          <table:table-cell office:value-type="float" office:value="851900" table:style-name="ce1">
            <text:p>851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1" table:style-name="ce1">
            <text:p>1</text:p>
          </table:table-cell>
          <table:table-cell office:value-type="date" office:date-value="2022-02-01T00:00:00" table:style-name="ce2">
            <text:p>1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1T00:00:00" table:style-name="ce2">
            <text:p>1/02/2022 00:00</text:p>
          </table:table-cell>
          <table:table-cell office:value-type="string" table:style-name="ce1">
            <text:p>XCO-855</text:p>
          </table:table-cell>
          <table:table-cell office:value-type="string" table:style-name="ce1">
            <text:p>XS AUDIO</text:p>
          </table:table-cell>
          <table:table-cell office:value-type="string" table:style-name="ce1">
            <text:p>GUIA MADRE</text:p>
          </table:table-cell>
          <table:table-cell office:value-type="float" office:value="851901" table:style-name="ce1">
            <text:p>851901</text:p>
          </table:table-cell>
          <table:table-cell office:value-type="float" office:value="851950" table:style-name="ce1">
            <text:p>851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1" table:style-name="ce1">
            <text:p>1</text:p>
          </table:table-cell>
          <table:table-cell office:value-type="date" office:date-value="2022-02-01T00:00:00" table:style-name="ce2">
            <text:p>1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1T00:00:00" table:style-name="ce2">
            <text:p>1/02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GUIA MADRE</text:p>
          </table:table-cell>
          <table:table-cell office:value-type="float" office:value="851951" table:style-name="ce1">
            <text:p>851951</text:p>
          </table:table-cell>
          <table:table-cell office:value-type="float" office:value="852250" table:style-name="ce1">
            <text:p>85225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1" table:style-name="ce1">
            <text:p>1</text:p>
          </table:table-cell>
          <table:table-cell office:value-type="date" office:date-value="2022-02-03T00:00:00" table:style-name="ce2">
            <text:p>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3T00:00:00" table:style-name="ce2">
            <text:p>3/02/2022 00:00</text:p>
          </table:table-cell>
          <table:table-cell office:value-type="string" table:style-name="ce1">
            <text:p>XCO-1020</text:p>
          </table:table-cell>
          <table:table-cell office:value-type="string" table:style-name="ce1">
            <text:p>FALSET// CENTRO OPTICO</text:p>
          </table:table-cell>
          <table:table-cell office:value-type="string" table:style-name="ce1">
            <text:p>GUIA MADRE</text:p>
          </table:table-cell>
          <table:table-cell office:value-type="float" office:value="852301" table:style-name="ce1">
            <text:p>852301</text:p>
          </table:table-cell>
          <table:table-cell office:value-type="float" office:value="852350" table:style-name="ce1">
            <text:p>852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1" table:style-name="ce1">
            <text:p>1</text:p>
          </table:table-cell>
          <table:table-cell office:value-type="date" office:date-value="2022-02-03T00:00:00" table:style-name="ce2">
            <text:p>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3T00:00:00" table:style-name="ce2">
            <text:p>3/02/2022 00:00</text:p>
          </table:table-cell>
          <table:table-cell office:value-type="string" table:style-name="ce1">
            <text:p>PRE-380</text:p>
          </table:table-cell>
          <table:table-cell office:value-type="string" table:style-name="ce1">
            <text:p>MILAGRO PECUARIO S.A.</text:p>
          </table:table-cell>
          <table:table-cell office:value-type="string" table:style-name="ce1">
            <text:p>GUIA MADRE</text:p>
          </table:table-cell>
          <table:table-cell office:value-type="float" office:value="852351" table:style-name="ce1">
            <text:p>852351</text:p>
          </table:table-cell>
          <table:table-cell office:value-type="float" office:value="852380" table:style-name="ce1">
            <text:p>85238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1" table:style-name="ce1">
            <text:p>1</text:p>
          </table:table-cell>
          <table:table-cell office:value-type="date" office:date-value="2022-02-03T00:00:00" table:style-name="ce2">
            <text:p>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3T00:00:00" table:style-name="ce2">
            <text:p>3/02/2022 00:00</text:p>
          </table:table-cell>
          <table:table-cell office:value-type="string" table:style-name="ce1">
            <text:p>GUA-8570</text:p>
          </table:table-cell>
          <table:table-cell office:value-type="string" table:style-name="ce1">
            <text:p>IMPORTADORA FIESTA Y CIA LTDA</text:p>
          </table:table-cell>
          <table:table-cell office:value-type="string" table:style-name="ce1">
            <text:p>GUIA MADRE</text:p>
          </table:table-cell>
          <table:table-cell office:value-type="float" office:value="854551" table:style-name="ce1">
            <text:p>854551</text:p>
          </table:table-cell>
          <table:table-cell office:value-type="float" office:value="856550" table:style-name="ce1">
            <text:p>856550</text:p>
          </table:table-cell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1" table:style-name="ce1">
            <text:p>1</text:p>
          </table:table-cell>
          <table:table-cell office:value-type="date" office:date-value="2022-02-02T00:00:00" table:style-name="ce2">
            <text:p>2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2T00:00:00" table:style-name="ce2">
            <text:p>2/02/2022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GUIA MADRE</text:p>
          </table:table-cell>
          <table:table-cell office:value-type="float" office:value="856551" table:style-name="ce1">
            <text:p>856551</text:p>
          </table:table-cell>
          <table:table-cell office:value-type="float" office:value="856850" table:style-name="ce1">
            <text:p>8568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1" table:style-name="ce1">
            <text:p>1</text:p>
          </table:table-cell>
          <table:table-cell office:value-type="date" office:date-value="2022-02-02T00:00:00" table:style-name="ce2">
            <text:p>2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2T00:00:00" table:style-name="ce2">
            <text:p>2/02/2022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856851" table:style-name="ce1">
            <text:p>856851</text:p>
          </table:table-cell>
          <table:table-cell office:value-type="float" office:value="857150" table:style-name="ce1">
            <text:p>8571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1" table:style-name="ce1">
            <text:p>1</text:p>
          </table:table-cell>
          <table:table-cell office:value-type="date" office:date-value="2022-02-04T00:00:00" table:style-name="ce2">
            <text:p>4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4T00:00:00" table:style-name="ce2">
            <text:p>4/02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857451" table:style-name="ce1">
            <text:p>857451</text:p>
          </table:table-cell>
          <table:table-cell office:value-type="float" office:value="857750" table:style-name="ce1">
            <text:p>8577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1" table:style-name="ce1">
            <text:p>1</text:p>
          </table:table-cell>
          <table:table-cell office:value-type="date" office:date-value="2022-02-03T00:00:00" table:style-name="ce2">
            <text:p>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3T00:00:00" table:style-name="ce2">
            <text:p>3/02/2022 00:00</text:p>
          </table:table-cell>
          <table:table-cell office:value-type="string" table:style-name="ce1">
            <text:p>PRE-186</text:p>
          </table:table-cell>
          <table:table-cell office:value-type="string" table:style-name="ce1">
            <text:p>MULTIPRODUCTOS VETERINARIOS S,A.</text:p>
          </table:table-cell>
          <table:table-cell office:value-type="string" table:style-name="ce1">
            <text:p>GUIA MADRE</text:p>
          </table:table-cell>
          <table:table-cell office:value-type="float" office:value="857751" table:style-name="ce1">
            <text:p>857751</text:p>
          </table:table-cell>
          <table:table-cell office:value-type="float" office:value="857850" table:style-name="ce1">
            <text:p>8578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1" table:style-name="ce1">
            <text:p>1</text:p>
          </table:table-cell>
          <table:table-cell office:value-type="date" office:date-value="2022-02-03T00:00:00" table:style-name="ce2">
            <text:p>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3T00:00:00" table:style-name="ce2">
            <text:p>3/02/2022 00:00</text:p>
          </table:table-cell>
          <table:table-cell office:value-type="string" table:style-name="ce1">
            <text:p>XCO-98</text:p>
          </table:table-cell>
          <table:table-cell office:value-type="string" table:style-name="ce1">
            <text:p>FLECHAS ALVAREZ ,S.A</text:p>
          </table:table-cell>
          <table:table-cell office:value-type="string" table:style-name="ce1">
            <text:p>GUIA MADRE</text:p>
          </table:table-cell>
          <table:table-cell office:value-type="float" office:value="857851" table:style-name="ce1">
            <text:p>857851</text:p>
          </table:table-cell>
          <table:table-cell office:value-type="float" office:value="857950" table:style-name="ce1">
            <text:p>857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1" table:style-name="ce1">
            <text:p>1</text:p>
          </table:table-cell>
          <table:table-cell office:value-type="date" office:date-value="2022-02-03T00:00:00" table:style-name="ce2">
            <text:p>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3T00:00:00" table:style-name="ce2">
            <text:p>3/02/2022 00:00</text:p>
          </table:table-cell>
          <table:table-cell office:value-type="string" table:style-name="ce1">
            <text:p>XCO-762</text:p>
          </table:table-cell>
          <table:table-cell office:value-type="string" table:style-name="ce1">
            <text:p>ACCESORIOS Y MODA MC</text:p>
          </table:table-cell>
          <table:table-cell office:value-type="string" table:style-name="ce1">
            <text:p>GUIA MADRE</text:p>
          </table:table-cell>
          <table:table-cell office:value-type="float" office:value="857951" table:style-name="ce1">
            <text:p>857951</text:p>
          </table:table-cell>
          <table:table-cell office:value-type="float" office:value="858000" table:style-name="ce1">
            <text:p>8580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1" table:style-name="ce1">
            <text:p>1</text:p>
          </table:table-cell>
          <table:table-cell office:value-type="date" office:date-value="2022-02-03T00:00:00" table:style-name="ce2">
            <text:p>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3T00:00:00" table:style-name="ce2">
            <text:p>3/02/2022 00:00</text:p>
          </table:table-cell>
          <table:table-cell office:value-type="string" table:style-name="ce1">
            <text:p>ESC</text:p>
          </table:table-cell>
          <table:table-cell office:value-type="string" table:style-name="ce1">
            <text:p>AGENCIA ESCUINTLA</text:p>
          </table:table-cell>
          <table:table-cell office:value-type="string" table:style-name="ce1">
            <text:p>GUIA MADRE</text:p>
          </table:table-cell>
          <table:table-cell office:value-type="float" office:value="858001" table:style-name="ce1">
            <text:p>858001</text:p>
          </table:table-cell>
          <table:table-cell office:value-type="float" office:value="858300" table:style-name="ce1">
            <text:p>8583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1" table:style-name="ce1">
            <text:p>1</text:p>
          </table:table-cell>
          <table:table-cell office:value-type="date" office:date-value="2022-02-04T00:00:00" table:style-name="ce2">
            <text:p>4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4T00:00:00" table:style-name="ce2">
            <text:p>4/02/2022 00:00</text:p>
          </table:table-cell>
          <table:table-cell office:value-type="string" table:style-name="ce1">
            <text:p>XCO-93</text:p>
          </table:table-cell>
          <table:table-cell office:value-type="string" table:style-name="ce1">
            <text:p>MO AUTO (CARROS)</text:p>
          </table:table-cell>
          <table:table-cell office:value-type="string" table:style-name="ce1">
            <text:p>GUIA MADRE</text:p>
          </table:table-cell>
          <table:table-cell office:value-type="float" office:value="858301" table:style-name="ce1">
            <text:p>858301</text:p>
          </table:table-cell>
          <table:table-cell office:value-type="float" office:value="858450" table:style-name="ce1">
            <text:p>8584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1" table:style-name="ce1">
            <text:p>1</text:p>
          </table:table-cell>
          <table:table-cell office:value-type="date" office:date-value="2022-02-04T00:00:00" table:style-name="ce2">
            <text:p>4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4T00:00:00" table:style-name="ce2">
            <text:p>4/02/2022 00:00</text:p>
          </table:table-cell>
          <table:table-cell office:value-type="string" table:style-name="ce1">
            <text:p>V03-1011</text:p>
          </table:table-cell>
          <table:table-cell office:value-type="string" table:style-name="ce1">
            <text:p>GARE DE CREACION, S.A.</text:p>
          </table:table-cell>
          <table:table-cell office:value-type="string" table:style-name="ce1">
            <text:p>GUIA MADRE</text:p>
          </table:table-cell>
          <table:table-cell office:value-type="float" office:value="858451" table:style-name="ce1">
            <text:p>858451</text:p>
          </table:table-cell>
          <table:table-cell office:value-type="float" office:value="858550" table:style-name="ce1">
            <text:p>858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1" table:style-name="ce1">
            <text:p>1</text:p>
          </table:table-cell>
          <table:table-cell office:value-type="date" office:date-value="2022-02-04T00:00:00" table:style-name="ce2">
            <text:p>4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4T00:00:00" table:style-name="ce2">
            <text:p>4/02/2022 00:00</text:p>
          </table:table-cell>
          <table:table-cell office:value-type="string" table:style-name="ce1">
            <text:p>XCO-187</text:p>
          </table:table-cell>
          <table:table-cell office:value-type="string" table:style-name="ce1">
            <text:p>COFI?O STAHL</text:p>
          </table:table-cell>
          <table:table-cell office:value-type="string" table:style-name="ce1">
            <text:p>GUIA MADRE</text:p>
          </table:table-cell>
          <table:table-cell office:value-type="float" office:value="858751" table:style-name="ce1">
            <text:p>858751</text:p>
          </table:table-cell>
          <table:table-cell office:value-type="float" office:value="858850" table:style-name="ce1">
            <text:p>8588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1" table:style-name="ce1">
            <text:p>1</text:p>
          </table:table-cell>
          <table:table-cell office:value-type="date" office:date-value="2022-02-05T00:00:00" table:style-name="ce2">
            <text:p>5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5T00:00:00" table:style-name="ce2">
            <text:p>5/02/2022 00:00</text:p>
          </table:table-cell>
          <table:table-cell office:value-type="string" table:style-name="ce1">
            <text:p>XCO-954</text:p>
          </table:table-cell>
          <table:table-cell office:value-type="string" table:style-name="ce1">
            <text:p>DELIMASH</text:p>
          </table:table-cell>
          <table:table-cell office:value-type="string" table:style-name="ce1">
            <text:p>GUIA MADRE</text:p>
          </table:table-cell>
          <table:table-cell office:value-type="float" office:value="858951" table:style-name="ce1">
            <text:p>858951</text:p>
          </table:table-cell>
          <table:table-cell office:value-type="float" office:value="859000" table:style-name="ce1">
            <text:p>859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1" table:style-name="ce1">
            <text:p>1</text:p>
          </table:table-cell>
          <table:table-cell office:value-type="date" office:date-value="2022-02-05T00:00:00" table:style-name="ce2">
            <text:p>5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5T00:00:00" table:style-name="ce2">
            <text:p>5/02/2022 00:00</text:p>
          </table:table-cell>
          <table:table-cell office:value-type="string" table:style-name="ce1">
            <text:p>XCO-1032</text:p>
          </table:table-cell>
          <table:table-cell office:value-type="string" table:style-name="ce1">
            <text:p>SERVI FILM</text:p>
          </table:table-cell>
          <table:table-cell office:value-type="string" table:style-name="ce1">
            <text:p>GUIA MADRE</text:p>
          </table:table-cell>
          <table:table-cell office:value-type="float" office:value="859001" table:style-name="ce1">
            <text:p>859001</text:p>
          </table:table-cell>
          <table:table-cell office:value-type="float" office:value="859050" table:style-name="ce1">
            <text:p>859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1" table:style-name="ce1">
            <text:p>1</text:p>
          </table:table-cell>
          <table:table-cell office:value-type="date" office:date-value="2022-02-11T00:00:00" table:style-name="ce2">
            <text:p>11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1T00:00:00" table:style-name="ce2">
            <text:p>11/02/2022 00:00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AGENCIA BARBERENA</text:p>
          </table:table-cell>
          <table:table-cell office:value-type="string" table:style-name="ce1">
            <text:p>GUIA MADRE</text:p>
          </table:table-cell>
          <table:table-cell office:value-type="float" office:value="859251" table:style-name="ce1">
            <text:p>859251</text:p>
          </table:table-cell>
          <table:table-cell office:value-type="float" office:value="859550" table:style-name="ce1">
            <text:p>8595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1" table:style-name="ce1">
            <text:p>1</text:p>
          </table:table-cell>
          <table:table-cell office:value-type="date" office:date-value="2022-02-07T00:00:00" table:style-name="ce2">
            <text:p>7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7T00:00:00" table:style-name="ce2">
            <text:p>7/02/2022 00:00</text:p>
          </table:table-cell>
          <table:table-cell office:value-type="string" table:style-name="ce1">
            <text:p>XCO-989</text:p>
          </table:table-cell>
          <table:table-cell office:value-type="string" table:style-name="ce1">
            <text:p>DISTRIBUIDORA EL PACIFICO</text:p>
          </table:table-cell>
          <table:table-cell office:value-type="string" table:style-name="ce1">
            <text:p>GUIA MADRE</text:p>
          </table:table-cell>
          <table:table-cell office:value-type="float" office:value="859551" table:style-name="ce1">
            <text:p>859551</text:p>
          </table:table-cell>
          <table:table-cell office:value-type="float" office:value="859600" table:style-name="ce1">
            <text:p>8596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1" table:style-name="ce1">
            <text:p>1</text:p>
          </table:table-cell>
          <table:table-cell office:value-type="date" office:date-value="2022-02-07T00:00:00" table:style-name="ce2">
            <text:p>7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7T00:00:00" table:style-name="ce2">
            <text:p>7/02/2022 00:00</text:p>
          </table:table-cell>
          <table:table-cell office:value-type="string" table:style-name="ce1">
            <text:p>XCO-159</text:p>
          </table:table-cell>
          <table:table-cell office:value-type="string" table:style-name="ce1">
            <text:p>REALMEN S,A.</text:p>
          </table:table-cell>
          <table:table-cell office:value-type="string" table:style-name="ce1">
            <text:p>GUIA MADRE</text:p>
          </table:table-cell>
          <table:table-cell office:value-type="float" office:value="859601" table:style-name="ce1">
            <text:p>859601</text:p>
          </table:table-cell>
          <table:table-cell office:value-type="float" office:value="859650" table:style-name="ce1">
            <text:p>8596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1" table:style-name="ce1">
            <text:p>1</text:p>
          </table:table-cell>
          <table:table-cell office:value-type="date" office:date-value="2022-02-07T00:00:00" table:style-name="ce2">
            <text:p>7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7T00:00:00" table:style-name="ce2">
            <text:p>7/02/2022 00:00</text:p>
          </table:table-cell>
          <table:table-cell office:value-type="string" table:style-name="ce1">
            <text:p>XCO-714</text:p>
          </table:table-cell>
          <table:table-cell office:value-type="string" table:style-name="ce1">
            <text:p>WORLD OF THE FASHION /// LOVE DELUXE</text:p>
          </table:table-cell>
          <table:table-cell office:value-type="string" table:style-name="ce1">
            <text:p>GUIA MADRE</text:p>
          </table:table-cell>
          <table:table-cell office:value-type="float" office:value="859701" table:style-name="ce1">
            <text:p>859701</text:p>
          </table:table-cell>
          <table:table-cell office:value-type="float" office:value="859900" table:style-name="ce1">
            <text:p>85990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1" table:style-name="ce1">
            <text:p>1</text:p>
          </table:table-cell>
          <table:table-cell office:value-type="date" office:date-value="2022-02-07T00:00:00" table:style-name="ce2">
            <text:p>7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7T00:00:00" table:style-name="ce2">
            <text:p>7/02/2022 00:00</text:p>
          </table:table-cell>
          <table:table-cell office:value-type="string" table:style-name="ce1">
            <text:p>GUA-766</text:p>
          </table:table-cell>
          <table:table-cell office:value-type="string" table:style-name="ce1">
            <text:p>CELASA, INGENIERIA Y EQUIPOS, S.A.</text:p>
          </table:table-cell>
          <table:table-cell office:value-type="string" table:style-name="ce1">
            <text:p>GUIA MADRE</text:p>
          </table:table-cell>
          <table:table-cell office:value-type="float" office:value="859901" table:style-name="ce1">
            <text:p>859901</text:p>
          </table:table-cell>
          <table:table-cell office:value-type="float" office:value="860000" table:style-name="ce1">
            <text:p>8600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1" table:style-name="ce1">
            <text:p>1</text:p>
          </table:table-cell>
          <table:table-cell office:value-type="date" office:date-value="2022-02-07T00:00:00" table:style-name="ce2">
            <text:p>7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7T00:00:00" table:style-name="ce2">
            <text:p>7/02/2022 00:00</text:p>
          </table:table-cell>
          <table:table-cell office:value-type="string" table:style-name="ce1">
            <text:p>XCO-828</text:p>
          </table:table-cell>
          <table:table-cell office:value-type="string" table:style-name="ce1">
            <text:p>PEDRO BARCO</text:p>
          </table:table-cell>
          <table:table-cell office:value-type="string" table:style-name="ce1">
            <text:p>GUIA MADRE</text:p>
          </table:table-cell>
          <table:table-cell office:value-type="float" office:value="860001" table:style-name="ce1">
            <text:p>860001</text:p>
          </table:table-cell>
          <table:table-cell office:value-type="float" office:value="860050" table:style-name="ce1">
            <text:p>860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GUA-269</text:p>
          </table:table-cell>
          <table:table-cell office:value-type="string" table:style-name="ce1">
            <text:p>MOTOREPUESTOS GP</text:p>
          </table:table-cell>
          <table:table-cell office:value-type="string" table:style-name="ce1">
            <text:p>GUIA MADRE</text:p>
          </table:table-cell>
          <table:table-cell office:value-type="float" office:value="860151" table:style-name="ce1">
            <text:p>860151</text:p>
          </table:table-cell>
          <table:table-cell office:value-type="float" office:value="860200" table:style-name="ce1">
            <text:p>860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XCO-268</text:p>
          </table:table-cell>
          <table:table-cell office:value-type="string" table:style-name="ce1">
            <text:p>MOTOREPUESTOS GP</text:p>
          </table:table-cell>
          <table:table-cell office:value-type="string" table:style-name="ce1">
            <text:p>GUIA MADRE</text:p>
          </table:table-cell>
          <table:table-cell office:value-type="float" office:value="860201" table:style-name="ce1">
            <text:p>860201</text:p>
          </table:table-cell>
          <table:table-cell office:value-type="float" office:value="860250" table:style-name="ce1">
            <text:p>8602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XCO-691</text:p>
          </table:table-cell>
          <table:table-cell office:value-type="string" table:style-name="ce1">
            <text:p>INCOVA</text:p>
          </table:table-cell>
          <table:table-cell office:value-type="string" table:style-name="ce1">
            <text:p>GUIA MADRE</text:p>
          </table:table-cell>
          <table:table-cell office:value-type="float" office:value="860251" table:style-name="ce1">
            <text:p>860251</text:p>
          </table:table-cell>
          <table:table-cell office:value-type="float" office:value="860350" table:style-name="ce1">
            <text:p>8603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GUA-41</text:p>
          </table:table-cell>
          <table:table-cell office:value-type="string" table:style-name="ce1">
            <text:p>PRODUCCIONES METTA INTERNACIONAL S,A.</text:p>
          </table:table-cell>
          <table:table-cell office:value-type="string" table:style-name="ce1">
            <text:p>GUIA MADRE</text:p>
          </table:table-cell>
          <table:table-cell office:value-type="float" office:value="860351" table:style-name="ce1">
            <text:p>860351</text:p>
          </table:table-cell>
          <table:table-cell office:value-type="float" office:value="860450" table:style-name="ce1">
            <text:p>8604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XCO-719</text:p>
          </table:table-cell>
          <table:table-cell office:value-type="string" table:style-name="ce1">
            <text:p>LA CASA DE LOS HILOS</text:p>
          </table:table-cell>
          <table:table-cell office:value-type="string" table:style-name="ce1">
            <text:p>GUIA MADRE</text:p>
          </table:table-cell>
          <table:table-cell office:value-type="float" office:value="860451" table:style-name="ce1">
            <text:p>860451</text:p>
          </table:table-cell>
          <table:table-cell office:value-type="float" office:value="860550" table:style-name="ce1">
            <text:p>860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GUA-19</text:p>
          </table:table-cell>
          <table:table-cell office:value-type="string" table:style-name="ce1">
            <text:p>MARKETING ARM GUATEMALA S,A.</text:p>
          </table:table-cell>
          <table:table-cell office:value-type="string" table:style-name="ce1">
            <text:p>GUIA MADRE</text:p>
          </table:table-cell>
          <table:table-cell office:value-type="float" office:value="860551" table:style-name="ce1">
            <text:p>860551</text:p>
          </table:table-cell>
          <table:table-cell office:value-type="float" office:value="860750" table:style-name="ce1">
            <text:p>8607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XCO-253</text:p>
          </table:table-cell>
          <table:table-cell office:value-type="string" table:style-name="ce1">
            <text:p>IMPORTADORA NORTE</text:p>
          </table:table-cell>
          <table:table-cell office:value-type="string" table:style-name="ce1">
            <text:p>GUIA MADRE</text:p>
          </table:table-cell>
          <table:table-cell office:value-type="float" office:value="860751" table:style-name="ce1">
            <text:p>860751</text:p>
          </table:table-cell>
          <table:table-cell office:value-type="float" office:value="860850" table:style-name="ce1">
            <text:p>8608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CON-788</text:p>
          </table:table-cell>
          <table:table-cell office:value-type="string" table:style-name="ce1">
            <text:p>IMPORTADORA NORTE, S.A.</text:p>
          </table:table-cell>
          <table:table-cell office:value-type="string" table:style-name="ce1">
            <text:p>GUIA MADRE</text:p>
          </table:table-cell>
          <table:table-cell office:value-type="float" office:value="860851" table:style-name="ce1">
            <text:p>860851</text:p>
          </table:table-cell>
          <table:table-cell office:value-type="float" office:value="860900" table:style-name="ce1">
            <text:p>860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XCO-427</text:p>
          </table:table-cell>
          <table:table-cell office:value-type="string" table:style-name="ce1">
            <text:p>DISTRIBUIDORA INDUSTRIAL AG</text:p>
          </table:table-cell>
          <table:table-cell office:value-type="string" table:style-name="ce1">
            <text:p>GUIA MADRE</text:p>
          </table:table-cell>
          <table:table-cell office:value-type="float" office:value="860901" table:style-name="ce1">
            <text:p>860901</text:p>
          </table:table-cell>
          <table:table-cell office:value-type="float" office:value="861050" table:style-name="ce1">
            <text:p>8610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CON-919</text:p>
          </table:table-cell>
          <table:table-cell office:value-type="string" table:style-name="ce1">
            <text:p>KENAS STORE</text:p>
          </table:table-cell>
          <table:table-cell office:value-type="string" table:style-name="ce1">
            <text:p>GUIA MADRE</text:p>
          </table:table-cell>
          <table:table-cell office:value-type="float" office:value="861051" table:style-name="ce1">
            <text:p>861051</text:p>
          </table:table-cell>
          <table:table-cell office:value-type="float" office:value="861075" table:style-name="ce1">
            <text:p>86107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1" table:style-name="ce1">
            <text:p>1</text:p>
          </table:table-cell>
          <table:table-cell office:value-type="date" office:date-value="2022-02-08T00:00:00" table:style-name="ce2">
            <text:p>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8T00:00:00" table:style-name="ce2">
            <text:p>8/02/2022 00:00</text:p>
          </table:table-cell>
          <table:table-cell office:value-type="string" table:style-name="ce1">
            <text:p>PRE-635</text:p>
          </table:table-cell>
          <table:table-cell office:value-type="string" table:style-name="ce1">
            <text:p>LIBROS RESTAURACION</text:p>
          </table:table-cell>
          <table:table-cell office:value-type="string" table:style-name="ce1">
            <text:p>GUIA MADRE</text:p>
          </table:table-cell>
          <table:table-cell office:value-type="float" office:value="861076" table:style-name="ce1">
            <text:p>861076</text:p>
          </table:table-cell>
          <table:table-cell office:value-type="float" office:value="861100" table:style-name="ce1">
            <text:p>86110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1" table:style-name="ce1">
            <text:p>1</text:p>
          </table:table-cell>
          <table:table-cell office:value-type="date" office:date-value="2022-02-09T00:00:00" table:style-name="ce2">
            <text:p>9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9T00:00:00" table:style-name="ce2">
            <text:p>9/02/2022 00:00</text:p>
          </table:table-cell>
          <table:table-cell office:value-type="string" table:style-name="ce1">
            <text:p>V03-1051</text:p>
          </table:table-cell>
          <table:table-cell office:value-type="string" table:style-name="ce1">
            <text:p>GRUPO MAS VISION</text:p>
          </table:table-cell>
          <table:table-cell office:value-type="string" table:style-name="ce1">
            <text:p>GUIA MADRE</text:p>
          </table:table-cell>
          <table:table-cell office:value-type="float" office:value="861101" table:style-name="ce1">
            <text:p>861101</text:p>
          </table:table-cell>
          <table:table-cell office:value-type="float" office:value="861150" table:style-name="ce1">
            <text:p>861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1" table:style-name="ce1">
            <text:p>1</text:p>
          </table:table-cell>
          <table:table-cell office:value-type="date" office:date-value="2022-02-09T00:00:00" table:style-name="ce2">
            <text:p>9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9T00:00:00" table:style-name="ce2">
            <text:p>9/02/2022 00:00</text:p>
          </table:table-cell>
          <table:table-cell office:value-type="string" table:style-name="ce1">
            <text:p>V03-1351</text:p>
          </table:table-cell>
          <table:table-cell office:value-type="string" table:style-name="ce1">
            <text:p>GRUPO MAS VISION</text:p>
          </table:table-cell>
          <table:table-cell office:value-type="string" table:style-name="ce1">
            <text:p>GUIA MADRE</text:p>
          </table:table-cell>
          <table:table-cell office:value-type="float" office:value="861151" table:style-name="ce1">
            <text:p>861151</text:p>
          </table:table-cell>
          <table:table-cell office:value-type="float" office:value="861200" table:style-name="ce1">
            <text:p>8612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1" table:style-name="ce1">
            <text:p>1</text:p>
          </table:table-cell>
          <table:table-cell office:value-type="date" office:date-value="2022-02-09T00:00:00" table:style-name="ce2">
            <text:p>9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9T00:00:00" table:style-name="ce2">
            <text:p>9/02/2022 00:00</text:p>
          </table:table-cell>
          <table:table-cell office:value-type="string" table:style-name="ce1">
            <text:p>V03-1051</text:p>
          </table:table-cell>
          <table:table-cell office:value-type="string" table:style-name="ce1">
            <text:p>GRUPO MAS VISION</text:p>
          </table:table-cell>
          <table:table-cell office:value-type="string" table:style-name="ce1">
            <text:p>GUIA MADRE</text:p>
          </table:table-cell>
          <table:table-cell office:value-type="float" office:value="861201" table:style-name="ce1">
            <text:p>861201</text:p>
          </table:table-cell>
          <table:table-cell office:value-type="float" office:value="861250" table:style-name="ce1">
            <text:p>8612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1" table:style-name="ce1">
            <text:p>1</text:p>
          </table:table-cell>
          <table:table-cell office:value-type="date" office:date-value="2022-02-09T00:00:00" table:style-name="ce2">
            <text:p>9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9T00:00:00" table:style-name="ce2">
            <text:p>9/02/2022 00:00</text:p>
          </table:table-cell>
          <table:table-cell office:value-type="string" table:style-name="ce1">
            <text:p>GUA-8</text:p>
          </table:table-cell>
          <table:table-cell office:value-type="string" table:style-name="ce1">
            <text:p>ALDOS DE ITALIA S,A.</text:p>
          </table:table-cell>
          <table:table-cell office:value-type="string" table:style-name="ce1">
            <text:p>GUIA MADRE</text:p>
          </table:table-cell>
          <table:table-cell office:value-type="float" office:value="861251" table:style-name="ce1">
            <text:p>861251</text:p>
          </table:table-cell>
          <table:table-cell office:value-type="float" office:value="861300" table:style-name="ce1">
            <text:p>861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1" table:style-name="ce1">
            <text:p>1</text:p>
          </table:table-cell>
          <table:table-cell office:value-type="date" office:date-value="2022-02-09T00:00:00" table:style-name="ce2">
            <text:p>9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9T00:00:00" table:style-name="ce2">
            <text:p>9/02/2022 00:00</text:p>
          </table:table-cell>
          <table:table-cell office:value-type="string" table:style-name="ce1">
            <text:p>XCO-417</text:p>
          </table:table-cell>
          <table:table-cell office:value-type="string" table:style-name="ce1">
            <text:p>SPLASS GUATEMALA S,A.</text:p>
          </table:table-cell>
          <table:table-cell office:value-type="string" table:style-name="ce1">
            <text:p>GUIA MADRE</text:p>
          </table:table-cell>
          <table:table-cell office:value-type="float" office:value="861301" table:style-name="ce1">
            <text:p>861301</text:p>
          </table:table-cell>
          <table:table-cell office:value-type="float" office:value="861350" table:style-name="ce1">
            <text:p>861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1" table:style-name="ce1">
            <text:p>1</text:p>
          </table:table-cell>
          <table:table-cell office:value-type="date" office:date-value="2022-02-09T00:00:00" table:style-name="ce2">
            <text:p>9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09T00:00:00" table:style-name="ce2">
            <text:p>9/02/2022 00:00</text:p>
          </table:table-cell>
          <table:table-cell office:value-type="string" table:style-name="ce1">
            <text:p>XCO-301</text:p>
          </table:table-cell>
          <table:table-cell office:value-type="string" table:style-name="ce1">
            <text:p>VENTAS Y NEGOCIOS WENDOLI</text:p>
          </table:table-cell>
          <table:table-cell office:value-type="string" table:style-name="ce1">
            <text:p>GUIA MADRE</text:p>
          </table:table-cell>
          <table:table-cell office:value-type="float" office:value="861351" table:style-name="ce1">
            <text:p>861351</text:p>
          </table:table-cell>
          <table:table-cell office:value-type="float" office:value="861400" table:style-name="ce1">
            <text:p>861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1" table:style-name="ce1">
            <text:p>1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861501" table:style-name="ce1">
            <text:p>861501</text:p>
          </table:table-cell>
          <table:table-cell office:value-type="float" office:value="861600" table:style-name="ce1">
            <text:p>8616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1" table:style-name="ce1">
            <text:p>1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string" table:style-name="ce1">
            <text:p>XCO-29</text:p>
          </table:table-cell>
          <table:table-cell office:value-type="string" table:style-name="ce1">
            <text:p>HIVISA</text:p>
          </table:table-cell>
          <table:table-cell office:value-type="string" table:style-name="ce1">
            <text:p>GUIA MADRE</text:p>
          </table:table-cell>
          <table:table-cell office:value-type="float" office:value="861751" table:style-name="ce1">
            <text:p>861751</text:p>
          </table:table-cell>
          <table:table-cell office:value-type="float" office:value="861800" table:style-name="ce1">
            <text:p>861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1" table:style-name="ce1">
            <text:p>1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string" table:style-name="ce1">
            <text:p>XCO-969</text:p>
          </table:table-cell>
          <table:table-cell office:value-type="string" table:style-name="ce1">
            <text:p>PRODUCTOS Y SERVICIOS ESTRATEGICOS BLU MARINNE, S.A.</text:p>
          </table:table-cell>
          <table:table-cell office:value-type="string" table:style-name="ce1">
            <text:p>GUIA MADRE</text:p>
          </table:table-cell>
          <table:table-cell office:value-type="float" office:value="861801" table:style-name="ce1">
            <text:p>861801</text:p>
          </table:table-cell>
          <table:table-cell office:value-type="float" office:value="861850" table:style-name="ce1">
            <text:p>861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1" table:style-name="ce1">
            <text:p>1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string" table:style-name="ce1">
            <text:p>XCO-403</text:p>
          </table:table-cell>
          <table:table-cell office:value-type="string" table:style-name="ce1">
            <text:p>GRAN SUPER MERCADO DE PACAS</text:p>
          </table:table-cell>
          <table:table-cell office:value-type="string" table:style-name="ce1">
            <text:p>GUIA MADRE</text:p>
          </table:table-cell>
          <table:table-cell office:value-type="float" office:value="861851" table:style-name="ce1">
            <text:p>861851</text:p>
          </table:table-cell>
          <table:table-cell office:value-type="float" office:value="861900" table:style-name="ce1">
            <text:p>861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1" table:style-name="ce1">
            <text:p>1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0T00:00:00" table:style-name="ce2">
            <text:p>10/02/2022 00:00</text:p>
          </table:table-cell>
          <table:table-cell office:value-type="string" table:style-name="ce1">
            <text:p>XCO-846</text:p>
          </table:table-cell>
          <table:table-cell office:value-type="string" table:style-name="ce1">
            <text:p>EKA REPOSTERIA</text:p>
          </table:table-cell>
          <table:table-cell office:value-type="string" table:style-name="ce1">
            <text:p>GUIA MADRE</text:p>
          </table:table-cell>
          <table:table-cell office:value-type="float" office:value="861901" table:style-name="ce1">
            <text:p>861901</text:p>
          </table:table-cell>
          <table:table-cell office:value-type="float" office:value="861950" table:style-name="ce1">
            <text:p>861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1" table:style-name="ce1">
            <text:p>1</text:p>
          </table:table-cell>
          <table:table-cell office:value-type="date" office:date-value="2022-02-11T00:00:00" table:style-name="ce2">
            <text:p>11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1T00:00:00" table:style-name="ce2">
            <text:p>11/02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GUIA MADRE</text:p>
          </table:table-cell>
          <table:table-cell office:value-type="float" office:value="862251" table:style-name="ce1">
            <text:p>862251</text:p>
          </table:table-cell>
          <table:table-cell office:value-type="float" office:value="862550" table:style-name="ce1">
            <text:p>8625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1" table:style-name="ce1">
            <text:p>1</text:p>
          </table:table-cell>
          <table:table-cell office:value-type="date" office:date-value="2022-02-15T00:00:00" table:style-name="ce2">
            <text:p>15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5T00:00:00" table:style-name="ce2">
            <text:p>15/02/2022 00:00</text:p>
          </table:table-cell>
          <table:table-cell office:value-type="string" table:style-name="ce1">
            <text:p>PRE-795</text:p>
          </table:table-cell>
          <table:table-cell office:value-type="string" table:style-name="ce1">
            <text:p>DISTRIBUIDORA DAKO</text:p>
          </table:table-cell>
          <table:table-cell office:value-type="string" table:style-name="ce1">
            <text:p>GUIA MADRE</text:p>
          </table:table-cell>
          <table:table-cell office:value-type="float" office:value="862850" table:style-name="ce1">
            <text:p>862850</text:p>
          </table:table-cell>
          <table:table-cell office:value-type="float" office:value="862949" table:style-name="ce1">
            <text:p>862949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1" table:style-name="ce1">
            <text:p>1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string" table:style-name="ce1">
            <text:p>XCO-268</text:p>
          </table:table-cell>
          <table:table-cell office:value-type="string" table:style-name="ce1">
            <text:p>MOTOREPUESTOS GP</text:p>
          </table:table-cell>
          <table:table-cell office:value-type="string" table:style-name="ce1">
            <text:p>GUIA MADRE</text:p>
          </table:table-cell>
          <table:table-cell office:value-type="float" office:value="862950" table:style-name="ce1">
            <text:p>862950</text:p>
          </table:table-cell>
          <table:table-cell office:value-type="float" office:value="863000" table:style-name="ce1">
            <text:p>863000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1" table:style-name="ce1">
            <text:p>1</text:p>
          </table:table-cell>
          <table:table-cell office:value-type="date" office:date-value="2022-02-15T00:00:00" table:style-name="ce2">
            <text:p>15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5T00:00:00" table:style-name="ce2">
            <text:p>15/02/2022 00:00</text:p>
          </table:table-cell>
          <table:table-cell office:value-type="string" table:style-name="ce1">
            <text:p>GUA-269</text:p>
          </table:table-cell>
          <table:table-cell office:value-type="string" table:style-name="ce1">
            <text:p>MOTOREPUESTOS GP</text:p>
          </table:table-cell>
          <table:table-cell office:value-type="string" table:style-name="ce1">
            <text:p>GUIA MADRE</text:p>
          </table:table-cell>
          <table:table-cell office:value-type="float" office:value="863101" table:style-name="ce1">
            <text:p>863101</text:p>
          </table:table-cell>
          <table:table-cell office:value-type="float" office:value="863150" table:style-name="ce1">
            <text:p>863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1" table:style-name="ce1">
            <text:p>1</text:p>
          </table:table-cell>
          <table:table-cell office:value-type="date" office:date-value="2022-02-16T00:00:00" table:style-name="ce2">
            <text:p>16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6T00:00:00" table:style-name="ce2">
            <text:p>16/02/2022 00:00</text:p>
          </table:table-cell>
          <table:table-cell office:value-type="string" table:style-name="ce1">
            <text:p>GUA-877</text:p>
          </table:table-cell>
          <table:table-cell office:value-type="string" table:style-name="ce1">
            <text:p>MORADA</text:p>
          </table:table-cell>
          <table:table-cell office:value-type="string" table:style-name="ce1">
            <text:p>GUIA MADRE</text:p>
          </table:table-cell>
          <table:table-cell office:value-type="float" office:value="863151" table:style-name="ce1">
            <text:p>863151</text:p>
          </table:table-cell>
          <table:table-cell office:value-type="float" office:value="863200" table:style-name="ce1">
            <text:p>863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1" table:style-name="ce1">
            <text:p>1</text:p>
          </table:table-cell>
          <table:table-cell office:value-type="date" office:date-value="2022-02-15T00:00:00" table:style-name="ce2">
            <text:p>15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5T00:00:00" table:style-name="ce2">
            <text:p>15/02/2022 00:00</text:p>
          </table:table-cell>
          <table:table-cell office:value-type="string" table:style-name="ce1">
            <text:p>XCO-1057</text:p>
          </table:table-cell>
          <table:table-cell office:value-type="string" table:style-name="ce1">
            <text:p>OFERTERO ESC</text:p>
          </table:table-cell>
          <table:table-cell office:value-type="string" table:style-name="ce1">
            <text:p>GUIA MADRE</text:p>
          </table:table-cell>
          <table:table-cell office:value-type="float" office:value="863201" table:style-name="ce1">
            <text:p>863201</text:p>
          </table:table-cell>
          <table:table-cell office:value-type="float" office:value="863225" table:style-name="ce1">
            <text:p>8632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1" table:style-name="ce1">
            <text:p>1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string" table:style-name="ce1">
            <text:p>XCO-36</text:p>
          </table:table-cell>
          <table:table-cell office:value-type="string" table:style-name="ce1">
            <text:p>F.P.K. S,A.</text:p>
          </table:table-cell>
          <table:table-cell office:value-type="string" table:style-name="ce1">
            <text:p>GUIA MADRE</text:p>
          </table:table-cell>
          <table:table-cell office:value-type="float" office:value="863226" table:style-name="ce1">
            <text:p>863226</text:p>
          </table:table-cell>
          <table:table-cell office:value-type="float" office:value="863550" table:style-name="ce1">
            <text:p>863550</text:p>
          </table:table-cell>
          <table:table-cell office:value-type="float" office:value="325" table:style-name="ce1">
            <text:p>3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1" table:style-name="ce1">
            <text:p>1</text:p>
          </table:table-cell>
          <table:table-cell office:value-type="date" office:date-value="2022-02-17T00:00:00" table:style-name="ce2">
            <text:p>17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7T00:00:00" table:style-name="ce2">
            <text:p>17/02/2022 00:00</text:p>
          </table:table-cell>
          <table:table-cell office:value-type="string" table:style-name="ce1">
            <text:p>GUA-877</text:p>
          </table:table-cell>
          <table:table-cell office:value-type="string" table:style-name="ce1">
            <text:p>MORADA</text:p>
          </table:table-cell>
          <table:table-cell office:value-type="string" table:style-name="ce1">
            <text:p>GUIA MADRE</text:p>
          </table:table-cell>
          <table:table-cell office:value-type="float" office:value="863451" table:style-name="ce1">
            <text:p>863451</text:p>
          </table:table-cell>
          <table:table-cell office:value-type="float" office:value="863500" table:style-name="ce1">
            <text:p>863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1" table:style-name="ce1">
            <text:p>1</text:p>
          </table:table-cell>
          <table:table-cell office:value-type="date" office:date-value="2022-02-17T00:00:00" table:style-name="ce2">
            <text:p>17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7T00:00:00" table:style-name="ce2">
            <text:p>17/02/2022 00:00</text:p>
          </table:table-cell>
          <table:table-cell office:value-type="string" table:style-name="ce1">
            <text:p>XCO-381</text:p>
          </table:table-cell>
          <table:table-cell office:value-type="string" table:style-name="ce1">
            <text:p>PLAYERAS QUETZAL</text:p>
          </table:table-cell>
          <table:table-cell office:value-type="string" table:style-name="ce1">
            <text:p>GUIA MADRE</text:p>
          </table:table-cell>
          <table:table-cell office:value-type="float" office:value="863551" table:style-name="ce1">
            <text:p>863551</text:p>
          </table:table-cell>
          <table:table-cell office:value-type="float" office:value="863650" table:style-name="ce1">
            <text:p>863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1" table:style-name="ce1">
            <text:p>1</text:p>
          </table:table-cell>
          <table:table-cell office:value-type="date" office:date-value="2022-02-17T00:00:00" table:style-name="ce2">
            <text:p>17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7T00:00:00" table:style-name="ce2">
            <text:p>17/02/2022 00:00</text:p>
          </table:table-cell>
          <table:table-cell office:value-type="string" table:style-name="ce1">
            <text:p>XCO-30</text:p>
          </table:table-cell>
          <table:table-cell office:value-type="string" table:style-name="ce1">
            <text:p>CASA DE LOS RODAMIENTOS</text:p>
          </table:table-cell>
          <table:table-cell office:value-type="string" table:style-name="ce1">
            <text:p>GUIA MADRE</text:p>
          </table:table-cell>
          <table:table-cell office:value-type="float" office:value="863701" table:style-name="ce1">
            <text:p>863701</text:p>
          </table:table-cell>
          <table:table-cell office:value-type="float" office:value="863800" table:style-name="ce1">
            <text:p>8638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1" table:style-name="ce1">
            <text:p>1</text:p>
          </table:table-cell>
          <table:table-cell office:value-type="date" office:date-value="2022-02-17T00:00:00" table:style-name="ce2">
            <text:p>17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7T00:00:00" table:style-name="ce2">
            <text:p>17/02/2022 00:00</text:p>
          </table:table-cell>
          <table:table-cell office:value-type="string" table:style-name="ce1">
            <text:p>GUA-893</text:p>
          </table:table-cell>
          <table:table-cell office:value-type="string" table:style-name="ce1">
            <text:p>COMERCIALIZADORA BIOAGRO</text:p>
          </table:table-cell>
          <table:table-cell office:value-type="string" table:style-name="ce1">
            <text:p>GUIA MADRE</text:p>
          </table:table-cell>
          <table:table-cell office:value-type="float" office:value="863801" table:style-name="ce1">
            <text:p>863801</text:p>
          </table:table-cell>
          <table:table-cell office:value-type="float" office:value="863900" table:style-name="ce1">
            <text:p>8639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1" table:style-name="ce1">
            <text:p>1</text:p>
          </table:table-cell>
          <table:table-cell office:value-type="date" office:date-value="2022-02-18T00:00:00" table:style-name="ce2">
            <text:p>18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18T00:00:00" table:style-name="ce2">
            <text:p>18/02/2022 00:00</text:p>
          </table:table-cell>
          <table:table-cell office:value-type="string" table:style-name="ce1">
            <text:p>PRE-709</text:p>
          </table:table-cell>
          <table:table-cell office:value-type="string" table:style-name="ce1">
            <text:p>PRODUCTOS VAISER</text:p>
          </table:table-cell>
          <table:table-cell office:value-type="string" table:style-name="ce1">
            <text:p>GUIA MADRE</text:p>
          </table:table-cell>
          <table:table-cell office:value-type="float" office:value="864351" table:style-name="ce1">
            <text:p>864351</text:p>
          </table:table-cell>
          <table:table-cell office:value-type="float" office:value="864375" table:style-name="ce1">
            <text:p>86437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1" table:style-name="ce1">
            <text:p>1</text:p>
          </table:table-cell>
          <table:table-cell office:value-type="date" office:date-value="2022-02-21T00:00:00" table:style-name="ce2">
            <text:p>21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1T00:00:00" table:style-name="ce2">
            <text:p>21/02/2022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GUIA MADRE</text:p>
          </table:table-cell>
          <table:table-cell office:value-type="float" office:value="870954" table:style-name="ce1">
            <text:p>870954</text:p>
          </table:table-cell>
          <table:table-cell office:value-type="float" office:value="871350" table:style-name="ce1">
            <text:p>871350</text:p>
          </table:table-cell>
          <table:table-cell office:value-type="float" office:value="397" table:style-name="ce1">
            <text:p>3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1" table:style-name="ce1">
            <text:p>1</text:p>
          </table:table-cell>
          <table:table-cell office:value-type="date" office:date-value="2022-02-21T00:00:00" table:style-name="ce2">
            <text:p>21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1T00:00:00" table:style-name="ce2">
            <text:p>21/02/2022 00:00</text:p>
          </table:table-cell>
          <table:table-cell office:value-type="string" table:style-name="ce1">
            <text:p>XCO-742</text:p>
          </table:table-cell>
          <table:table-cell office:value-type="string" table:style-name="ce1">
            <text:p>ALMACEN LISSATEX</text:p>
          </table:table-cell>
          <table:table-cell office:value-type="string" table:style-name="ce1">
            <text:p>GUIA MADRE</text:p>
          </table:table-cell>
          <table:table-cell office:value-type="float" office:value="871951" table:style-name="ce1">
            <text:p>871951</text:p>
          </table:table-cell>
          <table:table-cell office:value-type="float" office:value="872000" table:style-name="ce1">
            <text:p>872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1" table:style-name="ce1">
            <text:p>1</text:p>
          </table:table-cell>
          <table:table-cell office:value-type="date" office:date-value="2022-02-22T00:00:00" table:style-name="ce2">
            <text:p>22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2T00:00:00" table:style-name="ce2">
            <text:p>22/02/2022 00:00</text:p>
          </table:table-cell>
          <table:table-cell office:value-type="string" table:style-name="ce1">
            <text:p>V03-1046</text:p>
          </table:table-cell>
          <table:table-cell office:value-type="string" table:style-name="ce1">
            <text:p>MULTIPRODUCTOS HOSPITALARIOS E INDUSTRIALES</text:p>
          </table:table-cell>
          <table:table-cell office:value-type="string" table:style-name="ce1">
            <text:p>GUIA MADRE</text:p>
          </table:table-cell>
          <table:table-cell office:value-type="float" office:value="872401" table:style-name="ce1">
            <text:p>872401</text:p>
          </table:table-cell>
          <table:table-cell office:value-type="float" office:value="872450" table:style-name="ce1">
            <text:p>872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1" table:style-name="ce1">
            <text:p>1</text:p>
          </table:table-cell>
          <table:table-cell office:value-type="date" office:date-value="2022-02-22T00:00:00" table:style-name="ce2">
            <text:p>22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2T00:00:00" table:style-name="ce2">
            <text:p>22/02/2022 00:00</text:p>
          </table:table-cell>
          <table:table-cell office:value-type="string" table:style-name="ce1">
            <text:p>XCO-2</text:p>
          </table:table-cell>
          <table:table-cell office:value-type="string" table:style-name="ce1">
            <text:p>ALMACEN EMMA</text:p>
          </table:table-cell>
          <table:table-cell office:value-type="string" table:style-name="ce1">
            <text:p>GUIA MADRE</text:p>
          </table:table-cell>
          <table:table-cell office:value-type="float" office:value="872451" table:style-name="ce1">
            <text:p>872451</text:p>
          </table:table-cell>
          <table:table-cell office:value-type="float" office:value="872550" table:style-name="ce1">
            <text:p>872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1" table:style-name="ce1">
            <text:p>1</text:p>
          </table:table-cell>
          <table:table-cell office:value-type="date" office:date-value="2022-02-22T00:00:00" table:style-name="ce2">
            <text:p>22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2T00:00:00" table:style-name="ce2">
            <text:p>22/02/2022 00:00</text:p>
          </table:table-cell>
          <table:table-cell office:value-type="string" table:style-name="ce1">
            <text:p>GUA-500</text:p>
          </table:table-cell>
          <table:table-cell office:value-type="string" table:style-name="ce1">
            <text:p>DROGUERIA EXCEL</text:p>
          </table:table-cell>
          <table:table-cell office:value-type="string" table:style-name="ce1">
            <text:p>GUIA MADRE</text:p>
          </table:table-cell>
          <table:table-cell office:value-type="float" office:value="872551" table:style-name="ce1">
            <text:p>872551</text:p>
          </table:table-cell>
          <table:table-cell office:value-type="float" office:value="872650" table:style-name="ce1">
            <text:p>872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1" table:style-name="ce1">
            <text:p>1</text:p>
          </table:table-cell>
          <table:table-cell office:value-type="date" office:date-value="2022-02-22T00:00:00" table:style-name="ce2">
            <text:p>22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2T00:00:00" table:style-name="ce2">
            <text:p>22/02/2022 00:00</text:p>
          </table:table-cell>
          <table:table-cell office:value-type="string" table:style-name="ce1">
            <text:p>XCO-786</text:p>
          </table:table-cell>
          <table:table-cell office:value-type="string" table:style-name="ce1">
            <text:p>MANUFACTURAS TEXTILES PERFECTA, S.A.</text:p>
          </table:table-cell>
          <table:table-cell office:value-type="string" table:style-name="ce1">
            <text:p>GUIA MADRE</text:p>
          </table:table-cell>
          <table:table-cell office:value-type="float" office:value="872651" table:style-name="ce1">
            <text:p>872651</text:p>
          </table:table-cell>
          <table:table-cell office:value-type="float" office:value="872700" table:style-name="ce1">
            <text:p>872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1" table:style-name="ce1">
            <text:p>1</text:p>
          </table:table-cell>
          <table:table-cell office:value-type="date" office:date-value="2022-02-23T00:00:00" table:style-name="ce2">
            <text:p>2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3T00:00:00" table:style-name="ce2">
            <text:p>23/02/2022 00:00</text:p>
          </table:table-cell>
          <table:table-cell office:value-type="string" table:style-name="ce1">
            <text:p>XCO-958</text:p>
          </table:table-cell>
          <table:table-cell office:value-type="string" table:style-name="ce1">
            <text:p>IAM FIT GUATEMALA</text:p>
          </table:table-cell>
          <table:table-cell office:value-type="string" table:style-name="ce1">
            <text:p>GUIA MADRE</text:p>
          </table:table-cell>
          <table:table-cell office:value-type="float" office:value="872851" table:style-name="ce1">
            <text:p>872851</text:p>
          </table:table-cell>
          <table:table-cell office:value-type="float" office:value="872900" table:style-name="ce1">
            <text:p>8729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1" table:style-name="ce1">
            <text:p>1</text:p>
          </table:table-cell>
          <table:table-cell office:value-type="date" office:date-value="2022-02-23T00:00:00" table:style-name="ce2">
            <text:p>2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3T00:00:00" table:style-name="ce2">
            <text:p>23/02/2022 00:00</text:p>
          </table:table-cell>
          <table:table-cell office:value-type="string" table:style-name="ce1">
            <text:p>XCO-149</text:p>
          </table:table-cell>
          <table:table-cell office:value-type="string" table:style-name="ce1">
            <text:p>IMPORTACIONES CRESGO, S,A.</text:p>
          </table:table-cell>
          <table:table-cell office:value-type="string" table:style-name="ce1">
            <text:p>GUIA MADRE</text:p>
          </table:table-cell>
          <table:table-cell office:value-type="float" office:value="872901" table:style-name="ce1">
            <text:p>872901</text:p>
          </table:table-cell>
          <table:table-cell office:value-type="float" office:value="872950" table:style-name="ce1">
            <text:p>872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1" table:style-name="ce1">
            <text:p>1</text:p>
          </table:table-cell>
          <table:table-cell office:value-type="date" office:date-value="2022-02-23T00:00:00" table:style-name="ce2">
            <text:p>23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3T00:00:00" table:style-name="ce2">
            <text:p>23/02/2022 00:00</text:p>
          </table:table-cell>
          <table:table-cell office:value-type="string" table:style-name="ce1">
            <text:p>XCO-1001</text:p>
          </table:table-cell>
          <table:table-cell office:value-type="string" table:style-name="ce1">
            <text:p>JARDIN DE ESPINAS</text:p>
          </table:table-cell>
          <table:table-cell office:value-type="string" table:style-name="ce1">
            <text:p>GUIA MADRE</text:p>
          </table:table-cell>
          <table:table-cell office:value-type="float" office:value="872951" table:style-name="ce1">
            <text:p>872951</text:p>
          </table:table-cell>
          <table:table-cell office:value-type="float" office:value="873000" table:style-name="ce1">
            <text:p>873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1" table:style-name="ce1">
            <text:p>1</text:p>
          </table:table-cell>
          <table:table-cell office:value-type="date" office:date-value="2022-02-24T00:00:00" table:style-name="ce2">
            <text:p>24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4T00:00:00" table:style-name="ce2">
            <text:p>24/02/2022 00:00</text:p>
          </table:table-cell>
          <table:table-cell office:value-type="string" table:style-name="ce1">
            <text:p>V02-1060</text:p>
          </table:table-cell>
          <table:table-cell office:value-type="string" table:style-name="ce1">
            <text:p>SERVIAGRO</text:p>
          </table:table-cell>
          <table:table-cell office:value-type="string" table:style-name="ce1">
            <text:p>GUIA MADRE</text:p>
          </table:table-cell>
          <table:table-cell office:value-type="float" office:value="873001" table:style-name="ce1">
            <text:p>873001</text:p>
          </table:table-cell>
          <table:table-cell office:value-type="float" office:value="873050" table:style-name="ce1">
            <text:p>873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1" table:style-name="ce1">
            <text:p>1</text:p>
          </table:table-cell>
          <table:table-cell office:value-type="date" office:date-value="2022-02-24T00:00:00" table:style-name="ce2">
            <text:p>24/02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2-24T00:00:00" table:style-name="ce2">
            <text:p>24/02/2022 00:00</text:p>
          </table:table-cell>
          <table:table-cell office:value-type="string" table:style-name="ce1">
            <text:p>XCO-1061</text:p>
          </table:table-cell>
          <table:table-cell office:value-type="string" table:style-name="ce1">
            <text:p>SERVIAGRO</text:p>
          </table:table-cell>
          <table:table-cell office:value-type="string" table:style-name="ce1">
            <text:p>GUIA MADRE</text:p>
          </table:table-cell>
          <table:table-cell office:value-type="float" office:value="873051" table:style-name="ce1">
            <text:p>873051</text:p>
          </table:table-cell>
          <table:table-cell office:value-type="float" office:value="873075" table:style-name="ce1">
            <text:p>87307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1" table:style-name="ce1">
            <text:p>1</text:p>
          </table:table-cell>
          <table:table-cell office:value-type="date" office:date-value="2022-03-01T00:00:00" table:style-name="ce2">
            <text:p>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1T00:00:00" table:style-name="ce2">
            <text:p>1/03/2022 00:00</text:p>
          </table:table-cell>
          <table:table-cell office:value-type="string" table:style-name="ce1">
            <text:p>XCO-980</text:p>
          </table:table-cell>
          <table:table-cell office:value-type="string" table:style-name="ce1">
            <text:p>FARMACIA LA SOLUCION</text:p>
          </table:table-cell>
          <table:table-cell office:value-type="string" table:style-name="ce1">
            <text:p>GUIA MADRE</text:p>
          </table:table-cell>
          <table:table-cell office:value-type="float" office:value="873701" table:style-name="ce1">
            <text:p>873701</text:p>
          </table:table-cell>
          <table:table-cell office:value-type="float" office:value="873800" table:style-name="ce1">
            <text:p>8738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1" table:style-name="ce1">
            <text:p>1</text:p>
          </table:table-cell>
          <table:table-cell office:value-type="date" office:date-value="2022-03-01T00:00:00" table:style-name="ce2">
            <text:p>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1T00:00:00" table:style-name="ce2">
            <text:p>1/03/2022 00:00</text:p>
          </table:table-cell>
          <table:table-cell office:value-type="string" table:style-name="ce1">
            <text:p>XCO-969</text:p>
          </table:table-cell>
          <table:table-cell office:value-type="string" table:style-name="ce1">
            <text:p>PRODUCTOS Y SERVICIOS ESTRATEGICOS BLU MARINNE, S.A.</text:p>
          </table:table-cell>
          <table:table-cell office:value-type="string" table:style-name="ce1">
            <text:p>GUIA MADRE</text:p>
          </table:table-cell>
          <table:table-cell office:value-type="float" office:value="874001" table:style-name="ce1">
            <text:p>874001</text:p>
          </table:table-cell>
          <table:table-cell office:value-type="float" office:value="874100" table:style-name="ce1">
            <text:p>874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1" table:style-name="ce1">
            <text:p>1</text:p>
          </table:table-cell>
          <table:table-cell office:value-type="date" office:date-value="2022-03-01T00:00:00" table:style-name="ce2">
            <text:p>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1T00:00:00" table:style-name="ce2">
            <text:p>1/03/2022 00:00</text:p>
          </table:table-cell>
          <table:table-cell office:value-type="string" table:style-name="ce1">
            <text:p>XCO-1057</text:p>
          </table:table-cell>
          <table:table-cell office:value-type="string" table:style-name="ce1">
            <text:p>OFERTERO ESC</text:p>
          </table:table-cell>
          <table:table-cell office:value-type="string" table:style-name="ce1">
            <text:p>GUIA MADRE</text:p>
          </table:table-cell>
          <table:table-cell office:value-type="float" office:value="874101" table:style-name="ce1">
            <text:p>874101</text:p>
          </table:table-cell>
          <table:table-cell office:value-type="float" office:value="874150" table:style-name="ce1">
            <text:p>874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1" table:style-name="ce1">
            <text:p>1</text:p>
          </table:table-cell>
          <table:table-cell office:value-type="date" office:date-value="2022-03-07T00:00:00" table:style-name="ce2">
            <text:p>7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7T00:00:00" table:style-name="ce2">
            <text:p>7/03/2022 00:00</text:p>
          </table:table-cell>
          <table:table-cell office:value-type="string" table:style-name="ce1">
            <text:p>XCO-977</text:p>
          </table:table-cell>
          <table:table-cell office:value-type="string" table:style-name="ce1">
            <text:p>SERVICENTRO AUTOLAB</text:p>
          </table:table-cell>
          <table:table-cell office:value-type="string" table:style-name="ce1">
            <text:p>GUIA MADRE</text:p>
          </table:table-cell>
          <table:table-cell office:value-type="float" office:value="874151" table:style-name="ce1">
            <text:p>874151</text:p>
          </table:table-cell>
          <table:table-cell office:value-type="float" office:value="874200" table:style-name="ce1">
            <text:p>874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1" table:style-name="ce1">
            <text:p>1</text:p>
          </table:table-cell>
          <table:table-cell office:value-type="date" office:date-value="2022-03-01T00:00:00" table:style-name="ce2">
            <text:p>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1T00:00:00" table:style-name="ce2">
            <text:p>1/03/2022 00:00</text:p>
          </table:table-cell>
          <table:table-cell office:value-type="string" table:style-name="ce1">
            <text:p>ESC</text:p>
          </table:table-cell>
          <table:table-cell office:value-type="string" table:style-name="ce1">
            <text:p>AGENCIA ESCUINTLA</text:p>
          </table:table-cell>
          <table:table-cell office:value-type="string" table:style-name="ce1">
            <text:p>GUIA MADRE</text:p>
          </table:table-cell>
          <table:table-cell office:value-type="float" office:value="874201" table:style-name="ce1">
            <text:p>874201</text:p>
          </table:table-cell>
          <table:table-cell office:value-type="float" office:value="874550" table:style-name="ce1">
            <text:p>87455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1" table:style-name="ce1">
            <text:p>1</text:p>
          </table:table-cell>
          <table:table-cell office:value-type="date" office:date-value="2022-03-02T00:00:00" table:style-name="ce2">
            <text:p>2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2T00:00:00" table:style-name="ce2">
            <text:p>2/03/2022 00:00</text:p>
          </table:table-cell>
          <table:table-cell office:value-type="string" table:style-name="ce1">
            <text:p>XCO-695</text:p>
          </table:table-cell>
          <table:table-cell office:value-type="string" table:style-name="ce1">
            <text:p>WACHALAL //FUENTES DEL ESTILO S,A.</text:p>
          </table:table-cell>
          <table:table-cell office:value-type="string" table:style-name="ce1">
            <text:p>GUIA MADRE</text:p>
          </table:table-cell>
          <table:table-cell office:value-type="float" office:value="874551" table:style-name="ce1">
            <text:p>874551</text:p>
          </table:table-cell>
          <table:table-cell office:value-type="float" office:value="874650" table:style-name="ce1">
            <text:p>874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1" table:style-name="ce1">
            <text:p>1</text:p>
          </table:table-cell>
          <table:table-cell office:value-type="date" office:date-value="2022-03-02T00:00:00" table:style-name="ce2">
            <text:p>2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2T00:00:00" table:style-name="ce2">
            <text:p>2/03/2022 00:00</text:p>
          </table:table-cell>
          <table:table-cell office:value-type="string" table:style-name="ce1">
            <text:p>XCO-34</text:p>
          </table:table-cell>
          <table:table-cell office:value-type="string" table:style-name="ce1">
            <text:p>DIFORZA INTERNATIONAL ,S.A</text:p>
          </table:table-cell>
          <table:table-cell office:value-type="string" table:style-name="ce1">
            <text:p>GUIA MADRE</text:p>
          </table:table-cell>
          <table:table-cell office:value-type="float" office:value="874651" table:style-name="ce1">
            <text:p>874651</text:p>
          </table:table-cell>
          <table:table-cell office:value-type="float" office:value="874850" table:style-name="ce1">
            <text:p>8748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1" table:style-name="ce1">
            <text:p>1</text:p>
          </table:table-cell>
          <table:table-cell office:value-type="date" office:date-value="2022-03-02T00:00:00" table:style-name="ce2">
            <text:p>2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2T00:00:00" table:style-name="ce2">
            <text:p>2/03/2022 00:00</text:p>
          </table:table-cell>
          <table:table-cell office:value-type="string" table:style-name="ce1">
            <text:p>XCO-168</text:p>
          </table:table-cell>
          <table:table-cell office:value-type="string" table:style-name="ce1">
            <text:p>PROTECCION SOLAR LA TORRE</text:p>
          </table:table-cell>
          <table:table-cell office:value-type="string" table:style-name="ce1">
            <text:p>GUIA MADRE</text:p>
          </table:table-cell>
          <table:table-cell office:value-type="float" office:value="874851" table:style-name="ce1">
            <text:p>874851</text:p>
          </table:table-cell>
          <table:table-cell office:value-type="float" office:value="874900" table:style-name="ce1">
            <text:p>874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1" table:style-name="ce1">
            <text:p>1</text:p>
          </table:table-cell>
          <table:table-cell office:value-type="date" office:date-value="2022-03-02T00:00:00" table:style-name="ce2">
            <text:p>2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2T00:00:00" table:style-name="ce2">
            <text:p>2/03/2022 00:00</text:p>
          </table:table-cell>
          <table:table-cell office:value-type="string" table:style-name="ce1">
            <text:p>XCO-425</text:p>
          </table:table-cell>
          <table:table-cell office:value-type="string" table:style-name="ce1">
            <text:p>AUTO EMPAQUE LP</text:p>
          </table:table-cell>
          <table:table-cell office:value-type="string" table:style-name="ce1">
            <text:p>GUIA MADRE</text:p>
          </table:table-cell>
          <table:table-cell office:value-type="float" office:value="874901" table:style-name="ce1">
            <text:p>874901</text:p>
          </table:table-cell>
          <table:table-cell office:value-type="float" office:value="874950" table:style-name="ce1">
            <text:p>874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1" table:style-name="ce1">
            <text:p>1</text:p>
          </table:table-cell>
          <table:table-cell office:value-type="date" office:date-value="2022-03-02T00:00:00" table:style-name="ce2">
            <text:p>2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2T00:00:00" table:style-name="ce2">
            <text:p>2/03/2022 00:00</text:p>
          </table:table-cell>
          <table:table-cell office:value-type="string" table:style-name="ce1">
            <text:p>XCO-1004</text:p>
          </table:table-cell>
          <table:table-cell office:value-type="string" table:style-name="ce1">
            <text:p>SABY STATIONERY</text:p>
          </table:table-cell>
          <table:table-cell office:value-type="string" table:style-name="ce1">
            <text:p>GUIA MADRE</text:p>
          </table:table-cell>
          <table:table-cell office:value-type="float" office:value="874951" table:style-name="ce1">
            <text:p>874951</text:p>
          </table:table-cell>
          <table:table-cell office:value-type="float" office:value="875000" table:style-name="ce1">
            <text:p>875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1" table:style-name="ce1">
            <text:p>1</text:p>
          </table:table-cell>
          <table:table-cell office:value-type="date" office:date-value="2022-03-02T00:00:00" table:style-name="ce2">
            <text:p>2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2T00:00:00" table:style-name="ce2">
            <text:p>2/03/2022 00:00</text:p>
          </table:table-cell>
          <table:table-cell office:value-type="string" table:style-name="ce1">
            <text:p>PRE-646</text:p>
          </table:table-cell>
          <table:table-cell office:value-type="string" table:style-name="ce1">
            <text:p>ASGREN</text:p>
          </table:table-cell>
          <table:table-cell office:value-type="string" table:style-name="ce1">
            <text:p>GUIA MADRE</text:p>
          </table:table-cell>
          <table:table-cell office:value-type="float" office:value="875001" table:style-name="ce1">
            <text:p>875001</text:p>
          </table:table-cell>
          <table:table-cell office:value-type="float" office:value="875025" table:style-name="ce1">
            <text:p>8750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1" table:style-name="ce1">
            <text:p>1</text:p>
          </table:table-cell>
          <table:table-cell office:value-type="date" office:date-value="2022-03-04T00:00:00" table:style-name="ce2">
            <text:p>4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4T00:00:00" table:style-name="ce2">
            <text:p>4/03/2022 00:00</text:p>
          </table:table-cell>
          <table:table-cell office:value-type="string" table:style-name="ce1">
            <text:p>XEL-56</text:p>
          </table:table-cell>
          <table:table-cell office:value-type="string" table:style-name="ce1">
            <text:p>PROMOCIONES Y VENTAS DE OCCIDENTE</text:p>
          </table:table-cell>
          <table:table-cell office:value-type="string" table:style-name="ce1">
            <text:p>GUIA MADRE</text:p>
          </table:table-cell>
          <table:table-cell office:value-type="float" office:value="875331" table:style-name="ce1">
            <text:p>875331</text:p>
          </table:table-cell>
          <table:table-cell office:value-type="float" office:value="875400" table:style-name="ce1">
            <text:p>87540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1" table:style-name="ce1">
            <text:p>1</text:p>
          </table:table-cell>
          <table:table-cell office:value-type="date" office:date-value="2022-03-04T00:00:00" table:style-name="ce2">
            <text:p>4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4T00:00:00" table:style-name="ce2">
            <text:p>4/03/2022 00:00</text:p>
          </table:table-cell>
          <table:table-cell office:value-type="string" table:style-name="ce1">
            <text:p>XCO-488</text:p>
          </table:table-cell>
          <table:table-cell office:value-type="string" table:style-name="ce1">
            <text:p>EVERPRINT GUATEMALA</text:p>
          </table:table-cell>
          <table:table-cell office:value-type="string" table:style-name="ce1">
            <text:p>GUIA MADRE</text:p>
          </table:table-cell>
          <table:table-cell office:value-type="float" office:value="875401" table:style-name="ce1">
            <text:p>875401</text:p>
          </table:table-cell>
          <table:table-cell office:value-type="float" office:value="875450" table:style-name="ce1">
            <text:p>875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1" table:style-name="ce1">
            <text:p>1</text:p>
          </table:table-cell>
          <table:table-cell office:value-type="date" office:date-value="2022-03-07T00:00:00" table:style-name="ce2">
            <text:p>7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7T00:00:00" table:style-name="ce2">
            <text:p>7/03/2022 00:00</text:p>
          </table:table-cell>
          <table:table-cell office:value-type="string" table:style-name="ce1">
            <text:p>XCO-322</text:p>
          </table:table-cell>
          <table:table-cell office:value-type="string" table:style-name="ce1">
            <text:p>AUDIO CENTER</text:p>
          </table:table-cell>
          <table:table-cell office:value-type="string" table:style-name="ce1">
            <text:p>GUIA MADRE</text:p>
          </table:table-cell>
          <table:table-cell office:value-type="float" office:value="875751" table:style-name="ce1">
            <text:p>875751</text:p>
          </table:table-cell>
          <table:table-cell office:value-type="float" office:value="875800" table:style-name="ce1">
            <text:p>875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1" table:style-name="ce1">
            <text:p>1</text:p>
          </table:table-cell>
          <table:table-cell office:value-type="date" office:date-value="2022-03-07T00:00:00" table:style-name="ce2">
            <text:p>7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7T00:00:00" table:style-name="ce2">
            <text:p>7/03/2022 00:00</text:p>
          </table:table-cell>
          <table:table-cell office:value-type="string" table:style-name="ce1">
            <text:p>V03-1049</text:p>
          </table:table-cell>
          <table:table-cell office:value-type="string" table:style-name="ce1">
            <text:p>ESPORANGIO</text:p>
          </table:table-cell>
          <table:table-cell office:value-type="string" table:style-name="ce1">
            <text:p>GUIA MADRE</text:p>
          </table:table-cell>
          <table:table-cell office:value-type="float" office:value="875801" table:style-name="ce1">
            <text:p>875801</text:p>
          </table:table-cell>
          <table:table-cell office:value-type="float" office:value="875850" table:style-name="ce1">
            <text:p>875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1" table:style-name="ce1">
            <text:p>1</text:p>
          </table:table-cell>
          <table:table-cell office:value-type="date" office:date-value="2022-03-07T00:00:00" table:style-name="ce2">
            <text:p>7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7T00:00:00" table:style-name="ce2">
            <text:p>7/03/2022 00:00</text:p>
          </table:table-cell>
          <table:table-cell office:value-type="string" table:style-name="ce1">
            <text:p>V03-1050</text:p>
          </table:table-cell>
          <table:table-cell office:value-type="string" table:style-name="ce1">
            <text:p>EMPAQUE Y DISTRIBUIDORA DE PRODUCTOS, S.A.</text:p>
          </table:table-cell>
          <table:table-cell office:value-type="string" table:style-name="ce1">
            <text:p>GUIA MADRE</text:p>
          </table:table-cell>
          <table:table-cell office:value-type="float" office:value="875851" table:style-name="ce1">
            <text:p>875851</text:p>
          </table:table-cell>
          <table:table-cell office:value-type="float" office:value="875900" table:style-name="ce1">
            <text:p>875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1" table:style-name="ce1">
            <text:p>1</text:p>
          </table:table-cell>
          <table:table-cell office:value-type="date" office:date-value="2022-03-07T00:00:00" table:style-name="ce2">
            <text:p>7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7T00:00:00" table:style-name="ce2">
            <text:p>7/03/2022 00:00</text:p>
          </table:table-cell>
          <table:table-cell office:value-type="string" table:style-name="ce1">
            <text:p>XCO-30</text:p>
          </table:table-cell>
          <table:table-cell office:value-type="string" table:style-name="ce1">
            <text:p>CASA DE LOS RODAMIENTOS</text:p>
          </table:table-cell>
          <table:table-cell office:value-type="string" table:style-name="ce1">
            <text:p>GUIA MADRE</text:p>
          </table:table-cell>
          <table:table-cell office:value-type="float" office:value="875901" table:style-name="ce1">
            <text:p>875901</text:p>
          </table:table-cell>
          <table:table-cell office:value-type="float" office:value="876100" table:style-name="ce1">
            <text:p>8761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1" table:style-name="ce1">
            <text:p>1</text:p>
          </table:table-cell>
          <table:table-cell office:value-type="date" office:date-value="2022-03-07T00:00:00" table:style-name="ce2">
            <text:p>7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7T00:00:00" table:style-name="ce2">
            <text:p>7/03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GUIA MADRE</text:p>
          </table:table-cell>
          <table:table-cell office:value-type="float" office:value="876101" table:style-name="ce1">
            <text:p>876101</text:p>
          </table:table-cell>
          <table:table-cell office:value-type="float" office:value="876400" table:style-name="ce1">
            <text:p>8764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1" table:style-name="ce1">
            <text:p>1</text:p>
          </table:table-cell>
          <table:table-cell office:value-type="date" office:date-value="2022-03-07T00:00:00" table:style-name="ce2">
            <text:p>7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7T00:00:00" table:style-name="ce2">
            <text:p>7/03/2022 00:00</text:p>
          </table:table-cell>
          <table:table-cell office:value-type="string" table:style-name="ce1">
            <text:p>GUA-8570</text:p>
          </table:table-cell>
          <table:table-cell office:value-type="string" table:style-name="ce1">
            <text:p>IMPORTADORA FIESTA Y CIA LTDA</text:p>
          </table:table-cell>
          <table:table-cell office:value-type="string" table:style-name="ce1">
            <text:p>GUIA MADRE</text:p>
          </table:table-cell>
          <table:table-cell office:value-type="float" office:value="876551" table:style-name="ce1">
            <text:p>876551</text:p>
          </table:table-cell>
          <table:table-cell office:value-type="float" office:value="878550" table:style-name="ce1">
            <text:p>878550</text:p>
          </table:table-cell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1" table:style-name="ce1">
            <text:p>1</text:p>
          </table:table-cell>
          <table:table-cell office:value-type="date" office:date-value="2022-03-08T00:00:00" table:style-name="ce2">
            <text:p>8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8T00:00:00" table:style-name="ce2">
            <text:p>8/03/2022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880551" table:style-name="ce1">
            <text:p>880551</text:p>
          </table:table-cell>
          <table:table-cell office:value-type="float" office:value="880850" table:style-name="ce1">
            <text:p>8808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1" table:style-name="ce1">
            <text:p>1</text:p>
          </table:table-cell>
          <table:table-cell office:value-type="date" office:date-value="2022-03-08T00:00:00" table:style-name="ce2">
            <text:p>8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8T00:00:00" table:style-name="ce2">
            <text:p>8/03/2022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GUIA MADRE</text:p>
          </table:table-cell>
          <table:table-cell office:value-type="float" office:value="880851" table:style-name="ce1">
            <text:p>880851</text:p>
          </table:table-cell>
          <table:table-cell office:value-type="float" office:value="881150" table:style-name="ce1">
            <text:p>8811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1" table:style-name="ce1">
            <text:p>1</text:p>
          </table:table-cell>
          <table:table-cell office:value-type="date" office:date-value="2022-03-09T00:00:00" table:style-name="ce2">
            <text:p>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9T00:00:00" table:style-name="ce2">
            <text:p>9/03/2022 00:00</text:p>
          </table:table-cell>
          <table:table-cell office:value-type="string" table:style-name="ce1">
            <text:p>XCO-911</text:p>
          </table:table-cell>
          <table:table-cell office:value-type="string" table:style-name="ce1">
            <text:p>ALMACEN EL FESTIVAL</text:p>
          </table:table-cell>
          <table:table-cell office:value-type="string" table:style-name="ce1">
            <text:p>GUIA MADRE</text:p>
          </table:table-cell>
          <table:table-cell office:value-type="float" office:value="881351" table:style-name="ce1">
            <text:p>881351</text:p>
          </table:table-cell>
          <table:table-cell office:value-type="float" office:value="881400" table:style-name="ce1">
            <text:p>881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1" table:style-name="ce1">
            <text:p>1</text:p>
          </table:table-cell>
          <table:table-cell office:value-type="date" office:date-value="2022-03-09T00:00:00" table:style-name="ce2">
            <text:p>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9T00:00:00" table:style-name="ce2">
            <text:p>9/03/2022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881401" table:style-name="ce1">
            <text:p>881401</text:p>
          </table:table-cell>
          <table:table-cell office:value-type="float" office:value="881500" table:style-name="ce1">
            <text:p>8815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1" table:style-name="ce1">
            <text:p>1</text:p>
          </table:table-cell>
          <table:table-cell office:value-type="date" office:date-value="2022-03-09T00:00:00" table:style-name="ce2">
            <text:p>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9T00:00:00" table:style-name="ce2">
            <text:p>9/03/2022 00:00</text:p>
          </table:table-cell>
          <table:table-cell office:value-type="string" table:style-name="ce1">
            <text:p>XCO-953</text:p>
          </table:table-cell>
          <table:table-cell office:value-type="string" table:style-name="ce1">
            <text:p>INVENTIVA COSMETCOS S.A.</text:p>
          </table:table-cell>
          <table:table-cell office:value-type="string" table:style-name="ce1">
            <text:p>GUIA MADRE</text:p>
          </table:table-cell>
          <table:table-cell office:value-type="float" office:value="881501" table:style-name="ce1">
            <text:p>881501</text:p>
          </table:table-cell>
          <table:table-cell office:value-type="float" office:value="881550" table:style-name="ce1">
            <text:p>881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1" table:style-name="ce1">
            <text:p>1</text:p>
          </table:table-cell>
          <table:table-cell office:value-type="date" office:date-value="2022-03-09T00:00:00" table:style-name="ce2">
            <text:p>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9T00:00:00" table:style-name="ce2">
            <text:p>9/03/2022 00:00</text:p>
          </table:table-cell>
          <table:table-cell office:value-type="string" table:style-name="ce1">
            <text:p>XCO-304</text:p>
          </table:table-cell>
          <table:table-cell office:value-type="string" table:style-name="ce1">
            <text:p>MULTISISTEMAS TV</text:p>
          </table:table-cell>
          <table:table-cell office:value-type="string" table:style-name="ce1">
            <text:p>GUIA MADRE</text:p>
          </table:table-cell>
          <table:table-cell office:value-type="float" office:value="881551" table:style-name="ce1">
            <text:p>881551</text:p>
          </table:table-cell>
          <table:table-cell office:value-type="float" office:value="881600" table:style-name="ce1">
            <text:p>8816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1" table:style-name="ce1">
            <text:p>1</text:p>
          </table:table-cell>
          <table:table-cell office:value-type="date" office:date-value="2022-03-09T00:00:00" table:style-name="ce2">
            <text:p>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9T00:00:00" table:style-name="ce2">
            <text:p>9/03/2022 00:00</text:p>
          </table:table-cell>
          <table:table-cell office:value-type="string" table:style-name="ce1">
            <text:p>XCO-98</text:p>
          </table:table-cell>
          <table:table-cell office:value-type="string" table:style-name="ce1">
            <text:p>FLECHAS ALVAREZ ,S.A</text:p>
          </table:table-cell>
          <table:table-cell office:value-type="string" table:style-name="ce1">
            <text:p>GUIA MADRE</text:p>
          </table:table-cell>
          <table:table-cell office:value-type="float" office:value="881601" table:style-name="ce1">
            <text:p>881601</text:p>
          </table:table-cell>
          <table:table-cell office:value-type="float" office:value="881700" table:style-name="ce1">
            <text:p>8817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1" table:style-name="ce1">
            <text:p>1</text:p>
          </table:table-cell>
          <table:table-cell office:value-type="date" office:date-value="2022-03-09T00:00:00" table:style-name="ce2">
            <text:p>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9T00:00:00" table:style-name="ce2">
            <text:p>9/03/2022 00:00</text:p>
          </table:table-cell>
          <table:table-cell office:value-type="string" table:style-name="ce1">
            <text:p>XCO-32</text:p>
          </table:table-cell>
          <table:table-cell office:value-type="string" table:style-name="ce1">
            <text:p>INVERSIONES ASIATICAS GUATEMALA S,A.</text:p>
          </table:table-cell>
          <table:table-cell office:value-type="string" table:style-name="ce1">
            <text:p>GUIA MADRE</text:p>
          </table:table-cell>
          <table:table-cell office:value-type="float" office:value="881701" table:style-name="ce1">
            <text:p>881701</text:p>
          </table:table-cell>
          <table:table-cell office:value-type="float" office:value="881850" table:style-name="ce1">
            <text:p>8818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1" table:style-name="ce1">
            <text:p>1</text:p>
          </table:table-cell>
          <table:table-cell office:value-type="date" office:date-value="2022-03-09T00:00:00" table:style-name="ce2">
            <text:p>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9T00:00:00" table:style-name="ce2">
            <text:p>9/03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881851" table:style-name="ce1">
            <text:p>881851</text:p>
          </table:table-cell>
          <table:table-cell office:value-type="float" office:value="882350" table:style-name="ce1">
            <text:p>882350</text:p>
          </table:table-cell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1" table:style-name="ce1">
            <text:p>1</text:p>
          </table:table-cell>
          <table:table-cell office:value-type="date" office:date-value="2022-03-10T00:00:00" table:style-name="ce2">
            <text:p>10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0T00:00:00" table:style-name="ce2">
            <text:p>10/03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882351" table:style-name="ce1">
            <text:p>882351</text:p>
          </table:table-cell>
          <table:table-cell office:value-type="float" office:value="882400" table:style-name="ce1">
            <text:p>882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1" table:style-name="ce1">
            <text:p>1</text:p>
          </table:table-cell>
          <table:table-cell office:value-type="date" office:date-value="2022-03-10T00:00:00" table:style-name="ce2">
            <text:p>10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0T00:00:00" table:style-name="ce2">
            <text:p>10/03/2022 00:00</text:p>
          </table:table-cell>
          <table:table-cell office:value-type="string" table:style-name="ce1">
            <text:p>XCO-384</text:p>
          </table:table-cell>
          <table:table-cell office:value-type="string" table:style-name="ce1">
            <text:p>LIBRERIA SAN PABLO</text:p>
          </table:table-cell>
          <table:table-cell office:value-type="string" table:style-name="ce1">
            <text:p>GUIA MADRE</text:p>
          </table:table-cell>
          <table:table-cell office:value-type="float" office:value="882401" table:style-name="ce1">
            <text:p>882401</text:p>
          </table:table-cell>
          <table:table-cell office:value-type="float" office:value="882450" table:style-name="ce1">
            <text:p>882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1" table:style-name="ce1">
            <text:p>1</text:p>
          </table:table-cell>
          <table:table-cell office:value-type="date" office:date-value="2022-03-10T00:00:00" table:style-name="ce2">
            <text:p>10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0T00:00:00" table:style-name="ce2">
            <text:p>10/03/2022 00:00</text:p>
          </table:table-cell>
          <table:table-cell office:value-type="string" table:style-name="ce1">
            <text:p>V02-979</text:p>
          </table:table-cell>
          <table:table-cell office:value-type="string" table:style-name="ce1">
            <text:p>BOTICA GANADERA</text:p>
          </table:table-cell>
          <table:table-cell office:value-type="string" table:style-name="ce1">
            <text:p>GUIA MADRE</text:p>
          </table:table-cell>
          <table:table-cell office:value-type="float" office:value="882451" table:style-name="ce1">
            <text:p>882451</text:p>
          </table:table-cell>
          <table:table-cell office:value-type="float" office:value="882500" table:style-name="ce1">
            <text:p>882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1" table:style-name="ce1">
            <text:p>1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string" table:style-name="ce1">
            <text:p>XCO-141</text:p>
          </table:table-cell>
          <table:table-cell office:value-type="string" table:style-name="ce1">
            <text:p>AEC REPUESTOS</text:p>
          </table:table-cell>
          <table:table-cell office:value-type="string" table:style-name="ce1">
            <text:p>GUIA MADRE</text:p>
          </table:table-cell>
          <table:table-cell office:value-type="float" office:value="882512" table:style-name="ce1">
            <text:p>882512</text:p>
          </table:table-cell>
          <table:table-cell office:value-type="float" office:value="882550" table:style-name="ce1">
            <text:p>882550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1" table:style-name="ce1">
            <text:p>1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string" table:style-name="ce1">
            <text:p>PRE-795</text:p>
          </table:table-cell>
          <table:table-cell office:value-type="string" table:style-name="ce1">
            <text:p>DISTRIBUIDORA DAKO</text:p>
          </table:table-cell>
          <table:table-cell office:value-type="string" table:style-name="ce1">
            <text:p>GUIA MADRE</text:p>
          </table:table-cell>
          <table:table-cell office:value-type="float" office:value="882551" table:style-name="ce1">
            <text:p>882551</text:p>
          </table:table-cell>
          <table:table-cell office:value-type="float" office:value="882650" table:style-name="ce1">
            <text:p>882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1" table:style-name="ce1">
            <text:p>1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string" table:style-name="ce1">
            <text:p>XCO-40</text:p>
          </table:table-cell>
          <table:table-cell office:value-type="string" table:style-name="ce1">
            <text:p>IMPORTACIONES RIVAS</text:p>
          </table:table-cell>
          <table:table-cell office:value-type="string" table:style-name="ce1">
            <text:p>GUIA MADRE</text:p>
          </table:table-cell>
          <table:table-cell office:value-type="float" office:value="882651" table:style-name="ce1">
            <text:p>882651</text:p>
          </table:table-cell>
          <table:table-cell office:value-type="float" office:value="882750" table:style-name="ce1">
            <text:p>8827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1" table:style-name="ce1">
            <text:p>1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string" table:style-name="ce1">
            <text:p>CON-810</text:p>
          </table:table-cell>
          <table:table-cell office:value-type="string" table:style-name="ce1">
            <text:p>PUROS S.V.</text:p>
          </table:table-cell>
          <table:table-cell office:value-type="string" table:style-name="ce1">
            <text:p>GUIA MADRE</text:p>
          </table:table-cell>
          <table:table-cell office:value-type="float" office:value="882751" table:style-name="ce1">
            <text:p>882751</text:p>
          </table:table-cell>
          <table:table-cell office:value-type="float" office:value="882850" table:style-name="ce1">
            <text:p>8828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1" table:style-name="ce1">
            <text:p>1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string" table:style-name="ce1">
            <text:p>XCO-671</text:p>
          </table:table-cell>
          <table:table-cell office:value-type="string" table:style-name="ce1">
            <text:p>COMERCIALIZADORA J.A. VASQUEZ</text:p>
          </table:table-cell>
          <table:table-cell office:value-type="string" table:style-name="ce1">
            <text:p>GUIA MADRE</text:p>
          </table:table-cell>
          <table:table-cell office:value-type="float" office:value="882851" table:style-name="ce1">
            <text:p>882851</text:p>
          </table:table-cell>
          <table:table-cell office:value-type="float" office:value="882950" table:style-name="ce1">
            <text:p>882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1" table:style-name="ce1">
            <text:p>1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string" table:style-name="ce1">
            <text:p>GUA-6864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882951" table:style-name="ce1">
            <text:p>882951</text:p>
          </table:table-cell>
          <table:table-cell office:value-type="float" office:value="883050" table:style-name="ce1">
            <text:p>8830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1" table:style-name="ce1">
            <text:p>1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string" table:style-name="ce1">
            <text:p>XCO-6865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883051" table:style-name="ce1">
            <text:p>883051</text:p>
          </table:table-cell>
          <table:table-cell office:value-type="float" office:value="883150" table:style-name="ce1">
            <text:p>8831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1" table:style-name="ce1">
            <text:p>1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string" table:style-name="ce1">
            <text:p>GUA-756</text:p>
          </table:table-cell>
          <table:table-cell office:value-type="string" table:style-name="ce1">
            <text:p>IMPORTADORA Y EXPORTADORA GIL. S.A.</text:p>
          </table:table-cell>
          <table:table-cell office:value-type="string" table:style-name="ce1">
            <text:p>GUIA MADRE</text:p>
          </table:table-cell>
          <table:table-cell office:value-type="float" office:value="883151" table:style-name="ce1">
            <text:p>883151</text:p>
          </table:table-cell>
          <table:table-cell office:value-type="float" office:value="883250" table:style-name="ce1">
            <text:p>8832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1" table:style-name="ce1">
            <text:p>1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string" table:style-name="ce1">
            <text:p>GUA-757</text:p>
          </table:table-cell>
          <table:table-cell office:value-type="string" table:style-name="ce1">
            <text:p>IMPORTADORA Y EXPORTADORA GIL. S.A.</text:p>
          </table:table-cell>
          <table:table-cell office:value-type="string" table:style-name="ce1">
            <text:p>GUIA MADRE</text:p>
          </table:table-cell>
          <table:table-cell office:value-type="float" office:value="883251" table:style-name="ce1">
            <text:p>883251</text:p>
          </table:table-cell>
          <table:table-cell office:value-type="float" office:value="883350" table:style-name="ce1">
            <text:p>8833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1" table:style-name="ce1">
            <text:p>1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string" table:style-name="ce1">
            <text:p>XCO-960</text:p>
          </table:table-cell>
          <table:table-cell office:value-type="string" table:style-name="ce1">
            <text:p>IMPORTADORA Y EXPORTADORA GIL, S.A.</text:p>
          </table:table-cell>
          <table:table-cell office:value-type="string" table:style-name="ce1">
            <text:p>GUIA MADRE</text:p>
          </table:table-cell>
          <table:table-cell office:value-type="float" office:value="883351" table:style-name="ce1">
            <text:p>883351</text:p>
          </table:table-cell>
          <table:table-cell office:value-type="float" office:value="883400" table:style-name="ce1">
            <text:p>883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1" table:style-name="ce1">
            <text:p>1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1T00:00:00" table:style-name="ce2">
            <text:p>11/03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GUIA MADRE</text:p>
          </table:table-cell>
          <table:table-cell office:value-type="float" office:value="883401" table:style-name="ce1">
            <text:p>883401</text:p>
          </table:table-cell>
          <table:table-cell office:value-type="float" office:value="883700" table:style-name="ce1">
            <text:p>88370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1" table:style-name="ce1">
            <text:p>1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string" table:style-name="ce1">
            <text:p>XCO-811</text:p>
          </table:table-cell>
          <table:table-cell office:value-type="string" table:style-name="ce1">
            <text:p>MULTISERVICIOS IDEART</text:p>
          </table:table-cell>
          <table:table-cell office:value-type="string" table:style-name="ce1">
            <text:p>GUIA MADRE</text:p>
          </table:table-cell>
          <table:table-cell office:value-type="float" office:value="884101" table:style-name="ce1">
            <text:p>884101</text:p>
          </table:table-cell>
          <table:table-cell office:value-type="float" office:value="884200" table:style-name="ce1">
            <text:p>884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1" table:style-name="ce1">
            <text:p>1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string" table:style-name="ce1">
            <text:p>GUA-158</text:p>
          </table:table-cell>
          <table:table-cell office:value-type="string" table:style-name="ce1">
            <text:p>INDUSTRIAS DE LA RIVA, S,A.</text:p>
          </table:table-cell>
          <table:table-cell office:value-type="string" table:style-name="ce1">
            <text:p>GUIA MADRE</text:p>
          </table:table-cell>
          <table:table-cell office:value-type="float" office:value="884301" table:style-name="ce1">
            <text:p>884301</text:p>
          </table:table-cell>
          <table:table-cell office:value-type="float" office:value="884400" table:style-name="ce1">
            <text:p>884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1" table:style-name="ce1">
            <text:p>1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string" table:style-name="ce1">
            <text:p>XCO-970</text:p>
          </table:table-cell>
          <table:table-cell office:value-type="string" table:style-name="ce1">
            <text:p>IMPORTACIONES LA BODEGONA</text:p>
          </table:table-cell>
          <table:table-cell office:value-type="string" table:style-name="ce1">
            <text:p>GUIA MADRE</text:p>
          </table:table-cell>
          <table:table-cell office:value-type="float" office:value="884501" table:style-name="ce1">
            <text:p>884501</text:p>
          </table:table-cell>
          <table:table-cell office:value-type="float" office:value="884550" table:style-name="ce1">
            <text:p>884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1" table:style-name="ce1">
            <text:p>1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5T00:00:00" table:style-name="ce2">
            <text:p>15/03/2022 00:00</text:p>
          </table:table-cell>
          <table:table-cell office:value-type="string" table:style-name="ce1">
            <text:p>XCO-708</text:p>
          </table:table-cell>
          <table:table-cell office:value-type="string" table:style-name="ce1">
            <text:p>DALIA MU?OZ</text:p>
          </table:table-cell>
          <table:table-cell office:value-type="string" table:style-name="ce1">
            <text:p>GUIA MADRE</text:p>
          </table:table-cell>
          <table:table-cell office:value-type="float" office:value="886651" table:style-name="ce1">
            <text:p>886651</text:p>
          </table:table-cell>
          <table:table-cell office:value-type="float" office:value="886750" table:style-name="ce1">
            <text:p>8867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1" table:style-name="ce1">
            <text:p>1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string" table:style-name="ce1">
            <text:p>XCO-34</text:p>
          </table:table-cell>
          <table:table-cell office:value-type="string" table:style-name="ce1">
            <text:p>DIFORZA INTERNATIONAL ,S.A</text:p>
          </table:table-cell>
          <table:table-cell office:value-type="string" table:style-name="ce1">
            <text:p>GUIA MADRE</text:p>
          </table:table-cell>
          <table:table-cell office:value-type="float" office:value="886851" table:style-name="ce1">
            <text:p>886851</text:p>
          </table:table-cell>
          <table:table-cell office:value-type="float" office:value="887050" table:style-name="ce1">
            <text:p>8870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1" table:style-name="ce1">
            <text:p>1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string" table:style-name="ce1">
            <text:p>XCO-1056</text:p>
          </table:table-cell>
          <table:table-cell office:value-type="string" table:style-name="ce1">
            <text:p>NOVEDADES ESPERANZA</text:p>
          </table:table-cell>
          <table:table-cell office:value-type="string" table:style-name="ce1">
            <text:p>GUIA MADRE</text:p>
          </table:table-cell>
          <table:table-cell office:value-type="float" office:value="887051" table:style-name="ce1">
            <text:p>887051</text:p>
          </table:table-cell>
          <table:table-cell office:value-type="float" office:value="887100" table:style-name="ce1">
            <text:p>8871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1" table:style-name="ce1">
            <text:p>1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string" table:style-name="ce1">
            <text:p>XCO-889</text:p>
          </table:table-cell>
          <table:table-cell office:value-type="string" table:style-name="ce1">
            <text:p>COMERCIAL MARANATHA TEXTILES</text:p>
          </table:table-cell>
          <table:table-cell office:value-type="string" table:style-name="ce1">
            <text:p>GUIA MADRE</text:p>
          </table:table-cell>
          <table:table-cell office:value-type="float" office:value="887101" table:style-name="ce1">
            <text:p>887101</text:p>
          </table:table-cell>
          <table:table-cell office:value-type="float" office:value="887150" table:style-name="ce1">
            <text:p>887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1" table:style-name="ce1">
            <text:p>1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string" table:style-name="ce1">
            <text:p>XCO-1065</text:p>
          </table:table-cell>
          <table:table-cell office:value-type="string" table:style-name="ce1">
            <text:p>INSUMOS VETERINARIOS PARA GUATEMALA, S.A.</text:p>
          </table:table-cell>
          <table:table-cell office:value-type="string" table:style-name="ce1">
            <text:p>GUIA MADRE</text:p>
          </table:table-cell>
          <table:table-cell office:value-type="float" office:value="887151" table:style-name="ce1">
            <text:p>887151</text:p>
          </table:table-cell>
          <table:table-cell office:value-type="float" office:value="887200" table:style-name="ce1">
            <text:p>887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1" table:style-name="ce1">
            <text:p>1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string" table:style-name="ce1">
            <text:p>XCO-1063</text:p>
          </table:table-cell>
          <table:table-cell office:value-type="string" table:style-name="ce1">
            <text:p>VETS AND PETS</text:p>
          </table:table-cell>
          <table:table-cell office:value-type="string" table:style-name="ce1">
            <text:p>GUIA MADRE</text:p>
          </table:table-cell>
          <table:table-cell office:value-type="float" office:value="887201" table:style-name="ce1">
            <text:p>887201</text:p>
          </table:table-cell>
          <table:table-cell office:value-type="float" office:value="887250" table:style-name="ce1">
            <text:p>8872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1" table:style-name="ce1">
            <text:p>1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string" table:style-name="ce1">
            <text:p>XCO-36</text:p>
          </table:table-cell>
          <table:table-cell office:value-type="string" table:style-name="ce1">
            <text:p>F.P.K. S,A.</text:p>
          </table:table-cell>
          <table:table-cell office:value-type="string" table:style-name="ce1">
            <text:p>GUIA MADRE</text:p>
          </table:table-cell>
          <table:table-cell office:value-type="float" office:value="887251" table:style-name="ce1">
            <text:p>887251</text:p>
          </table:table-cell>
          <table:table-cell office:value-type="float" office:value="887550" table:style-name="ce1">
            <text:p>8875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1" table:style-name="ce1">
            <text:p>1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887551" table:style-name="ce1">
            <text:p>887551</text:p>
          </table:table-cell>
          <table:table-cell office:value-type="float" office:value="887850" table:style-name="ce1">
            <text:p>8878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BLANCO</text:p>
          </table:table-cell>
          <table:table-cell table:number-columns-repeated="1636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1" table:style-name="ce1">
            <text:p>1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6T00:00:00" table:style-name="ce2">
            <text:p>16/03/2022 00:00</text:p>
          </table:table-cell>
          <table:table-cell office:value-type="string" table:style-name="ce1">
            <text:p>XCO-952</text:p>
          </table:table-cell>
          <table:table-cell office:value-type="string" table:style-name="ce1">
            <text:p>NOVOCOLOR, S.A.</text:p>
          </table:table-cell>
          <table:table-cell office:value-type="string" table:style-name="ce1">
            <text:p>GUIA MADRE</text:p>
          </table:table-cell>
          <table:table-cell office:value-type="float" office:value="887851" table:style-name="ce1">
            <text:p>887851</text:p>
          </table:table-cell>
          <table:table-cell office:value-type="float" office:value="887950" table:style-name="ce1">
            <text:p>887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1" table:style-name="ce1">
            <text:p>1</text:p>
          </table:table-cell>
          <table:table-cell office:value-type="date" office:date-value="2022-03-17T00:00:00" table:style-name="ce2">
            <text:p>17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7T00:00:00" table:style-name="ce2">
            <text:p>17/03/2022 00:00</text:p>
          </table:table-cell>
          <table:table-cell office:value-type="string" table:style-name="ce1">
            <text:p>XCO-886</text:p>
          </table:table-cell>
          <table:table-cell office:value-type="string" table:style-name="ce1">
            <text:p>COMERCIAL SAN PEDRO</text:p>
          </table:table-cell>
          <table:table-cell office:value-type="string" table:style-name="ce1">
            <text:p>GUIA MADRE</text:p>
          </table:table-cell>
          <table:table-cell office:value-type="float" office:value="888151" table:style-name="ce1">
            <text:p>888151</text:p>
          </table:table-cell>
          <table:table-cell office:value-type="float" office:value="888200" table:style-name="ce1">
            <text:p>888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1" table:style-name="ce1">
            <text:p>1</text:p>
          </table:table-cell>
          <table:table-cell office:value-type="date" office:date-value="2022-03-17T00:00:00" table:style-name="ce2">
            <text:p>17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7T00:00:00" table:style-name="ce2">
            <text:p>17/03/2022 00:00</text:p>
          </table:table-cell>
          <table:table-cell office:value-type="string" table:style-name="ce1">
            <text:p>CON-1002</text:p>
          </table:table-cell>
          <table:table-cell office:value-type="string" table:style-name="ce1">
            <text:p>FARMACIA LA SOLUCION</text:p>
          </table:table-cell>
          <table:table-cell office:value-type="string" table:style-name="ce1">
            <text:p>GUIA MADRE</text:p>
          </table:table-cell>
          <table:table-cell office:value-type="float" office:value="888201" table:style-name="ce1">
            <text:p>888201</text:p>
          </table:table-cell>
          <table:table-cell office:value-type="float" office:value="888250" table:style-name="ce1">
            <text:p>8882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date" office:date-value="2022-03-17T00:00:00" table:style-name="ce2">
            <text:p>17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7T00:00:00" table:style-name="ce2">
            <text:p>17/03/2022 00:00</text:p>
          </table:table-cell>
          <table:table-cell office:value-type="string" table:style-name="ce1">
            <text:p>CON-1058</text:p>
          </table:table-cell>
          <table:table-cell office:value-type="string" table:style-name="ce1">
            <text:p>OFERTERO ESC</text:p>
          </table:table-cell>
          <table:table-cell office:value-type="string" table:style-name="ce1">
            <text:p>GUIA MADRE</text:p>
          </table:table-cell>
          <table:table-cell office:value-type="float" office:value="888251" table:style-name="ce1">
            <text:p>888251</text:p>
          </table:table-cell>
          <table:table-cell office:value-type="float" office:value="888300" table:style-name="ce1">
            <text:p>888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1" table:style-name="ce1">
            <text:p>1</text:p>
          </table:table-cell>
          <table:table-cell office:value-type="date" office:date-value="2022-03-17T00:00:00" table:style-name="ce2">
            <text:p>17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17T00:00:00" table:style-name="ce2">
            <text:p>17/03/2022 00:00</text:p>
          </table:table-cell>
          <table:table-cell office:value-type="string" table:style-name="ce1">
            <text:p>XCO-141</text:p>
          </table:table-cell>
          <table:table-cell office:value-type="string" table:style-name="ce1">
            <text:p>AEC REPUESTOS</text:p>
          </table:table-cell>
          <table:table-cell office:value-type="string" table:style-name="ce1">
            <text:p>GUIA MADRE</text:p>
          </table:table-cell>
          <table:table-cell office:value-type="float" office:value="888301" table:style-name="ce1">
            <text:p>888301</text:p>
          </table:table-cell>
          <table:table-cell office:value-type="float" office:value="888350" table:style-name="ce1">
            <text:p>888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1" table:style-name="ce1">
            <text:p>1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string" table:style-name="ce1">
            <text:p>XCO-166</text:p>
          </table:table-cell>
          <table:table-cell office:value-type="string" table:style-name="ce1">
            <text:p>YUMMY FOOD S,A.</text:p>
          </table:table-cell>
          <table:table-cell office:value-type="string" table:style-name="ce1">
            <text:p>GUIA MADRE</text:p>
          </table:table-cell>
          <table:table-cell office:value-type="float" office:value="890651" table:style-name="ce1">
            <text:p>890651</text:p>
          </table:table-cell>
          <table:table-cell office:value-type="float" office:value="890700" table:style-name="ce1">
            <text:p>890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1" table:style-name="ce1">
            <text:p>1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string" table:style-name="ce1">
            <text:p>XCO-829</text:p>
          </table:table-cell>
          <table:table-cell office:value-type="string" table:style-name="ce1">
            <text:p>CORPORACION DE AUTO PARTES S.A.</text:p>
          </table:table-cell>
          <table:table-cell office:value-type="string" table:style-name="ce1">
            <text:p>GUIA MADRE</text:p>
          </table:table-cell>
          <table:table-cell office:value-type="float" office:value="890701" table:style-name="ce1">
            <text:p>890701</text:p>
          </table:table-cell>
          <table:table-cell office:value-type="float" office:value="890900" table:style-name="ce1">
            <text:p>890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1" table:style-name="ce1">
            <text:p>1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string" table:style-name="ce1">
            <text:p>XCO-762</text:p>
          </table:table-cell>
          <table:table-cell office:value-type="string" table:style-name="ce1">
            <text:p>ACCESORIOS Y MODA MC</text:p>
          </table:table-cell>
          <table:table-cell office:value-type="string" table:style-name="ce1">
            <text:p>GUIA MADRE</text:p>
          </table:table-cell>
          <table:table-cell office:value-type="float" office:value="890801" table:style-name="ce1">
            <text:p>890801</text:p>
          </table:table-cell>
          <table:table-cell office:value-type="float" office:value="890850" table:style-name="ce1">
            <text:p>8908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1" table:style-name="ce1">
            <text:p>1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string" table:style-name="ce1">
            <text:p>CON-1002</text:p>
          </table:table-cell>
          <table:table-cell office:value-type="string" table:style-name="ce1">
            <text:p>FARMACIA LA SOLUCION</text:p>
          </table:table-cell>
          <table:table-cell office:value-type="string" table:style-name="ce1">
            <text:p>GUIA MADRE</text:p>
          </table:table-cell>
          <table:table-cell office:value-type="float" office:value="890851" table:style-name="ce1">
            <text:p>890851</text:p>
          </table:table-cell>
          <table:table-cell office:value-type="float" office:value="890900" table:style-name="ce1">
            <text:p>890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1" table:style-name="ce1">
            <text:p>1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string" table:style-name="ce1">
            <text:p>XCO-2</text:p>
          </table:table-cell>
          <table:table-cell office:value-type="string" table:style-name="ce1">
            <text:p>ALMACEN EMMA</text:p>
          </table:table-cell>
          <table:table-cell office:value-type="string" table:style-name="ce1">
            <text:p>GUIA MADRE</text:p>
          </table:table-cell>
          <table:table-cell office:value-type="float" office:value="890901" table:style-name="ce1">
            <text:p>890901</text:p>
          </table:table-cell>
          <table:table-cell office:value-type="float" office:value="891050" table:style-name="ce1">
            <text:p>8910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1" table:style-name="ce1">
            <text:p>1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string" table:style-name="ce1">
            <text:p>GUA-893</text:p>
          </table:table-cell>
          <table:table-cell office:value-type="string" table:style-name="ce1">
            <text:p>COMERCIALIZADORA BIOAGRO</text:p>
          </table:table-cell>
          <table:table-cell office:value-type="string" table:style-name="ce1">
            <text:p>GUIA MADRE</text:p>
          </table:table-cell>
          <table:table-cell office:value-type="float" office:value="891051" table:style-name="ce1">
            <text:p>891051</text:p>
          </table:table-cell>
          <table:table-cell office:value-type="float" office:value="891150" table:style-name="ce1">
            <text:p>8911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1" table:style-name="ce1">
            <text:p>1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string" table:style-name="ce1">
            <text:p>XCO-940</text:p>
          </table:table-cell>
          <table:table-cell office:value-type="string" table:style-name="ce1">
            <text:p>ALMACEN HANA</text:p>
          </table:table-cell>
          <table:table-cell office:value-type="string" table:style-name="ce1">
            <text:p>GUIA MADRE</text:p>
          </table:table-cell>
          <table:table-cell office:value-type="float" office:value="891151" table:style-name="ce1">
            <text:p>891151</text:p>
          </table:table-cell>
          <table:table-cell office:value-type="float" office:value="891200" table:style-name="ce1">
            <text:p>891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1" table:style-name="ce1">
            <text:p>1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1T00:00:00" table:style-name="ce2">
            <text:p>21/03/2022 00:00</text:p>
          </table:table-cell>
          <table:table-cell office:value-type="string" table:style-name="ce1">
            <text:p>PRE-186</text:p>
          </table:table-cell>
          <table:table-cell office:value-type="string" table:style-name="ce1">
            <text:p>MULTIPRODUCTOS VETERINARIOS S,A.</text:p>
          </table:table-cell>
          <table:table-cell office:value-type="string" table:style-name="ce1">
            <text:p>GUIA MADRE</text:p>
          </table:table-cell>
          <table:table-cell office:value-type="float" office:value="891201" table:style-name="ce1">
            <text:p>891201</text:p>
          </table:table-cell>
          <table:table-cell office:value-type="float" office:value="891300" table:style-name="ce1">
            <text:p>891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1" table:style-name="ce1">
            <text:p>1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string" table:style-name="ce1">
            <text:p>GUA-269</text:p>
          </table:table-cell>
          <table:table-cell office:value-type="string" table:style-name="ce1">
            <text:p>MOTOREPUESTOS GP</text:p>
          </table:table-cell>
          <table:table-cell office:value-type="string" table:style-name="ce1">
            <text:p>GUIA MADRE</text:p>
          </table:table-cell>
          <table:table-cell office:value-type="float" office:value="891301" table:style-name="ce1">
            <text:p>891301</text:p>
          </table:table-cell>
          <table:table-cell office:value-type="float" office:value="891400" table:style-name="ce1">
            <text:p>891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1" table:style-name="ce1">
            <text:p>1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string" table:style-name="ce1">
            <text:p>XCO-149</text:p>
          </table:table-cell>
          <table:table-cell office:value-type="string" table:style-name="ce1">
            <text:p>IMPORTACIONES CRESGO, S,A.</text:p>
          </table:table-cell>
          <table:table-cell office:value-type="string" table:style-name="ce1">
            <text:p>GUIA MADRE</text:p>
          </table:table-cell>
          <table:table-cell office:value-type="float" office:value="891401" table:style-name="ce1">
            <text:p>891401</text:p>
          </table:table-cell>
          <table:table-cell office:value-type="float" office:value="891500" table:style-name="ce1">
            <text:p>8915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1" table:style-name="ce1">
            <text:p>1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string" table:style-name="ce1">
            <text:p>GUA-15</text:p>
          </table:table-cell>
          <table:table-cell office:value-type="string" table:style-name="ce1">
            <text:p>DROMEDIC, S.A.</text:p>
          </table:table-cell>
          <table:table-cell office:value-type="string" table:style-name="ce1">
            <text:p>GUIA MADRE</text:p>
          </table:table-cell>
          <table:table-cell office:value-type="float" office:value="891501" table:style-name="ce1">
            <text:p>891501</text:p>
          </table:table-cell>
          <table:table-cell office:value-type="float" office:value="891551" table:style-name="ce1">
            <text:p>891551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1" table:style-name="ce1">
            <text:p>1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string" table:style-name="ce1">
            <text:p>GUA-15</text:p>
          </table:table-cell>
          <table:table-cell office:value-type="string" table:style-name="ce1">
            <text:p>DROMEDIC, S.A.</text:p>
          </table:table-cell>
          <table:table-cell office:value-type="string" table:style-name="ce1">
            <text:p>GUIA MADRE</text:p>
          </table:table-cell>
          <table:table-cell office:value-type="float" office:value="891552" table:style-name="ce1">
            <text:p>891552</text:p>
          </table:table-cell>
          <table:table-cell office:value-type="float" office:value="891600" table:style-name="ce1">
            <text:p>891600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1" table:style-name="ce1">
            <text:p>1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string" table:style-name="ce1">
            <text:p>XCO-572</text:p>
          </table:table-cell>
          <table:table-cell office:value-type="string" table:style-name="ce1">
            <text:p>ALMACEN EL CISNE</text:p>
          </table:table-cell>
          <table:table-cell office:value-type="string" table:style-name="ce1">
            <text:p>GUIA MADRE</text:p>
          </table:table-cell>
          <table:table-cell office:value-type="float" office:value="891651" table:style-name="ce1">
            <text:p>891651</text:p>
          </table:table-cell>
          <table:table-cell office:value-type="float" office:value="891750" table:style-name="ce1">
            <text:p>8917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1" table:style-name="ce1">
            <text:p>1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string" table:style-name="ce1">
            <text:p>XCO-440</text:p>
          </table:table-cell>
          <table:table-cell office:value-type="string" table:style-name="ce1">
            <text:p>NEKTECH</text:p>
          </table:table-cell>
          <table:table-cell office:value-type="string" table:style-name="ce1">
            <text:p>GUIA MADRE</text:p>
          </table:table-cell>
          <table:table-cell office:value-type="float" office:value="892051" table:style-name="ce1">
            <text:p>892051</text:p>
          </table:table-cell>
          <table:table-cell office:value-type="float" office:value="892150" table:style-name="ce1">
            <text:p>8921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1" table:style-name="ce1">
            <text:p>1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string" table:style-name="ce1">
            <text:p>V03-1046</text:p>
          </table:table-cell>
          <table:table-cell office:value-type="string" table:style-name="ce1">
            <text:p>PORTINOVA</text:p>
          </table:table-cell>
          <table:table-cell office:value-type="string" table:style-name="ce1">
            <text:p>GUIA MADRE</text:p>
          </table:table-cell>
          <table:table-cell office:value-type="float" office:value="892151" table:style-name="ce1">
            <text:p>892151</text:p>
          </table:table-cell>
          <table:table-cell office:value-type="float" office:value="892250" table:style-name="ce1">
            <text:p>8922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1" table:style-name="ce1">
            <text:p>1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string" table:style-name="ce1">
            <text:p>XCO-695</text:p>
          </table:table-cell>
          <table:table-cell office:value-type="string" table:style-name="ce1">
            <text:p>WACHALAL //FUENTES DEL ESTILO S,A.</text:p>
          </table:table-cell>
          <table:table-cell office:value-type="string" table:style-name="ce1">
            <text:p>GUIA MADRE</text:p>
          </table:table-cell>
          <table:table-cell office:value-type="float" office:value="892251" table:style-name="ce1">
            <text:p>892251</text:p>
          </table:table-cell>
          <table:table-cell office:value-type="float" office:value="892350" table:style-name="ce1">
            <text:p>8923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1" table:style-name="ce1">
            <text:p>1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string" table:style-name="ce1">
            <text:p>XCO-855</text:p>
          </table:table-cell>
          <table:table-cell office:value-type="string" table:style-name="ce1">
            <text:p>XS AUDIO</text:p>
          </table:table-cell>
          <table:table-cell office:value-type="string" table:style-name="ce1">
            <text:p>GUIA MADRE</text:p>
          </table:table-cell>
          <table:table-cell office:value-type="float" office:value="892351" table:style-name="ce1">
            <text:p>892351</text:p>
          </table:table-cell>
          <table:table-cell office:value-type="float" office:value="892450" table:style-name="ce1">
            <text:p>8924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1" table:style-name="ce1">
            <text:p>1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string" table:style-name="ce1">
            <text:p>V03-1051</text:p>
          </table:table-cell>
          <table:table-cell office:value-type="string" table:style-name="ce1">
            <text:p>GRUPO MAS VISION</text:p>
          </table:table-cell>
          <table:table-cell office:value-type="string" table:style-name="ce1">
            <text:p>GUIA MADRE</text:p>
          </table:table-cell>
          <table:table-cell office:value-type="float" office:value="892451" table:style-name="ce1">
            <text:p>892451</text:p>
          </table:table-cell>
          <table:table-cell office:value-type="float" office:value="892500" table:style-name="ce1">
            <text:p>892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1" table:style-name="ce1">
            <text:p>1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3T00:00:00" table:style-name="ce2">
            <text:p>23/03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GUIA MADRE</text:p>
          </table:table-cell>
          <table:table-cell office:value-type="float" office:value="892551" table:style-name="ce1">
            <text:p>892551</text:p>
          </table:table-cell>
          <table:table-cell office:value-type="float" office:value="892850" table:style-name="ce1">
            <text:p>8928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1" table:style-name="ce1">
            <text:p>1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string" table:style-name="ce1">
            <text:p>XCO-430</text:p>
          </table:table-cell>
          <table:table-cell office:value-type="string" table:style-name="ce1">
            <text:p>EQUIPOS SERIGRAFIAS Y DIGITALES S,A.</text:p>
          </table:table-cell>
          <table:table-cell office:value-type="string" table:style-name="ce1">
            <text:p>GUIA MADRE</text:p>
          </table:table-cell>
          <table:table-cell office:value-type="float" office:value="893001" table:style-name="ce1">
            <text:p>893001</text:p>
          </table:table-cell>
          <table:table-cell office:value-type="float" office:value="893100" table:style-name="ce1">
            <text:p>893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1" table:style-name="ce1">
            <text:p>1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string" table:style-name="ce1">
            <text:p>XCO-990</text:p>
          </table:table-cell>
          <table:table-cell office:value-type="string" table:style-name="ce1">
            <text:p>IMPORTADORA UNO S.A.</text:p>
          </table:table-cell>
          <table:table-cell office:value-type="string" table:style-name="ce1">
            <text:p>GUIA MADRE</text:p>
          </table:table-cell>
          <table:table-cell office:value-type="float" office:value="893101" table:style-name="ce1">
            <text:p>893101</text:p>
          </table:table-cell>
          <table:table-cell office:value-type="float" office:value="893250" table:style-name="ce1">
            <text:p>8932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1" table:style-name="ce1">
            <text:p>1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893251" table:style-name="ce1">
            <text:p>893251</text:p>
          </table:table-cell>
          <table:table-cell office:value-type="float" office:value="893350" table:style-name="ce1">
            <text:p>8933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1" table:style-name="ce1">
            <text:p>1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string" table:style-name="ce1">
            <text:p>CON-459</text:p>
          </table:table-cell>
          <table:table-cell office:value-type="string" table:style-name="ce1">
            <text:p>MARY PERDOMO / VENTA DE PUROS</text:p>
          </table:table-cell>
          <table:table-cell office:value-type="string" table:style-name="ce1">
            <text:p>GUIA MADRE</text:p>
          </table:table-cell>
          <table:table-cell office:value-type="float" office:value="893351" table:style-name="ce1">
            <text:p>893351</text:p>
          </table:table-cell>
          <table:table-cell office:value-type="float" office:value="893500" table:style-name="ce1">
            <text:p>89350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1" table:style-name="ce1">
            <text:p>1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string" table:style-name="ce1">
            <text:p>GUA-19</text:p>
          </table:table-cell>
          <table:table-cell office:value-type="string" table:style-name="ce1">
            <text:p>MARKETING ARM GUATEMALA S,A.</text:p>
          </table:table-cell>
          <table:table-cell office:value-type="string" table:style-name="ce1">
            <text:p>GUIA MADRE</text:p>
          </table:table-cell>
          <table:table-cell office:value-type="float" office:value="893501" table:style-name="ce1">
            <text:p>893501</text:p>
          </table:table-cell>
          <table:table-cell office:value-type="float" office:value="893800" table:style-name="ce1">
            <text:p>8938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1" table:style-name="ce1">
            <text:p>1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5T00:00:00" table:style-name="ce2">
            <text:p>25/03/2022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893801" table:style-name="ce1">
            <text:p>893801</text:p>
          </table:table-cell>
          <table:table-cell office:value-type="float" office:value="894100" table:style-name="ce1">
            <text:p>8941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NCO</text:p>
          </table:table-cell>
          <table:table-cell table:number-columns-repeated="16369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1" table:style-name="ce1">
            <text:p>1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894201" table:style-name="ce1">
            <text:p>894201</text:p>
          </table:table-cell>
          <table:table-cell office:value-type="float" office:value="894300" table:style-name="ce1">
            <text:p>894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1" table:style-name="ce1">
            <text:p>1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894301" table:style-name="ce1">
            <text:p>894301</text:p>
          </table:table-cell>
          <table:table-cell office:value-type="float" office:value="894400" table:style-name="ce1">
            <text:p>894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1" table:style-name="ce1">
            <text:p>1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894401" table:style-name="ce1">
            <text:p>894401</text:p>
          </table:table-cell>
          <table:table-cell office:value-type="float" office:value="894500" table:style-name="ce1">
            <text:p>8945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1" table:style-name="ce1">
            <text:p>1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string" table:style-name="ce1">
            <text:p>XCO-1020</text:p>
          </table:table-cell>
          <table:table-cell office:value-type="string" table:style-name="ce1">
            <text:p>FALSET// CENTRO OPTICO</text:p>
          </table:table-cell>
          <table:table-cell office:value-type="string" table:style-name="ce1">
            <text:p>GUIA MADRE</text:p>
          </table:table-cell>
          <table:table-cell office:value-type="float" office:value="894501" table:style-name="ce1">
            <text:p>894501</text:p>
          </table:table-cell>
          <table:table-cell office:value-type="float" office:value="894550" table:style-name="ce1">
            <text:p>894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1" table:style-name="ce1">
            <text:p>1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string" table:style-name="ce1">
            <text:p>GUA-500</text:p>
          </table:table-cell>
          <table:table-cell office:value-type="string" table:style-name="ce1">
            <text:p>DROGUERIA EXCEL</text:p>
          </table:table-cell>
          <table:table-cell office:value-type="string" table:style-name="ce1">
            <text:p>GUIA MADRE</text:p>
          </table:table-cell>
          <table:table-cell office:value-type="float" office:value="894551" table:style-name="ce1">
            <text:p>894551</text:p>
          </table:table-cell>
          <table:table-cell office:value-type="float" office:value="894750" table:style-name="ce1">
            <text:p>89475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1" table:style-name="ce1">
            <text:p>1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8T00:00:00" table:style-name="ce2">
            <text:p>28/03/2022 00:00</text:p>
          </table:table-cell>
          <table:table-cell office:value-type="string" table:style-name="ce1">
            <text:p>XCO-478</text:p>
          </table:table-cell>
          <table:table-cell office:value-type="string" table:style-name="ce1">
            <text:p>LILIAN AMANDA ROSSAL DE CASTILLO</text:p>
          </table:table-cell>
          <table:table-cell office:value-type="string" table:style-name="ce1">
            <text:p>GUIA MADRE</text:p>
          </table:table-cell>
          <table:table-cell office:value-type="float" office:value="894751" table:style-name="ce1">
            <text:p>894751</text:p>
          </table:table-cell>
          <table:table-cell office:value-type="float" office:value="894850" table:style-name="ce1">
            <text:p>8948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1" table:style-name="ce1">
            <text:p>1</text:p>
          </table:table-cell>
          <table:table-cell office:value-type="date" office:date-value="2022-03-29T00:00:00" table:style-name="ce2">
            <text:p>2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9T00:00:00" table:style-name="ce2">
            <text:p>29/03/2022 00:00</text:p>
          </table:table-cell>
          <table:table-cell office:value-type="string" table:style-name="ce1">
            <text:p>PRE-380</text:p>
          </table:table-cell>
          <table:table-cell office:value-type="string" table:style-name="ce1">
            <text:p>MILAGRO PECUARIO S.A.</text:p>
          </table:table-cell>
          <table:table-cell office:value-type="string" table:style-name="ce1">
            <text:p>GUIA MADRE</text:p>
          </table:table-cell>
          <table:table-cell office:value-type="float" office:value="895106" table:style-name="ce1">
            <text:p>895106</text:p>
          </table:table-cell>
          <table:table-cell office:value-type="float" office:value="895165" table:style-name="ce1">
            <text:p>895165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1" table:style-name="ce1">
            <text:p>1</text:p>
          </table:table-cell>
          <table:table-cell office:value-type="date" office:date-value="2022-03-29T00:00:00" table:style-name="ce2">
            <text:p>2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9T00:00:00" table:style-name="ce2">
            <text:p>29/03/2022 00:00</text:p>
          </table:table-cell>
          <table:table-cell office:value-type="string" table:style-name="ce1">
            <text:p>XCO-939</text:p>
          </table:table-cell>
          <table:table-cell office:value-type="string" table:style-name="ce1">
            <text:p>TREKER DE GUATEMALA, S.A.</text:p>
          </table:table-cell>
          <table:table-cell office:value-type="string" table:style-name="ce1">
            <text:p>GUIA MADRE</text:p>
          </table:table-cell>
          <table:table-cell office:value-type="float" office:value="895166" table:style-name="ce1">
            <text:p>895166</text:p>
          </table:table-cell>
          <table:table-cell office:value-type="float" office:value="895250" table:style-name="ce1">
            <text:p>895250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1" table:style-name="ce1">
            <text:p>1</text:p>
          </table:table-cell>
          <table:table-cell office:value-type="date" office:date-value="2022-03-29T00:00:00" table:style-name="ce2">
            <text:p>2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9T00:00:00" table:style-name="ce2">
            <text:p>29/03/2022 00:00</text:p>
          </table:table-cell>
          <table:table-cell office:value-type="string" table:style-name="ce1">
            <text:p>XCO-714</text:p>
          </table:table-cell>
          <table:table-cell office:value-type="string" table:style-name="ce1">
            <text:p>WORLD OF THE FASHION /// LOVE DELUXE</text:p>
          </table:table-cell>
          <table:table-cell office:value-type="string" table:style-name="ce1">
            <text:p>GUIA MADRE</text:p>
          </table:table-cell>
          <table:table-cell office:value-type="float" office:value="895251" table:style-name="ce1">
            <text:p>895251</text:p>
          </table:table-cell>
          <table:table-cell office:value-type="float" office:value="895450" table:style-name="ce1">
            <text:p>89545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1" table:style-name="ce1">
            <text:p>1</text:p>
          </table:table-cell>
          <table:table-cell office:value-type="date" office:date-value="2022-03-29T00:00:00" table:style-name="ce2">
            <text:p>2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9T00:00:00" table:style-name="ce2">
            <text:p>29/03/2022 00:00</text:p>
          </table:table-cell>
          <table:table-cell office:value-type="string" table:style-name="ce1">
            <text:p>XCO-828</text:p>
          </table:table-cell>
          <table:table-cell office:value-type="string" table:style-name="ce1">
            <text:p>PEDRO BARCO</text:p>
          </table:table-cell>
          <table:table-cell office:value-type="string" table:style-name="ce1">
            <text:p>GUIA MADRE</text:p>
          </table:table-cell>
          <table:table-cell office:value-type="float" office:value="895451" table:style-name="ce1">
            <text:p>895451</text:p>
          </table:table-cell>
          <table:table-cell office:value-type="float" office:value="895500" table:style-name="ce1">
            <text:p>895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1" table:style-name="ce1">
            <text:p>1</text:p>
          </table:table-cell>
          <table:table-cell office:value-type="date" office:date-value="2022-03-29T00:00:00" table:style-name="ce2">
            <text:p>29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29T00:00:00" table:style-name="ce2">
            <text:p>29/03/2022 00:00</text:p>
          </table:table-cell>
          <table:table-cell office:value-type="string" table:style-name="ce1">
            <text:p>ESC</text:p>
          </table:table-cell>
          <table:table-cell office:value-type="string" table:style-name="ce1">
            <text:p>AGENCIA ESCUINTLA</text:p>
          </table:table-cell>
          <table:table-cell office:value-type="string" table:style-name="ce1">
            <text:p>GUIA MADRE</text:p>
          </table:table-cell>
          <table:table-cell office:value-type="float" office:value="895501" table:style-name="ce1">
            <text:p>895501</text:p>
          </table:table-cell>
          <table:table-cell office:value-type="float" office:value="895800" table:style-name="ce1">
            <text:p>89580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1" table:style-name="ce1">
            <text:p>1</text:p>
          </table:table-cell>
          <table:table-cell office:value-type="date" office:date-value="2022-03-01T00:00:00" table:style-name="ce2">
            <text:p>1/03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3-01T00:00:00" table:style-name="ce2">
            <text:p>1/03/2022 00:00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AGENCIA BARBERENA</text:p>
          </table:table-cell>
          <table:table-cell office:value-type="string" table:style-name="ce1">
            <text:p>GUIA MADRE</text:p>
          </table:table-cell>
          <table:table-cell office:value-type="float" office:value="896380" table:style-name="ce1">
            <text:p>896380</text:p>
          </table:table-cell>
          <table:table-cell office:value-type="float" office:value="896550" table:style-name="ce1">
            <text:p>896550</text:p>
          </table:table-cell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1" table:style-name="ce1">
            <text:p>1</text:p>
          </table:table-cell>
          <table:table-cell office:value-type="date" office:date-value="2022-04-06T00:00:00" table:style-name="ce2">
            <text:p>6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6T00:00:00" table:style-name="ce2">
            <text:p>6/04/2022 00:00</text:p>
          </table:table-cell>
          <table:table-cell office:value-type="string" table:style-name="ce1">
            <text:p>XCO-29</text:p>
          </table:table-cell>
          <table:table-cell office:value-type="string" table:style-name="ce1">
            <text:p>HIVISA</text:p>
          </table:table-cell>
          <table:table-cell office:value-type="string" table:style-name="ce1">
            <text:p>GUIA MADRE</text:p>
          </table:table-cell>
          <table:table-cell office:value-type="float" office:value="898951" table:style-name="ce1">
            <text:p>898951</text:p>
          </table:table-cell>
          <table:table-cell office:value-type="float" office:value="899250" table:style-name="ce1">
            <text:p>8992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1" table:style-name="ce1">
            <text:p>1</text:p>
          </table:table-cell>
          <table:table-cell office:value-type="date" office:date-value="2022-04-06T00:00:00" table:style-name="ce2">
            <text:p>6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6T00:00:00" table:style-name="ce2">
            <text:p>6/04/2022 00:00</text:p>
          </table:table-cell>
          <table:table-cell office:value-type="string" table:style-name="ce1">
            <text:p>XCO-999</text:p>
          </table:table-cell>
          <table:table-cell office:value-type="string" table:style-name="ce1">
            <text:p>FLORISTERIA ALFA Y OMEGA</text:p>
          </table:table-cell>
          <table:table-cell office:value-type="string" table:style-name="ce1">
            <text:p>GUIA MADRE</text:p>
          </table:table-cell>
          <table:table-cell office:value-type="float" office:value="899251" table:style-name="ce1">
            <text:p>899251</text:p>
          </table:table-cell>
          <table:table-cell office:value-type="float" office:value="899300" table:style-name="ce1">
            <text:p>899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1" table:style-name="ce1">
            <text:p>1</text:p>
          </table:table-cell>
          <table:table-cell office:value-type="date" office:date-value="2022-04-06T00:00:00" table:style-name="ce2">
            <text:p>6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6T00:00:00" table:style-name="ce2">
            <text:p>6/04/2022 00:00</text:p>
          </table:table-cell>
          <table:table-cell office:value-type="string" table:style-name="ce1">
            <text:p>CON-1000</text:p>
          </table:table-cell>
          <table:table-cell office:value-type="string" table:style-name="ce1">
            <text:p>FLORISTERIA ALFA Y OMEGA</text:p>
          </table:table-cell>
          <table:table-cell office:value-type="string" table:style-name="ce1">
            <text:p>GUIA MADRE</text:p>
          </table:table-cell>
          <table:table-cell office:value-type="float" office:value="899301" table:style-name="ce1">
            <text:p>899301</text:p>
          </table:table-cell>
          <table:table-cell office:value-type="float" office:value="899350" table:style-name="ce1">
            <text:p>899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1" table:style-name="ce1">
            <text:p>1</text:p>
          </table:table-cell>
          <table:table-cell office:value-type="date" office:date-value="2022-04-06T00:00:00" table:style-name="ce2">
            <text:p>6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6T00:00:00" table:style-name="ce2">
            <text:p>6/04/2022 00:00</text:p>
          </table:table-cell>
          <table:table-cell office:value-type="string" table:style-name="ce1">
            <text:p>V02-1060</text:p>
          </table:table-cell>
          <table:table-cell office:value-type="string" table:style-name="ce1">
            <text:p>SERVIAGRO</text:p>
          </table:table-cell>
          <table:table-cell office:value-type="string" table:style-name="ce1">
            <text:p>GUIA MADRE</text:p>
          </table:table-cell>
          <table:table-cell office:value-type="float" office:value="899351" table:style-name="ce1">
            <text:p>899351</text:p>
          </table:table-cell>
          <table:table-cell office:value-type="float" office:value="899400" table:style-name="ce1">
            <text:p>899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1" table:style-name="ce1">
            <text:p>1</text:p>
          </table:table-cell>
          <table:table-cell office:value-type="date" office:date-value="2022-04-04T00:00:00" table:style-name="ce2">
            <text:p>4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4T00:00:00" table:style-name="ce2">
            <text:p>4/04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GUIA MADRE</text:p>
          </table:table-cell>
          <table:table-cell office:value-type="float" office:value="899501" table:style-name="ce1">
            <text:p>899501</text:p>
          </table:table-cell>
          <table:table-cell office:value-type="float" office:value="899800" table:style-name="ce1">
            <text:p>89980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1" table:style-name="ce1">
            <text:p>1</text:p>
          </table:table-cell>
          <table:table-cell office:value-type="date" office:date-value="2022-04-04T00:00:00" table:style-name="ce2">
            <text:p>4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4T00:00:00" table:style-name="ce2">
            <text:p>4/04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899801" table:style-name="ce1">
            <text:p>899801</text:p>
          </table:table-cell>
          <table:table-cell office:value-type="float" office:value="900099" table:style-name="ce1">
            <text:p>900099</text:p>
          </table:table-cell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1" table:style-name="ce1">
            <text:p>1</text:p>
          </table:table-cell>
          <table:table-cell office:value-type="date" office:date-value="2022-04-06T00:00:00" table:style-name="ce2">
            <text:p>6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6T00:00:00" table:style-name="ce2">
            <text:p>6/04/2022 00:00</text:p>
          </table:table-cell>
          <table:table-cell office:value-type="string" table:style-name="ce1">
            <text:p>XCO-496</text:p>
          </table:table-cell>
          <table:table-cell office:value-type="string" table:style-name="ce1">
            <text:p>NAT &amp; CO MAYOREO</text:p>
          </table:table-cell>
          <table:table-cell office:value-type="string" table:style-name="ce1">
            <text:p>GUIA MADRE</text:p>
          </table:table-cell>
          <table:table-cell office:value-type="float" office:value="900311" table:style-name="ce1">
            <text:p>900311</text:p>
          </table:table-cell>
          <table:table-cell office:value-type="float" office:value="900500" table:style-name="ce1">
            <text:p>900500</text:p>
          </table:table-cell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1" table:style-name="ce1">
            <text:p>1</text:p>
          </table:table-cell>
          <table:table-cell office:value-type="date" office:date-value="2022-04-06T00:00:00" table:style-name="ce2">
            <text:p>6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6T00:00:00" table:style-name="ce2">
            <text:p>6/04/2022 00:00</text:p>
          </table:table-cell>
          <table:table-cell office:value-type="string" table:style-name="ce1">
            <text:p>XCO-301</text:p>
          </table:table-cell>
          <table:table-cell office:value-type="string" table:style-name="ce1">
            <text:p>VENTAS Y NEGOCIOS WENDOLI</text:p>
          </table:table-cell>
          <table:table-cell office:value-type="string" table:style-name="ce1">
            <text:p>GUIA MADRE</text:p>
          </table:table-cell>
          <table:table-cell office:value-type="float" office:value="900501" table:style-name="ce1">
            <text:p>900501</text:p>
          </table:table-cell>
          <table:table-cell office:value-type="float" office:value="900550" table:style-name="ce1">
            <text:p>900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1" table:style-name="ce1">
            <text:p>1</text:p>
          </table:table-cell>
          <table:table-cell office:value-type="date" office:date-value="2022-04-06T00:00:00" table:style-name="ce2">
            <text:p>6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6T00:00:00" table:style-name="ce2">
            <text:p>6/04/2022 00:00</text:p>
          </table:table-cell>
          <table:table-cell office:value-type="string" table:style-name="ce1">
            <text:p>XCO-1067</text:p>
          </table:table-cell>
          <table:table-cell office:value-type="string" table:style-name="ce1">
            <text:p>LA GRIGA IMPORTADORA DE PACAS</text:p>
          </table:table-cell>
          <table:table-cell office:value-type="string" table:style-name="ce1">
            <text:p>GUIA MADRE</text:p>
          </table:table-cell>
          <table:table-cell office:value-type="float" office:value="900751" table:style-name="ce1">
            <text:p>900751</text:p>
          </table:table-cell>
          <table:table-cell office:value-type="float" office:value="900800" table:style-name="ce1">
            <text:p>900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1" table:style-name="ce1">
            <text:p>1</text:p>
          </table:table-cell>
          <table:table-cell office:value-type="date" office:date-value="2022-04-06T00:00:00" table:style-name="ce2">
            <text:p>6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6T00:00:00" table:style-name="ce2">
            <text:p>6/04/2022 00:00</text:p>
          </table:table-cell>
          <table:table-cell office:value-type="string" table:style-name="ce1">
            <text:p>XCO-781</text:p>
          </table:table-cell>
          <table:table-cell office:value-type="string" table:style-name="ce1">
            <text:p>FARMACEUTICA MAR, S.A.</text:p>
          </table:table-cell>
          <table:table-cell office:value-type="string" table:style-name="ce1">
            <text:p>GUIA MADRE</text:p>
          </table:table-cell>
          <table:table-cell office:value-type="float" office:value="900801" table:style-name="ce1">
            <text:p>900801</text:p>
          </table:table-cell>
          <table:table-cell office:value-type="float" office:value="900900" table:style-name="ce1">
            <text:p>9009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1" table:style-name="ce1">
            <text:p>1</text:p>
          </table:table-cell>
          <table:table-cell office:value-type="date" office:date-value="2022-04-06T00:00:00" table:style-name="ce2">
            <text:p>6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6T00:00:00" table:style-name="ce2">
            <text:p>6/04/2022 00:00</text:p>
          </table:table-cell>
          <table:table-cell office:value-type="string" table:style-name="ce1">
            <text:p>XCO-920</text:p>
          </table:table-cell>
          <table:table-cell office:value-type="string" table:style-name="ce1">
            <text:p>KENAS STORE</text:p>
          </table:table-cell>
          <table:table-cell office:value-type="string" table:style-name="ce1">
            <text:p>GUIA MADRE</text:p>
          </table:table-cell>
          <table:table-cell office:value-type="float" office:value="900951" table:style-name="ce1">
            <text:p>900951</text:p>
          </table:table-cell>
          <table:table-cell office:value-type="float" office:value="901000" table:style-name="ce1">
            <text:p>901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1" table:style-name="ce1">
            <text:p>1</text:p>
          </table:table-cell>
          <table:table-cell office:value-type="date" office:date-value="2022-04-06T00:00:00" table:style-name="ce2">
            <text:p>6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6T00:00:00" table:style-name="ce2">
            <text:p>6/04/2022 00:00</text:p>
          </table:table-cell>
          <table:table-cell office:value-type="string" table:style-name="ce1">
            <text:p>XCO-187</text:p>
          </table:table-cell>
          <table:table-cell office:value-type="string" table:style-name="ce1">
            <text:p>COFI?O STAHL</text:p>
          </table:table-cell>
          <table:table-cell office:value-type="string" table:style-name="ce1">
            <text:p>GUIA MADRE</text:p>
          </table:table-cell>
          <table:table-cell office:value-type="float" office:value="901001" table:style-name="ce1">
            <text:p>901001</text:p>
          </table:table-cell>
          <table:table-cell office:value-type="float" office:value="901100" table:style-name="ce1">
            <text:p>901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1" table:style-name="ce1">
            <text:p>1</text:p>
          </table:table-cell>
          <table:table-cell office:value-type="date" office:date-value="2022-04-08T00:00:00" table:style-name="ce2">
            <text:p>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8T00:00:00" table:style-name="ce2">
            <text:p>8/04/2022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GUIA MADRE</text:p>
          </table:table-cell>
          <table:table-cell office:value-type="float" office:value="901101" table:style-name="ce1">
            <text:p>901101</text:p>
          </table:table-cell>
          <table:table-cell office:value-type="float" office:value="901400" table:style-name="ce1">
            <text:p>9014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1" table:style-name="ce1">
            <text:p>1</text:p>
          </table:table-cell>
          <table:table-cell office:value-type="date" office:date-value="2022-04-08T00:00:00" table:style-name="ce2">
            <text:p>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08T00:00:00" table:style-name="ce2">
            <text:p>8/04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901401" table:style-name="ce1">
            <text:p>901401</text:p>
          </table:table-cell>
          <table:table-cell office:value-type="float" office:value="901700" table:style-name="ce1">
            <text:p>9017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1" table:style-name="ce1">
            <text:p>1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string" table:style-name="ce1">
            <text:p>XCO-970</text:p>
          </table:table-cell>
          <table:table-cell office:value-type="string" table:style-name="ce1">
            <text:p>IMPORTACIONES LA BODEGONA</text:p>
          </table:table-cell>
          <table:table-cell office:value-type="string" table:style-name="ce1">
            <text:p>GUIA MADRE</text:p>
          </table:table-cell>
          <table:table-cell office:value-type="float" office:value="901801" table:style-name="ce1">
            <text:p>901801</text:p>
          </table:table-cell>
          <table:table-cell office:value-type="float" office:value="901900" table:style-name="ce1">
            <text:p>9019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1" table:style-name="ce1">
            <text:p>1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string" table:style-name="ce1">
            <text:p>XCO-1056</text:p>
          </table:table-cell>
          <table:table-cell office:value-type="string" table:style-name="ce1">
            <text:p>NOVEDADES ESPERANZA</text:p>
          </table:table-cell>
          <table:table-cell office:value-type="string" table:style-name="ce1">
            <text:p>GUIA MADRE</text:p>
          </table:table-cell>
          <table:table-cell office:value-type="float" office:value="901901" table:style-name="ce1">
            <text:p>901901</text:p>
          </table:table-cell>
          <table:table-cell office:value-type="float" office:value="901950" table:style-name="ce1">
            <text:p>901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1" table:style-name="ce1">
            <text:p>1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string" table:style-name="ce1">
            <text:p>XCO-777</text:p>
          </table:table-cell>
          <table:table-cell office:value-type="string" table:style-name="ce1">
            <text:p>J.P. ARREDONDO</text:p>
          </table:table-cell>
          <table:table-cell office:value-type="string" table:style-name="ce1">
            <text:p>GUIA MADRE</text:p>
          </table:table-cell>
          <table:table-cell office:value-type="float" office:value="901951" table:style-name="ce1">
            <text:p>901951</text:p>
          </table:table-cell>
          <table:table-cell office:value-type="float" office:value="902000" table:style-name="ce1">
            <text:p>902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1" table:style-name="ce1">
            <text:p>1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string" table:style-name="ce1">
            <text:p>CON-78</text:p>
          </table:table-cell>
          <table:table-cell office:value-type="string" table:style-name="ce1">
            <text:p>INDUSTRIAS DEL COLOR S,A.</text:p>
          </table:table-cell>
          <table:table-cell office:value-type="string" table:style-name="ce1">
            <text:p>GUIA MADRE</text:p>
          </table:table-cell>
          <table:table-cell office:value-type="float" office:value="902001" table:style-name="ce1">
            <text:p>902001</text:p>
          </table:table-cell>
          <table:table-cell office:value-type="float" office:value="902050" table:style-name="ce1">
            <text:p>902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1" table:style-name="ce1">
            <text:p>1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string" table:style-name="ce1">
            <text:p>V02-1068</text:p>
          </table:table-cell>
          <table:table-cell office:value-type="string" table:style-name="ce1">
            <text:p>CONVEGUA</text:p>
          </table:table-cell>
          <table:table-cell office:value-type="string" table:style-name="ce1">
            <text:p>GUIA MADRE</text:p>
          </table:table-cell>
          <table:table-cell office:value-type="float" office:value="902051" table:style-name="ce1">
            <text:p>902051</text:p>
          </table:table-cell>
          <table:table-cell office:value-type="float" office:value="902100" table:style-name="ce1">
            <text:p>9021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1" table:style-name="ce1">
            <text:p>1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string" table:style-name="ce1">
            <text:p>GUA-37</text:p>
          </table:table-cell>
          <table:table-cell office:value-type="string" table:style-name="ce1">
            <text:p>ATLANTICA AGRICOLA DE GUATEMALA</text:p>
          </table:table-cell>
          <table:table-cell office:value-type="string" table:style-name="ce1">
            <text:p>GUIA MADRE</text:p>
          </table:table-cell>
          <table:table-cell office:value-type="float" office:value="902651" table:style-name="ce1">
            <text:p>902651</text:p>
          </table:table-cell>
          <table:table-cell office:value-type="float" office:value="902850" table:style-name="ce1">
            <text:p>9028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1" table:style-name="ce1">
            <text:p>1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string" table:style-name="ce1">
            <text:p>XCO-98</text:p>
          </table:table-cell>
          <table:table-cell office:value-type="string" table:style-name="ce1">
            <text:p>FLECHAS ALVAREZ ,S.A</text:p>
          </table:table-cell>
          <table:table-cell office:value-type="string" table:style-name="ce1">
            <text:p>GUIA MADRE</text:p>
          </table:table-cell>
          <table:table-cell office:value-type="float" office:value="902851" table:style-name="ce1">
            <text:p>902851</text:p>
          </table:table-cell>
          <table:table-cell office:value-type="float" office:value="903000" table:style-name="ce1">
            <text:p>9030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1" table:style-name="ce1">
            <text:p>1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11T00:00:00" table:style-name="ce2">
            <text:p>11/04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GUIA MADRE</text:p>
          </table:table-cell>
          <table:table-cell office:value-type="float" office:value="903001" table:style-name="ce1">
            <text:p>903001</text:p>
          </table:table-cell>
          <table:table-cell office:value-type="float" office:value="903300" table:style-name="ce1">
            <text:p>9033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1" table:style-name="ce1">
            <text:p>1</text:p>
          </table:table-cell>
          <table:table-cell office:value-type="date" office:date-value="2022-04-18T00:00:00" table:style-name="ce2">
            <text:p>1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18T00:00:00" table:style-name="ce2">
            <text:p>18/04/2022 00:00</text:p>
          </table:table-cell>
          <table:table-cell office:value-type="string" table:style-name="ce1">
            <text:p>XCO-567</text:p>
          </table:table-cell>
          <table:table-cell office:value-type="string" table:style-name="ce1">
            <text:p>UNIMARK</text:p>
          </table:table-cell>
          <table:table-cell office:value-type="string" table:style-name="ce1">
            <text:p>GUIA MADRE</text:p>
          </table:table-cell>
          <table:table-cell office:value-type="float" office:value="903601" table:style-name="ce1">
            <text:p>903601</text:p>
          </table:table-cell>
          <table:table-cell office:value-type="float" office:value="903650" table:style-name="ce1">
            <text:p>9036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1" table:style-name="ce1">
            <text:p>1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string" table:style-name="ce1">
            <text:p>XCO-953</text:p>
          </table:table-cell>
          <table:table-cell office:value-type="string" table:style-name="ce1">
            <text:p>INVENTIVA COSMETCOS S.A.</text:p>
          </table:table-cell>
          <table:table-cell office:value-type="string" table:style-name="ce1">
            <text:p>GUIA MADRE</text:p>
          </table:table-cell>
          <table:table-cell office:value-type="float" office:value="903751" table:style-name="ce1">
            <text:p>903751</text:p>
          </table:table-cell>
          <table:table-cell office:value-type="float" office:value="903800" table:style-name="ce1">
            <text:p>903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1" table:style-name="ce1">
            <text:p>1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string" table:style-name="ce1">
            <text:p>XCO-98</text:p>
          </table:table-cell>
          <table:table-cell office:value-type="string" table:style-name="ce1">
            <text:p>FLECHAS ALVAREZ ,S.A</text:p>
          </table:table-cell>
          <table:table-cell office:value-type="string" table:style-name="ce1">
            <text:p>GUIA MADRE</text:p>
          </table:table-cell>
          <table:table-cell office:value-type="float" office:value="903801" table:style-name="ce1">
            <text:p>903801</text:p>
          </table:table-cell>
          <table:table-cell office:value-type="float" office:value="904000" table:style-name="ce1">
            <text:p>90400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1" table:style-name="ce1">
            <text:p>1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string" table:style-name="ce1">
            <text:p>XCO-30</text:p>
          </table:table-cell>
          <table:table-cell office:value-type="string" table:style-name="ce1">
            <text:p>CASA DE LOS RODAMIENTOS</text:p>
          </table:table-cell>
          <table:table-cell office:value-type="string" table:style-name="ce1">
            <text:p>GUIA MADRE</text:p>
          </table:table-cell>
          <table:table-cell office:value-type="float" office:value="904001" table:style-name="ce1">
            <text:p>904001</text:p>
          </table:table-cell>
          <table:table-cell office:value-type="float" office:value="904200" table:style-name="ce1">
            <text:p>90420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1" table:style-name="ce1">
            <text:p>1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string" table:style-name="ce1">
            <text:p>XCO-1071</text:p>
          </table:table-cell>
          <table:table-cell office:value-type="string" table:style-name="ce1">
            <text:p>LGD</text:p>
          </table:table-cell>
          <table:table-cell office:value-type="string" table:style-name="ce1">
            <text:p>GUIA MADRE</text:p>
          </table:table-cell>
          <table:table-cell office:value-type="float" office:value="904201" table:style-name="ce1">
            <text:p>904201</text:p>
          </table:table-cell>
          <table:table-cell office:value-type="float" office:value="904250" table:style-name="ce1">
            <text:p>9042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1" table:style-name="ce1">
            <text:p>1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string" table:style-name="ce1">
            <text:p>XCO-149</text:p>
          </table:table-cell>
          <table:table-cell office:value-type="string" table:style-name="ce1">
            <text:p>IMPORTACIONES CRESGO, S,A.</text:p>
          </table:table-cell>
          <table:table-cell office:value-type="string" table:style-name="ce1">
            <text:p>GUIA MADRE</text:p>
          </table:table-cell>
          <table:table-cell office:value-type="float" office:value="904251" table:style-name="ce1">
            <text:p>904251</text:p>
          </table:table-cell>
          <table:table-cell office:value-type="float" office:value="904300" table:style-name="ce1">
            <text:p>904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1" table:style-name="ce1">
            <text:p>1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string" table:style-name="ce1">
            <text:p>XCO-719</text:p>
          </table:table-cell>
          <table:table-cell office:value-type="string" table:style-name="ce1">
            <text:p>LA CASA DE LOS HILOS</text:p>
          </table:table-cell>
          <table:table-cell office:value-type="string" table:style-name="ce1">
            <text:p>GUIA MADRE</text:p>
          </table:table-cell>
          <table:table-cell office:value-type="float" office:value="904301" table:style-name="ce1">
            <text:p>904301</text:p>
          </table:table-cell>
          <table:table-cell office:value-type="float" office:value="904400" table:style-name="ce1">
            <text:p>904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1" table:style-name="ce1">
            <text:p>1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string" table:style-name="ce1">
            <text:p>XCO-843</text:p>
          </table:table-cell>
          <table:table-cell office:value-type="string" table:style-name="ce1">
            <text:p>DISMAJO, S.A.</text:p>
          </table:table-cell>
          <table:table-cell office:value-type="string" table:style-name="ce1">
            <text:p>GUIA MADRE</text:p>
          </table:table-cell>
          <table:table-cell office:value-type="float" office:value="904451" table:style-name="ce1">
            <text:p>904451</text:p>
          </table:table-cell>
          <table:table-cell office:value-type="float" office:value="904550" table:style-name="ce1">
            <text:p>904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1" table:style-name="ce1">
            <text:p>1</text:p>
          </table:table-cell>
          <table:table-cell office:value-type="date" office:date-value="2022-04-12T00:00:00" table:style-name="ce2">
            <text:p>12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12T00:00:00" table:style-name="ce2">
            <text:p>12/04/2022 00:00</text:p>
          </table:table-cell>
          <table:table-cell office:value-type="string" table:style-name="ce1">
            <text:p>GUA-8570</text:p>
          </table:table-cell>
          <table:table-cell office:value-type="string" table:style-name="ce1">
            <text:p>IMPORTADORA FIESTA Y CIA LTDA</text:p>
          </table:table-cell>
          <table:table-cell office:value-type="string" table:style-name="ce1">
            <text:p>GUIA MADRE</text:p>
          </table:table-cell>
          <table:table-cell office:value-type="float" office:value="904747" table:style-name="ce1">
            <text:p>904747</text:p>
          </table:table-cell>
          <table:table-cell office:value-type="float" office:value="906550" table:style-name="ce1">
            <text:p>906550</text:p>
          </table:table-cell>
          <table:table-cell office:value-type="float" office:value="1804" table:style-name="ce1">
            <text:p>18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1" table:style-name="ce1">
            <text:p>1</text:p>
          </table:table-cell>
          <table:table-cell office:value-type="date" office:date-value="2022-05-02T00:00:00" table:style-name="ce2">
            <text:p>2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2T00:00:00" table:style-name="ce2">
            <text:p>2/05/2022 00:00</text:p>
          </table:table-cell>
          <table:table-cell office:value-type="string" table:style-name="ce1">
            <text:p>XCO-93</text:p>
          </table:table-cell>
          <table:table-cell office:value-type="string" table:style-name="ce1">
            <text:p>MO AUTO (CARROS)</text:p>
          </table:table-cell>
          <table:table-cell office:value-type="string" table:style-name="ce1">
            <text:p>GUIA MADRE</text:p>
          </table:table-cell>
          <table:table-cell office:value-type="float" office:value="906644" table:style-name="ce1">
            <text:p>906644</text:p>
          </table:table-cell>
          <table:table-cell office:value-type="float" office:value="906743" table:style-name="ce1">
            <text:p>906743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1" table:style-name="ce1">
            <text:p>1</text:p>
          </table:table-cell>
          <table:table-cell office:value-type="date" office:date-value="2022-04-19T00:00:00" table:style-name="ce2">
            <text:p>19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19T00:00:00" table:style-name="ce2">
            <text:p>19/04/2022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910551" table:style-name="ce1">
            <text:p>910551</text:p>
          </table:table-cell>
          <table:table-cell office:value-type="float" office:value="910850" table:style-name="ce1">
            <text:p>9108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1" table:style-name="ce1">
            <text:p>1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910851" table:style-name="ce1">
            <text:p>910851</text:p>
          </table:table-cell>
          <table:table-cell office:value-type="float" office:value="911000" table:style-name="ce1">
            <text:p>9110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1" table:style-name="ce1">
            <text:p>1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0T00:00:00" table:style-name="ce2">
            <text:p>20/04/2022 00:00</text:p>
          </table:table-cell>
          <table:table-cell office:value-type="string" table:style-name="ce1">
            <text:p>XCO-45</text:p>
          </table:table-cell>
          <table:table-cell office:value-type="string" table:style-name="ce1">
            <text:p>SDCB (CHAMPION BOX)</text:p>
          </table:table-cell>
          <table:table-cell office:value-type="string" table:style-name="ce1">
            <text:p>GUIA MADRE</text:p>
          </table:table-cell>
          <table:table-cell office:value-type="float" office:value="911001" table:style-name="ce1">
            <text:p>911001</text:p>
          </table:table-cell>
          <table:table-cell office:value-type="float" office:value="911100" table:style-name="ce1">
            <text:p>911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1" table:style-name="ce1">
            <text:p>1</text:p>
          </table:table-cell>
          <table:table-cell office:value-type="date" office:date-value="2022-04-23T00:00:00" table:style-name="ce2">
            <text:p>23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3T00:00:00" table:style-name="ce2">
            <text:p>23/04/2022 00:00</text:p>
          </table:table-cell>
          <table:table-cell office:value-type="string" table:style-name="ce1">
            <text:p>XCO-81</text:p>
          </table:table-cell>
          <table:table-cell office:value-type="string" table:style-name="ce1">
            <text:p>MULTINEGOCIOS GENERALES S,A.</text:p>
          </table:table-cell>
          <table:table-cell office:value-type="string" table:style-name="ce1">
            <text:p>GUIA MADRE</text:p>
          </table:table-cell>
          <table:table-cell office:value-type="float" office:value="911311" table:style-name="ce1">
            <text:p>911311</text:p>
          </table:table-cell>
          <table:table-cell office:value-type="float" office:value="911400" table:style-name="ce1">
            <text:p>91140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1" table:style-name="ce1">
            <text:p>1</text:p>
          </table:table-cell>
          <table:table-cell office:value-type="date" office:date-value="2022-04-23T00:00:00" table:style-name="ce2">
            <text:p>23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3T00:00:00" table:style-name="ce2">
            <text:p>23/04/2022 00:00</text:p>
          </table:table-cell>
          <table:table-cell office:value-type="string" table:style-name="ce1">
            <text:p>XCO-560</text:p>
          </table:table-cell>
          <table:table-cell office:value-type="string" table:style-name="ce1">
            <text:p>IMPORTADORA HIFARGO S,A.</text:p>
          </table:table-cell>
          <table:table-cell office:value-type="string" table:style-name="ce1">
            <text:p>GUIA MADRE</text:p>
          </table:table-cell>
          <table:table-cell office:value-type="float" office:value="911401" table:style-name="ce1">
            <text:p>911401</text:p>
          </table:table-cell>
          <table:table-cell office:value-type="float" office:value="911450" table:style-name="ce1">
            <text:p>911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1" table:style-name="ce1">
            <text:p>1</text:p>
          </table:table-cell>
          <table:table-cell office:value-type="date" office:date-value="2022-04-22T00:00:00" table:style-name="ce2">
            <text:p>22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2T00:00:00" table:style-name="ce2">
            <text:p>22/04/2022 00:00</text:p>
          </table:table-cell>
          <table:table-cell office:value-type="string" table:style-name="ce1">
            <text:p>XCO-36</text:p>
          </table:table-cell>
          <table:table-cell office:value-type="string" table:style-name="ce1">
            <text:p>F.P.K. S,A.</text:p>
          </table:table-cell>
          <table:table-cell office:value-type="string" table:style-name="ce1">
            <text:p>GUIA MADRE</text:p>
          </table:table-cell>
          <table:table-cell office:value-type="float" office:value="911576" table:style-name="ce1">
            <text:p>911576</text:p>
          </table:table-cell>
          <table:table-cell office:value-type="float" office:value="911975" table:style-name="ce1">
            <text:p>911975</text:p>
          </table:table-cell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1" table:style-name="ce1">
            <text:p>1</text:p>
          </table:table-cell>
          <table:table-cell office:value-type="date" office:date-value="2022-04-22T00:00:00" table:style-name="ce2">
            <text:p>22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2T00:00:00" table:style-name="ce2">
            <text:p>22/04/2022 00:00</text:p>
          </table:table-cell>
          <table:table-cell office:value-type="string" table:style-name="ce1">
            <text:p>CON-1072</text:p>
          </table:table-cell>
          <table:table-cell office:value-type="string" table:style-name="ce1">
            <text:p>LGD</text:p>
          </table:table-cell>
          <table:table-cell office:value-type="string" table:style-name="ce1">
            <text:p>GUIA MADRE</text:p>
          </table:table-cell>
          <table:table-cell office:value-type="float" office:value="911976" table:style-name="ce1">
            <text:p>911976</text:p>
          </table:table-cell>
          <table:table-cell office:value-type="float" office:value="912000" table:style-name="ce1">
            <text:p>91200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1" table:style-name="ce1">
            <text:p>1</text:p>
          </table:table-cell>
          <table:table-cell office:value-type="date" office:date-value="2022-04-23T00:00:00" table:style-name="ce2">
            <text:p>23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3T00:00:00" table:style-name="ce2">
            <text:p>23/04/2022 00:00</text:p>
          </table:table-cell>
          <table:table-cell office:value-type="string" table:style-name="ce1">
            <text:p>XCO-2</text:p>
          </table:table-cell>
          <table:table-cell office:value-type="string" table:style-name="ce1">
            <text:p>ALMACEN EMMA</text:p>
          </table:table-cell>
          <table:table-cell office:value-type="string" table:style-name="ce1">
            <text:p>GUIA MADRE</text:p>
          </table:table-cell>
          <table:table-cell office:value-type="float" office:value="912001" table:style-name="ce1">
            <text:p>912001</text:p>
          </table:table-cell>
          <table:table-cell office:value-type="float" office:value="912200" table:style-name="ce1">
            <text:p>9122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1" table:style-name="ce1">
            <text:p>1</text:p>
          </table:table-cell>
          <table:table-cell office:value-type="date" office:date-value="2022-04-23T00:00:00" table:style-name="ce2">
            <text:p>23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3T00:00:00" table:style-name="ce2">
            <text:p>23/04/2022 00:00</text:p>
          </table:table-cell>
          <table:table-cell office:value-type="string" table:style-name="ce1">
            <text:p>GUA-670</text:p>
          </table:table-cell>
          <table:table-cell office:value-type="string" table:style-name="ce1">
            <text:p>OFIMEDIC</text:p>
          </table:table-cell>
          <table:table-cell office:value-type="string" table:style-name="ce1">
            <text:p>GUIA MADRE</text:p>
          </table:table-cell>
          <table:table-cell office:value-type="float" office:value="912301" table:style-name="ce1">
            <text:p>912301</text:p>
          </table:table-cell>
          <table:table-cell office:value-type="float" office:value="912400" table:style-name="ce1">
            <text:p>912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1" table:style-name="ce1">
            <text:p>1</text:p>
          </table:table-cell>
          <table:table-cell office:value-type="date" office:date-value="2022-04-25T00:00:00" table:style-name="ce2">
            <text:p>25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5T00:00:00" table:style-name="ce2">
            <text:p>25/04/2022 00:00</text:p>
          </table:table-cell>
          <table:table-cell office:value-type="string" table:style-name="ce1">
            <text:p>PRE-186</text:p>
          </table:table-cell>
          <table:table-cell office:value-type="string" table:style-name="ce1">
            <text:p>MULTIPRODUCTOS VETERINARIOS S,A.</text:p>
          </table:table-cell>
          <table:table-cell office:value-type="string" table:style-name="ce1">
            <text:p>GUIA MADRE</text:p>
          </table:table-cell>
          <table:table-cell office:value-type="float" office:value="914951" table:style-name="ce1">
            <text:p>914951</text:p>
          </table:table-cell>
          <table:table-cell office:value-type="float" office:value="915050" table:style-name="ce1">
            <text:p>9150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1" table:style-name="ce1">
            <text:p>1</text:p>
          </table:table-cell>
          <table:table-cell office:value-type="date" office:date-value="2022-04-25T00:00:00" table:style-name="ce2">
            <text:p>25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5T00:00:00" table:style-name="ce2">
            <text:p>25/04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915051" table:style-name="ce1">
            <text:p>915051</text:p>
          </table:table-cell>
          <table:table-cell office:value-type="float" office:value="915350" table:style-name="ce1">
            <text:p>9153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string" table:style-name="ce1">
            <text:p>XCO-933</text:p>
          </table:table-cell>
          <table:table-cell office:value-type="string" table:style-name="ce1">
            <text:p>BY OPORTUNO/JESED</text:p>
          </table:table-cell>
          <table:table-cell office:value-type="string" table:style-name="ce1">
            <text:p>GUIA MADRE</text:p>
          </table:table-cell>
          <table:table-cell office:value-type="float" office:value="916101" table:style-name="ce1">
            <text:p>916101</text:p>
          </table:table-cell>
          <table:table-cell office:value-type="float" office:value="916150" table:style-name="ce1">
            <text:p>916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1" table:style-name="ce1">
            <text:p>1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string" table:style-name="ce1">
            <text:p>XCO-735</text:p>
          </table:table-cell>
          <table:table-cell office:value-type="string" table:style-name="ce1">
            <text:p>COMERCIAL Y LIBRERIA EL CARMEN</text:p>
          </table:table-cell>
          <table:table-cell office:value-type="string" table:style-name="ce1">
            <text:p>GUIA MADRE</text:p>
          </table:table-cell>
          <table:table-cell office:value-type="float" office:value="916151" table:style-name="ce1">
            <text:p>916151</text:p>
          </table:table-cell>
          <table:table-cell office:value-type="float" office:value="916200" table:style-name="ce1">
            <text:p>9162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1" table:style-name="ce1">
            <text:p>1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string" table:style-name="ce1">
            <text:p>GUA-893</text:p>
          </table:table-cell>
          <table:table-cell office:value-type="string" table:style-name="ce1">
            <text:p>COMERCIALIZADORA BIOAGRO</text:p>
          </table:table-cell>
          <table:table-cell office:value-type="string" table:style-name="ce1">
            <text:p>GUIA MADRE</text:p>
          </table:table-cell>
          <table:table-cell office:value-type="float" office:value="916201" table:style-name="ce1">
            <text:p>916201</text:p>
          </table:table-cell>
          <table:table-cell office:value-type="float" office:value="916300" table:style-name="ce1">
            <text:p>916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1" table:style-name="ce1">
            <text:p>1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string" table:style-name="ce1">
            <text:p>GUA-8</text:p>
          </table:table-cell>
          <table:table-cell office:value-type="string" table:style-name="ce1">
            <text:p>ALDOS DE ITALIA S,A.</text:p>
          </table:table-cell>
          <table:table-cell office:value-type="string" table:style-name="ce1">
            <text:p>GUIA MADRE</text:p>
          </table:table-cell>
          <table:table-cell office:value-type="float" office:value="916351" table:style-name="ce1">
            <text:p>916351</text:p>
          </table:table-cell>
          <table:table-cell office:value-type="float" office:value="916450" table:style-name="ce1">
            <text:p>9164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1" table:style-name="ce1">
            <text:p>1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string" table:style-name="ce1">
            <text:p>XCO-1036</text:p>
          </table:table-cell>
          <table:table-cell office:value-type="string" table:style-name="ce1">
            <text:p>ALDOS DE ITALIA, S.A.</text:p>
          </table:table-cell>
          <table:table-cell office:value-type="string" table:style-name="ce1">
            <text:p>GUIA MADRE</text:p>
          </table:table-cell>
          <table:table-cell office:value-type="float" office:value="916401" table:style-name="ce1">
            <text:p>916401</text:p>
          </table:table-cell>
          <table:table-cell office:value-type="float" office:value="916500" table:style-name="ce1">
            <text:p>9165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1" table:style-name="ce1">
            <text:p>1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string" table:style-name="ce1">
            <text:p>XCO-993</text:p>
          </table:table-cell>
          <table:table-cell office:value-type="string" table:style-name="ce1">
            <text:p>BABY PATPAT</text:p>
          </table:table-cell>
          <table:table-cell office:value-type="string" table:style-name="ce1">
            <text:p>GUIA MADRE</text:p>
          </table:table-cell>
          <table:table-cell office:value-type="float" office:value="916501" table:style-name="ce1">
            <text:p>916501</text:p>
          </table:table-cell>
          <table:table-cell office:value-type="float" office:value="916550" table:style-name="ce1">
            <text:p>916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1" table:style-name="ce1">
            <text:p>1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string" table:style-name="ce1">
            <text:p>GUS-446</text:p>
          </table:table-cell>
          <table:table-cell office:value-type="string" table:style-name="ce1">
            <text:p>COMERCIAL SAN CRISTOBAL</text:p>
          </table:table-cell>
          <table:table-cell office:value-type="string" table:style-name="ce1">
            <text:p>GUIA MADRE</text:p>
          </table:table-cell>
          <table:table-cell office:value-type="float" office:value="916551" table:style-name="ce1">
            <text:p>916551</text:p>
          </table:table-cell>
          <table:table-cell office:value-type="float" office:value="916750" table:style-name="ce1">
            <text:p>9167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1" table:style-name="ce1">
            <text:p>1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string" table:style-name="ce1">
            <text:p>XCO-381</text:p>
          </table:table-cell>
          <table:table-cell office:value-type="string" table:style-name="ce1">
            <text:p>PLAYERAS QUETZAL</text:p>
          </table:table-cell>
          <table:table-cell office:value-type="string" table:style-name="ce1">
            <text:p>GUIA MADRE</text:p>
          </table:table-cell>
          <table:table-cell office:value-type="float" office:value="916751" table:style-name="ce1">
            <text:p>916751</text:p>
          </table:table-cell>
          <table:table-cell office:value-type="float" office:value="916850" table:style-name="ce1">
            <text:p>9168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1" table:style-name="ce1">
            <text:p>1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8T00:00:00" table:style-name="ce2">
            <text:p>28/04/2022 00:00</text:p>
          </table:table-cell>
          <table:table-cell office:value-type="string" table:style-name="ce1">
            <text:p>PRE-795</text:p>
          </table:table-cell>
          <table:table-cell office:value-type="string" table:style-name="ce1">
            <text:p>DISTRIBUIDORA DAKO</text:p>
          </table:table-cell>
          <table:table-cell office:value-type="string" table:style-name="ce1">
            <text:p>GUIA MADRE</text:p>
          </table:table-cell>
          <table:table-cell office:value-type="float" office:value="916851" table:style-name="ce1">
            <text:p>916851</text:p>
          </table:table-cell>
          <table:table-cell office:value-type="float" office:value="916950" table:style-name="ce1">
            <text:p>916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1" table:style-name="ce1">
            <text:p>1</text:p>
          </table:table-cell>
          <table:table-cell office:value-type="date" office:date-value="2022-05-02T00:00:00" table:style-name="ce2">
            <text:p>2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2T00:00:00" table:style-name="ce2">
            <text:p>2/05/2022 00:00</text:p>
          </table:table-cell>
          <table:table-cell office:value-type="string" table:style-name="ce1">
            <text:p>GUA-19</text:p>
          </table:table-cell>
          <table:table-cell office:value-type="string" table:style-name="ce1">
            <text:p>MARKETING ARM GUATEMALA S,A.</text:p>
          </table:table-cell>
          <table:table-cell office:value-type="string" table:style-name="ce1">
            <text:p>GUIA MADRE</text:p>
          </table:table-cell>
          <table:table-cell office:value-type="float" office:value="917651" table:style-name="ce1">
            <text:p>917651</text:p>
          </table:table-cell>
          <table:table-cell office:value-type="float" office:value="917850" table:style-name="ce1">
            <text:p>9178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1" table:style-name="ce1">
            <text:p>1</text:p>
          </table:table-cell>
          <table:table-cell office:value-type="date" office:date-value="2022-05-02T00:00:00" table:style-name="ce2">
            <text:p>2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2T00:00:00" table:style-name="ce2">
            <text:p>2/05/2022 00:00</text:p>
          </table:table-cell>
          <table:table-cell office:value-type="string" table:style-name="ce1">
            <text:p>XCO-117</text:p>
          </table:table-cell>
          <table:table-cell office:value-type="string" table:style-name="ce1">
            <text:p>COMERCIALIZADORA OM</text:p>
          </table:table-cell>
          <table:table-cell office:value-type="string" table:style-name="ce1">
            <text:p>GUIA MADRE</text:p>
          </table:table-cell>
          <table:table-cell office:value-type="float" office:value="917851" table:style-name="ce1">
            <text:p>917851</text:p>
          </table:table-cell>
          <table:table-cell office:value-type="float" office:value="918000" table:style-name="ce1">
            <text:p>9180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1" table:style-name="ce1">
            <text:p>1</text:p>
          </table:table-cell>
          <table:table-cell office:value-type="date" office:date-value="2022-05-02T00:00:00" table:style-name="ce2">
            <text:p>2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2T00:00:00" table:style-name="ce2">
            <text:p>2/05/2022 00:00</text:p>
          </table:table-cell>
          <table:table-cell office:value-type="string" table:style-name="ce1">
            <text:p>GUA-14</text:p>
          </table:table-cell>
          <table:table-cell office:value-type="string" table:style-name="ce1">
            <text:p>DROGUERIA BIOTHICAL S,A.</text:p>
          </table:table-cell>
          <table:table-cell office:value-type="string" table:style-name="ce1">
            <text:p>GUIA MADRE</text:p>
          </table:table-cell>
          <table:table-cell office:value-type="float" office:value="918001" table:style-name="ce1">
            <text:p>918001</text:p>
          </table:table-cell>
          <table:table-cell office:value-type="float" office:value="918100" table:style-name="ce1">
            <text:p>918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1" table:style-name="ce1">
            <text:p>1</text:p>
          </table:table-cell>
          <table:table-cell office:value-type="date" office:date-value="2022-05-02T00:00:00" table:style-name="ce2">
            <text:p>2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2T00:00:00" table:style-name="ce2">
            <text:p>2/05/2022 00:00</text:p>
          </table:table-cell>
          <table:table-cell office:value-type="string" table:style-name="ce1">
            <text:p>XCO-484</text:p>
          </table:table-cell>
          <table:table-cell office:value-type="string" table:style-name="ce1">
            <text:p>ALIMENTOS TERRAE S,A.</text:p>
          </table:table-cell>
          <table:table-cell office:value-type="string" table:style-name="ce1">
            <text:p>GUIA MADRE</text:p>
          </table:table-cell>
          <table:table-cell office:value-type="float" office:value="918101" table:style-name="ce1">
            <text:p>918101</text:p>
          </table:table-cell>
          <table:table-cell office:value-type="float" office:value="918150" table:style-name="ce1">
            <text:p>918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1" table:style-name="ce1">
            <text:p>1</text:p>
          </table:table-cell>
          <table:table-cell office:value-type="date" office:date-value="2022-05-02T00:00:00" table:style-name="ce2">
            <text:p>2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2T00:00:00" table:style-name="ce2">
            <text:p>2/05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918151" table:style-name="ce1">
            <text:p>918151</text:p>
          </table:table-cell>
          <table:table-cell office:value-type="float" office:value="918450" table:style-name="ce1">
            <text:p>9184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1" table:style-name="ce1">
            <text:p>1</text:p>
          </table:table-cell>
          <table:table-cell office:value-type="date" office:date-value="2022-05-02T00:00:00" table:style-name="ce2">
            <text:p>2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2T00:00:00" table:style-name="ce2">
            <text:p>2/05/2022 00:00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AGENCIA BARBERENA</text:p>
          </table:table-cell>
          <table:table-cell office:value-type="string" table:style-name="ce1">
            <text:p>GUIA MADRE</text:p>
          </table:table-cell>
          <table:table-cell office:value-type="float" office:value="918451" table:style-name="ce1">
            <text:p>918451</text:p>
          </table:table-cell>
          <table:table-cell office:value-type="float" office:value="918750" table:style-name="ce1">
            <text:p>9187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1" table:style-name="ce1">
            <text:p>1</text:p>
          </table:table-cell>
          <table:table-cell office:value-type="date" office:date-value="2022-05-04T00:00:00" table:style-name="ce2">
            <text:p>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4T00:00:00" table:style-name="ce2">
            <text:p>4/05/2022 00:00</text:p>
          </table:table-cell>
          <table:table-cell office:value-type="string" table:style-name="ce1">
            <text:p>PRE-1080</text:p>
          </table:table-cell>
          <table:table-cell office:value-type="string" table:style-name="ce1">
            <text:p>IMPORTADORA LUKANA</text:p>
          </table:table-cell>
          <table:table-cell office:value-type="string" table:style-name="ce1">
            <text:p>GUIA MADRE</text:p>
          </table:table-cell>
          <table:table-cell office:value-type="float" office:value="919051" table:style-name="ce1">
            <text:p>919051</text:p>
          </table:table-cell>
          <table:table-cell office:value-type="float" office:value="919150" table:style-name="ce1">
            <text:p>9191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1" table:style-name="ce1">
            <text:p>1</text:p>
          </table:table-cell>
          <table:table-cell office:value-type="date" office:date-value="2022-05-04T00:00:00" table:style-name="ce2">
            <text:p>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4T00:00:00" table:style-name="ce2">
            <text:p>4/05/2022 00:00</text:p>
          </table:table-cell>
          <table:table-cell office:value-type="string" table:style-name="ce1">
            <text:p>XCO-942</text:p>
          </table:table-cell>
          <table:table-cell office:value-type="string" table:style-name="ce1">
            <text:p>IMPORTADORA SURTIPACAS</text:p>
          </table:table-cell>
          <table:table-cell office:value-type="string" table:style-name="ce1">
            <text:p>GUIA MADRE</text:p>
          </table:table-cell>
          <table:table-cell office:value-type="float" office:value="919151" table:style-name="ce1">
            <text:p>919151</text:p>
          </table:table-cell>
          <table:table-cell office:value-type="float" office:value="919175" table:style-name="ce1">
            <text:p>91917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1" table:style-name="ce1">
            <text:p>1</text:p>
          </table:table-cell>
          <table:table-cell office:value-type="date" office:date-value="2022-05-04T00:00:00" table:style-name="ce2">
            <text:p>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4T00:00:00" table:style-name="ce2">
            <text:p>4/05/2022 00:00</text:p>
          </table:table-cell>
          <table:table-cell office:value-type="string" table:style-name="ce1">
            <text:p>XCO-1079</text:p>
          </table:table-cell>
          <table:table-cell office:value-type="string" table:style-name="ce1">
            <text:p>EL TALLER DE JORGE</text:p>
          </table:table-cell>
          <table:table-cell office:value-type="string" table:style-name="ce1">
            <text:p>GUIA MADRE</text:p>
          </table:table-cell>
          <table:table-cell office:value-type="float" office:value="919176" table:style-name="ce1">
            <text:p>919176</text:p>
          </table:table-cell>
          <table:table-cell office:value-type="float" office:value="919200" table:style-name="ce1">
            <text:p>91920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date" office:date-value="2022-05-04T00:00:00" table:style-name="ce2">
            <text:p>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4T00:00:00" table:style-name="ce2">
            <text:p>4/05/2022 00:00</text:p>
          </table:table-cell>
          <table:table-cell office:value-type="string" table:style-name="ce1">
            <text:p>XCO-1076</text:p>
          </table:table-cell>
          <table:table-cell office:value-type="string" table:style-name="ce1">
            <text:p>SUJEIRY MARIELA POSADAS</text:p>
          </table:table-cell>
          <table:table-cell office:value-type="string" table:style-name="ce1">
            <text:p>GUIA MADRE</text:p>
          </table:table-cell>
          <table:table-cell office:value-type="float" office:value="919201" table:style-name="ce1">
            <text:p>919201</text:p>
          </table:table-cell>
          <table:table-cell office:value-type="float" office:value="919225" table:style-name="ce1">
            <text:p>91922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1" table:style-name="ce1">
            <text:p>1</text:p>
          </table:table-cell>
          <table:table-cell office:value-type="date" office:date-value="2022-05-04T00:00:00" table:style-name="ce2">
            <text:p>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4T00:00:00" table:style-name="ce2">
            <text:p>4/05/2022 00:00</text:p>
          </table:table-cell>
          <table:table-cell office:value-type="string" table:style-name="ce1">
            <text:p>XCO-743</text:p>
          </table:table-cell>
          <table:table-cell office:value-type="string" table:style-name="ce1">
            <text:p>KERAFRUT</text:p>
          </table:table-cell>
          <table:table-cell office:value-type="string" table:style-name="ce1">
            <text:p>GUIA MADRE</text:p>
          </table:table-cell>
          <table:table-cell office:value-type="float" office:value="919226" table:style-name="ce1">
            <text:p>919226</text:p>
          </table:table-cell>
          <table:table-cell office:value-type="float" office:value="919250" table:style-name="ce1">
            <text:p>91925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1" table:style-name="ce1">
            <text:p>1</text:p>
          </table:table-cell>
          <table:table-cell office:value-type="date" office:date-value="2022-05-09T00:00:00" table:style-name="ce2">
            <text:p>9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9T00:00:00" table:style-name="ce2">
            <text:p>9/05/2022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GUIA MADRE</text:p>
          </table:table-cell>
          <table:table-cell office:value-type="float" office:value="920001" table:style-name="ce1">
            <text:p>920001</text:p>
          </table:table-cell>
          <table:table-cell office:value-type="float" office:value="920300" table:style-name="ce1">
            <text:p>9203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1" table:style-name="ce1">
            <text:p>1</text:p>
          </table:table-cell>
          <table:table-cell office:value-type="date" office:date-value="2022-05-09T00:00:00" table:style-name="ce2">
            <text:p>9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9T00:00:00" table:style-name="ce2">
            <text:p>9/05/2022 00:00</text:p>
          </table:table-cell>
          <table:table-cell office:value-type="string" table:style-name="ce1">
            <text:p>PRE-815</text:p>
          </table:table-cell>
          <table:table-cell office:value-type="string" table:style-name="ce1">
            <text:p>EL PORTAL DE LAS PRENDAS AMERICANAS</text:p>
          </table:table-cell>
          <table:table-cell office:value-type="string" table:style-name="ce1">
            <text:p>GUIA MADRE</text:p>
          </table:table-cell>
          <table:table-cell office:value-type="float" office:value="920301" table:style-name="ce1">
            <text:p>920301</text:p>
          </table:table-cell>
          <table:table-cell office:value-type="float" office:value="920350" table:style-name="ce1">
            <text:p>920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1" table:style-name="ce1">
            <text:p>1</text:p>
          </table:table-cell>
          <table:table-cell office:value-type="date" office:date-value="2022-04-29T00:00:00" table:style-name="ce2">
            <text:p>29/04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4-29T00:00:00" table:style-name="ce2">
            <text:p>29/04/2022 00:00</text:p>
          </table:table-cell>
          <table:table-cell office:value-type="string" table:style-name="ce1">
            <text:p>GUA-8570</text:p>
          </table:table-cell>
          <table:table-cell office:value-type="string" table:style-name="ce1">
            <text:p>IMPORTADORA FIESTA Y CIA LTDA</text:p>
          </table:table-cell>
          <table:table-cell office:value-type="string" table:style-name="ce1">
            <text:p>GUIA MADRE</text:p>
          </table:table-cell>
          <table:table-cell office:value-type="float" office:value="920551" table:style-name="ce1">
            <text:p>920551</text:p>
          </table:table-cell>
          <table:table-cell office:value-type="float" office:value="922550" table:style-name="ce1">
            <text:p>922550</text:p>
          </table:table-cell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1" table:style-name="ce1">
            <text:p>1</text:p>
          </table:table-cell>
          <table:table-cell office:value-type="date" office:date-value="2022-05-10T00:00:00" table:style-name="ce2">
            <text:p>10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10T00:00:00" table:style-name="ce2">
            <text:p>10/05/2022 00:00</text:p>
          </table:table-cell>
          <table:table-cell office:value-type="string" table:style-name="ce1">
            <text:p>PRE-709</text:p>
          </table:table-cell>
          <table:table-cell office:value-type="string" table:style-name="ce1">
            <text:p>PRODUCTOS VAISER</text:p>
          </table:table-cell>
          <table:table-cell office:value-type="string" table:style-name="ce1">
            <text:p>GUIA MADRE</text:p>
          </table:table-cell>
          <table:table-cell office:value-type="float" office:value="922563" table:style-name="ce1">
            <text:p>922563</text:p>
          </table:table-cell>
          <table:table-cell office:value-type="float" office:value="922587" table:style-name="ce1">
            <text:p>922587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1" table:style-name="ce1">
            <text:p>1</text:p>
          </table:table-cell>
          <table:table-cell office:value-type="date" office:date-value="2022-05-11T00:00:00" table:style-name="ce2">
            <text:p>11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11T00:00:00" table:style-name="ce2">
            <text:p>11/05/2022 00:00</text:p>
          </table:table-cell>
          <table:table-cell office:value-type="string" table:style-name="ce1">
            <text:p>PRE-1086</text:p>
          </table:table-cell>
          <table:table-cell office:value-type="string" table:style-name="ce1">
            <text:p>VARIEDADES ROSSILL</text:p>
          </table:table-cell>
          <table:table-cell office:value-type="string" table:style-name="ce1">
            <text:p>GUIA MADRE</text:p>
          </table:table-cell>
          <table:table-cell office:value-type="float" office:value="922589" table:style-name="ce1">
            <text:p>922589</text:p>
          </table:table-cell>
          <table:table-cell office:value-type="float" office:value="922638" table:style-name="ce1">
            <text:p>922638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1" table:style-name="ce1">
            <text:p>1</text:p>
          </table:table-cell>
          <table:table-cell office:value-type="date" office:date-value="2022-05-11T00:00:00" table:style-name="ce2">
            <text:p>11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11T00:00:00" table:style-name="ce2">
            <text:p>11/05/2022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922639" table:style-name="ce1">
            <text:p>922639</text:p>
          </table:table-cell>
          <table:table-cell office:value-type="float" office:value="922950" table:style-name="ce1">
            <text:p>922950</text:p>
          </table:table-cell>
          <table:table-cell office:value-type="float" office:value="312" table:style-name="ce1">
            <text:p>3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EN BLANCO</text:p>
          </table:table-cell>
          <table:table-cell table:number-columns-repeated="16369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1" table:style-name="ce1">
            <text:p>1</text:p>
          </table:table-cell>
          <table:table-cell office:value-type="date" office:date-value="2022-05-12T00:00:00" table:style-name="ce2">
            <text:p>12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12T00:00:00" table:style-name="ce2">
            <text:p>12/05/2022 00:00</text:p>
          </table:table-cell>
          <table:table-cell office:value-type="string" table:style-name="ce1">
            <text:p>GUS</text:p>
          </table:table-cell>
          <table:table-cell office:value-type="string" table:style-name="ce1">
            <text:p>AGENCIA GUASTATOYA</text:p>
          </table:table-cell>
          <table:table-cell office:value-type="string" table:style-name="ce1">
            <text:p>GUIA MADRE</text:p>
          </table:table-cell>
          <table:table-cell office:value-type="float" office:value="923326" table:style-name="ce1">
            <text:p>923326</text:p>
          </table:table-cell>
          <table:table-cell office:value-type="float" office:value="923650" table:style-name="ce1">
            <text:p>923650</text:p>
          </table:table-cell>
          <table:table-cell office:value-type="float" office:value="325" table:style-name="ce1">
            <text:p>3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1" table:style-name="ce1">
            <text:p>1</text:p>
          </table:table-cell>
          <table:table-cell office:value-type="date" office:date-value="2022-05-20T00:00:00" table:style-name="ce2">
            <text:p>20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0T00:00:00" table:style-name="ce2">
            <text:p>20/05/2022 00:00</text:p>
          </table:table-cell>
          <table:table-cell office:value-type="string" table:style-name="ce1">
            <text:p>ESC</text:p>
          </table:table-cell>
          <table:table-cell office:value-type="string" table:style-name="ce1">
            <text:p>AGENCIA ESCUINTLA</text:p>
          </table:table-cell>
          <table:table-cell office:value-type="string" table:style-name="ce1">
            <text:p>GUIA MADRE</text:p>
          </table:table-cell>
          <table:table-cell office:value-type="float" office:value="924761" table:style-name="ce1">
            <text:p>924761</text:p>
          </table:table-cell>
          <table:table-cell office:value-type="float" office:value="925000" table:style-name="ce1">
            <text:p>92500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1" table:style-name="ce1">
            <text:p>1</text:p>
          </table:table-cell>
          <table:table-cell office:value-type="date" office:date-value="2022-05-18T00:00:00" table:style-name="ce2">
            <text:p>18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18T00:00:00" table:style-name="ce2">
            <text:p>18/05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928659" table:style-name="ce1">
            <text:p>928659</text:p>
          </table:table-cell>
          <table:table-cell office:value-type="float" office:value="9288800" table:style-name="ce1">
            <text:p>9288800</text:p>
          </table:table-cell>
          <table:table-cell office:value-type="float" office:value="8360142" table:style-name="ce1">
            <text:p>8360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1" table:style-name="ce1">
            <text:p>1</text:p>
          </table:table-cell>
          <table:table-cell office:value-type="date" office:date-value="2022-05-20T00:00:00" table:style-name="ce2">
            <text:p>20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0T00:00:00" table:style-name="ce2">
            <text:p>20/05/2022 00:00</text:p>
          </table:table-cell>
          <table:table-cell office:value-type="string" table:style-name="ce1">
            <text:p>HUE</text:p>
          </table:table-cell>
          <table:table-cell office:value-type="string" table:style-name="ce1">
            <text:p>AGENCIA HUEHUETENANGO</text:p>
          </table:table-cell>
          <table:table-cell office:value-type="string" table:style-name="ce1">
            <text:p>GUIA MADRE</text:p>
          </table:table-cell>
          <table:table-cell office:value-type="float" office:value="928905" table:style-name="ce1">
            <text:p>928905</text:p>
          </table:table-cell>
          <table:table-cell office:value-type="float" office:value="929000" table:style-name="ce1">
            <text:p>929000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1" table:style-name="ce1">
            <text:p>1</text:p>
          </table:table-cell>
          <table:table-cell office:value-type="date" office:date-value="2022-05-20T00:00:00" table:style-name="ce2">
            <text:p>20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0T00:00:00" table:style-name="ce2">
            <text:p>20/05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GUIA MADRE</text:p>
          </table:table-cell>
          <table:table-cell office:value-type="float" office:value="929001" table:style-name="ce1">
            <text:p>929001</text:p>
          </table:table-cell>
          <table:table-cell office:value-type="float" office:value="929100" table:style-name="ce1">
            <text:p>929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" table:style-name="ce1">
            <text:p>1</text:p>
          </table:table-cell>
          <table:table-cell office:value-type="date" office:date-value="2022-05-23T00:00:00" table:style-name="ce2">
            <text:p>23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3T00:00:00" table:style-name="ce2">
            <text:p>23/05/2022 00:00</text:p>
          </table:table-cell>
          <table:table-cell office:value-type="string" table:style-name="ce1">
            <text:p>PRE-186</text:p>
          </table:table-cell>
          <table:table-cell office:value-type="string" table:style-name="ce1">
            <text:p>MULTIPRODUCTOS VETERINARIOS S,A.</text:p>
          </table:table-cell>
          <table:table-cell office:value-type="string" table:style-name="ce1">
            <text:p>GUIA MADRE</text:p>
          </table:table-cell>
          <table:table-cell office:value-type="float" office:value="929501" table:style-name="ce1">
            <text:p>929501</text:p>
          </table:table-cell>
          <table:table-cell office:value-type="float" office:value="929600" table:style-name="ce1">
            <text:p>9296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989</text:p>
          </table:table-cell>
          <table:table-cell office:value-type="string" table:style-name="ce1">
            <text:p>DISTRIBUIDORA EL PACIFICO</text:p>
          </table:table-cell>
          <table:table-cell office:value-type="string" table:style-name="ce1">
            <text:p>GUIA MADRE</text:p>
          </table:table-cell>
          <table:table-cell office:value-type="float" office:value="929601" table:style-name="ce1">
            <text:p>929601</text:p>
          </table:table-cell>
          <table:table-cell office:value-type="float" office:value="929650" table:style-name="ce1">
            <text:p>9296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707</text:p>
          </table:table-cell>
          <table:table-cell office:value-type="string" table:style-name="ce1">
            <text:p>DE TODO PARA EL CABELLO</text:p>
          </table:table-cell>
          <table:table-cell office:value-type="string" table:style-name="ce1">
            <text:p>GUIA MADRE</text:p>
          </table:table-cell>
          <table:table-cell office:value-type="float" office:value="929651" table:style-name="ce1">
            <text:p>929651</text:p>
          </table:table-cell>
          <table:table-cell office:value-type="float" office:value="929700" table:style-name="ce1">
            <text:p>929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1" table:style-name="ce1">
            <text:p>1</text:p>
          </table:table-cell>
          <table:table-cell office:value-type="date" office:date-value="2022-05-09T00:00:00" table:style-name="ce2">
            <text:p>9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09T00:00:00" table:style-name="ce2">
            <text:p>9/05/2022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GUIA MADRE</text:p>
          </table:table-cell>
          <table:table-cell office:value-type="float" office:value="929701" table:style-name="ce1">
            <text:p>929701</text:p>
          </table:table-cell>
          <table:table-cell office:value-type="float" office:value="930000" table:style-name="ce1">
            <text:p>9300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40</text:p>
          </table:table-cell>
          <table:table-cell office:value-type="string" table:style-name="ce1">
            <text:p>IMPORTACIONES RIVAS</text:p>
          </table:table-cell>
          <table:table-cell office:value-type="string" table:style-name="ce1">
            <text:p>GUIA MADRE</text:p>
          </table:table-cell>
          <table:table-cell office:value-type="float" office:value="929702" table:style-name="ce1">
            <text:p>929702</text:p>
          </table:table-cell>
          <table:table-cell office:value-type="float" office:value="929851" table:style-name="ce1">
            <text:p>929851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488</text:p>
          </table:table-cell>
          <table:table-cell office:value-type="string" table:style-name="ce1">
            <text:p>EVERPRINT GUATEMALA</text:p>
          </table:table-cell>
          <table:table-cell office:value-type="string" table:style-name="ce1">
            <text:p>GUIA MADRE</text:p>
          </table:table-cell>
          <table:table-cell office:value-type="float" office:value="929851" table:style-name="ce1">
            <text:p>929851</text:p>
          </table:table-cell>
          <table:table-cell office:value-type="float" office:value="929900" table:style-name="ce1">
            <text:p>929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691</text:p>
          </table:table-cell>
          <table:table-cell office:value-type="string" table:style-name="ce1">
            <text:p>INCOVA</text:p>
          </table:table-cell>
          <table:table-cell office:value-type="string" table:style-name="ce1">
            <text:p>GUIA MADRE</text:p>
          </table:table-cell>
          <table:table-cell office:value-type="float" office:value="929951" table:style-name="ce1">
            <text:p>929951</text:p>
          </table:table-cell>
          <table:table-cell office:value-type="float" office:value="930000" table:style-name="ce1">
            <text:p>930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CON-473</text:p>
          </table:table-cell>
          <table:table-cell office:value-type="string" table:style-name="ce1">
            <text:p>MACRO SISTEMAS</text:p>
          </table:table-cell>
          <table:table-cell office:value-type="string" table:style-name="ce1">
            <text:p>GUIA MADRE</text:p>
          </table:table-cell>
          <table:table-cell office:value-type="float" office:value="930001" table:style-name="ce1">
            <text:p>930001</text:p>
          </table:table-cell>
          <table:table-cell office:value-type="float" office:value="930100" table:style-name="ce1">
            <text:p>930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1" table:style-name="ce1">
            <text:p>1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string" table:style-name="ce1">
            <text:p>XCO-1048</text:p>
          </table:table-cell>
          <table:table-cell office:value-type="string" table:style-name="ce1">
            <text:p>EXCLUSIIVAS JIREH</text:p>
          </table:table-cell>
          <table:table-cell office:value-type="string" table:style-name="ce1">
            <text:p>GUIA MADRE</text:p>
          </table:table-cell>
          <table:table-cell office:value-type="float" office:value="930101" table:style-name="ce1">
            <text:p>930101</text:p>
          </table:table-cell>
          <table:table-cell office:value-type="float" office:value="930150" table:style-name="ce1">
            <text:p>930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471</text:p>
          </table:table-cell>
          <table:table-cell office:value-type="string" table:style-name="ce1">
            <text:p>GRUPO AB</text:p>
          </table:table-cell>
          <table:table-cell office:value-type="string" table:style-name="ce1">
            <text:p>GUIA MADRE</text:p>
          </table:table-cell>
          <table:table-cell office:value-type="float" office:value="930151" table:style-name="ce1">
            <text:p>930151</text:p>
          </table:table-cell>
          <table:table-cell office:value-type="float" office:value="930200" table:style-name="ce1">
            <text:p>930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182</text:p>
          </table:table-cell>
          <table:table-cell office:value-type="string" table:style-name="ce1">
            <text:p>HENRRY`S DISTRIBUTION</text:p>
          </table:table-cell>
          <table:table-cell office:value-type="string" table:style-name="ce1">
            <text:p>GUIA MADRE</text:p>
          </table:table-cell>
          <table:table-cell office:value-type="float" office:value="930201" table:style-name="ce1">
            <text:p>930201</text:p>
          </table:table-cell>
          <table:table-cell office:value-type="float" office:value="930250" table:style-name="ce1">
            <text:p>9302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149</text:p>
          </table:table-cell>
          <table:table-cell office:value-type="string" table:style-name="ce1">
            <text:p>IMPORTACIONES CRESGO, S,A.</text:p>
          </table:table-cell>
          <table:table-cell office:value-type="string" table:style-name="ce1">
            <text:p>GUIA MADRE</text:p>
          </table:table-cell>
          <table:table-cell office:value-type="float" office:value="930251" table:style-name="ce1">
            <text:p>930251</text:p>
          </table:table-cell>
          <table:table-cell office:value-type="float" office:value="930300" table:style-name="ce1">
            <text:p>930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8569</text:p>
          </table:table-cell>
          <table:table-cell office:value-type="string" table:style-name="ce1">
            <text:p>ALMACEN SUPER KISS</text:p>
          </table:table-cell>
          <table:table-cell office:value-type="string" table:style-name="ce1">
            <text:p>GUIA MADRE</text:p>
          </table:table-cell>
          <table:table-cell office:value-type="float" office:value="930301" table:style-name="ce1">
            <text:p>930301</text:p>
          </table:table-cell>
          <table:table-cell office:value-type="float" office:value="930400" table:style-name="ce1">
            <text:p>930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811</text:p>
          </table:table-cell>
          <table:table-cell office:value-type="string" table:style-name="ce1">
            <text:p>MULTISERVICIOS IDEART</text:p>
          </table:table-cell>
          <table:table-cell office:value-type="string" table:style-name="ce1">
            <text:p>GUIA MADRE</text:p>
          </table:table-cell>
          <table:table-cell office:value-type="float" office:value="930401" table:style-name="ce1">
            <text:p>930401</text:p>
          </table:table-cell>
          <table:table-cell office:value-type="float" office:value="930500" table:style-name="ce1">
            <text:p>9305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911</text:p>
          </table:table-cell>
          <table:table-cell office:value-type="string" table:style-name="ce1">
            <text:p>ALMACEN EL FESTIVAL</text:p>
          </table:table-cell>
          <table:table-cell office:value-type="string" table:style-name="ce1">
            <text:p>GUIA MADRE</text:p>
          </table:table-cell>
          <table:table-cell office:value-type="float" office:value="930501" table:style-name="ce1">
            <text:p>930501</text:p>
          </table:table-cell>
          <table:table-cell office:value-type="float" office:value="930550" table:style-name="ce1">
            <text:p>930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969</text:p>
          </table:table-cell>
          <table:table-cell office:value-type="string" table:style-name="ce1">
            <text:p>PRODUCTOS Y SERVICIOS ESTRATEGICOS BLU MARINNE, S.A.</text:p>
          </table:table-cell>
          <table:table-cell office:value-type="string" table:style-name="ce1">
            <text:p>GUIA MADRE</text:p>
          </table:table-cell>
          <table:table-cell office:value-type="float" office:value="930651" table:style-name="ce1">
            <text:p>930651</text:p>
          </table:table-cell>
          <table:table-cell office:value-type="float" office:value="930800" table:style-name="ce1">
            <text:p>9308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GUA-893</text:p>
          </table:table-cell>
          <table:table-cell office:value-type="string" table:style-name="ce1">
            <text:p>COMERCIALIZADORA BIOAGRO</text:p>
          </table:table-cell>
          <table:table-cell office:value-type="string" table:style-name="ce1">
            <text:p>GUIA MADRE</text:p>
          </table:table-cell>
          <table:table-cell office:value-type="float" office:value="930801" table:style-name="ce1">
            <text:p>930801</text:p>
          </table:table-cell>
          <table:table-cell office:value-type="float" office:value="930950" table:style-name="ce1">
            <text:p>9309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695</text:p>
          </table:table-cell>
          <table:table-cell office:value-type="string" table:style-name="ce1">
            <text:p>WACHALAL //FUENTES DEL ESTILO S,A.</text:p>
          </table:table-cell>
          <table:table-cell office:value-type="string" table:style-name="ce1">
            <text:p>GUIA MADRE</text:p>
          </table:table-cell>
          <table:table-cell office:value-type="float" office:value="930951" table:style-name="ce1">
            <text:p>930951</text:p>
          </table:table-cell>
          <table:table-cell office:value-type="float" office:value="931050" table:style-name="ce1">
            <text:p>9310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496</text:p>
          </table:table-cell>
          <table:table-cell office:value-type="string" table:style-name="ce1">
            <text:p>NAT &amp; CO MAYOREO</text:p>
          </table:table-cell>
          <table:table-cell office:value-type="string" table:style-name="ce1">
            <text:p>GUIA MADRE</text:p>
          </table:table-cell>
          <table:table-cell office:value-type="float" office:value="931051" table:style-name="ce1">
            <text:p>931051</text:p>
          </table:table-cell>
          <table:table-cell office:value-type="float" office:value="931250" table:style-name="ce1">
            <text:p>9312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953</text:p>
          </table:table-cell>
          <table:table-cell office:value-type="string" table:style-name="ce1">
            <text:p>INVENTIVA COSMETCOS S.A.</text:p>
          </table:table-cell>
          <table:table-cell office:value-type="string" table:style-name="ce1">
            <text:p>GUIA MADRE</text:p>
          </table:table-cell>
          <table:table-cell office:value-type="float" office:value="931251" table:style-name="ce1">
            <text:p>931251</text:p>
          </table:table-cell>
          <table:table-cell office:value-type="float" office:value="931350" table:style-name="ce1">
            <text:p>9313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931351" table:style-name="ce1">
            <text:p>931351</text:p>
          </table:table-cell>
          <table:table-cell office:value-type="float" office:value="931450" table:style-name="ce1">
            <text:p>9314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482</text:p>
          </table:table-cell>
          <table:table-cell office:value-type="string" table:style-name="ce1">
            <text:p>ZONA ACCESORIOS //ROBERTO DELGADO</text:p>
          </table:table-cell>
          <table:table-cell office:value-type="string" table:style-name="ce1">
            <text:p>GUIA MADRE</text:p>
          </table:table-cell>
          <table:table-cell office:value-type="float" office:value="931451" table:style-name="ce1">
            <text:p>931451</text:p>
          </table:table-cell>
          <table:table-cell office:value-type="float" office:value="931500" table:style-name="ce1">
            <text:p>931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GUA-500</text:p>
          </table:table-cell>
          <table:table-cell office:value-type="string" table:style-name="ce1">
            <text:p>DROGUERIA EXCEL</text:p>
          </table:table-cell>
          <table:table-cell office:value-type="string" table:style-name="ce1">
            <text:p>GUIA MADRE</text:p>
          </table:table-cell>
          <table:table-cell office:value-type="float" office:value="931501" table:style-name="ce1">
            <text:p>931501</text:p>
          </table:table-cell>
          <table:table-cell office:value-type="float" office:value="931700" table:style-name="ce1">
            <text:p>9317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889</text:p>
          </table:table-cell>
          <table:table-cell office:value-type="string" table:style-name="ce1">
            <text:p>COMERCIAL MARANATHA TEXTILES</text:p>
          </table:table-cell>
          <table:table-cell office:value-type="string" table:style-name="ce1">
            <text:p>GUIA MADRE</text:p>
          </table:table-cell>
          <table:table-cell office:value-type="float" office:value="931701" table:style-name="ce1">
            <text:p>931701</text:p>
          </table:table-cell>
          <table:table-cell office:value-type="float" office:value="931750" table:style-name="ce1">
            <text:p>9317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980</text:p>
          </table:table-cell>
          <table:table-cell office:value-type="string" table:style-name="ce1">
            <text:p>FARMACIA LA SOLUCION</text:p>
          </table:table-cell>
          <table:table-cell office:value-type="string" table:style-name="ce1">
            <text:p>GUIA MADRE</text:p>
          </table:table-cell>
          <table:table-cell office:value-type="float" office:value="931751" table:style-name="ce1">
            <text:p>931751</text:p>
          </table:table-cell>
          <table:table-cell office:value-type="float" office:value="931800" table:style-name="ce1">
            <text:p>931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1057</text:p>
          </table:table-cell>
          <table:table-cell office:value-type="string" table:style-name="ce1">
            <text:p>OFERTERO ESC</text:p>
          </table:table-cell>
          <table:table-cell office:value-type="string" table:style-name="ce1">
            <text:p>GUIA MADRE</text:p>
          </table:table-cell>
          <table:table-cell office:value-type="float" office:value="931801" table:style-name="ce1">
            <text:p>931801</text:p>
          </table:table-cell>
          <table:table-cell office:value-type="float" office:value="931850" table:style-name="ce1">
            <text:p>931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1067</text:p>
          </table:table-cell>
          <table:table-cell office:value-type="string" table:style-name="ce1">
            <text:p>LA GRINGA IMPORTADORA DE PACAS</text:p>
          </table:table-cell>
          <table:table-cell office:value-type="string" table:style-name="ce1">
            <text:p>GUIA MADRE</text:p>
          </table:table-cell>
          <table:table-cell office:value-type="float" office:value="931851" table:style-name="ce1">
            <text:p>931851</text:p>
          </table:table-cell>
          <table:table-cell office:value-type="float" office:value="931900" table:style-name="ce1">
            <text:p>931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V02-1062</text:p>
          </table:table-cell>
          <table:table-cell office:value-type="string" table:style-name="ce1">
            <text:p>SERVIAGRO</text:p>
          </table:table-cell>
          <table:table-cell office:value-type="string" table:style-name="ce1">
            <text:p>GUIA MADRE</text:p>
          </table:table-cell>
          <table:table-cell office:value-type="float" office:value="931901" table:style-name="ce1">
            <text:p>931901</text:p>
          </table:table-cell>
          <table:table-cell office:value-type="float" office:value="931950" table:style-name="ce1">
            <text:p>931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CON-1072</text:p>
          </table:table-cell>
          <table:table-cell office:value-type="string" table:style-name="ce1">
            <text:p>LGD</text:p>
          </table:table-cell>
          <table:table-cell office:value-type="string" table:style-name="ce1">
            <text:p>GUIA MADRE</text:p>
          </table:table-cell>
          <table:table-cell office:value-type="float" office:value="931951" table:style-name="ce1">
            <text:p>931951</text:p>
          </table:table-cell>
          <table:table-cell office:value-type="float" office:value="932000" table:style-name="ce1">
            <text:p>932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1020</text:p>
          </table:table-cell>
          <table:table-cell office:value-type="string" table:style-name="ce1">
            <text:p>FALSET// CENTRO OPTICO</text:p>
          </table:table-cell>
          <table:table-cell office:value-type="string" table:style-name="ce1">
            <text:p>GUIA MADRE</text:p>
          </table:table-cell>
          <table:table-cell office:value-type="float" office:value="932001" table:style-name="ce1">
            <text:p>932001</text:p>
          </table:table-cell>
          <table:table-cell office:value-type="float" office:value="932050" table:style-name="ce1">
            <text:p>932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708</text:p>
          </table:table-cell>
          <table:table-cell office:value-type="string" table:style-name="ce1">
            <text:p>DALIA MU?OZ</text:p>
          </table:table-cell>
          <table:table-cell office:value-type="string" table:style-name="ce1">
            <text:p>GUIA MADRE</text:p>
          </table:table-cell>
          <table:table-cell office:value-type="float" office:value="932051" table:style-name="ce1">
            <text:p>932051</text:p>
          </table:table-cell>
          <table:table-cell office:value-type="float" office:value="932150" table:style-name="ce1">
            <text:p>9321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V02-1068</text:p>
          </table:table-cell>
          <table:table-cell office:value-type="string" table:style-name="ce1">
            <text:p>CONVEGUA, S.A.</text:p>
          </table:table-cell>
          <table:table-cell office:value-type="string" table:style-name="ce1">
            <text:p>GUIA MADRE</text:p>
          </table:table-cell>
          <table:table-cell office:value-type="float" office:value="932151" table:style-name="ce1">
            <text:p>932151</text:p>
          </table:table-cell>
          <table:table-cell office:value-type="float" office:value="932200" table:style-name="ce1">
            <text:p>932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GUA-14</text:p>
          </table:table-cell>
          <table:table-cell office:value-type="string" table:style-name="ce1">
            <text:p>DROGUERIA BIOTHICAL S,A.</text:p>
          </table:table-cell>
          <table:table-cell office:value-type="string" table:style-name="ce1">
            <text:p>GUIA MADRE</text:p>
          </table:table-cell>
          <table:table-cell office:value-type="float" office:value="932201" table:style-name="ce1">
            <text:p>932201</text:p>
          </table:table-cell>
          <table:table-cell office:value-type="float" office:value="932300" table:style-name="ce1">
            <text:p>932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GUA-6864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932301" table:style-name="ce1">
            <text:p>932301</text:p>
          </table:table-cell>
          <table:table-cell office:value-type="float" office:value="932401" table:style-name="ce1">
            <text:p>932401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6865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932402" table:style-name="ce1">
            <text:p>932402</text:p>
          </table:table-cell>
          <table:table-cell office:value-type="float" office:value="932450" table:style-name="ce1">
            <text:p>932450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671</text:p>
          </table:table-cell>
          <table:table-cell office:value-type="string" table:style-name="ce1">
            <text:p>COMERCIALIZADORA J.A. VASQUEZ</text:p>
          </table:table-cell>
          <table:table-cell office:value-type="string" table:style-name="ce1">
            <text:p>GUIA MADRE</text:p>
          </table:table-cell>
          <table:table-cell office:value-type="float" office:value="932451" table:style-name="ce1">
            <text:p>932451</text:p>
          </table:table-cell>
          <table:table-cell office:value-type="float" office:value="932500" table:style-name="ce1">
            <text:p>932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884</text:p>
          </table:table-cell>
          <table:table-cell office:value-type="string" table:style-name="ce1">
            <text:p>TALLER ALVAREZ</text:p>
          </table:table-cell>
          <table:table-cell office:value-type="string" table:style-name="ce1">
            <text:p>GUIA MADRE</text:p>
          </table:table-cell>
          <table:table-cell office:value-type="float" office:value="932501" table:style-name="ce1">
            <text:p>932501</text:p>
          </table:table-cell>
          <table:table-cell office:value-type="float" office:value="932550" table:style-name="ce1">
            <text:p>932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846</text:p>
          </table:table-cell>
          <table:table-cell office:value-type="string" table:style-name="ce1">
            <text:p>EKA REPOSTERIA</text:p>
          </table:table-cell>
          <table:table-cell office:value-type="string" table:style-name="ce1">
            <text:p>GUIA MADRE</text:p>
          </table:table-cell>
          <table:table-cell office:value-type="float" office:value="932551" table:style-name="ce1">
            <text:p>932551</text:p>
          </table:table-cell>
          <table:table-cell office:value-type="float" office:value="932650" table:style-name="ce1">
            <text:p>932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941</text:p>
          </table:table-cell>
          <table:table-cell office:value-type="string" table:style-name="ce1">
            <text:p>BR AUTOS</text:p>
          </table:table-cell>
          <table:table-cell office:value-type="string" table:style-name="ce1">
            <text:p>GUIA MADRE</text:p>
          </table:table-cell>
          <table:table-cell office:value-type="float" office:value="932651" table:style-name="ce1">
            <text:p>932651</text:p>
          </table:table-cell>
          <table:table-cell office:value-type="float" office:value="932700" table:style-name="ce1">
            <text:p>932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1" table:style-name="ce1">
            <text:p>1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string" table:style-name="ce1">
            <text:p>XCO-927</text:p>
          </table:table-cell>
          <table:table-cell office:value-type="string" table:style-name="ce1">
            <text:p>OPTIVISION UNIVERSAL</text:p>
          </table:table-cell>
          <table:table-cell office:value-type="string" table:style-name="ce1">
            <text:p>GUIA MADRE</text:p>
          </table:table-cell>
          <table:table-cell office:value-type="float" office:value="932751" table:style-name="ce1">
            <text:p>932751</text:p>
          </table:table-cell>
          <table:table-cell office:value-type="float" office:value="932800" table:style-name="ce1">
            <text:p>932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V03-1046</text:p>
          </table:table-cell>
          <table:table-cell office:value-type="string" table:style-name="ce1">
            <text:p>PORTINOVA</text:p>
          </table:table-cell>
          <table:table-cell office:value-type="string" table:style-name="ce1">
            <text:p>GUIA MADRE</text:p>
          </table:table-cell>
          <table:table-cell office:value-type="float" office:value="932801" table:style-name="ce1">
            <text:p>932801</text:p>
          </table:table-cell>
          <table:table-cell office:value-type="float" office:value="932900" table:style-name="ce1">
            <text:p>9329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V03-1077</text:p>
          </table:table-cell>
          <table:table-cell office:value-type="string" table:style-name="ce1">
            <text:p>MERCAGRO, S.A.</text:p>
          </table:table-cell>
          <table:table-cell office:value-type="string" table:style-name="ce1">
            <text:p>GUIA MADRE</text:p>
          </table:table-cell>
          <table:table-cell office:value-type="float" office:value="932901" table:style-name="ce1">
            <text:p>932901</text:p>
          </table:table-cell>
          <table:table-cell office:value-type="float" office:value="932950" table:style-name="ce1">
            <text:p>932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XCO-781</text:p>
          </table:table-cell>
          <table:table-cell office:value-type="string" table:style-name="ce1">
            <text:p>FARMACEUTICA MAR, S.A.</text:p>
          </table:table-cell>
          <table:table-cell office:value-type="string" table:style-name="ce1">
            <text:p>GUIA MADRE</text:p>
          </table:table-cell>
          <table:table-cell office:value-type="float" office:value="932951" table:style-name="ce1">
            <text:p>932951</text:p>
          </table:table-cell>
          <table:table-cell office:value-type="float" office:value="933100" table:style-name="ce1">
            <text:p>9331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1" table:style-name="ce1">
            <text:p>1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4T00:00:00" table:style-name="ce2">
            <text:p>24/05/2022 00:00</text:p>
          </table:table-cell>
          <table:table-cell office:value-type="string" table:style-name="ce1">
            <text:p>GUA-15</text:p>
          </table:table-cell>
          <table:table-cell office:value-type="string" table:style-name="ce1">
            <text:p>DROMEDIC, S.A.</text:p>
          </table:table-cell>
          <table:table-cell office:value-type="string" table:style-name="ce1">
            <text:p>GUIA MADRE</text:p>
          </table:table-cell>
          <table:table-cell office:value-type="float" office:value="933101" table:style-name="ce1">
            <text:p>933101</text:p>
          </table:table-cell>
          <table:table-cell office:value-type="float" office:value="933200" table:style-name="ce1">
            <text:p>933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1" table:style-name="ce1">
            <text:p>1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string" table:style-name="ce1">
            <text:p>XCO-828</text:p>
          </table:table-cell>
          <table:table-cell office:value-type="string" table:style-name="ce1">
            <text:p>PEDRO BARCO</text:p>
          </table:table-cell>
          <table:table-cell office:value-type="string" table:style-name="ce1">
            <text:p>GUIA MADRE</text:p>
          </table:table-cell>
          <table:table-cell office:value-type="float" office:value="933301" table:style-name="ce1">
            <text:p>933301</text:p>
          </table:table-cell>
          <table:table-cell office:value-type="float" office:value="933400" table:style-name="ce1">
            <text:p>9334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1" table:style-name="ce1">
            <text:p>1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string" table:style-name="ce1">
            <text:p>XCO-301</text:p>
          </table:table-cell>
          <table:table-cell office:value-type="string" table:style-name="ce1">
            <text:p>VENTAS Y NEGOCIOS WENDOLI</text:p>
          </table:table-cell>
          <table:table-cell office:value-type="string" table:style-name="ce1">
            <text:p>GUIA MADRE</text:p>
          </table:table-cell>
          <table:table-cell office:value-type="float" office:value="933401" table:style-name="ce1">
            <text:p>933401</text:p>
          </table:table-cell>
          <table:table-cell office:value-type="float" office:value="933500" table:style-name="ce1">
            <text:p>9335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1" table:style-name="ce1">
            <text:p>1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string" table:style-name="ce1">
            <text:p>GUA-766</text:p>
          </table:table-cell>
          <table:table-cell office:value-type="string" table:style-name="ce1">
            <text:p>CELASA, INGENIERIA Y EQUIPOS, S.A.</text:p>
          </table:table-cell>
          <table:table-cell office:value-type="string" table:style-name="ce1">
            <text:p>GUIA MADRE</text:p>
          </table:table-cell>
          <table:table-cell office:value-type="float" office:value="933501" table:style-name="ce1">
            <text:p>933501</text:p>
          </table:table-cell>
          <table:table-cell office:value-type="float" office:value="933600" table:style-name="ce1">
            <text:p>9336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1" table:style-name="ce1">
            <text:p>1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string" table:style-name="ce1">
            <text:p>XCO-765</text:p>
          </table:table-cell>
          <table:table-cell office:value-type="string" table:style-name="ce1">
            <text:p>CELASA, INGENIERIA Y EQUIPOS, S.A.</text:p>
          </table:table-cell>
          <table:table-cell office:value-type="string" table:style-name="ce1">
            <text:p>GUIA MADRE</text:p>
          </table:table-cell>
          <table:table-cell office:value-type="float" office:value="933601" table:style-name="ce1">
            <text:p>933601</text:p>
          </table:table-cell>
          <table:table-cell office:value-type="float" office:value="933650" table:style-name="ce1">
            <text:p>9336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1" table:style-name="ce1">
            <text:p>1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string" table:style-name="ce1">
            <text:p>GUA-689</text:p>
          </table:table-cell>
          <table:table-cell office:value-type="string" table:style-name="ce1">
            <text:p>DISTRIBUIDORA R Y R</text:p>
          </table:table-cell>
          <table:table-cell office:value-type="string" table:style-name="ce1">
            <text:p>GUIA MADRE</text:p>
          </table:table-cell>
          <table:table-cell office:value-type="float" office:value="933651" table:style-name="ce1">
            <text:p>933651</text:p>
          </table:table-cell>
          <table:table-cell office:value-type="float" office:value="933750" table:style-name="ce1">
            <text:p>9337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1" table:style-name="ce1">
            <text:p>1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string" table:style-name="ce1">
            <text:p>XCO-1071</text:p>
          </table:table-cell>
          <table:table-cell office:value-type="string" table:style-name="ce1">
            <text:p>LGD</text:p>
          </table:table-cell>
          <table:table-cell office:value-type="string" table:style-name="ce1">
            <text:p>GUIA MADRE</text:p>
          </table:table-cell>
          <table:table-cell office:value-type="float" office:value="933751" table:style-name="ce1">
            <text:p>933751</text:p>
          </table:table-cell>
          <table:table-cell office:value-type="float" office:value="933800" table:style-name="ce1">
            <text:p>933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1" table:style-name="ce1">
            <text:p>1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string" table:style-name="ce1">
            <text:p>XEL-56</text:p>
          </table:table-cell>
          <table:table-cell office:value-type="string" table:style-name="ce1">
            <text:p>PROMOCIONES Y VENTAS DE OCCIDENTE</text:p>
          </table:table-cell>
          <table:table-cell office:value-type="string" table:style-name="ce1">
            <text:p>GUIA MADRE</text:p>
          </table:table-cell>
          <table:table-cell office:value-type="float" office:value="933801" table:style-name="ce1">
            <text:p>933801</text:p>
          </table:table-cell>
          <table:table-cell office:value-type="float" office:value="933850" table:style-name="ce1">
            <text:p>9338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1" table:style-name="ce1">
            <text:p>1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933851" table:style-name="ce1">
            <text:p>933851</text:p>
          </table:table-cell>
          <table:table-cell office:value-type="float" office:value="933950" table:style-name="ce1">
            <text:p>933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1" table:style-name="ce1">
            <text:p>1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5T00:00:00" table:style-name="ce2">
            <text:p>25/05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933951" table:style-name="ce1">
            <text:p>933951</text:p>
          </table:table-cell>
          <table:table-cell office:value-type="float" office:value="934250" table:style-name="ce1">
            <text:p>9342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1" table:style-name="ce1">
            <text:p>1</text:p>
          </table:table-cell>
          <table:table-cell office:value-type="date" office:date-value="2022-05-26T00:00:00" table:style-name="ce2">
            <text:p>26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6T00:00:00" table:style-name="ce2">
            <text:p>26/05/2022 00:00</text:p>
          </table:table-cell>
          <table:table-cell office:value-type="string" table:style-name="ce1">
            <text:p>V02-979</text:p>
          </table:table-cell>
          <table:table-cell office:value-type="string" table:style-name="ce1">
            <text:p>BOTICA GANADERA</text:p>
          </table:table-cell>
          <table:table-cell office:value-type="string" table:style-name="ce1">
            <text:p>GUIA MADRE</text:p>
          </table:table-cell>
          <table:table-cell office:value-type="float" office:value="934452" table:style-name="ce1">
            <text:p>934452</text:p>
          </table:table-cell>
          <table:table-cell office:value-type="float" office:value="934500" table:style-name="ce1">
            <text:p>934500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1" table:style-name="ce1">
            <text:p>1</text:p>
          </table:table-cell>
          <table:table-cell office:value-type="date" office:date-value="2022-05-26T00:00:00" table:style-name="ce2">
            <text:p>26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6T00:00:00" table:style-name="ce2">
            <text:p>26/05/2022 00:00</text:p>
          </table:table-cell>
          <table:table-cell office:value-type="string" table:style-name="ce1">
            <text:p>GUA-15</text:p>
          </table:table-cell>
          <table:table-cell office:value-type="string" table:style-name="ce1">
            <text:p>DROMEDIC, S.A.</text:p>
          </table:table-cell>
          <table:table-cell office:value-type="string" table:style-name="ce1">
            <text:p>GUIA MADRE</text:p>
          </table:table-cell>
          <table:table-cell office:value-type="float" office:value="934501" table:style-name="ce1">
            <text:p>934501</text:p>
          </table:table-cell>
          <table:table-cell office:value-type="float" office:value="934550" table:style-name="ce1">
            <text:p>934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1" table:style-name="ce1">
            <text:p>1</text:p>
          </table:table-cell>
          <table:table-cell office:value-type="date" office:date-value="2022-05-26T00:00:00" table:style-name="ce2">
            <text:p>26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6T00:00:00" table:style-name="ce2">
            <text:p>26/05/2022 00:00</text:p>
          </table:table-cell>
          <table:table-cell office:value-type="string" table:style-name="ce1">
            <text:p>XCO-322</text:p>
          </table:table-cell>
          <table:table-cell office:value-type="string" table:style-name="ce1">
            <text:p>AUDIO CENTER</text:p>
          </table:table-cell>
          <table:table-cell office:value-type="string" table:style-name="ce1">
            <text:p>GUIA MADRE</text:p>
          </table:table-cell>
          <table:table-cell office:value-type="float" office:value="934551" table:style-name="ce1">
            <text:p>934551</text:p>
          </table:table-cell>
          <table:table-cell office:value-type="float" office:value="934600" table:style-name="ce1">
            <text:p>9346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1" table:style-name="ce1">
            <text:p>1</text:p>
          </table:table-cell>
          <table:table-cell office:value-type="date" office:date-value="2022-05-26T00:00:00" table:style-name="ce2">
            <text:p>26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6T00:00:00" table:style-name="ce2">
            <text:p>26/05/2022 00:00</text:p>
          </table:table-cell>
          <table:table-cell office:value-type="string" table:style-name="ce1">
            <text:p>GUA-41</text:p>
          </table:table-cell>
          <table:table-cell office:value-type="string" table:style-name="ce1">
            <text:p>PRODUCCIONES METTA INTERNACIONAL S,A.</text:p>
          </table:table-cell>
          <table:table-cell office:value-type="string" table:style-name="ce1">
            <text:p>GUIA MADRE</text:p>
          </table:table-cell>
          <table:table-cell office:value-type="float" office:value="934601" table:style-name="ce1">
            <text:p>934601</text:p>
          </table:table-cell>
          <table:table-cell office:value-type="float" office:value="934700" table:style-name="ce1">
            <text:p>9347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1" table:style-name="ce1">
            <text:p>1</text:p>
          </table:table-cell>
          <table:table-cell office:value-type="date" office:date-value="2022-05-26T00:00:00" table:style-name="ce2">
            <text:p>26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6T00:00:00" table:style-name="ce2">
            <text:p>26/05/2022 00:00</text:p>
          </table:table-cell>
          <table:table-cell office:value-type="string" table:style-name="ce1">
            <text:p>XCO-384</text:p>
          </table:table-cell>
          <table:table-cell office:value-type="string" table:style-name="ce1">
            <text:p>LIBRERIA SAN PABLO</text:p>
          </table:table-cell>
          <table:table-cell office:value-type="string" table:style-name="ce1">
            <text:p>GUIA MADRE</text:p>
          </table:table-cell>
          <table:table-cell office:value-type="float" office:value="934701" table:style-name="ce1">
            <text:p>934701</text:p>
          </table:table-cell>
          <table:table-cell office:value-type="float" office:value="934750" table:style-name="ce1">
            <text:p>9347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1" table:style-name="ce1">
            <text:p>1</text:p>
          </table:table-cell>
          <table:table-cell office:value-type="date" office:date-value="2022-05-27T00:00:00" table:style-name="ce2">
            <text:p>27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7T00:00:00" table:style-name="ce2">
            <text:p>27/05/2022 00:00</text:p>
          </table:table-cell>
          <table:table-cell office:value-type="string" table:style-name="ce1">
            <text:p>XCO-1087</text:p>
          </table:table-cell>
          <table:table-cell office:value-type="string" table:style-name="ce1">
            <text:p>AUTOPARTES Y MAS DE GUATEMALA</text:p>
          </table:table-cell>
          <table:table-cell office:value-type="string" table:style-name="ce1">
            <text:p>GUIA MADRE</text:p>
          </table:table-cell>
          <table:table-cell office:value-type="float" office:value="934863" table:style-name="ce1">
            <text:p>934863</text:p>
          </table:table-cell>
          <table:table-cell office:value-type="float" office:value="934900" table:style-name="ce1">
            <text:p>93490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1" table:style-name="ce1">
            <text:p>1</text:p>
          </table:table-cell>
          <table:table-cell office:value-type="date" office:date-value="2022-05-27T00:00:00" table:style-name="ce2">
            <text:p>27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7T00:00:00" table:style-name="ce2">
            <text:p>27/05/2022 00:00</text:p>
          </table:table-cell>
          <table:table-cell office:value-type="string" table:style-name="ce1">
            <text:p>XCO-1056</text:p>
          </table:table-cell>
          <table:table-cell office:value-type="string" table:style-name="ce1">
            <text:p>NOVEDADES ESPERANZA</text:p>
          </table:table-cell>
          <table:table-cell office:value-type="string" table:style-name="ce1">
            <text:p>GUIA MADRE</text:p>
          </table:table-cell>
          <table:table-cell office:value-type="float" office:value="934901" table:style-name="ce1">
            <text:p>934901</text:p>
          </table:table-cell>
          <table:table-cell office:value-type="float" office:value="934950" table:style-name="ce1">
            <text:p>934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1" table:style-name="ce1">
            <text:p>1</text:p>
          </table:table-cell>
          <table:table-cell office:value-type="date" office:date-value="2022-05-27T00:00:00" table:style-name="ce2">
            <text:p>27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7T00:00:00" table:style-name="ce2">
            <text:p>27/05/2022 00:00</text:p>
          </table:table-cell>
          <table:table-cell office:value-type="string" table:style-name="ce1">
            <text:p>V02-1068</text:p>
          </table:table-cell>
          <table:table-cell office:value-type="string" table:style-name="ce1">
            <text:p>CONVEGUA, S.A.</text:p>
          </table:table-cell>
          <table:table-cell office:value-type="string" table:style-name="ce1">
            <text:p>GUIA MADRE</text:p>
          </table:table-cell>
          <table:table-cell office:value-type="float" office:value="934951" table:style-name="ce1">
            <text:p>934951</text:p>
          </table:table-cell>
          <table:table-cell office:value-type="float" office:value="935000" table:style-name="ce1">
            <text:p>935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1" table:style-name="ce1">
            <text:p>1</text:p>
          </table:table-cell>
          <table:table-cell office:value-type="date" office:date-value="2022-05-27T00:00:00" table:style-name="ce2">
            <text:p>27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7T00:00:00" table:style-name="ce2">
            <text:p>27/05/2022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935001" table:style-name="ce1">
            <text:p>935001</text:p>
          </table:table-cell>
          <table:table-cell office:value-type="float" office:value="935100" table:style-name="ce1">
            <text:p>935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1" table:style-name="ce1">
            <text:p>1</text:p>
          </table:table-cell>
          <table:table-cell office:value-type="date" office:date-value="2022-05-27T00:00:00" table:style-name="ce2">
            <text:p>27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27T00:00:00" table:style-name="ce2">
            <text:p>27/05/2022 00:00</text:p>
          </table:table-cell>
          <table:table-cell office:value-type="string" table:style-name="ce1">
            <text:p>XCO-714</text:p>
          </table:table-cell>
          <table:table-cell office:value-type="string" table:style-name="ce1">
            <text:p>WORLD OF THE FASHION /// LOVE DELUXE</text:p>
          </table:table-cell>
          <table:table-cell office:value-type="string" table:style-name="ce1">
            <text:p>GUIA MADRE</text:p>
          </table:table-cell>
          <table:table-cell office:value-type="float" office:value="935101" table:style-name="ce1">
            <text:p>935101</text:p>
          </table:table-cell>
          <table:table-cell office:value-type="float" office:value="935300" table:style-name="ce1">
            <text:p>93530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1" table:style-name="ce1">
            <text:p>1</text:p>
          </table:table-cell>
          <table:table-cell office:value-type="date" office:date-value="2022-05-31T00:00:00" table:style-name="ce2">
            <text:p>31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31T00:00:00" table:style-name="ce2">
            <text:p>31/05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935301" table:style-name="ce1">
            <text:p>935301</text:p>
          </table:table-cell>
          <table:table-cell office:value-type="float" office:value="935600" table:style-name="ce1">
            <text:p>9356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1" table:style-name="ce1">
            <text:p>1</text:p>
          </table:table-cell>
          <table:table-cell office:value-type="date" office:date-value="2022-05-31T00:00:00" table:style-name="ce2">
            <text:p>31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31T00:00:00" table:style-name="ce2">
            <text:p>31/05/2022 00:00</text:p>
          </table:table-cell>
          <table:table-cell office:value-type="string" table:style-name="ce1">
            <text:p>HUE</text:p>
          </table:table-cell>
          <table:table-cell office:value-type="string" table:style-name="ce1">
            <text:p>AGENCIA HUEHUETENANGO</text:p>
          </table:table-cell>
          <table:table-cell office:value-type="string" table:style-name="ce1">
            <text:p>GUIA MADRE</text:p>
          </table:table-cell>
          <table:table-cell office:value-type="float" office:value="936001" table:style-name="ce1">
            <text:p>936001</text:p>
          </table:table-cell>
          <table:table-cell office:value-type="float" office:value="936100" table:style-name="ce1">
            <text:p>936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1" table:style-name="ce1">
            <text:p>1</text:p>
          </table:table-cell>
          <table:table-cell office:value-type="date" office:date-value="2022-05-31T00:00:00" table:style-name="ce2">
            <text:p>31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31T00:00:00" table:style-name="ce2">
            <text:p>31/05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GUIA MADRE</text:p>
          </table:table-cell>
          <table:table-cell office:value-type="float" office:value="936101" table:style-name="ce1">
            <text:p>936101</text:p>
          </table:table-cell>
          <table:table-cell office:value-type="float" office:value="936400" table:style-name="ce1">
            <text:p>9364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1" table:style-name="ce1">
            <text:p>1</text:p>
          </table:table-cell>
          <table:table-cell office:value-type="date" office:date-value="2022-06-03T00:00:00" table:style-name="ce2">
            <text:p>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3T00:00:00" table:style-name="ce2">
            <text:p>3/06/2022 00:00</text:p>
          </table:table-cell>
          <table:table-cell office:value-type="string" table:style-name="ce1">
            <text:p>GUA-15</text:p>
          </table:table-cell>
          <table:table-cell office:value-type="string" table:style-name="ce1">
            <text:p>DROMEDIC, S.A.</text:p>
          </table:table-cell>
          <table:table-cell office:value-type="string" table:style-name="ce1">
            <text:p>GUIA MADRE</text:p>
          </table:table-cell>
          <table:table-cell office:value-type="float" office:value="936501" table:style-name="ce1">
            <text:p>936501</text:p>
          </table:table-cell>
          <table:table-cell office:value-type="float" office:value="936550" table:style-name="ce1">
            <text:p>936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date" office:date-value="2022-05-31T00:00:00" table:style-name="ce2">
            <text:p>31/05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5-31T00:00:00" table:style-name="ce2">
            <text:p>31/05/2022 00:00</text:p>
          </table:table-cell>
          <table:table-cell office:value-type="string" table:style-name="ce1">
            <text:p>PRE-9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938555" table:style-name="ce1">
            <text:p>938555</text:p>
          </table:table-cell>
          <table:table-cell office:value-type="float" office:value="938604" table:style-name="ce1">
            <text:p>93860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1" table:style-name="ce1">
            <text:p>1</text:p>
          </table:table-cell>
          <table:table-cell office:value-type="date" office:date-value="2022-06-02T00:00:00" table:style-name="ce2">
            <text:p>2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2T00:00:00" table:style-name="ce2">
            <text:p>2/06/2022 00:00</text:p>
          </table:table-cell>
          <table:table-cell office:value-type="string" table:style-name="ce1">
            <text:p>XCO-855</text:p>
          </table:table-cell>
          <table:table-cell office:value-type="string" table:style-name="ce1">
            <text:p>XS AUDIO</text:p>
          </table:table-cell>
          <table:table-cell office:value-type="string" table:style-name="ce1">
            <text:p>GUIA MADRE</text:p>
          </table:table-cell>
          <table:table-cell office:value-type="float" office:value="938625" table:style-name="ce1">
            <text:p>938625</text:p>
          </table:table-cell>
          <table:table-cell office:value-type="float" office:value="938674" table:style-name="ce1">
            <text:p>93867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1" table:style-name="ce1">
            <text:p>1</text:p>
          </table:table-cell>
          <table:table-cell office:value-type="date" office:date-value="2022-06-03T00:00:00" table:style-name="ce2">
            <text:p>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3T00:00:00" table:style-name="ce2">
            <text:p>3/06/2022 00:00</text:p>
          </table:table-cell>
          <table:table-cell office:value-type="string" table:style-name="ce1">
            <text:p>XCO-98</text:p>
          </table:table-cell>
          <table:table-cell office:value-type="string" table:style-name="ce1">
            <text:p>FLECHAS ALVAREZ ,S.A</text:p>
          </table:table-cell>
          <table:table-cell office:value-type="string" table:style-name="ce1">
            <text:p>GUIA MADRE</text:p>
          </table:table-cell>
          <table:table-cell office:value-type="float" office:value="942851" table:style-name="ce1">
            <text:p>942851</text:p>
          </table:table-cell>
          <table:table-cell office:value-type="float" office:value="943000" table:style-name="ce1">
            <text:p>9430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1" table:style-name="ce1">
            <text:p>1</text:p>
          </table:table-cell>
          <table:table-cell office:value-type="date" office:date-value="2022-06-03T00:00:00" table:style-name="ce2">
            <text:p>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3T00:00:00" table:style-name="ce2">
            <text:p>3/06/2022 00:00</text:p>
          </table:table-cell>
          <table:table-cell office:value-type="string" table:style-name="ce1">
            <text:p>PRE-1080</text:p>
          </table:table-cell>
          <table:table-cell office:value-type="string" table:style-name="ce1">
            <text:p>IMPORTADORA LUKANA</text:p>
          </table:table-cell>
          <table:table-cell office:value-type="string" table:style-name="ce1">
            <text:p>GUIA MADRE</text:p>
          </table:table-cell>
          <table:table-cell office:value-type="float" office:value="943001" table:style-name="ce1">
            <text:p>943001</text:p>
          </table:table-cell>
          <table:table-cell office:value-type="float" office:value="943100" table:style-name="ce1">
            <text:p>9431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1" table:style-name="ce1">
            <text:p>1</text:p>
          </table:table-cell>
          <table:table-cell office:value-type="date" office:date-value="2022-06-03T00:00:00" table:style-name="ce2">
            <text:p>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3T00:00:00" table:style-name="ce2">
            <text:p>3/06/2022 00:00</text:p>
          </table:table-cell>
          <table:table-cell office:value-type="string" table:style-name="ce1">
            <text:p>XCO-786</text:p>
          </table:table-cell>
          <table:table-cell office:value-type="string" table:style-name="ce1">
            <text:p>MANUFACTURAS TEXTILES PERFECTA, S.A.</text:p>
          </table:table-cell>
          <table:table-cell office:value-type="string" table:style-name="ce1">
            <text:p>GUIA MADRE</text:p>
          </table:table-cell>
          <table:table-cell office:value-type="float" office:value="943101" table:style-name="ce1">
            <text:p>943101</text:p>
          </table:table-cell>
          <table:table-cell office:value-type="float" office:value="943150" table:style-name="ce1">
            <text:p>9431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1" table:style-name="ce1">
            <text:p>1</text:p>
          </table:table-cell>
          <table:table-cell office:value-type="date" office:date-value="2022-06-03T00:00:00" table:style-name="ce2">
            <text:p>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3T00:00:00" table:style-name="ce2">
            <text:p>3/06/2022 00:00</text:p>
          </table:table-cell>
          <table:table-cell office:value-type="string" table:style-name="ce1">
            <text:p>XCO-717</text:p>
          </table:table-cell>
          <table:table-cell office:value-type="string" table:style-name="ce1">
            <text:p>ALMACEN GUANA CHAPIN</text:p>
          </table:table-cell>
          <table:table-cell office:value-type="string" table:style-name="ce1">
            <text:p>GUIA MADRE</text:p>
          </table:table-cell>
          <table:table-cell office:value-type="float" office:value="943251" table:style-name="ce1">
            <text:p>943251</text:p>
          </table:table-cell>
          <table:table-cell office:value-type="float" office:value="943300" table:style-name="ce1">
            <text:p>943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1" table:style-name="ce1">
            <text:p>1</text:p>
          </table:table-cell>
          <table:table-cell office:value-type="date" office:date-value="2022-06-03T00:00:00" table:style-name="ce2">
            <text:p>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3T00:00:00" table:style-name="ce2">
            <text:p>3/06/2022 00:00</text:p>
          </table:table-cell>
          <table:table-cell office:value-type="string" table:style-name="ce1">
            <text:p>XCO-826</text:p>
          </table:table-cell>
          <table:table-cell office:value-type="string" table:style-name="ce1">
            <text:p>ALMACEN EL TIGRE, S.A. / CAPAS CICLON</text:p>
          </table:table-cell>
          <table:table-cell office:value-type="string" table:style-name="ce1">
            <text:p>GUIA MADRE</text:p>
          </table:table-cell>
          <table:table-cell office:value-type="float" office:value="943301" table:style-name="ce1">
            <text:p>943301</text:p>
          </table:table-cell>
          <table:table-cell office:value-type="float" office:value="943350" table:style-name="ce1">
            <text:p>943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1" table:style-name="ce1">
            <text:p>1</text:p>
          </table:table-cell>
          <table:table-cell office:value-type="date" office:date-value="2022-06-03T00:00:00" table:style-name="ce2">
            <text:p>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3T00:00:00" table:style-name="ce2">
            <text:p>3/06/2022 00:00</text:p>
          </table:table-cell>
          <table:table-cell office:value-type="string" table:style-name="ce1">
            <text:p>XCO-1093</text:p>
          </table:table-cell>
          <table:table-cell office:value-type="string" table:style-name="ce1">
            <text:p>LA MEXICANA GT</text:p>
          </table:table-cell>
          <table:table-cell office:value-type="string" table:style-name="ce1">
            <text:p>GUIA MADRE</text:p>
          </table:table-cell>
          <table:table-cell office:value-type="float" office:value="943351" table:style-name="ce1">
            <text:p>943351</text:p>
          </table:table-cell>
          <table:table-cell office:value-type="float" office:value="943400" table:style-name="ce1">
            <text:p>943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1" table:style-name="ce1">
            <text:p>1</text:p>
          </table:table-cell>
          <table:table-cell office:value-type="date" office:date-value="2022-06-03T00:00:00" table:style-name="ce2">
            <text:p>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3T00:00:00" table:style-name="ce2">
            <text:p>3/06/2022 00:00</text:p>
          </table:table-cell>
          <table:table-cell office:value-type="string" table:style-name="ce1">
            <text:p>V03-1051</text:p>
          </table:table-cell>
          <table:table-cell office:value-type="string" table:style-name="ce1">
            <text:p>GRUPO MAS VISION</text:p>
          </table:table-cell>
          <table:table-cell office:value-type="string" table:style-name="ce1">
            <text:p>GUIA MADRE</text:p>
          </table:table-cell>
          <table:table-cell office:value-type="float" office:value="943401" table:style-name="ce1">
            <text:p>943401</text:p>
          </table:table-cell>
          <table:table-cell office:value-type="float" office:value="943450" table:style-name="ce1">
            <text:p>9434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1" table:style-name="ce1">
            <text:p>1</text:p>
          </table:table-cell>
          <table:table-cell office:value-type="date" office:date-value="2022-06-03T00:00:00" table:style-name="ce2">
            <text:p>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3T00:00:00" table:style-name="ce2">
            <text:p>3/06/2022 00:00</text:p>
          </table:table-cell>
          <table:table-cell office:value-type="string" table:style-name="ce1">
            <text:p>V03-1051</text:p>
          </table:table-cell>
          <table:table-cell office:value-type="string" table:style-name="ce1">
            <text:p>GRUPO MAS VISION</text:p>
          </table:table-cell>
          <table:table-cell office:value-type="string" table:style-name="ce1">
            <text:p>GUIA MADRE</text:p>
          </table:table-cell>
          <table:table-cell office:value-type="float" office:value="943451" table:style-name="ce1">
            <text:p>943451</text:p>
          </table:table-cell>
          <table:table-cell office:value-type="float" office:value="943500" table:style-name="ce1">
            <text:p>943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1" table:style-name="ce1">
            <text:p>1</text:p>
          </table:table-cell>
          <table:table-cell office:value-type="date" office:date-value="2022-06-03T00:00:00" table:style-name="ce2">
            <text:p>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3T00:00:00" table:style-name="ce2">
            <text:p>3/06/2022 00:00</text:p>
          </table:table-cell>
          <table:table-cell office:value-type="string" table:style-name="ce1">
            <text:p>V03-1051</text:p>
          </table:table-cell>
          <table:table-cell office:value-type="string" table:style-name="ce1">
            <text:p>GRUPO MAS VISION</text:p>
          </table:table-cell>
          <table:table-cell office:value-type="string" table:style-name="ce1">
            <text:p>GUIA MADRE</text:p>
          </table:table-cell>
          <table:table-cell office:value-type="float" office:value="943501" table:style-name="ce1">
            <text:p>943501</text:p>
          </table:table-cell>
          <table:table-cell office:value-type="float" office:value="943550" table:style-name="ce1">
            <text:p>9435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1" table:style-name="ce1">
            <text:p>1</text:p>
          </table:table-cell>
          <table:table-cell office:value-type="date" office:date-value="2022-06-03T00:00:00" table:style-name="ce2">
            <text:p>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3T00:00:00" table:style-name="ce2">
            <text:p>3/06/2022 00:00</text:p>
          </table:table-cell>
          <table:table-cell office:value-type="string" table:style-name="ce1">
            <text:p>V03-1051</text:p>
          </table:table-cell>
          <table:table-cell office:value-type="string" table:style-name="ce1">
            <text:p>GRUPO MAS VISION</text:p>
          </table:table-cell>
          <table:table-cell office:value-type="string" table:style-name="ce1">
            <text:p>GUIA MADRE</text:p>
          </table:table-cell>
          <table:table-cell office:value-type="float" office:value="943551" table:style-name="ce1">
            <text:p>943551</text:p>
          </table:table-cell>
          <table:table-cell office:value-type="float" office:value="943600" table:style-name="ce1">
            <text:p>9436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1" table:style-name="ce1">
            <text:p>1</text:p>
          </table:table-cell>
          <table:table-cell office:value-type="date" office:date-value="2022-06-06T00:00:00" table:style-name="ce2">
            <text:p>6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6T00:00:00" table:style-name="ce2">
            <text:p>6/06/2022 00:00</text:p>
          </table:table-cell>
          <table:table-cell office:value-type="string" table:style-name="ce1">
            <text:p>XCO-505</text:p>
          </table:table-cell>
          <table:table-cell office:value-type="string" table:style-name="ce1">
            <text:p>DELTA FRIO <text:s/>DE GUATEMALA</text:p>
          </table:table-cell>
          <table:table-cell office:value-type="string" table:style-name="ce1">
            <text:p>GUIA MADRE</text:p>
          </table:table-cell>
          <table:table-cell office:value-type="float" office:value="943901" table:style-name="ce1">
            <text:p>943901</text:p>
          </table:table-cell>
          <table:table-cell office:value-type="float" office:value="943950" table:style-name="ce1">
            <text:p>943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1" table:style-name="ce1">
            <text:p>1</text:p>
          </table:table-cell>
          <table:table-cell office:value-type="date" office:date-value="2022-06-06T00:00:00" table:style-name="ce2">
            <text:p>6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6T00:00:00" table:style-name="ce2">
            <text:p>6/06/2022 00:00</text:p>
          </table:table-cell>
          <table:table-cell office:value-type="string" table:style-name="ce1">
            <text:p>XCO-720</text:p>
          </table:table-cell>
          <table:table-cell office:value-type="string" table:style-name="ce1">
            <text:p>LA PERLA</text:p>
          </table:table-cell>
          <table:table-cell office:value-type="string" table:style-name="ce1">
            <text:p>GUIA MADRE</text:p>
          </table:table-cell>
          <table:table-cell office:value-type="float" office:value="943951" table:style-name="ce1">
            <text:p>943951</text:p>
          </table:table-cell>
          <table:table-cell office:value-type="float" office:value="944000" table:style-name="ce1">
            <text:p>944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1" table:style-name="ce1">
            <text:p>1</text:p>
          </table:table-cell>
          <table:table-cell office:value-type="date" office:date-value="2022-06-08T00:00:00" table:style-name="ce2">
            <text:p>8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8T00:00:00" table:style-name="ce2">
            <text:p>8/06/2022 00:00</text:p>
          </table:table-cell>
          <table:table-cell office:value-type="string" table:style-name="ce1">
            <text:p>GUA-19</text:p>
          </table:table-cell>
          <table:table-cell office:value-type="string" table:style-name="ce1">
            <text:p>MARKETING ARM GUATEMALA S,A.</text:p>
          </table:table-cell>
          <table:table-cell office:value-type="string" table:style-name="ce1">
            <text:p>GUIA MADRE</text:p>
          </table:table-cell>
          <table:table-cell office:value-type="float" office:value="944301" table:style-name="ce1">
            <text:p>944301</text:p>
          </table:table-cell>
          <table:table-cell office:value-type="float" office:value="944550" table:style-name="ce1">
            <text:p>944550</text:p>
          </table:table-cell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1" table:style-name="ce1">
            <text:p>1</text:p>
          </table:table-cell>
          <table:table-cell office:value-type="date" office:date-value="2022-06-09T00:00:00" table:style-name="ce2">
            <text:p>9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9T00:00:00" table:style-name="ce2">
            <text:p>9/06/2022 00:00</text:p>
          </table:table-cell>
          <table:table-cell office:value-type="string" table:style-name="ce1">
            <text:p>PRE-795</text:p>
          </table:table-cell>
          <table:table-cell office:value-type="string" table:style-name="ce1">
            <text:p>DISTRIBUIDORA DAKO</text:p>
          </table:table-cell>
          <table:table-cell office:value-type="string" table:style-name="ce1">
            <text:p>GUIA MADRE</text:p>
          </table:table-cell>
          <table:table-cell office:value-type="float" office:value="946551" table:style-name="ce1">
            <text:p>946551</text:p>
          </table:table-cell>
          <table:table-cell office:value-type="float" office:value="946650" table:style-name="ce1">
            <text:p>946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1" table:style-name="ce1">
            <text:p>1</text:p>
          </table:table-cell>
          <table:table-cell office:value-type="date" office:date-value="2022-06-09T00:00:00" table:style-name="ce2">
            <text:p>9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9T00:00:00" table:style-name="ce2">
            <text:p>9/06/2022 00:00</text:p>
          </table:table-cell>
          <table:table-cell office:value-type="string" table:style-name="ce1">
            <text:p>XCO-168</text:p>
          </table:table-cell>
          <table:table-cell office:value-type="string" table:style-name="ce1">
            <text:p>PROTECCION SOLAR LA TORRE</text:p>
          </table:table-cell>
          <table:table-cell office:value-type="string" table:style-name="ce1">
            <text:p>GUIA MADRE</text:p>
          </table:table-cell>
          <table:table-cell office:value-type="float" office:value="946651" table:style-name="ce1">
            <text:p>946651</text:p>
          </table:table-cell>
          <table:table-cell office:value-type="float" office:value="946700" table:style-name="ce1">
            <text:p>946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1" table:style-name="ce1">
            <text:p>1</text:p>
          </table:table-cell>
          <table:table-cell office:value-type="date" office:date-value="2022-06-08T00:00:00" table:style-name="ce2">
            <text:p>8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8T00:00:00" table:style-name="ce2">
            <text:p>8/06/2022 00:00</text:p>
          </table:table-cell>
          <table:table-cell office:value-type="string" table:style-name="ce1">
            <text:p>ESC</text:p>
          </table:table-cell>
          <table:table-cell office:value-type="string" table:style-name="ce1">
            <text:p>AGENCIA ESCUINTLA</text:p>
          </table:table-cell>
          <table:table-cell office:value-type="string" table:style-name="ce1">
            <text:p>GUIA MADRE</text:p>
          </table:table-cell>
          <table:table-cell office:value-type="float" office:value="946701" table:style-name="ce1">
            <text:p>946701</text:p>
          </table:table-cell>
          <table:table-cell office:value-type="float" office:value="947000" table:style-name="ce1">
            <text:p>9470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1" table:style-name="ce1">
            <text:p>1</text:p>
          </table:table-cell>
          <table:table-cell office:value-type="date" office:date-value="2022-06-09T00:00:00" table:style-name="ce2">
            <text:p>9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09T00:00:00" table:style-name="ce2">
            <text:p>9/06/2022 00:00</text:p>
          </table:table-cell>
          <table:table-cell office:value-type="string" table:style-name="ce1">
            <text:p>QCH</text:p>
          </table:table-cell>
          <table:table-cell office:value-type="string" table:style-name="ce1">
            <text:p>QUICHE</text:p>
          </table:table-cell>
          <table:table-cell office:value-type="string" table:style-name="ce1">
            <text:p>GUIA MADRE</text:p>
          </table:table-cell>
          <table:table-cell office:value-type="float" office:value="947101" table:style-name="ce1">
            <text:p>947101</text:p>
          </table:table-cell>
          <table:table-cell office:value-type="float" office:value="947400" table:style-name="ce1">
            <text:p>94740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1" table:style-name="ce1">
            <text:p>1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string" table:style-name="ce1">
            <text:p>XCO-860</text:p>
          </table:table-cell>
          <table:table-cell office:value-type="string" table:style-name="ce1">
            <text:p>IMPORAUTO</text:p>
          </table:table-cell>
          <table:table-cell office:value-type="string" table:style-name="ce1">
            <text:p>GUIA MADRE</text:p>
          </table:table-cell>
          <table:table-cell office:value-type="float" office:value="947701" table:style-name="ce1">
            <text:p>947701</text:p>
          </table:table-cell>
          <table:table-cell office:value-type="float" office:value="947750" table:style-name="ce1">
            <text:p>9477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" table:style-name="ce1">
            <text:p>1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string" table:style-name="ce1">
            <text:p>XCO-914</text:p>
          </table:table-cell>
          <table:table-cell office:value-type="string" table:style-name="ce1">
            <text:p>PACA EXPRESS</text:p>
          </table:table-cell>
          <table:table-cell office:value-type="string" table:style-name="ce1">
            <text:p>GUIA MADRE</text:p>
          </table:table-cell>
          <table:table-cell office:value-type="float" office:value="947751" table:style-name="ce1">
            <text:p>947751</text:p>
          </table:table-cell>
          <table:table-cell office:value-type="float" office:value="947800" table:style-name="ce1">
            <text:p>947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1" table:style-name="ce1">
            <text:p>1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string" table:style-name="ce1">
            <text:p>XCO-946</text:p>
          </table:table-cell>
          <table:table-cell office:value-type="string" table:style-name="ce1">
            <text:p>VARIEDADES GEMA</text:p>
          </table:table-cell>
          <table:table-cell office:value-type="string" table:style-name="ce1">
            <text:p>GUIA MADRE</text:p>
          </table:table-cell>
          <table:table-cell office:value-type="float" office:value="947801" table:style-name="ce1">
            <text:p>947801</text:p>
          </table:table-cell>
          <table:table-cell office:value-type="float" office:value="947850" table:style-name="ce1">
            <text:p>9478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1" table:style-name="ce1">
            <text:p>1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string" table:style-name="ce1">
            <text:p>XCO-2</text:p>
          </table:table-cell>
          <table:table-cell office:value-type="string" table:style-name="ce1">
            <text:p>ALMACEN EMMA</text:p>
          </table:table-cell>
          <table:table-cell office:value-type="string" table:style-name="ce1">
            <text:p>GUIA MADRE</text:p>
          </table:table-cell>
          <table:table-cell office:value-type="float" office:value="947851" table:style-name="ce1">
            <text:p>947851</text:p>
          </table:table-cell>
          <table:table-cell office:value-type="float" office:value="947950" table:style-name="ce1">
            <text:p>947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1" table:style-name="ce1">
            <text:p>1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string" table:style-name="ce1">
            <text:p>XCO-149</text:p>
          </table:table-cell>
          <table:table-cell office:value-type="string" table:style-name="ce1">
            <text:p>IMPORTACIONES CRESGO, S,A.</text:p>
          </table:table-cell>
          <table:table-cell office:value-type="string" table:style-name="ce1">
            <text:p>GUIA MADRE</text:p>
          </table:table-cell>
          <table:table-cell office:value-type="float" office:value="947951" table:style-name="ce1">
            <text:p>947951</text:p>
          </table:table-cell>
          <table:table-cell office:value-type="float" office:value="948050" table:style-name="ce1">
            <text:p>9480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1" table:style-name="ce1">
            <text:p>1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0T00:00:00" table:style-name="ce2">
            <text:p>10/06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948101" table:style-name="ce1">
            <text:p>948101</text:p>
          </table:table-cell>
          <table:table-cell office:value-type="float" office:value="948550" table:style-name="ce1">
            <text:p>948550</text:p>
          </table:table-cell>
          <table:table-cell office:value-type="float" office:value="450" table:style-name="ce1">
            <text:p>4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1" table:style-name="ce1">
            <text:p>1</text:p>
          </table:table-cell>
          <table:table-cell office:value-type="date" office:date-value="2022-06-13T00:00:00" table:style-name="ce2">
            <text:p>1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3T00:00:00" table:style-name="ce2">
            <text:p>13/06/2022 00:00</text:p>
          </table:table-cell>
          <table:table-cell office:value-type="string" table:style-name="ce1">
            <text:p>XCO-36</text:p>
          </table:table-cell>
          <table:table-cell office:value-type="string" table:style-name="ce1">
            <text:p>F.P.K. S,A.</text:p>
          </table:table-cell>
          <table:table-cell office:value-type="string" table:style-name="ce1">
            <text:p>GUIA MADRE</text:p>
          </table:table-cell>
          <table:table-cell office:value-type="float" office:value="948951" table:style-name="ce1">
            <text:p>948951</text:p>
          </table:table-cell>
          <table:table-cell office:value-type="float" office:value="949450" table:style-name="ce1">
            <text:p>949450</text:p>
          </table:table-cell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1" table:style-name="ce1">
            <text:p>1</text:p>
          </table:table-cell>
          <table:table-cell office:value-type="date" office:date-value="2022-06-13T00:00:00" table:style-name="ce2">
            <text:p>1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3T00:00:00" table:style-name="ce2">
            <text:p>13/06/2022 00:00</text:p>
          </table:table-cell>
          <table:table-cell office:value-type="string" table:style-name="ce1">
            <text:p>PRE-186</text:p>
          </table:table-cell>
          <table:table-cell office:value-type="string" table:style-name="ce1">
            <text:p>MULTIPRODUCTOS VETERINARIOS S,A.</text:p>
          </table:table-cell>
          <table:table-cell office:value-type="string" table:style-name="ce1">
            <text:p>GUIA MADRE</text:p>
          </table:table-cell>
          <table:table-cell office:value-type="float" office:value="949451" table:style-name="ce1">
            <text:p>949451</text:p>
          </table:table-cell>
          <table:table-cell office:value-type="float" office:value="949550" table:style-name="ce1">
            <text:p>949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1" table:style-name="ce1">
            <text:p>1</text:p>
          </table:table-cell>
          <table:table-cell office:value-type="date" office:date-value="2022-06-13T00:00:00" table:style-name="ce2">
            <text:p>1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3T00:00:00" table:style-name="ce2">
            <text:p>13/06/2022 00:00</text:p>
          </table:table-cell>
          <table:table-cell office:value-type="string" table:style-name="ce1">
            <text:p>PRE-815</text:p>
          </table:table-cell>
          <table:table-cell office:value-type="string" table:style-name="ce1">
            <text:p>EL PORTAL DE LAS PRENDAS AMERICANAS</text:p>
          </table:table-cell>
          <table:table-cell office:value-type="string" table:style-name="ce1">
            <text:p>GUIA MADRE</text:p>
          </table:table-cell>
          <table:table-cell office:value-type="float" office:value="949551" table:style-name="ce1">
            <text:p>949551</text:p>
          </table:table-cell>
          <table:table-cell office:value-type="float" office:value="949600" table:style-name="ce1">
            <text:p>9496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1" table:style-name="ce1">
            <text:p>1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string" table:style-name="ce1">
            <text:p>XCO-8571</text:p>
          </table:table-cell>
          <table:table-cell office:value-type="string" table:style-name="ce1">
            <text:p>IMPORTADORA FIESTA Y CIA LTD</text:p>
          </table:table-cell>
          <table:table-cell office:value-type="string" table:style-name="ce1">
            <text:p>GUIA MADRE</text:p>
          </table:table-cell>
          <table:table-cell office:value-type="float" office:value="949601" table:style-name="ce1">
            <text:p>949601</text:p>
          </table:table-cell>
          <table:table-cell office:value-type="float" office:value="949700" table:style-name="ce1">
            <text:p>9497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1" table:style-name="ce1">
            <text:p>1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string" table:style-name="ce1">
            <text:p>V03-1051</text:p>
          </table:table-cell>
          <table:table-cell office:value-type="string" table:style-name="ce1">
            <text:p>GRUPO MAS VISION, S.A.</text:p>
          </table:table-cell>
          <table:table-cell office:value-type="string" table:style-name="ce1">
            <text:p>GUIA MADRE</text:p>
          </table:table-cell>
          <table:table-cell office:value-type="float" office:value="949701" table:style-name="ce1">
            <text:p>949701</text:p>
          </table:table-cell>
          <table:table-cell office:value-type="float" office:value="949800" table:style-name="ce1">
            <text:p>9498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1" table:style-name="ce1">
            <text:p>1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string" table:style-name="ce1">
            <text:p>XCO-381</text:p>
          </table:table-cell>
          <table:table-cell office:value-type="string" table:style-name="ce1">
            <text:p>PLAYERAS QUETZAL</text:p>
          </table:table-cell>
          <table:table-cell office:value-type="string" table:style-name="ce1">
            <text:p>GUIA MADRE</text:p>
          </table:table-cell>
          <table:table-cell office:value-type="float" office:value="949801" table:style-name="ce1">
            <text:p>949801</text:p>
          </table:table-cell>
          <table:table-cell office:value-type="float" office:value="949900" table:style-name="ce1">
            <text:p>9499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1" table:style-name="ce1">
            <text:p>1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GUIA MADRE</text:p>
          </table:table-cell>
          <table:table-cell office:value-type="float" office:value="949902" table:style-name="ce1">
            <text:p>949902</text:p>
          </table:table-cell>
          <table:table-cell office:value-type="float" office:value="950202" table:style-name="ce1">
            <text:p>950202</text:p>
          </table:table-cell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1" table:style-name="ce1">
            <text:p>1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GUIA MADRE</text:p>
          </table:table-cell>
          <table:table-cell office:value-type="float" office:value="950203" table:style-name="ce1">
            <text:p>950203</text:p>
          </table:table-cell>
          <table:table-cell office:value-type="float" office:value="950550" table:style-name="ce1">
            <text:p>950550</text:p>
          </table:table-cell>
          <table:table-cell office:value-type="float" office:value="348" table:style-name="ce1">
            <text:p>3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1" table:style-name="ce1">
            <text:p>1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4T00:00:00" table:style-name="ce2">
            <text:p>14/06/2022 00:00</text:p>
          </table:table-cell>
          <table:table-cell office:value-type="string" table:style-name="ce1">
            <text:p>GUA-8570</text:p>
          </table:table-cell>
          <table:table-cell office:value-type="string" table:style-name="ce1">
            <text:p>IMPORTADORA FIESTA Y CIA LTDA</text:p>
          </table:table-cell>
          <table:table-cell office:value-type="string" table:style-name="ce1">
            <text:p>GUIA MADRE</text:p>
          </table:table-cell>
          <table:table-cell office:value-type="float" office:value="950551" table:style-name="ce1">
            <text:p>950551</text:p>
          </table:table-cell>
          <table:table-cell office:value-type="float" office:value="952550" table:style-name="ce1">
            <text:p>952550</text:p>
          </table:table-cell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1" table:style-name="ce1">
            <text:p>1</text:p>
          </table:table-cell>
          <table:table-cell office:value-type="date" office:date-value="2022-06-15T00:00:00" table:style-name="ce2">
            <text:p>15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5T00:00:00" table:style-name="ce2">
            <text:p>15/06/2022 00:00</text:p>
          </table:table-cell>
          <table:table-cell office:value-type="string" table:style-name="ce1">
            <text:p>V02-1068</text:p>
          </table:table-cell>
          <table:table-cell office:value-type="string" table:style-name="ce1">
            <text:p>CONVEGUA</text:p>
          </table:table-cell>
          <table:table-cell office:value-type="string" table:style-name="ce1">
            <text:p>GUIA MADRE</text:p>
          </table:table-cell>
          <table:table-cell office:value-type="float" office:value="952651" table:style-name="ce1">
            <text:p>952651</text:p>
          </table:table-cell>
          <table:table-cell office:value-type="float" office:value="952750" table:style-name="ce1">
            <text:p>9527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1" table:style-name="ce1">
            <text:p>1</text:p>
          </table:table-cell>
          <table:table-cell office:value-type="date" office:date-value="2022-06-15T00:00:00" table:style-name="ce2">
            <text:p>15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5T00:00:00" table:style-name="ce2">
            <text:p>15/06/2022 00:00</text:p>
          </table:table-cell>
          <table:table-cell office:value-type="string" table:style-name="ce1">
            <text:p>XCO-1094</text:p>
          </table:table-cell>
          <table:table-cell office:value-type="string" table:style-name="ce1">
            <text:p>DISTINCOMER</text:p>
          </table:table-cell>
          <table:table-cell office:value-type="string" table:style-name="ce1">
            <text:p>GUIA MADRE</text:p>
          </table:table-cell>
          <table:table-cell office:value-type="float" office:value="952751" table:style-name="ce1">
            <text:p>952751</text:p>
          </table:table-cell>
          <table:table-cell office:value-type="float" office:value="952800" table:style-name="ce1">
            <text:p>952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1" table:style-name="ce1">
            <text:p>1</text:p>
          </table:table-cell>
          <table:table-cell office:value-type="date" office:date-value="2022-06-15T00:00:00" table:style-name="ce2">
            <text:p>15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5T00:00:00" table:style-name="ce2">
            <text:p>15/06/2022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952801" table:style-name="ce1">
            <text:p>952801</text:p>
          </table:table-cell>
          <table:table-cell office:value-type="float" office:value="952900" table:style-name="ce1">
            <text:p>9529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1" table:style-name="ce1">
            <text:p>1</text:p>
          </table:table-cell>
          <table:table-cell office:value-type="date" office:date-value="2022-06-15T00:00:00" table:style-name="ce2">
            <text:p>15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5T00:00:00" table:style-name="ce2">
            <text:p>15/06/2022 00:00</text:p>
          </table:table-cell>
          <table:table-cell office:value-type="string" table:style-name="ce1">
            <text:p>XCO-843</text:p>
          </table:table-cell>
          <table:table-cell office:value-type="string" table:style-name="ce1">
            <text:p>DISMAJO, S.A.</text:p>
          </table:table-cell>
          <table:table-cell office:value-type="string" table:style-name="ce1">
            <text:p>GUIA MADRE</text:p>
          </table:table-cell>
          <table:table-cell office:value-type="float" office:value="952901" table:style-name="ce1">
            <text:p>952901</text:p>
          </table:table-cell>
          <table:table-cell office:value-type="float" office:value="953000" table:style-name="ce1">
            <text:p>9530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1" table:style-name="ce1">
            <text:p>1</text:p>
          </table:table-cell>
          <table:table-cell office:value-type="date" office:date-value="2022-06-15T00:00:00" table:style-name="ce2">
            <text:p>15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5T00:00:00" table:style-name="ce2">
            <text:p>15/06/2022 00:00</text:p>
          </table:table-cell>
          <table:table-cell office:value-type="string" table:style-name="ce1">
            <text:p>XCO-952</text:p>
          </table:table-cell>
          <table:table-cell office:value-type="string" table:style-name="ce1">
            <text:p>NOVOCOLOR, S.A.</text:p>
          </table:table-cell>
          <table:table-cell office:value-type="string" table:style-name="ce1">
            <text:p>GUIA MADRE</text:p>
          </table:table-cell>
          <table:table-cell office:value-type="float" office:value="953001" table:style-name="ce1">
            <text:p>953001</text:p>
          </table:table-cell>
          <table:table-cell office:value-type="float" office:value="953100" table:style-name="ce1">
            <text:p>953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1" table:style-name="ce1">
            <text:p>1</text:p>
          </table:table-cell>
          <table:table-cell office:value-type="date" office:date-value="2022-06-16T00:00:00" table:style-name="ce2">
            <text:p>16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6T00:00:00" table:style-name="ce2">
            <text:p>16/06/2022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953102" table:style-name="ce1">
            <text:p>953102</text:p>
          </table:table-cell>
          <table:table-cell office:value-type="float" office:value="953401" table:style-name="ce1">
            <text:p>953401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1" table:style-name="ce1">
            <text:p>1</text:p>
          </table:table-cell>
          <table:table-cell office:value-type="date" office:date-value="2022-06-17T00:00:00" table:style-name="ce2">
            <text:p>17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7T00:00:00" table:style-name="ce2">
            <text:p>17/06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953601" table:style-name="ce1">
            <text:p>953601</text:p>
          </table:table-cell>
          <table:table-cell office:value-type="float" office:value="953900" table:style-name="ce1">
            <text:p>9539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NE BLANCO</text:p>
          </table:table-cell>
          <table:table-cell table:number-columns-repeated="16369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1" table:style-name="ce1">
            <text:p>1</text:p>
          </table:table-cell>
          <table:table-cell office:value-type="date" office:date-value="2022-06-17T00:00:00" table:style-name="ce2">
            <text:p>17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17T00:00:00" table:style-name="ce2">
            <text:p>17/06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GUIA MADRE</text:p>
          </table:table-cell>
          <table:table-cell office:value-type="float" office:value="953951" table:style-name="ce1">
            <text:p>953951</text:p>
          </table:table-cell>
          <table:table-cell office:value-type="float" office:value="954250" table:style-name="ce1">
            <text:p>9542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1" table:style-name="ce1">
            <text:p>1</text:p>
          </table:table-cell>
          <table:table-cell office:value-type="date" office:date-value="2022-06-20T00:00:00" table:style-name="ce2">
            <text:p>20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0T00:00:00" table:style-name="ce2">
            <text:p>20/06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954451" table:style-name="ce1">
            <text:p>954451</text:p>
          </table:table-cell>
          <table:table-cell office:value-type="float" office:value="954525" table:style-name="ce1">
            <text:p>95452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1" table:style-name="ce1">
            <text:p>1</text:p>
          </table:table-cell>
          <table:table-cell office:value-type="date" office:date-value="2022-06-20T00:00:00" table:style-name="ce2">
            <text:p>20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0T00:00:00" table:style-name="ce2">
            <text:p>20/06/2022 00:00</text:p>
          </table:table-cell>
          <table:table-cell office:value-type="string" table:style-name="ce1">
            <text:p>GUA-158</text:p>
          </table:table-cell>
          <table:table-cell office:value-type="string" table:style-name="ce1">
            <text:p>INDUSTRIAS DE LA RIVA, S,A.</text:p>
          </table:table-cell>
          <table:table-cell office:value-type="string" table:style-name="ce1">
            <text:p>GUIA MADRE</text:p>
          </table:table-cell>
          <table:table-cell office:value-type="float" office:value="954651" table:style-name="ce1">
            <text:p>954651</text:p>
          </table:table-cell>
          <table:table-cell office:value-type="float" office:value="954750" table:style-name="ce1">
            <text:p>9547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1" table:style-name="ce1">
            <text:p>1</text:p>
          </table:table-cell>
          <table:table-cell office:value-type="date" office:date-value="2022-06-20T00:00:00" table:style-name="ce2">
            <text:p>20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0T00:00:00" table:style-name="ce2">
            <text:p>20/06/2022 00:00</text:p>
          </table:table-cell>
          <table:table-cell office:value-type="string" table:style-name="ce1">
            <text:p>XCO-34</text:p>
          </table:table-cell>
          <table:table-cell office:value-type="string" table:style-name="ce1">
            <text:p>DIFORZA INTERNATIONAL ,S.A</text:p>
          </table:table-cell>
          <table:table-cell office:value-type="string" table:style-name="ce1">
            <text:p>GUIA MADRE</text:p>
          </table:table-cell>
          <table:table-cell office:value-type="float" office:value="954751" table:style-name="ce1">
            <text:p>954751</text:p>
          </table:table-cell>
          <table:table-cell office:value-type="float" office:value="954950" table:style-name="ce1">
            <text:p>9549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1" table:style-name="ce1">
            <text:p>1</text:p>
          </table:table-cell>
          <table:table-cell office:value-type="date" office:date-value="2022-06-20T00:00:00" table:style-name="ce2">
            <text:p>20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0T00:00:00" table:style-name="ce2">
            <text:p>20/06/2022 00:00</text:p>
          </table:table-cell>
          <table:table-cell office:value-type="string" table:style-name="ce1">
            <text:p>XCO-334</text:p>
          </table:table-cell>
          <table:table-cell office:value-type="string" table:style-name="ce1">
            <text:p>PROAUKO REPUESTOS Y ACCESORIOS</text:p>
          </table:table-cell>
          <table:table-cell office:value-type="string" table:style-name="ce1">
            <text:p>GUIA MADRE</text:p>
          </table:table-cell>
          <table:table-cell office:value-type="float" office:value="954951" table:style-name="ce1">
            <text:p>954951</text:p>
          </table:table-cell>
          <table:table-cell office:value-type="float" office:value="955000" table:style-name="ce1">
            <text:p>955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1" table:style-name="ce1">
            <text:p>1</text:p>
          </table:table-cell>
          <table:table-cell office:value-type="date" office:date-value="2022-06-22T00:00:00" table:style-name="ce2">
            <text:p>22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2T00:00:00" table:style-name="ce2">
            <text:p>22/06/2022 00:00</text:p>
          </table:table-cell>
          <table:table-cell office:value-type="string" table:style-name="ce1">
            <text:p>XCO-708</text:p>
          </table:table-cell>
          <table:table-cell office:value-type="string" table:style-name="ce1">
            <text:p>DALIA MU?OZ</text:p>
          </table:table-cell>
          <table:table-cell office:value-type="string" table:style-name="ce1">
            <text:p>GUIA MADRE</text:p>
          </table:table-cell>
          <table:table-cell office:value-type="float" office:value="955201" table:style-name="ce1">
            <text:p>955201</text:p>
          </table:table-cell>
          <table:table-cell office:value-type="float" office:value="955300" table:style-name="ce1">
            <text:p>955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1" table:style-name="ce1">
            <text:p>1</text:p>
          </table:table-cell>
          <table:table-cell office:value-type="date" office:date-value="2022-06-22T00:00:00" table:style-name="ce2">
            <text:p>22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2T00:00:00" table:style-name="ce2">
            <text:p>22/06/2022 00:00</text:p>
          </table:table-cell>
          <table:table-cell office:value-type="string" table:style-name="ce1">
            <text:p>XCO-32</text:p>
          </table:table-cell>
          <table:table-cell office:value-type="string" table:style-name="ce1">
            <text:p>INVERSIONES ASIATICAS GUATEMALA S,A.</text:p>
          </table:table-cell>
          <table:table-cell office:value-type="string" table:style-name="ce1">
            <text:p>GUIA MADRE</text:p>
          </table:table-cell>
          <table:table-cell office:value-type="float" office:value="955301" table:style-name="ce1">
            <text:p>955301</text:p>
          </table:table-cell>
          <table:table-cell office:value-type="float" office:value="955400" table:style-name="ce1">
            <text:p>9554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1" table:style-name="ce1">
            <text:p>1</text:p>
          </table:table-cell>
          <table:table-cell office:value-type="date" office:date-value="2022-06-22T00:00:00" table:style-name="ce2">
            <text:p>22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2T00:00:00" table:style-name="ce2">
            <text:p>22/06/2022 00:00</text:p>
          </table:table-cell>
          <table:table-cell office:value-type="string" table:style-name="ce1">
            <text:p>XCO-486</text:p>
          </table:table-cell>
          <table:table-cell office:value-type="string" table:style-name="ce1">
            <text:p>COMPUACCESORIOS</text:p>
          </table:table-cell>
          <table:table-cell office:value-type="string" table:style-name="ce1">
            <text:p>GUIA MADRE</text:p>
          </table:table-cell>
          <table:table-cell office:value-type="float" office:value="955401" table:style-name="ce1">
            <text:p>955401</text:p>
          </table:table-cell>
          <table:table-cell office:value-type="float" office:value="955450" table:style-name="ce1">
            <text:p>955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1" table:style-name="ce1">
            <text:p>1</text:p>
          </table:table-cell>
          <table:table-cell office:value-type="date" office:date-value="2022-06-22T00:00:00" table:style-name="ce2">
            <text:p>22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2T00:00:00" table:style-name="ce2">
            <text:p>22/06/2022 00:00</text:p>
          </table:table-cell>
          <table:table-cell office:value-type="string" table:style-name="ce1">
            <text:p>XCO-691</text:p>
          </table:table-cell>
          <table:table-cell office:value-type="string" table:style-name="ce1">
            <text:p>INCOVA</text:p>
          </table:table-cell>
          <table:table-cell office:value-type="string" table:style-name="ce1">
            <text:p>GUIA MADRE</text:p>
          </table:table-cell>
          <table:table-cell office:value-type="float" office:value="955451" table:style-name="ce1">
            <text:p>955451</text:p>
          </table:table-cell>
          <table:table-cell office:value-type="float" office:value="955500" table:style-name="ce1">
            <text:p>9555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1" table:style-name="ce1">
            <text:p>1</text:p>
          </table:table-cell>
          <table:table-cell office:value-type="date" office:date-value="2022-06-22T00:00:00" table:style-name="ce2">
            <text:p>22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2T00:00:00" table:style-name="ce2">
            <text:p>22/06/2022 00:00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AGENCIA BARBERENA</text:p>
          </table:table-cell>
          <table:table-cell office:value-type="string" table:style-name="ce1">
            <text:p>GUIA MADRE</text:p>
          </table:table-cell>
          <table:table-cell office:value-type="float" office:value="955501" table:style-name="ce1">
            <text:p>955501</text:p>
          </table:table-cell>
          <table:table-cell office:value-type="float" office:value="955850" table:style-name="ce1">
            <text:p>95585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1" table:style-name="ce1">
            <text:p>1</text:p>
          </table:table-cell>
          <table:table-cell office:value-type="date" office:date-value="2022-06-23T00:00:00" table:style-name="ce2">
            <text:p>2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3T00:00:00" table:style-name="ce2">
            <text:p>23/06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GUIA MADRE</text:p>
          </table:table-cell>
          <table:table-cell office:value-type="float" office:value="955951" table:style-name="ce1">
            <text:p>955951</text:p>
          </table:table-cell>
          <table:table-cell office:value-type="float" office:value="956250" table:style-name="ce1">
            <text:p>95625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1" table:style-name="ce1">
            <text:p>1</text:p>
          </table:table-cell>
          <table:table-cell office:value-type="date" office:date-value="2022-06-23T00:00:00" table:style-name="ce2">
            <text:p>23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3T00:00:00" table:style-name="ce2">
            <text:p>23/06/2022 00:00</text:p>
          </table:table-cell>
          <table:table-cell office:value-type="string" table:style-name="ce1">
            <text:p>XCO-478</text:p>
          </table:table-cell>
          <table:table-cell office:value-type="string" table:style-name="ce1">
            <text:p>LILIAN AMANDA ROSSAL DE CASTILLO</text:p>
          </table:table-cell>
          <table:table-cell office:value-type="string" table:style-name="ce1">
            <text:p>GUIA MADRE</text:p>
          </table:table-cell>
          <table:table-cell office:value-type="float" office:value="956251" table:style-name="ce1">
            <text:p>956251</text:p>
          </table:table-cell>
          <table:table-cell office:value-type="float" office:value="956350" table:style-name="ce1">
            <text:p>9563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1" table:style-name="ce1">
            <text:p>1</text:p>
          </table:table-cell>
          <table:table-cell office:value-type="date" office:date-value="2022-06-28T00:00:00" table:style-name="ce2">
            <text:p>28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8T00:00:00" table:style-name="ce2">
            <text:p>28/06/2022 00:00</text:p>
          </table:table-cell>
          <table:table-cell office:value-type="string" table:style-name="ce1">
            <text:p>XCO-29</text:p>
          </table:table-cell>
          <table:table-cell office:value-type="string" table:style-name="ce1">
            <text:p>HIVISA</text:p>
          </table:table-cell>
          <table:table-cell office:value-type="string" table:style-name="ce1">
            <text:p>GUIA MADRE</text:p>
          </table:table-cell>
          <table:table-cell office:value-type="float" office:value="956551" table:style-name="ce1">
            <text:p>956551</text:p>
          </table:table-cell>
          <table:table-cell office:value-type="float" office:value="956750" table:style-name="ce1">
            <text:p>9567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1" table:style-name="ce1">
            <text:p>1</text:p>
          </table:table-cell>
          <table:table-cell office:value-type="date" office:date-value="2022-06-28T00:00:00" table:style-name="ce2">
            <text:p>28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8T00:00:00" table:style-name="ce2">
            <text:p>28/06/2022 00:00</text:p>
          </table:table-cell>
          <table:table-cell office:value-type="string" table:style-name="ce1">
            <text:p>XCO-572</text:p>
          </table:table-cell>
          <table:table-cell office:value-type="string" table:style-name="ce1">
            <text:p>ALMACEN EL CISNE</text:p>
          </table:table-cell>
          <table:table-cell office:value-type="string" table:style-name="ce1">
            <text:p>GUIA MADRE</text:p>
          </table:table-cell>
          <table:table-cell office:value-type="float" office:value="956751" table:style-name="ce1">
            <text:p>956751</text:p>
          </table:table-cell>
          <table:table-cell office:value-type="float" office:value="956800" table:style-name="ce1">
            <text:p>956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1" table:style-name="ce1">
            <text:p>1</text:p>
          </table:table-cell>
          <table:table-cell office:value-type="date" office:date-value="2022-06-28T00:00:00" table:style-name="ce2">
            <text:p>28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8T00:00:00" table:style-name="ce2">
            <text:p>28/06/2022 00:00</text:p>
          </table:table-cell>
          <table:table-cell office:value-type="string" table:style-name="ce1">
            <text:p>XCO-117</text:p>
          </table:table-cell>
          <table:table-cell office:value-type="string" table:style-name="ce1">
            <text:p>COMERCIALIZADORA OM</text:p>
          </table:table-cell>
          <table:table-cell office:value-type="string" table:style-name="ce1">
            <text:p>GUIA MADRE</text:p>
          </table:table-cell>
          <table:table-cell office:value-type="float" office:value="956801" table:style-name="ce1">
            <text:p>956801</text:p>
          </table:table-cell>
          <table:table-cell office:value-type="float" office:value="957000" table:style-name="ce1">
            <text:p>9570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1" table:style-name="ce1">
            <text:p>1</text:p>
          </table:table-cell>
          <table:table-cell office:value-type="date" office:date-value="2022-06-28T00:00:00" table:style-name="ce2">
            <text:p>28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8T00:00:00" table:style-name="ce2">
            <text:p>28/06/2022 00:00</text:p>
          </table:table-cell>
          <table:table-cell office:value-type="string" table:style-name="ce1">
            <text:p>XCO-30</text:p>
          </table:table-cell>
          <table:table-cell office:value-type="string" table:style-name="ce1">
            <text:p>CASA DE LOS RODAMIENTOS</text:p>
          </table:table-cell>
          <table:table-cell office:value-type="string" table:style-name="ce1">
            <text:p>GUIA MADRE</text:p>
          </table:table-cell>
          <table:table-cell office:value-type="float" office:value="957001" table:style-name="ce1">
            <text:p>957001</text:p>
          </table:table-cell>
          <table:table-cell office:value-type="float" office:value="957200" table:style-name="ce1">
            <text:p>9572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1" table:style-name="ce1">
            <text:p>1</text:p>
          </table:table-cell>
          <table:table-cell office:value-type="date" office:date-value="2022-07-02T00:00:00" table:style-name="ce2">
            <text:p>2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2T00:00:00" table:style-name="ce2">
            <text:p>2/07/2022 00:00</text:p>
          </table:table-cell>
          <table:table-cell office:value-type="string" table:style-name="ce1">
            <text:p>GUA-362</text:p>
          </table:table-cell>
          <table:table-cell office:value-type="string" table:style-name="ce1">
            <text:p>CODIGUA PL, S,A.</text:p>
          </table:table-cell>
          <table:table-cell office:value-type="string" table:style-name="ce1">
            <text:p>GUIA MADRE</text:p>
          </table:table-cell>
          <table:table-cell office:value-type="float" office:value="957501" table:style-name="ce1">
            <text:p>957501</text:p>
          </table:table-cell>
          <table:table-cell office:value-type="float" office:value="957550" table:style-name="ce1">
            <text:p>9575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1" table:style-name="ce1">
            <text:p>1</text:p>
          </table:table-cell>
          <table:table-cell office:value-type="date" office:date-value="2022-06-29T00:00:00" table:style-name="ce2">
            <text:p>29/06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6-29T00:00:00" table:style-name="ce2">
            <text:p>29/06/2022 00:00</text:p>
          </table:table-cell>
          <table:table-cell office:value-type="string" table:style-name="ce1">
            <text:p>PRE-1080</text:p>
          </table:table-cell>
          <table:table-cell office:value-type="string" table:style-name="ce1">
            <text:p>IMPORTADORA LUKANA</text:p>
          </table:table-cell>
          <table:table-cell office:value-type="string" table:style-name="ce1">
            <text:p>GUIA MADRE</text:p>
          </table:table-cell>
          <table:table-cell office:value-type="float" office:value="957651" table:style-name="ce1">
            <text:p>957651</text:p>
          </table:table-cell>
          <table:table-cell office:value-type="float" office:value="957750" table:style-name="ce1">
            <text:p>9577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1" table:style-name="ce1">
            <text:p>1</text:p>
          </table:table-cell>
          <table:table-cell office:value-type="date" office:date-value="2022-07-02T00:00:00" table:style-name="ce2">
            <text:p>2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2T00:00:00" table:style-name="ce2">
            <text:p>2/07/2022 00:00</text:p>
          </table:table-cell>
          <table:table-cell office:value-type="string" table:style-name="ce1">
            <text:p>XCO-890</text:p>
          </table:table-cell>
          <table:table-cell office:value-type="string" table:style-name="ce1">
            <text:p>CORPORACION DENA, S.A.</text:p>
          </table:table-cell>
          <table:table-cell office:value-type="string" table:style-name="ce1">
            <text:p>GUIA MADRE</text:p>
          </table:table-cell>
          <table:table-cell office:value-type="float" office:value="958001" table:style-name="ce1">
            <text:p>958001</text:p>
          </table:table-cell>
          <table:table-cell office:value-type="float" office:value="958050" table:style-name="ce1">
            <text:p>958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1" table:style-name="ce1">
            <text:p>1</text:p>
          </table:table-cell>
          <table:table-cell office:value-type="date" office:date-value="2022-07-02T00:00:00" table:style-name="ce2">
            <text:p>2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2T00:00:00" table:style-name="ce2">
            <text:p>2/07/2022 00:00</text:p>
          </table:table-cell>
          <table:table-cell office:value-type="string" table:style-name="ce1">
            <text:p>XCO-1100</text:p>
          </table:table-cell>
          <table:table-cell office:value-type="string" table:style-name="ce1">
            <text:p>MACROSISTEMAS</text:p>
          </table:table-cell>
          <table:table-cell office:value-type="string" table:style-name="ce1">
            <text:p>GUIA MADRE</text:p>
          </table:table-cell>
          <table:table-cell office:value-type="float" office:value="958051" table:style-name="ce1">
            <text:p>958051</text:p>
          </table:table-cell>
          <table:table-cell office:value-type="float" office:value="958100" table:style-name="ce1">
            <text:p>9581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1" table:style-name="ce1">
            <text:p>1</text:p>
          </table:table-cell>
          <table:table-cell office:value-type="date" office:date-value="2022-07-02T00:00:00" table:style-name="ce2">
            <text:p>2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2T00:00:00" table:style-name="ce2">
            <text:p>2/07/2022 00:00</text:p>
          </table:table-cell>
          <table:table-cell office:value-type="string" table:style-name="ce1">
            <text:p>XCO-1057</text:p>
          </table:table-cell>
          <table:table-cell office:value-type="string" table:style-name="ce1">
            <text:p>OFERTERO ESC</text:p>
          </table:table-cell>
          <table:table-cell office:value-type="string" table:style-name="ce1">
            <text:p>GUIA MADRE</text:p>
          </table:table-cell>
          <table:table-cell office:value-type="float" office:value="958101" table:style-name="ce1">
            <text:p>958101</text:p>
          </table:table-cell>
          <table:table-cell office:value-type="float" office:value="958150" table:style-name="ce1">
            <text:p>9581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1" table:style-name="ce1">
            <text:p>1</text:p>
          </table:table-cell>
          <table:table-cell office:value-type="date" office:date-value="2022-07-06T00:00:00" table:style-name="ce2">
            <text:p>6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6T00:00:00" table:style-name="ce2">
            <text:p>6/07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960551" table:style-name="ce1">
            <text:p>960551</text:p>
          </table:table-cell>
          <table:table-cell office:value-type="float" office:value="960851" table:style-name="ce1">
            <text:p>960851</text:p>
          </table:table-cell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1" table:style-name="ce1">
            <text:p>1</text:p>
          </table:table-cell>
          <table:table-cell office:value-type="date" office:date-value="2022-07-06T00:00:00" table:style-name="ce2">
            <text:p>6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6T00:00:00" table:style-name="ce2">
            <text:p>6/07/2022 00:00</text:p>
          </table:table-cell>
          <table:table-cell office:value-type="string" table:style-name="ce1">
            <text:p>PTB</text:p>
          </table:table-cell>
          <table:table-cell office:value-type="string" table:style-name="ce1">
            <text:p>PUERTO BARRIOS</text:p>
          </table:table-cell>
          <table:table-cell office:value-type="string" table:style-name="ce1">
            <text:p>GUIA MADRE</text:p>
          </table:table-cell>
          <table:table-cell office:value-type="float" office:value="960852" table:style-name="ce1">
            <text:p>960852</text:p>
          </table:table-cell>
          <table:table-cell office:value-type="float" office:value="960877" table:style-name="ce1">
            <text:p>960877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1" table:style-name="ce1">
            <text:p>1</text:p>
          </table:table-cell>
          <table:table-cell office:value-type="date" office:date-value="2022-07-06T00:00:00" table:style-name="ce2">
            <text:p>6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6T00:00:00" table:style-name="ce2">
            <text:p>6/07/2022 00:00</text:p>
          </table:table-cell>
          <table:table-cell office:value-type="string" table:style-name="ce1">
            <text:p>XCO-168</text:p>
          </table:table-cell>
          <table:table-cell office:value-type="string" table:style-name="ce1">
            <text:p>PROTECCION SOLAR LA TORRE</text:p>
          </table:table-cell>
          <table:table-cell office:value-type="string" table:style-name="ce1">
            <text:p>GUIA MADRE</text:p>
          </table:table-cell>
          <table:table-cell office:value-type="float" office:value="960878" table:style-name="ce1">
            <text:p>960878</text:p>
          </table:table-cell>
          <table:table-cell office:value-type="float" office:value="960950" table:style-name="ce1">
            <text:p>960950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1" table:style-name="ce1">
            <text:p>1</text:p>
          </table:table-cell>
          <table:table-cell office:value-type="date" office:date-value="2022-07-06T00:00:00" table:style-name="ce2">
            <text:p>6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6T00:00:00" table:style-name="ce2">
            <text:p>6/07/2022 00:00</text:p>
          </table:table-cell>
          <table:table-cell office:value-type="string" table:style-name="ce1">
            <text:p>GUA-19</text:p>
          </table:table-cell>
          <table:table-cell office:value-type="string" table:style-name="ce1">
            <text:p>MARKETING ARM GUATEMALA S,A.</text:p>
          </table:table-cell>
          <table:table-cell office:value-type="string" table:style-name="ce1">
            <text:p>GUIA MADRE</text:p>
          </table:table-cell>
          <table:table-cell office:value-type="float" office:value="960951" table:style-name="ce1">
            <text:p>960951</text:p>
          </table:table-cell>
          <table:table-cell office:value-type="float" office:value="961150" table:style-name="ce1">
            <text:p>9611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1" table:style-name="ce1">
            <text:p>1</text:p>
          </table:table-cell>
          <table:table-cell office:value-type="date" office:date-value="2022-07-06T00:00:00" table:style-name="ce2">
            <text:p>6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6T00:00:00" table:style-name="ce2">
            <text:p>6/07/2022 00:00</text:p>
          </table:table-cell>
          <table:table-cell office:value-type="string" table:style-name="ce1">
            <text:p>XCO-1035</text:p>
          </table:table-cell>
          <table:table-cell office:value-type="string" table:style-name="ce1">
            <text:p>PICKY GT</text:p>
          </table:table-cell>
          <table:table-cell office:value-type="string" table:style-name="ce1">
            <text:p>GUIA MADRE</text:p>
          </table:table-cell>
          <table:table-cell office:value-type="float" office:value="961151" table:style-name="ce1">
            <text:p>961151</text:p>
          </table:table-cell>
          <table:table-cell office:value-type="float" office:value="961200" table:style-name="ce1">
            <text:p>961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1" table:style-name="ce1">
            <text:p>1</text:p>
          </table:table-cell>
          <table:table-cell office:value-type="date" office:date-value="2022-07-06T00:00:00" table:style-name="ce2">
            <text:p>6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6T00:00:00" table:style-name="ce2">
            <text:p>6/07/2022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961201" table:style-name="ce1">
            <text:p>961201</text:p>
          </table:table-cell>
          <table:table-cell office:value-type="float" office:value="961300" table:style-name="ce1">
            <text:p>9613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1" table:style-name="ce1">
            <text:p>1</text:p>
          </table:table-cell>
          <table:table-cell office:value-type="date" office:date-value="2022-07-06T00:00:00" table:style-name="ce2">
            <text:p>6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6T00:00:00" table:style-name="ce2">
            <text:p>6/07/2022 00:00</text:p>
          </table:table-cell>
          <table:table-cell office:value-type="string" table:style-name="ce1">
            <text:p>XCO-1056</text:p>
          </table:table-cell>
          <table:table-cell office:value-type="string" table:style-name="ce1">
            <text:p>NOVEDADES ESPERANZA</text:p>
          </table:table-cell>
          <table:table-cell office:value-type="string" table:style-name="ce1">
            <text:p>GUIA MADRE</text:p>
          </table:table-cell>
          <table:table-cell office:value-type="float" office:value="961301" table:style-name="ce1">
            <text:p>961301</text:p>
          </table:table-cell>
          <table:table-cell office:value-type="float" office:value="961350" table:style-name="ce1">
            <text:p>961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1" table:style-name="ce1">
            <text:p>1</text:p>
          </table:table-cell>
          <table:table-cell office:value-type="date" office:date-value="2022-07-06T00:00:00" table:style-name="ce2">
            <text:p>6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6T00:00:00" table:style-name="ce2">
            <text:p>6/07/2022 00:00</text:p>
          </table:table-cell>
          <table:table-cell office:value-type="string" table:style-name="ce1">
            <text:p>XCO-2</text:p>
          </table:table-cell>
          <table:table-cell office:value-type="string" table:style-name="ce1">
            <text:p>ALMACEN EMMA</text:p>
          </table:table-cell>
          <table:table-cell office:value-type="string" table:style-name="ce1">
            <text:p>GUIA MADRE</text:p>
          </table:table-cell>
          <table:table-cell office:value-type="float" office:value="961351" table:style-name="ce1">
            <text:p>961351</text:p>
          </table:table-cell>
          <table:table-cell office:value-type="float" office:value="961550" table:style-name="ce1">
            <text:p>9615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1" table:style-name="ce1">
            <text:p>1</text:p>
          </table:table-cell>
          <table:table-cell office:value-type="date" office:date-value="2022-07-06T00:00:00" table:style-name="ce2">
            <text:p>6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6T00:00:00" table:style-name="ce2">
            <text:p>6/07/2022 00:00</text:p>
          </table:table-cell>
          <table:table-cell office:value-type="string" table:style-name="ce1">
            <text:p>XCO-714</text:p>
          </table:table-cell>
          <table:table-cell office:value-type="string" table:style-name="ce1">
            <text:p>WORLD OF THE FASHION /// LOVE DELUXE</text:p>
          </table:table-cell>
          <table:table-cell office:value-type="string" table:style-name="ce1">
            <text:p>GUIA MADRE</text:p>
          </table:table-cell>
          <table:table-cell office:value-type="float" office:value="961551" table:style-name="ce1">
            <text:p>961551</text:p>
          </table:table-cell>
          <table:table-cell office:value-type="float" office:value="961750" table:style-name="ce1">
            <text:p>96175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1" table:style-name="ce1">
            <text:p>1</text:p>
          </table:table-cell>
          <table:table-cell office:value-type="date" office:date-value="2022-07-06T00:00:00" table:style-name="ce2">
            <text:p>6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6T00:00:00" table:style-name="ce2">
            <text:p>6/07/2022 00:00</text:p>
          </table:table-cell>
          <table:table-cell office:value-type="string" table:style-name="ce1">
            <text:p>ESC</text:p>
          </table:table-cell>
          <table:table-cell office:value-type="string" table:style-name="ce1">
            <text:p>AGENCIA ESCUINTLA</text:p>
          </table:table-cell>
          <table:table-cell office:value-type="string" table:style-name="ce1">
            <text:p>GUIA MADRE</text:p>
          </table:table-cell>
          <table:table-cell office:value-type="float" office:value="961751" table:style-name="ce1">
            <text:p>961751</text:p>
          </table:table-cell>
          <table:table-cell office:value-type="float" office:value="962050" table:style-name="ce1">
            <text:p>9620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1" table:style-name="ce1">
            <text:p>1</text:p>
          </table:table-cell>
          <table:table-cell office:value-type="date" office:date-value="2022-07-06T00:00:00" table:style-name="ce2">
            <text:p>6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6T00:00:00" table:style-name="ce2">
            <text:p>6/07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GUIA MADRE</text:p>
          </table:table-cell>
          <table:table-cell office:value-type="float" office:value="962051" table:style-name="ce1">
            <text:p>962051</text:p>
          </table:table-cell>
          <table:table-cell office:value-type="float" office:value="962351" table:style-name="ce1">
            <text:p>962351</text:p>
          </table:table-cell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1" table:style-name="ce1">
            <text:p>1</text:p>
          </table:table-cell>
          <table:table-cell office:value-type="date" office:date-value="2022-07-07T00:00:00" table:style-name="ce2">
            <text:p>7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7T00:00:00" table:style-name="ce2">
            <text:p>7/07/2022 00:00</text:p>
          </table:table-cell>
          <table:table-cell office:value-type="string" table:style-name="ce1">
            <text:p>XCO-496</text:p>
          </table:table-cell>
          <table:table-cell office:value-type="string" table:style-name="ce1">
            <text:p>NAT &amp; CO MAYOREO</text:p>
          </table:table-cell>
          <table:table-cell office:value-type="string" table:style-name="ce1">
            <text:p>GUIA MADRE</text:p>
          </table:table-cell>
          <table:table-cell office:value-type="float" office:value="962352" table:style-name="ce1">
            <text:p>962352</text:p>
          </table:table-cell>
          <table:table-cell office:value-type="float" office:value="962550" table:style-name="ce1">
            <text:p>962550</text:p>
          </table:table-cell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1" table:style-name="ce1">
            <text:p>1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string" table:style-name="ce1">
            <text:p>V02-1068</text:p>
          </table:table-cell>
          <table:table-cell office:value-type="string" table:style-name="ce1">
            <text:p>CONVEGUA, S.A.</text:p>
          </table:table-cell>
          <table:table-cell office:value-type="string" table:style-name="ce1">
            <text:p>GUIA MADRE</text:p>
          </table:table-cell>
          <table:table-cell office:value-type="float" office:value="966551" table:style-name="ce1">
            <text:p>966551</text:p>
          </table:table-cell>
          <table:table-cell office:value-type="float" office:value="966650" table:style-name="ce1">
            <text:p>966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1" table:style-name="ce1">
            <text:p>1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string" table:style-name="ce1">
            <text:p>V02-928</text:p>
          </table:table-cell>
          <table:table-cell office:value-type="string" table:style-name="ce1">
            <text:p>DISTRIBUIDORA LA MOCOSA</text:p>
          </table:table-cell>
          <table:table-cell office:value-type="string" table:style-name="ce1">
            <text:p>GUIA MADRE</text:p>
          </table:table-cell>
          <table:table-cell office:value-type="float" office:value="966651" table:style-name="ce1">
            <text:p>966651</text:p>
          </table:table-cell>
          <table:table-cell office:value-type="float" office:value="966700" table:style-name="ce1">
            <text:p>966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1" table:style-name="ce1">
            <text:p>1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string" table:style-name="ce1">
            <text:p>XCO-989</text:p>
          </table:table-cell>
          <table:table-cell office:value-type="string" table:style-name="ce1">
            <text:p>DISTRIBUIDORA EL PACIFICO</text:p>
          </table:table-cell>
          <table:table-cell office:value-type="string" table:style-name="ce1">
            <text:p>GUIA MADRE</text:p>
          </table:table-cell>
          <table:table-cell office:value-type="float" office:value="966701" table:style-name="ce1">
            <text:p>966701</text:p>
          </table:table-cell>
          <table:table-cell office:value-type="float" office:value="966750" table:style-name="ce1">
            <text:p>9667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1" table:style-name="ce1">
            <text:p>1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string" table:style-name="ce1">
            <text:p>GUA-893</text:p>
          </table:table-cell>
          <table:table-cell office:value-type="string" table:style-name="ce1">
            <text:p>COMERCIALIZADORA BIOAGRO</text:p>
          </table:table-cell>
          <table:table-cell office:value-type="string" table:style-name="ce1">
            <text:p>GUIA MADRE</text:p>
          </table:table-cell>
          <table:table-cell office:value-type="float" office:value="966751" table:style-name="ce1">
            <text:p>966751</text:p>
          </table:table-cell>
          <table:table-cell office:value-type="float" office:value="966900" table:style-name="ce1">
            <text:p>9669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1" table:style-name="ce1">
            <text:p>1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string" table:style-name="ce1">
            <text:p>XCO-719</text:p>
          </table:table-cell>
          <table:table-cell office:value-type="string" table:style-name="ce1">
            <text:p>LA CASA DE LOS HILOS</text:p>
          </table:table-cell>
          <table:table-cell office:value-type="string" table:style-name="ce1">
            <text:p>GUIA MADRE</text:p>
          </table:table-cell>
          <table:table-cell office:value-type="float" office:value="966901" table:style-name="ce1">
            <text:p>966901</text:p>
          </table:table-cell>
          <table:table-cell office:value-type="float" office:value="966950" table:style-name="ce1">
            <text:p>966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1" table:style-name="ce1">
            <text:p>1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string" table:style-name="ce1">
            <text:p>XCO-719</text:p>
          </table:table-cell>
          <table:table-cell office:value-type="string" table:style-name="ce1">
            <text:p>LA CASA DE LOS HILOS</text:p>
          </table:table-cell>
          <table:table-cell office:value-type="string" table:style-name="ce1">
            <text:p>GUIA MADRE</text:p>
          </table:table-cell>
          <table:table-cell office:value-type="float" office:value="966951" table:style-name="ce1">
            <text:p>966951</text:p>
          </table:table-cell>
          <table:table-cell office:value-type="float" office:value="967000" table:style-name="ce1">
            <text:p>967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1" table:style-name="ce1">
            <text:p>1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string" table:style-name="ce1">
            <text:p>XCO-939</text:p>
          </table:table-cell>
          <table:table-cell office:value-type="string" table:style-name="ce1">
            <text:p>TREKER DE GUATEMALA, S.A.</text:p>
          </table:table-cell>
          <table:table-cell office:value-type="string" table:style-name="ce1">
            <text:p>GUIA MADRE</text:p>
          </table:table-cell>
          <table:table-cell office:value-type="float" office:value="967001" table:style-name="ce1">
            <text:p>967001</text:p>
          </table:table-cell>
          <table:table-cell office:value-type="float" office:value="967050" table:style-name="ce1">
            <text:p>967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1" table:style-name="ce1">
            <text:p>1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string" table:style-name="ce1">
            <text:p>XCO-970</text:p>
          </table:table-cell>
          <table:table-cell office:value-type="string" table:style-name="ce1">
            <text:p>IMPORTACIONES LA BODEGONA</text:p>
          </table:table-cell>
          <table:table-cell office:value-type="string" table:style-name="ce1">
            <text:p>GUIA MADRE</text:p>
          </table:table-cell>
          <table:table-cell office:value-type="float" office:value="967151" table:style-name="ce1">
            <text:p>967151</text:p>
          </table:table-cell>
          <table:table-cell office:value-type="float" office:value="967250" table:style-name="ce1">
            <text:p>9672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1" table:style-name="ce1">
            <text:p>1</text:p>
          </table:table-cell>
          <table:table-cell office:value-type="date" office:date-value="2022-07-08T00:00:00" table:style-name="ce2">
            <text:p>8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08T00:00:00" table:style-name="ce2">
            <text:p>8/07/2022 00:00</text:p>
          </table:table-cell>
          <table:table-cell office:value-type="string" table:style-name="ce1">
            <text:p>HUE</text:p>
          </table:table-cell>
          <table:table-cell office:value-type="string" table:style-name="ce1">
            <text:p>AGENCIA HUEHUETENANGO</text:p>
          </table:table-cell>
          <table:table-cell office:value-type="string" table:style-name="ce1">
            <text:p>GUIA MADRE</text:p>
          </table:table-cell>
          <table:table-cell office:value-type="float" office:value="967251" table:style-name="ce1">
            <text:p>967251</text:p>
          </table:table-cell>
          <table:table-cell office:value-type="float" office:value="967262" table:style-name="ce1">
            <text:p>96726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1" table:style-name="ce1">
            <text:p>1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967651" table:style-name="ce1">
            <text:p>967651</text:p>
          </table:table-cell>
          <table:table-cell office:value-type="float" office:value="967750" table:style-name="ce1">
            <text:p>9677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1" table:style-name="ce1">
            <text:p>1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967751" table:style-name="ce1">
            <text:p>967751</text:p>
          </table:table-cell>
          <table:table-cell office:value-type="float" office:value="968050" table:style-name="ce1">
            <text:p>9680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1" table:style-name="ce1">
            <text:p>1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1T00:00:00" table:style-name="ce2">
            <text:p>11/07/2022 00:00</text:p>
          </table:table-cell>
          <table:table-cell office:value-type="string" table:style-name="ce1">
            <text:p>QCH</text:p>
          </table:table-cell>
          <table:table-cell office:value-type="string" table:style-name="ce1">
            <text:p>AGENCIA QUICHE</text:p>
          </table:table-cell>
          <table:table-cell office:value-type="string" table:style-name="ce1">
            <text:p>GUIA MADRE</text:p>
          </table:table-cell>
          <table:table-cell office:value-type="float" office:value="968051" table:style-name="ce1">
            <text:p>968051</text:p>
          </table:table-cell>
          <table:table-cell office:value-type="float" office:value="968060" table:style-name="ce1">
            <text:p>96806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XCO-953</text:p>
          </table:table-cell>
          <table:table-cell office:value-type="string" table:style-name="ce1">
            <text:p>INVENTIVA COSMETCOS S.A.</text:p>
          </table:table-cell>
          <table:table-cell office:value-type="string" table:style-name="ce1">
            <text:p>GUIA MADRE</text:p>
          </table:table-cell>
          <table:table-cell office:value-type="float" office:value="968201" table:style-name="ce1">
            <text:p>968201</text:p>
          </table:table-cell>
          <table:table-cell office:value-type="float" office:value="968250" table:style-name="ce1">
            <text:p>9682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GUA-1101</text:p>
          </table:table-cell>
          <table:table-cell office:value-type="string" table:style-name="ce1">
            <text:p>KRISPAR HEALTCARE, S.A.</text:p>
          </table:table-cell>
          <table:table-cell office:value-type="string" table:style-name="ce1">
            <text:p>GUIA MADRE</text:p>
          </table:table-cell>
          <table:table-cell office:value-type="float" office:value="968251" table:style-name="ce1">
            <text:p>968251</text:p>
          </table:table-cell>
          <table:table-cell office:value-type="float" office:value="968300" table:style-name="ce1">
            <text:p>968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968301" table:style-name="ce1">
            <text:p>968301</text:p>
          </table:table-cell>
          <table:table-cell office:value-type="float" office:value="968400" table:style-name="ce1">
            <text:p>9684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XCO-93</text:p>
          </table:table-cell>
          <table:table-cell office:value-type="string" table:style-name="ce1">
            <text:p>MO AUTO (CARROS)</text:p>
          </table:table-cell>
          <table:table-cell office:value-type="string" table:style-name="ce1">
            <text:p>GUIA MADRE</text:p>
          </table:table-cell>
          <table:table-cell office:value-type="float" office:value="968401" table:style-name="ce1">
            <text:p>968401</text:p>
          </table:table-cell>
          <table:table-cell office:value-type="float" office:value="968500" table:style-name="ce1">
            <text:p>9685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CON-1084</text:p>
          </table:table-cell>
          <table:table-cell office:value-type="string" table:style-name="ce1">
            <text:p>DIST DE ALIMENTOS HERMANSO J&amp;E</text:p>
          </table:table-cell>
          <table:table-cell office:value-type="string" table:style-name="ce1">
            <text:p>GUIA MADRE</text:p>
          </table:table-cell>
          <table:table-cell office:value-type="float" office:value="968501" table:style-name="ce1">
            <text:p>968501</text:p>
          </table:table-cell>
          <table:table-cell office:value-type="float" office:value="968550" table:style-name="ce1">
            <text:p>9685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1" table:style-name="ce1">
            <text:p>1</text:p>
          </table:table-cell>
          <table:table-cell office:value-type="date" office:date-value="2022-07-12T00:00:00" table:style-name="ce2">
            <text:p>12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2T00:00:00" table:style-name="ce2">
            <text:p>12/07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970551" table:style-name="ce1">
            <text:p>970551</text:p>
          </table:table-cell>
          <table:table-cell office:value-type="float" office:value="970850" table:style-name="ce1">
            <text:p>9708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BLANCO</text:p>
          </table:table-cell>
          <table:table-cell table:number-columns-repeated="16369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V02-979</text:p>
          </table:table-cell>
          <table:table-cell office:value-type="string" table:style-name="ce1">
            <text:p>BOTICA GANADERA</text:p>
          </table:table-cell>
          <table:table-cell office:value-type="string" table:style-name="ce1">
            <text:p>GUIA MADRE</text:p>
          </table:table-cell>
          <table:table-cell office:value-type="float" office:value="970851" table:style-name="ce1">
            <text:p>970851</text:p>
          </table:table-cell>
          <table:table-cell office:value-type="float" office:value="970900" table:style-name="ce1">
            <text:p>970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XCO-403</text:p>
          </table:table-cell>
          <table:table-cell office:value-type="string" table:style-name="ce1">
            <text:p>GRAN SUPER MERCADO DE PACAS</text:p>
          </table:table-cell>
          <table:table-cell office:value-type="string" table:style-name="ce1">
            <text:p>GUIA MADRE</text:p>
          </table:table-cell>
          <table:table-cell office:value-type="float" office:value="970901" table:style-name="ce1">
            <text:p>970901</text:p>
          </table:table-cell>
          <table:table-cell office:value-type="float" office:value="970950" table:style-name="ce1">
            <text:p>9709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XCO-1092</text:p>
          </table:table-cell>
          <table:table-cell office:value-type="string" table:style-name="ce1">
            <text:p>SOHER, S.A.</text:p>
          </table:table-cell>
          <table:table-cell office:value-type="string" table:style-name="ce1">
            <text:p>GUIA MADRE</text:p>
          </table:table-cell>
          <table:table-cell office:value-type="float" office:value="970951" table:style-name="ce1">
            <text:p>970951</text:p>
          </table:table-cell>
          <table:table-cell office:value-type="float" office:value="971000" table:style-name="ce1">
            <text:p>9710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GUA-14</text:p>
          </table:table-cell>
          <table:table-cell office:value-type="string" table:style-name="ce1">
            <text:p>DROGUERIA BIOTHICAL S,A.</text:p>
          </table:table-cell>
          <table:table-cell office:value-type="string" table:style-name="ce1">
            <text:p>GUIA MADRE</text:p>
          </table:table-cell>
          <table:table-cell office:value-type="float" office:value="971001" table:style-name="ce1">
            <text:p>971001</text:p>
          </table:table-cell>
          <table:table-cell office:value-type="float" office:value="971200" table:style-name="ce1">
            <text:p>9712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1" table:style-name="ce1">
            <text:p>1</text:p>
          </table:table-cell>
          <table:table-cell office:value-type="date" office:date-value="2022-07-12T00:00:00" table:style-name="ce2">
            <text:p>12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2T00:00:00" table:style-name="ce2">
            <text:p>12/07/2022 00:00</text:p>
          </table:table-cell>
          <table:table-cell office:value-type="string" table:style-name="ce1">
            <text:p>XEL-56</text:p>
          </table:table-cell>
          <table:table-cell office:value-type="string" table:style-name="ce1">
            <text:p>PROMOCIONES Y VENTAS DE OCCIDENTE</text:p>
          </table:table-cell>
          <table:table-cell office:value-type="string" table:style-name="ce1">
            <text:p>GUIA MADRE</text:p>
          </table:table-cell>
          <table:table-cell office:value-type="float" office:value="971201" table:style-name="ce1">
            <text:p>971201</text:p>
          </table:table-cell>
          <table:table-cell office:value-type="float" office:value="971250" table:style-name="ce1">
            <text:p>9712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XCO-149</text:p>
          </table:table-cell>
          <table:table-cell office:value-type="string" table:style-name="ce1">
            <text:p>IMPORTACIONES CRESGO, S,A.</text:p>
          </table:table-cell>
          <table:table-cell office:value-type="string" table:style-name="ce1">
            <text:p>GUIA MADRE</text:p>
          </table:table-cell>
          <table:table-cell office:value-type="float" office:value="971251" table:style-name="ce1">
            <text:p>971251</text:p>
          </table:table-cell>
          <table:table-cell office:value-type="float" office:value="971400" table:style-name="ce1">
            <text:p>9714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XCO-1089</text:p>
          </table:table-cell>
          <table:table-cell office:value-type="string" table:style-name="ce1">
            <text:p>IMPORTADORA TITO</text:p>
          </table:table-cell>
          <table:table-cell office:value-type="string" table:style-name="ce1">
            <text:p>GUIA MADRE</text:p>
          </table:table-cell>
          <table:table-cell office:value-type="float" office:value="971401" table:style-name="ce1">
            <text:p>971401</text:p>
          </table:table-cell>
          <table:table-cell office:value-type="float" office:value="971450" table:style-name="ce1">
            <text:p>971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1" table:style-name="ce1">
            <text:p>1</text:p>
          </table:table-cell>
          <table:table-cell office:value-type="date" office:date-value="2022-07-12T00:00:00" table:style-name="ce2">
            <text:p>12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2T00:00:00" table:style-name="ce2">
            <text:p>12/07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GUIA MADRE</text:p>
          </table:table-cell>
          <table:table-cell office:value-type="float" office:value="971451" table:style-name="ce1">
            <text:p>971451</text:p>
          </table:table-cell>
          <table:table-cell office:value-type="float" office:value="971750" table:style-name="ce1">
            <text:p>97175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XCO-557</text:p>
          </table:table-cell>
          <table:table-cell office:value-type="string" table:style-name="ce1">
            <text:p>SUCULENTAS 502</text:p>
          </table:table-cell>
          <table:table-cell office:value-type="string" table:style-name="ce1">
            <text:p>GUIA MADRE</text:p>
          </table:table-cell>
          <table:table-cell office:value-type="float" office:value="971751" table:style-name="ce1">
            <text:p>971751</text:p>
          </table:table-cell>
          <table:table-cell office:value-type="float" office:value="971800" table:style-name="ce1">
            <text:p>971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XCO-98</text:p>
          </table:table-cell>
          <table:table-cell office:value-type="string" table:style-name="ce1">
            <text:p>FLECHAS ALVAREZ ,S.A</text:p>
          </table:table-cell>
          <table:table-cell office:value-type="string" table:style-name="ce1">
            <text:p>GUIA MADRE</text:p>
          </table:table-cell>
          <table:table-cell office:value-type="float" office:value="971801" table:style-name="ce1">
            <text:p>971801</text:p>
          </table:table-cell>
          <table:table-cell office:value-type="float" office:value="971950" table:style-name="ce1">
            <text:p>97195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XCO-811</text:p>
          </table:table-cell>
          <table:table-cell office:value-type="string" table:style-name="ce1">
            <text:p>MULTISERVICIOS IDEART</text:p>
          </table:table-cell>
          <table:table-cell office:value-type="string" table:style-name="ce1">
            <text:p>GUIA MADRE</text:p>
          </table:table-cell>
          <table:table-cell office:value-type="float" office:value="971951" table:style-name="ce1">
            <text:p>971951</text:p>
          </table:table-cell>
          <table:table-cell office:value-type="float" office:value="972050" table:style-name="ce1">
            <text:p>9720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1" table:style-name="ce1">
            <text:p>1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3T00:00:00" table:style-name="ce2">
            <text:p>13/07/2022 00:00</text:p>
          </table:table-cell>
          <table:table-cell office:value-type="string" table:style-name="ce1">
            <text:p>GUA-766</text:p>
          </table:table-cell>
          <table:table-cell office:value-type="string" table:style-name="ce1">
            <text:p>CELASA, INGENIERIA Y EQUIPOS, S.A.</text:p>
          </table:table-cell>
          <table:table-cell office:value-type="string" table:style-name="ce1">
            <text:p>GUIA MADRE</text:p>
          </table:table-cell>
          <table:table-cell office:value-type="float" office:value="972051" table:style-name="ce1">
            <text:p>972051</text:p>
          </table:table-cell>
          <table:table-cell office:value-type="float" office:value="972150" table:style-name="ce1">
            <text:p>9721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1" table:style-name="ce1">
            <text:p>1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string" table:style-name="ce1">
            <text:p>CON-78</text:p>
          </table:table-cell>
          <table:table-cell office:value-type="string" table:style-name="ce1">
            <text:p>INDUSTRIAS DEL COLOR S,A.</text:p>
          </table:table-cell>
          <table:table-cell office:value-type="string" table:style-name="ce1">
            <text:p>GUIA MADRE</text:p>
          </table:table-cell>
          <table:table-cell office:value-type="float" office:value="972551" table:style-name="ce1">
            <text:p>972551</text:p>
          </table:table-cell>
          <table:table-cell office:value-type="float" office:value="972650" table:style-name="ce1">
            <text:p>9726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1" table:style-name="ce1">
            <text:p>1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string" table:style-name="ce1">
            <text:p>PRE-186</text:p>
          </table:table-cell>
          <table:table-cell office:value-type="string" table:style-name="ce1">
            <text:p>MULTIPRODUCTOS VETERINARIOS S,A.</text:p>
          </table:table-cell>
          <table:table-cell office:value-type="string" table:style-name="ce1">
            <text:p>GUIA MADRE</text:p>
          </table:table-cell>
          <table:table-cell office:value-type="float" office:value="972651" table:style-name="ce1">
            <text:p>972651</text:p>
          </table:table-cell>
          <table:table-cell office:value-type="float" office:value="972750" table:style-name="ce1">
            <text:p>9727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1" table:style-name="ce1">
            <text:p>1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string" table:style-name="ce1">
            <text:p>XCO-786</text:p>
          </table:table-cell>
          <table:table-cell office:value-type="string" table:style-name="ce1">
            <text:p>MANUFACTURAS TEXTILES PERFECTA, S.A.</text:p>
          </table:table-cell>
          <table:table-cell office:value-type="string" table:style-name="ce1">
            <text:p>GUIA MADRE</text:p>
          </table:table-cell>
          <table:table-cell office:value-type="float" office:value="972751" table:style-name="ce1">
            <text:p>972751</text:p>
          </table:table-cell>
          <table:table-cell office:value-type="float" office:value="972800" table:style-name="ce1">
            <text:p>9728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1" table:style-name="ce1">
            <text:p>1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string" table:style-name="ce1">
            <text:p>XCO-30</text:p>
          </table:table-cell>
          <table:table-cell office:value-type="string" table:style-name="ce1">
            <text:p>CASA DE LOS RODAMIENTOS</text:p>
          </table:table-cell>
          <table:table-cell office:value-type="string" table:style-name="ce1">
            <text:p>GUIA MADRE</text:p>
          </table:table-cell>
          <table:table-cell office:value-type="float" office:value="972801" table:style-name="ce1">
            <text:p>972801</text:p>
          </table:table-cell>
          <table:table-cell office:value-type="float" office:value="973000" table:style-name="ce1">
            <text:p>9730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1" table:style-name="ce1">
            <text:p>1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string" table:style-name="ce1">
            <text:p>JUT-866</text:p>
          </table:table-cell>
          <table:table-cell office:value-type="string" table:style-name="ce1">
            <text:p>PRODUCTOS AGRICOLAS SAN FERNANDO, S.A.</text:p>
          </table:table-cell>
          <table:table-cell office:value-type="string" table:style-name="ce1">
            <text:p>GUIA MADRE</text:p>
          </table:table-cell>
          <table:table-cell office:value-type="float" office:value="973001" table:style-name="ce1">
            <text:p>973001</text:p>
          </table:table-cell>
          <table:table-cell office:value-type="float" office:value="973050" table:style-name="ce1">
            <text:p>973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1" table:style-name="ce1">
            <text:p>1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5T00:00:00" table:style-name="ce2">
            <text:p>15/07/2022 00:00</text:p>
          </table:table-cell>
          <table:table-cell office:value-type="string" table:style-name="ce1">
            <text:p>V02-1062</text:p>
          </table:table-cell>
          <table:table-cell office:value-type="string" table:style-name="ce1">
            <text:p>SERVIAGRO</text:p>
          </table:table-cell>
          <table:table-cell office:value-type="string" table:style-name="ce1">
            <text:p>GUIA MADRE</text:p>
          </table:table-cell>
          <table:table-cell office:value-type="float" office:value="973051" table:style-name="ce1">
            <text:p>973051</text:p>
          </table:table-cell>
          <table:table-cell office:value-type="float" office:value="973100" table:style-name="ce1">
            <text:p>9731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1" table:style-name="ce1">
            <text:p>1</text:p>
          </table:table-cell>
          <table:table-cell office:value-type="date" office:date-value="2022-07-18T00:00:00" table:style-name="ce2">
            <text:p>18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8T00:00:00" table:style-name="ce2">
            <text:p>18/07/2022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GUIA MADRE</text:p>
          </table:table-cell>
          <table:table-cell office:value-type="float" office:value="973301" table:style-name="ce1">
            <text:p>973301</text:p>
          </table:table-cell>
          <table:table-cell office:value-type="float" office:value="973600" table:style-name="ce1">
            <text:p>9736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1" table:style-name="ce1">
            <text:p>1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string" table:style-name="ce1">
            <text:p>XCO-484</text:p>
          </table:table-cell>
          <table:table-cell office:value-type="string" table:style-name="ce1">
            <text:p>ALIMENTOS TERRAE S,A.</text:p>
          </table:table-cell>
          <table:table-cell office:value-type="string" table:style-name="ce1">
            <text:p>GUIA MADRE</text:p>
          </table:table-cell>
          <table:table-cell office:value-type="float" office:value="973751" table:style-name="ce1">
            <text:p>973751</text:p>
          </table:table-cell>
          <table:table-cell office:value-type="float" office:value="973800" table:style-name="ce1">
            <text:p>9738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1" table:style-name="ce1">
            <text:p>1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string" table:style-name="ce1">
            <text:p>GUA-8</text:p>
          </table:table-cell>
          <table:table-cell office:value-type="string" table:style-name="ce1">
            <text:p>ALDOS DE ITALIA S,A.</text:p>
          </table:table-cell>
          <table:table-cell office:value-type="string" table:style-name="ce1">
            <text:p>GUIA MADRE</text:p>
          </table:table-cell>
          <table:table-cell office:value-type="float" office:value="973801" table:style-name="ce1">
            <text:p>973801</text:p>
          </table:table-cell>
          <table:table-cell office:value-type="float" office:value="973850" table:style-name="ce1">
            <text:p>973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1" table:style-name="ce1">
            <text:p>1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string" table:style-name="ce1">
            <text:p>XCO-1036</text:p>
          </table:table-cell>
          <table:table-cell office:value-type="string" table:style-name="ce1">
            <text:p>ALDOS DE ITALIA, S.A.</text:p>
          </table:table-cell>
          <table:table-cell office:value-type="string" table:style-name="ce1">
            <text:p>GUIA MADRE</text:p>
          </table:table-cell>
          <table:table-cell office:value-type="float" office:value="973851" table:style-name="ce1">
            <text:p>973851</text:p>
          </table:table-cell>
          <table:table-cell office:value-type="float" office:value="973950" table:style-name="ce1">
            <text:p>973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1" table:style-name="ce1">
            <text:p>1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string" table:style-name="ce1">
            <text:p>GUA-877</text:p>
          </table:table-cell>
          <table:table-cell office:value-type="string" table:style-name="ce1">
            <text:p>MORADA</text:p>
          </table:table-cell>
          <table:table-cell office:value-type="string" table:style-name="ce1">
            <text:p>GUIA MADRE</text:p>
          </table:table-cell>
          <table:table-cell office:value-type="float" office:value="973951" table:style-name="ce1">
            <text:p>973951</text:p>
          </table:table-cell>
          <table:table-cell office:value-type="float" office:value="974050" table:style-name="ce1">
            <text:p>9740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1" table:style-name="ce1">
            <text:p>1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string" table:style-name="ce1">
            <text:p>PRE-795</text:p>
          </table:table-cell>
          <table:table-cell office:value-type="string" table:style-name="ce1">
            <text:p>DISTRIBUIDORA DAKO</text:p>
          </table:table-cell>
          <table:table-cell office:value-type="string" table:style-name="ce1">
            <text:p>GUIA MADRE</text:p>
          </table:table-cell>
          <table:table-cell office:value-type="float" office:value="974051" table:style-name="ce1">
            <text:p>974051</text:p>
          </table:table-cell>
          <table:table-cell office:value-type="float" office:value="974150" table:style-name="ce1">
            <text:p>9741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1" table:style-name="ce1">
            <text:p>1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string" table:style-name="ce1">
            <text:p>V02-1068</text:p>
          </table:table-cell>
          <table:table-cell office:value-type="string" table:style-name="ce1">
            <text:p>CONVEGUA, S.A.</text:p>
          </table:table-cell>
          <table:table-cell office:value-type="string" table:style-name="ce1">
            <text:p>GUIA MADRE</text:p>
          </table:table-cell>
          <table:table-cell office:value-type="float" office:value="974151" table:style-name="ce1">
            <text:p>974151</text:p>
          </table:table-cell>
          <table:table-cell office:value-type="float" office:value="974250" table:style-name="ce1">
            <text:p>9742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1" table:style-name="ce1">
            <text:p>1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string" table:style-name="ce1">
            <text:p>GUA-500</text:p>
          </table:table-cell>
          <table:table-cell office:value-type="string" table:style-name="ce1">
            <text:p>DROGUERIA EXCEL</text:p>
          </table:table-cell>
          <table:table-cell office:value-type="string" table:style-name="ce1">
            <text:p>GUIA MADRE</text:p>
          </table:table-cell>
          <table:table-cell office:value-type="float" office:value="974251" table:style-name="ce1">
            <text:p>974251</text:p>
          </table:table-cell>
          <table:table-cell office:value-type="float" office:value="974350" table:style-name="ce1">
            <text:p>9743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1" table:style-name="ce1">
            <text:p>1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19T00:00:00" table:style-name="ce2">
            <text:p>19/07/2022 00:00</text:p>
          </table:table-cell>
          <table:table-cell office:value-type="string" table:style-name="ce1">
            <text:p>XCO-567</text:p>
          </table:table-cell>
          <table:table-cell office:value-type="string" table:style-name="ce1">
            <text:p>UNIMARK</text:p>
          </table:table-cell>
          <table:table-cell office:value-type="string" table:style-name="ce1">
            <text:p>GUIA MADRE</text:p>
          </table:table-cell>
          <table:table-cell office:value-type="float" office:value="974351" table:style-name="ce1">
            <text:p>974351</text:p>
          </table:table-cell>
          <table:table-cell office:value-type="float" office:value="974400" table:style-name="ce1">
            <text:p>974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XCO-1087</text:p>
          </table:table-cell>
          <table:table-cell office:value-type="string" table:style-name="ce1">
            <text:p>AUTOPARTES Y MAS DE GUATEMALA, S.A.</text:p>
          </table:table-cell>
          <table:table-cell office:value-type="string" table:style-name="ce1">
            <text:p>GUIA MADRE</text:p>
          </table:table-cell>
          <table:table-cell office:value-type="float" office:value="979051" table:style-name="ce1">
            <text:p>979051</text:p>
          </table:table-cell>
          <table:table-cell office:value-type="float" office:value="979070" table:style-name="ce1">
            <text:p>97907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PRE-380</text:p>
          </table:table-cell>
          <table:table-cell office:value-type="string" table:style-name="ce1">
            <text:p>MILAGRO PECUARIO S.A.</text:p>
          </table:table-cell>
          <table:table-cell office:value-type="string" table:style-name="ce1">
            <text:p>GUIA MADRE</text:p>
          </table:table-cell>
          <table:table-cell office:value-type="float" office:value="979071" table:style-name="ce1">
            <text:p>979071</text:p>
          </table:table-cell>
          <table:table-cell office:value-type="float" office:value="979100" table:style-name="ce1">
            <text:p>97910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XCO-304</text:p>
          </table:table-cell>
          <table:table-cell office:value-type="string" table:style-name="ce1">
            <text:p>MULTISISTEMAS TV</text:p>
          </table:table-cell>
          <table:table-cell office:value-type="string" table:style-name="ce1">
            <text:p>GUIA MADRE</text:p>
          </table:table-cell>
          <table:table-cell office:value-type="float" office:value="979101" table:style-name="ce1">
            <text:p>979101</text:p>
          </table:table-cell>
          <table:table-cell office:value-type="float" office:value="979150" table:style-name="ce1">
            <text:p>9791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XCO-322</text:p>
          </table:table-cell>
          <table:table-cell office:value-type="string" table:style-name="ce1">
            <text:p>AUDIO CENTER</text:p>
          </table:table-cell>
          <table:table-cell office:value-type="string" table:style-name="ce1">
            <text:p>GUIA MADRE</text:p>
          </table:table-cell>
          <table:table-cell office:value-type="float" office:value="979151" table:style-name="ce1">
            <text:p>979151</text:p>
          </table:table-cell>
          <table:table-cell office:value-type="float" office:value="979200" table:style-name="ce1">
            <text:p>9792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1" table:style-name="ce1">
            <text:p>1</text:p>
          </table:table-cell>
          <table:table-cell office:value-type="date" office:date-value="2022-07-22T00:00:00" table:style-name="ce2">
            <text:p>22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2T00:00:00" table:style-name="ce2">
            <text:p>22/07/2022 00:00</text:p>
          </table:table-cell>
          <table:table-cell office:value-type="string" table:style-name="ce1">
            <text:p>XCO-920</text:p>
          </table:table-cell>
          <table:table-cell office:value-type="string" table:style-name="ce1">
            <text:p>KENAS STORE</text:p>
          </table:table-cell>
          <table:table-cell office:value-type="string" table:style-name="ce1">
            <text:p>GUIA MADRE</text:p>
          </table:table-cell>
          <table:table-cell office:value-type="float" office:value="979201" table:style-name="ce1">
            <text:p>979201</text:p>
          </table:table-cell>
          <table:table-cell office:value-type="float" office:value="979250" table:style-name="ce1">
            <text:p>9792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XCO-708</text:p>
          </table:table-cell>
          <table:table-cell office:value-type="string" table:style-name="ce1">
            <text:p>DALIA MU?OZ</text:p>
          </table:table-cell>
          <table:table-cell office:value-type="string" table:style-name="ce1">
            <text:p>GUIA MADRE</text:p>
          </table:table-cell>
          <table:table-cell office:value-type="float" office:value="979251" table:style-name="ce1">
            <text:p>979251</text:p>
          </table:table-cell>
          <table:table-cell office:value-type="float" office:value="979300" table:style-name="ce1">
            <text:p>9793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XCO-1087</text:p>
          </table:table-cell>
          <table:table-cell office:value-type="string" table:style-name="ce1">
            <text:p>AUTOPARTES Y MAS DE GUATEMALA, S.A.</text:p>
          </table:table-cell>
          <table:table-cell office:value-type="string" table:style-name="ce1">
            <text:p>GUIA MADRE</text:p>
          </table:table-cell>
          <table:table-cell office:value-type="float" office:value="979301" table:style-name="ce1">
            <text:p>979301</text:p>
          </table:table-cell>
          <table:table-cell office:value-type="float" office:value="979350" table:style-name="ce1">
            <text:p>9793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XCO-695</text:p>
          </table:table-cell>
          <table:table-cell office:value-type="string" table:style-name="ce1">
            <text:p>WACHALAL //FUENTES DEL ESTILO S,A.</text:p>
          </table:table-cell>
          <table:table-cell office:value-type="string" table:style-name="ce1">
            <text:p>GUIA MADRE</text:p>
          </table:table-cell>
          <table:table-cell office:value-type="float" office:value="979851" table:style-name="ce1">
            <text:p>979851</text:p>
          </table:table-cell>
          <table:table-cell office:value-type="float" office:value="979950" table:style-name="ce1">
            <text:p>979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XCO-1102</text:p>
          </table:table-cell>
          <table:table-cell office:value-type="string" table:style-name="ce1">
            <text:p>CLOSET DE LULU</text:p>
          </table:table-cell>
          <table:table-cell office:value-type="string" table:style-name="ce1">
            <text:p>GUIA MADRE</text:p>
          </table:table-cell>
          <table:table-cell office:value-type="float" office:value="979951" table:style-name="ce1">
            <text:p>979951</text:p>
          </table:table-cell>
          <table:table-cell office:value-type="float" office:value="980000" table:style-name="ce1">
            <text:p>9800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RA ENTREGA</text:p>
          </table:table-cell>
          <table:table-cell table:number-columns-repeated="16369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XCO-1056</text:p>
          </table:table-cell>
          <table:table-cell office:value-type="string" table:style-name="ce1">
            <text:p>NOVEDADES ESPERANZA</text:p>
          </table:table-cell>
          <table:table-cell office:value-type="string" table:style-name="ce1">
            <text:p>GUIA MADRE</text:p>
          </table:table-cell>
          <table:table-cell office:value-type="float" office:value="980002" table:style-name="ce1">
            <text:p>980002</text:p>
          </table:table-cell>
          <table:table-cell office:value-type="float" office:value="980050" table:style-name="ce1">
            <text:p>980050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GUA-1101</text:p>
          </table:table-cell>
          <table:table-cell office:value-type="string" table:style-name="ce1">
            <text:p>KRISPAR HEALTCARE</text:p>
          </table:table-cell>
          <table:table-cell office:value-type="string" table:style-name="ce1">
            <text:p>GUIA MADRE</text:p>
          </table:table-cell>
          <table:table-cell office:value-type="float" office:value="980051" table:style-name="ce1">
            <text:p>980051</text:p>
          </table:table-cell>
          <table:table-cell office:value-type="float" office:value="980250" table:style-name="ce1">
            <text:p>9802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PRE-1080</text:p>
          </table:table-cell>
          <table:table-cell office:value-type="string" table:style-name="ce1">
            <text:p>IMPORTADORA LUKANA</text:p>
          </table:table-cell>
          <table:table-cell office:value-type="string" table:style-name="ce1">
            <text:p>GUIA MADRE</text:p>
          </table:table-cell>
          <table:table-cell office:value-type="float" office:value="980251" table:style-name="ce1">
            <text:p>980251</text:p>
          </table:table-cell>
          <table:table-cell office:value-type="float" office:value="980350" table:style-name="ce1">
            <text:p>9803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PRE-1080</text:p>
          </table:table-cell>
          <table:table-cell office:value-type="string" table:style-name="ce1">
            <text:p>IMPORTADORA LUKANA</text:p>
          </table:table-cell>
          <table:table-cell office:value-type="string" table:style-name="ce1">
            <text:p>GUIA MADRE</text:p>
          </table:table-cell>
          <table:table-cell office:value-type="float" office:value="980351" table:style-name="ce1">
            <text:p>980351</text:p>
          </table:table-cell>
          <table:table-cell office:value-type="float" office:value="980400" table:style-name="ce1">
            <text:p>9804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XCO-860</text:p>
          </table:table-cell>
          <table:table-cell office:value-type="string" table:style-name="ce1">
            <text:p>IMPORAUTO</text:p>
          </table:table-cell>
          <table:table-cell office:value-type="string" table:style-name="ce1">
            <text:p>GUIA MADRE</text:p>
          </table:table-cell>
          <table:table-cell office:value-type="float" office:value="980401" table:style-name="ce1">
            <text:p>980401</text:p>
          </table:table-cell>
          <table:table-cell office:value-type="float" office:value="980450" table:style-name="ce1">
            <text:p>9804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PRE-380</text:p>
          </table:table-cell>
          <table:table-cell office:value-type="string" table:style-name="ce1">
            <text:p>MILAGRO PECUARIO S.A.</text:p>
          </table:table-cell>
          <table:table-cell office:value-type="string" table:style-name="ce1">
            <text:p>GUIA MADRE</text:p>
          </table:table-cell>
          <table:table-cell office:value-type="float" office:value="980451" table:style-name="ce1">
            <text:p>980451</text:p>
          </table:table-cell>
          <table:table-cell office:value-type="float" office:value="980480" table:style-name="ce1">
            <text:p>98048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1" table:style-name="ce1">
            <text:p>1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5T00:00:00" table:style-name="ce2">
            <text:p>25/07/2022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980551" table:style-name="ce1">
            <text:p>980551</text:p>
          </table:table-cell>
          <table:table-cell office:value-type="float" office:value="980850" table:style-name="ce1">
            <text:p>9808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1" table:style-name="ce1">
            <text:p>1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string" table:style-name="ce1">
            <text:p>XCO-36</text:p>
          </table:table-cell>
          <table:table-cell office:value-type="string" table:style-name="ce1">
            <text:p>F.P.K. S,A.</text:p>
          </table:table-cell>
          <table:table-cell office:value-type="string" table:style-name="ce1">
            <text:p>GUIA MADRE</text:p>
          </table:table-cell>
          <table:table-cell office:value-type="float" office:value="981059" table:style-name="ce1">
            <text:p>981059</text:p>
          </table:table-cell>
          <table:table-cell office:value-type="float" office:value="981358" table:style-name="ce1">
            <text:p>981358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1" table:style-name="ce1">
            <text:p>1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981359" table:style-name="ce1">
            <text:p>981359</text:p>
          </table:table-cell>
          <table:table-cell office:value-type="float" office:value="981458" table:style-name="ce1">
            <text:p>981458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1" table:style-name="ce1">
            <text:p>1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string" table:style-name="ce1">
            <text:p>CON-919</text:p>
          </table:table-cell>
          <table:table-cell office:value-type="string" table:style-name="ce1">
            <text:p>KENAS STORE</text:p>
          </table:table-cell>
          <table:table-cell office:value-type="string" table:style-name="ce1">
            <text:p>GUIA MADRE</text:p>
          </table:table-cell>
          <table:table-cell office:value-type="float" office:value="981459" table:style-name="ce1">
            <text:p>981459</text:p>
          </table:table-cell>
          <table:table-cell office:value-type="float" office:value="981500" table:style-name="ce1">
            <text:p>98150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1" table:style-name="ce1">
            <text:p>1</text:p>
          </table:table-cell>
          <table:table-cell office:value-type="date" office:date-value="2022-07-28T00:00:00" table:style-name="ce2">
            <text:p>28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8T00:00:00" table:style-name="ce2">
            <text:p>28/07/2022 00:00</text:p>
          </table:table-cell>
          <table:table-cell office:value-type="string" table:style-name="ce1">
            <text:p>V03-1051</text:p>
          </table:table-cell>
          <table:table-cell office:value-type="string" table:style-name="ce1">
            <text:p>GRUPO MAS VISION</text:p>
          </table:table-cell>
          <table:table-cell office:value-type="string" table:style-name="ce1">
            <text:p>GUIA MADRE</text:p>
          </table:table-cell>
          <table:table-cell office:value-type="float" office:value="981501" table:style-name="ce1">
            <text:p>981501</text:p>
          </table:table-cell>
          <table:table-cell office:value-type="float" office:value="981550" table:style-name="ce1">
            <text:p>9815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1" table:style-name="ce1">
            <text:p>1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string" table:style-name="ce1">
            <text:p>XCO-855</text:p>
          </table:table-cell>
          <table:table-cell office:value-type="string" table:style-name="ce1">
            <text:p>XS AUDIO</text:p>
          </table:table-cell>
          <table:table-cell office:value-type="string" table:style-name="ce1">
            <text:p>GUIA MADRE</text:p>
          </table:table-cell>
          <table:table-cell office:value-type="float" office:value="981551" table:style-name="ce1">
            <text:p>981551</text:p>
          </table:table-cell>
          <table:table-cell office:value-type="float" office:value="981600" table:style-name="ce1">
            <text:p>9816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string" table:style-name="ce1">
            <text:p>XCO-691</text:p>
          </table:table-cell>
          <table:table-cell office:value-type="string" table:style-name="ce1">
            <text:p>INCOVA</text:p>
          </table:table-cell>
          <table:table-cell office:value-type="string" table:style-name="ce1">
            <text:p>GUIA MADRE</text:p>
          </table:table-cell>
          <table:table-cell office:value-type="float" office:value="981601" table:style-name="ce1">
            <text:p>981601</text:p>
          </table:table-cell>
          <table:table-cell office:value-type="float" office:value="981650" table:style-name="ce1">
            <text:p>9816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1" table:style-name="ce1">
            <text:p>1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string" table:style-name="ce1">
            <text:p>CON-423</text:p>
          </table:table-cell>
          <table:table-cell office:value-type="string" table:style-name="ce1">
            <text:p>AROMAS CREATIVOS</text:p>
          </table:table-cell>
          <table:table-cell office:value-type="string" table:style-name="ce1">
            <text:p>GUIA MADRE</text:p>
          </table:table-cell>
          <table:table-cell office:value-type="float" office:value="981651" table:style-name="ce1">
            <text:p>981651</text:p>
          </table:table-cell>
          <table:table-cell office:value-type="float" office:value="981700" table:style-name="ce1">
            <text:p>9817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1" table:style-name="ce1">
            <text:p>1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string" table:style-name="ce1">
            <text:p>XCO-846</text:p>
          </table:table-cell>
          <table:table-cell office:value-type="string" table:style-name="ce1">
            <text:p>EKA REPOSTERIA</text:p>
          </table:table-cell>
          <table:table-cell office:value-type="string" table:style-name="ce1">
            <text:p>GUIA MADRE</text:p>
          </table:table-cell>
          <table:table-cell office:value-type="float" office:value="981701" table:style-name="ce1">
            <text:p>981701</text:p>
          </table:table-cell>
          <table:table-cell office:value-type="float" office:value="981800" table:style-name="ce1">
            <text:p>9818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1" table:style-name="ce1">
            <text:p>1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27T00:00:00" table:style-name="ce2">
            <text:p>27/07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981801" table:style-name="ce1">
            <text:p>981801</text:p>
          </table:table-cell>
          <table:table-cell office:value-type="float" office:value="982100" table:style-name="ce1">
            <text:p>98210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1" table:style-name="ce1">
            <text:p>1</text:p>
          </table:table-cell>
          <table:table-cell office:value-type="date" office:date-value="2022-07-30T00:00:00" table:style-name="ce2">
            <text:p>30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30T00:00:00" table:style-name="ce2">
            <text:p>30/07/2022 00:00</text:p>
          </table:table-cell>
          <table:table-cell office:value-type="string" table:style-name="ce1">
            <text:p>XCO-34</text:p>
          </table:table-cell>
          <table:table-cell office:value-type="string" table:style-name="ce1">
            <text:p>DIFORZA INTERNATIONAL ,S.A</text:p>
          </table:table-cell>
          <table:table-cell office:value-type="string" table:style-name="ce1">
            <text:p>GUIA MADRE</text:p>
          </table:table-cell>
          <table:table-cell office:value-type="float" office:value="982851" table:style-name="ce1">
            <text:p>982851</text:p>
          </table:table-cell>
          <table:table-cell office:value-type="float" office:value="983050" table:style-name="ce1">
            <text:p>9830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1" table:style-name="ce1">
            <text:p>1</text:p>
          </table:table-cell>
          <table:table-cell office:value-type="date" office:date-value="2022-07-30T00:00:00" table:style-name="ce2">
            <text:p>30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30T00:00:00" table:style-name="ce2">
            <text:p>30/07/2022 00:00</text:p>
          </table:table-cell>
          <table:table-cell office:value-type="string" table:style-name="ce1">
            <text:p>XCO-980</text:p>
          </table:table-cell>
          <table:table-cell office:value-type="string" table:style-name="ce1">
            <text:p>FARMACIA LA SOLUCION</text:p>
          </table:table-cell>
          <table:table-cell office:value-type="string" table:style-name="ce1">
            <text:p>GUIA MADRE</text:p>
          </table:table-cell>
          <table:table-cell office:value-type="float" office:value="983051" table:style-name="ce1">
            <text:p>983051</text:p>
          </table:table-cell>
          <table:table-cell office:value-type="float" office:value="983100" table:style-name="ce1">
            <text:p>9831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1" table:style-name="ce1">
            <text:p>1</text:p>
          </table:table-cell>
          <table:table-cell office:value-type="date" office:date-value="2022-07-30T00:00:00" table:style-name="ce2">
            <text:p>30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30T00:00:00" table:style-name="ce2">
            <text:p>30/07/2022 00:00</text:p>
          </table:table-cell>
          <table:table-cell office:value-type="string" table:style-name="ce1">
            <text:p>GUA-6864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983101" table:style-name="ce1">
            <text:p>983101</text:p>
          </table:table-cell>
          <table:table-cell office:value-type="float" office:value="983200" table:style-name="ce1">
            <text:p>9832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1" table:style-name="ce1">
            <text:p>1</text:p>
          </table:table-cell>
          <table:table-cell office:value-type="date" office:date-value="2022-07-30T00:00:00" table:style-name="ce2">
            <text:p>30/07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7-30T00:00:00" table:style-name="ce2">
            <text:p>30/07/2022 00:00</text:p>
          </table:table-cell>
          <table:table-cell office:value-type="string" table:style-name="ce1">
            <text:p>XCO-6865</text:p>
          </table:table-cell>
          <table:table-cell office:value-type="string" table:style-name="ce1">
            <text:p>COMERCIALIZADORA AUTOMOTRIZ J.A. VASQUEZ</text:p>
          </table:table-cell>
          <table:table-cell office:value-type="string" table:style-name="ce1">
            <text:p>GUIA MADRE</text:p>
          </table:table-cell>
          <table:table-cell office:value-type="float" office:value="983201" table:style-name="ce1">
            <text:p>983201</text:p>
          </table:table-cell>
          <table:table-cell office:value-type="float" office:value="983350" table:style-name="ce1">
            <text:p>98335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MPARTIDO</text:p>
          </table:table-cell>
          <table:table-cell table:number-columns-repeated="16369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1" table:style-name="ce1">
            <text:p>1</text:p>
          </table:table-cell>
          <table:table-cell office:value-type="date" office:date-value="2022-08-01T00:00:00" table:style-name="ce2">
            <text:p>1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1T00:00:00" table:style-name="ce2">
            <text:p>1/08/2022 00:00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AGENCIA JALAPA</text:p>
          </table:table-cell>
          <table:table-cell office:value-type="string" table:style-name="ce1">
            <text:p>GUIA MADRE</text:p>
          </table:table-cell>
          <table:table-cell office:value-type="float" office:value="983451" table:style-name="ce1">
            <text:p>983451</text:p>
          </table:table-cell>
          <table:table-cell office:value-type="float" office:value="983750" table:style-name="ce1">
            <text:p>9837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XCO-821</text:p>
          </table:table-cell>
          <table:table-cell office:value-type="string" table:style-name="ce1">
            <text:p>HANDMADE U22</text:p>
          </table:table-cell>
          <table:table-cell office:value-type="string" table:style-name="ce1">
            <text:p>GUIA MADRE</text:p>
          </table:table-cell>
          <table:table-cell office:value-type="float" office:value="986651" table:style-name="ce1">
            <text:p>986651</text:p>
          </table:table-cell>
          <table:table-cell office:value-type="float" office:value="986700" table:style-name="ce1">
            <text:p>9867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XCO-384</text:p>
          </table:table-cell>
          <table:table-cell office:value-type="string" table:style-name="ce1">
            <text:p>LIBRERIA SAN PABLO</text:p>
          </table:table-cell>
          <table:table-cell office:value-type="string" table:style-name="ce1">
            <text:p>GUIA MADRE</text:p>
          </table:table-cell>
          <table:table-cell office:value-type="float" office:value="986701" table:style-name="ce1">
            <text:p>986701</text:p>
          </table:table-cell>
          <table:table-cell office:value-type="float" office:value="986750" table:style-name="ce1">
            <text:p>9867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XCO-883</text:p>
          </table:table-cell>
          <table:table-cell office:value-type="string" table:style-name="ce1">
            <text:p>CALZADO ADRIANA</text:p>
          </table:table-cell>
          <table:table-cell office:value-type="string" table:style-name="ce1">
            <text:p>GUIA MADRE</text:p>
          </table:table-cell>
          <table:table-cell office:value-type="float" office:value="986751" table:style-name="ce1">
            <text:p>986751</text:p>
          </table:table-cell>
          <table:table-cell office:value-type="float" office:value="986850" table:style-name="ce1">
            <text:p>9868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XCO-77</text:p>
          </table:table-cell>
          <table:table-cell office:value-type="string" table:style-name="ce1">
            <text:p>IMPORTACIONES CRESGO S,A.</text:p>
          </table:table-cell>
          <table:table-cell office:value-type="string" table:style-name="ce1">
            <text:p>GUIA MADRE</text:p>
          </table:table-cell>
          <table:table-cell office:value-type="float" office:value="986851" table:style-name="ce1">
            <text:p>986851</text:p>
          </table:table-cell>
          <table:table-cell office:value-type="float" office:value="986950" table:style-name="ce1">
            <text:p>986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GUA-15</text:p>
          </table:table-cell>
          <table:table-cell office:value-type="string" table:style-name="ce1">
            <text:p>DROMEDIC, S.A.</text:p>
          </table:table-cell>
          <table:table-cell office:value-type="string" table:style-name="ce1">
            <text:p>GUIA MADRE</text:p>
          </table:table-cell>
          <table:table-cell office:value-type="float" office:value="986951" table:style-name="ce1">
            <text:p>986951</text:p>
          </table:table-cell>
          <table:table-cell office:value-type="float" office:value="987050" table:style-name="ce1">
            <text:p>9870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GUA-290</text:p>
          </table:table-cell>
          <table:table-cell office:value-type="string" table:style-name="ce1">
            <text:p>CORPORACION PLUS ,S.A</text:p>
          </table:table-cell>
          <table:table-cell office:value-type="string" table:style-name="ce1">
            <text:p>GUIA MADRE</text:p>
          </table:table-cell>
          <table:table-cell office:value-type="float" office:value="987051" table:style-name="ce1">
            <text:p>987051</text:p>
          </table:table-cell>
          <table:table-cell office:value-type="float" office:value="987150" table:style-name="ce1">
            <text:p>9871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GUA-19</text:p>
          </table:table-cell>
          <table:table-cell office:value-type="string" table:style-name="ce1">
            <text:p>MARKETING ARM GUATEMALA S,A.</text:p>
          </table:table-cell>
          <table:table-cell office:value-type="string" table:style-name="ce1">
            <text:p>GUIA MADRE</text:p>
          </table:table-cell>
          <table:table-cell office:value-type="float" office:value="987151" table:style-name="ce1">
            <text:p>987151</text:p>
          </table:table-cell>
          <table:table-cell office:value-type="float" office:value="987350" table:style-name="ce1">
            <text:p>98735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REDITO</text:p>
          </table:table-cell>
          <table:table-cell table:number-columns-repeated="16369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XCO-381</text:p>
          </table:table-cell>
          <table:table-cell office:value-type="string" table:style-name="ce1">
            <text:p>PLAYERAS QUETZAL</text:p>
          </table:table-cell>
          <table:table-cell office:value-type="string" table:style-name="ce1">
            <text:p>GUIA MADRE</text:p>
          </table:table-cell>
          <table:table-cell office:value-type="float" office:value="987351" table:style-name="ce1">
            <text:p>987351</text:p>
          </table:table-cell>
          <table:table-cell office:value-type="float" office:value="987450" table:style-name="ce1">
            <text:p>9874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XCO-903</text:p>
          </table:table-cell>
          <table:table-cell office:value-type="string" table:style-name="ce1">
            <text:p>COMERCIAL NARU</text:p>
          </table:table-cell>
          <table:table-cell office:value-type="string" table:style-name="ce1">
            <text:p>GUIA MADRE</text:p>
          </table:table-cell>
          <table:table-cell office:value-type="float" office:value="987451" table:style-name="ce1">
            <text:p>987451</text:p>
          </table:table-cell>
          <table:table-cell office:value-type="float" office:value="987500" table:style-name="ce1">
            <text:p>9875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XCO-496</text:p>
          </table:table-cell>
          <table:table-cell office:value-type="string" table:style-name="ce1">
            <text:p>NAT &amp; CO MAYOREO</text:p>
          </table:table-cell>
          <table:table-cell office:value-type="string" table:style-name="ce1">
            <text:p>GUIA MADRE</text:p>
          </table:table-cell>
          <table:table-cell office:value-type="float" office:value="987501" table:style-name="ce1">
            <text:p>987501</text:p>
          </table:table-cell>
          <table:table-cell office:value-type="float" office:value="987700" table:style-name="ce1">
            <text:p>987700</text:p>
          </table:table-cell>
          <table:table-cell office:value-type="float" office:value="200" table:style-name="ce1">
            <text:p>2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XCO-708</text:p>
          </table:table-cell>
          <table:table-cell office:value-type="string" table:style-name="ce1">
            <text:p>DALIA MU?OZ</text:p>
          </table:table-cell>
          <table:table-cell office:value-type="string" table:style-name="ce1">
            <text:p>GUIA MADRE</text:p>
          </table:table-cell>
          <table:table-cell office:value-type="float" office:value="987701" table:style-name="ce1">
            <text:p>987701</text:p>
          </table:table-cell>
          <table:table-cell office:value-type="float" office:value="987800" table:style-name="ce1">
            <text:p>98780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XCO-1089</text:p>
          </table:table-cell>
          <table:table-cell office:value-type="string" table:style-name="ce1">
            <text:p>IMPORTADORA TITO</text:p>
          </table:table-cell>
          <table:table-cell office:value-type="string" table:style-name="ce1">
            <text:p>GUIA MADRE</text:p>
          </table:table-cell>
          <table:table-cell office:value-type="float" office:value="987801" table:style-name="ce1">
            <text:p>987801</text:p>
          </table:table-cell>
          <table:table-cell office:value-type="float" office:value="987850" table:style-name="ce1">
            <text:p>987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XCO-1079</text:p>
          </table:table-cell>
          <table:table-cell office:value-type="string" table:style-name="ce1">
            <text:p>EL TALLER DE JORGE</text:p>
          </table:table-cell>
          <table:table-cell office:value-type="string" table:style-name="ce1">
            <text:p>GUIA MADRE</text:p>
          </table:table-cell>
          <table:table-cell office:value-type="float" office:value="987851" table:style-name="ce1">
            <text:p>987851</text:p>
          </table:table-cell>
          <table:table-cell office:value-type="float" office:value="987900" table:style-name="ce1">
            <text:p>9879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ESC</text:p>
          </table:table-cell>
          <table:table-cell office:value-type="string" table:style-name="ce1">
            <text:p>AGENCIA ESCUINTLA</text:p>
          </table:table-cell>
          <table:table-cell office:value-type="string" table:style-name="ce1">
            <text:p>GUIA MADRE</text:p>
          </table:table-cell>
          <table:table-cell office:value-type="float" office:value="987901" table:style-name="ce1">
            <text:p>987901</text:p>
          </table:table-cell>
          <table:table-cell office:value-type="float" office:value="988200" table:style-name="ce1">
            <text:p>98820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1" table:style-name="ce1">
            <text:p>1</text:p>
          </table:table-cell>
          <table:table-cell office:value-type="date" office:date-value="2022-08-09T00:00:00" table:style-name="ce2">
            <text:p>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09T00:00:00" table:style-name="ce2">
            <text:p>9/08/2022 00:00</text:p>
          </table:table-cell>
          <table:table-cell office:value-type="string" table:style-name="ce1">
            <text:p>MAZ</text:p>
          </table:table-cell>
          <table:table-cell office:value-type="string" table:style-name="ce1">
            <text:p>AGENCIA MAZATENANGO</text:p>
          </table:table-cell>
          <table:table-cell office:value-type="string" table:style-name="ce1">
            <text:p>GUIA MADRE</text:p>
          </table:table-cell>
          <table:table-cell office:value-type="float" office:value="988201" table:style-name="ce1">
            <text:p>988201</text:p>
          </table:table-cell>
          <table:table-cell office:value-type="float" office:value="988550" table:style-name="ce1">
            <text:p>98855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1" table:style-name="ce1">
            <text:p>1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string" table:style-name="ce1">
            <text:p>XCO-1109</text:p>
          </table:table-cell>
          <table:table-cell office:value-type="string" table:style-name="ce1">
            <text:p>B COLORS, S.A.</text:p>
          </table:table-cell>
          <table:table-cell office:value-type="string" table:style-name="ce1">
            <text:p>GUIA MADRE</text:p>
          </table:table-cell>
          <table:table-cell office:value-type="float" office:value="992551" table:style-name="ce1">
            <text:p>992551</text:p>
          </table:table-cell>
          <table:table-cell office:value-type="float" office:value="992575" table:style-name="ce1">
            <text:p>99257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1" table:style-name="ce1">
            <text:p>1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string" table:style-name="ce1">
            <text:p>CON-1110</text:p>
          </table:table-cell>
          <table:table-cell office:value-type="string" table:style-name="ce1">
            <text:p>B COLORS, S.A.</text:p>
          </table:table-cell>
          <table:table-cell office:value-type="string" table:style-name="ce1">
            <text:p>GUIA MADRE</text:p>
          </table:table-cell>
          <table:table-cell office:value-type="float" office:value="992576" table:style-name="ce1">
            <text:p>992576</text:p>
          </table:table-cell>
          <table:table-cell office:value-type="float" office:value="992600" table:style-name="ce1">
            <text:p>99260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1" table:style-name="ce1">
            <text:p>1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string" table:style-name="ce1">
            <text:p>XCO-187</text:p>
          </table:table-cell>
          <table:table-cell office:value-type="string" table:style-name="ce1">
            <text:p>COFI?O STAHL</text:p>
          </table:table-cell>
          <table:table-cell office:value-type="string" table:style-name="ce1">
            <text:p>GUIA MADRE</text:p>
          </table:table-cell>
          <table:table-cell office:value-type="float" office:value="992727" table:style-name="ce1">
            <text:p>992727</text:p>
          </table:table-cell>
          <table:table-cell office:value-type="float" office:value="992800" table:style-name="ce1">
            <text:p>99280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1" table:style-name="ce1">
            <text:p>1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string" table:style-name="ce1">
            <text:p>XCO-889</text:p>
          </table:table-cell>
          <table:table-cell office:value-type="string" table:style-name="ce1">
            <text:p>COMERCIAL MARANATHA TEXTILES</text:p>
          </table:table-cell>
          <table:table-cell office:value-type="string" table:style-name="ce1">
            <text:p>GUIA MADRE</text:p>
          </table:table-cell>
          <table:table-cell office:value-type="float" office:value="992801" table:style-name="ce1">
            <text:p>992801</text:p>
          </table:table-cell>
          <table:table-cell office:value-type="float" office:value="992850" table:style-name="ce1">
            <text:p>9928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1" table:style-name="ce1">
            <text:p>1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string" table:style-name="ce1">
            <text:p>XCO-572</text:p>
          </table:table-cell>
          <table:table-cell office:value-type="string" table:style-name="ce1">
            <text:p>ALMACEN EL CISNE</text:p>
          </table:table-cell>
          <table:table-cell office:value-type="string" table:style-name="ce1">
            <text:p>GUIA MADRE</text:p>
          </table:table-cell>
          <table:table-cell office:value-type="float" office:value="992851" table:style-name="ce1">
            <text:p>992851</text:p>
          </table:table-cell>
          <table:table-cell office:value-type="float" office:value="992950" table:style-name="ce1">
            <text:p>9929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1" table:style-name="ce1">
            <text:p>1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string" table:style-name="ce1">
            <text:p>XCO-859</text:p>
          </table:table-cell>
          <table:table-cell office:value-type="string" table:style-name="ce1">
            <text:p>DISTRIBUIDORA DAVID</text:p>
          </table:table-cell>
          <table:table-cell office:value-type="string" table:style-name="ce1">
            <text:p>GUIA MADRE</text:p>
          </table:table-cell>
          <table:table-cell office:value-type="float" office:value="992951" table:style-name="ce1">
            <text:p>992951</text:p>
          </table:table-cell>
          <table:table-cell office:value-type="float" office:value="993000" table:style-name="ce1">
            <text:p>9930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1" table:style-name="ce1">
            <text:p>1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string" table:style-name="ce1">
            <text:p>XCO-223</text:p>
          </table:table-cell>
          <table:table-cell office:value-type="string" table:style-name="ce1">
            <text:p>IMPORTADORA REGIS</text:p>
          </table:table-cell>
          <table:table-cell office:value-type="string" table:style-name="ce1">
            <text:p>GUIA MADRE</text:p>
          </table:table-cell>
          <table:table-cell office:value-type="float" office:value="993001" table:style-name="ce1">
            <text:p>993001</text:p>
          </table:table-cell>
          <table:table-cell office:value-type="float" office:value="993050" table:style-name="ce1">
            <text:p>99305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1" table:style-name="ce1">
            <text:p>1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string" table:style-name="ce1">
            <text:p>PRE-186</text:p>
          </table:table-cell>
          <table:table-cell office:value-type="string" table:style-name="ce1">
            <text:p>MULTIPRODUCTOS VETERINARIOS S,A.</text:p>
          </table:table-cell>
          <table:table-cell office:value-type="string" table:style-name="ce1">
            <text:p>GUIA MADRE</text:p>
          </table:table-cell>
          <table:table-cell office:value-type="float" office:value="993051" table:style-name="ce1">
            <text:p>993051</text:p>
          </table:table-cell>
          <table:table-cell office:value-type="float" office:value="993150" table:style-name="ce1">
            <text:p>9931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1" table:style-name="ce1">
            <text:p>1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string" table:style-name="ce1">
            <text:p>XCO-719</text:p>
          </table:table-cell>
          <table:table-cell office:value-type="string" table:style-name="ce1">
            <text:p>LA CASA DE LOS HILOS</text:p>
          </table:table-cell>
          <table:table-cell office:value-type="string" table:style-name="ce1">
            <text:p>GUIA MADRE</text:p>
          </table:table-cell>
          <table:table-cell office:value-type="float" office:value="993151" table:style-name="ce1">
            <text:p>993151</text:p>
          </table:table-cell>
          <table:table-cell office:value-type="float" office:value="993250" table:style-name="ce1">
            <text:p>9932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1" table:style-name="ce1">
            <text:p>1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0T00:00:00" table:style-name="ce2">
            <text:p>10/08/2022 00:00</text:p>
          </table:table-cell>
          <table:table-cell office:value-type="string" table:style-name="ce1">
            <text:p>JUT</text:p>
          </table:table-cell>
          <table:table-cell office:value-type="string" table:style-name="ce1">
            <text:p>AGENCIA JUTIAPA</text:p>
          </table:table-cell>
          <table:table-cell office:value-type="string" table:style-name="ce1">
            <text:p>GUIA MADRE</text:p>
          </table:table-cell>
          <table:table-cell office:value-type="float" office:value="993251" table:style-name="ce1">
            <text:p>993251</text:p>
          </table:table-cell>
          <table:table-cell office:value-type="float" office:value="993550" table:style-name="ce1">
            <text:p>9935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1" table:style-name="ce1">
            <text:p>1</text:p>
          </table:table-cell>
          <table:table-cell office:value-type="date" office:date-value="2022-08-11T00:00:00" table:style-name="ce2">
            <text:p>11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1T00:00:00" table:style-name="ce2">
            <text:p>11/08/2022 00:00</text:p>
          </table:table-cell>
          <table:table-cell office:value-type="string" table:style-name="ce1">
            <text:p>XCO-92</text:p>
          </table:table-cell>
          <table:table-cell office:value-type="string" table:style-name="ce1">
            <text:p>MO AUTO (ZONA 9)</text:p>
          </table:table-cell>
          <table:table-cell office:value-type="string" table:style-name="ce1">
            <text:p>GUIA MADRE</text:p>
          </table:table-cell>
          <table:table-cell office:value-type="float" office:value="993551" table:style-name="ce1">
            <text:p>993551</text:p>
          </table:table-cell>
          <table:table-cell office:value-type="float" office:value="993650" table:style-name="ce1">
            <text:p>9936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1" table:style-name="ce1">
            <text:p>1</text:p>
          </table:table-cell>
          <table:table-cell office:value-type="date" office:date-value="2022-08-11T00:00:00" table:style-name="ce2">
            <text:p>11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1T00:00:00" table:style-name="ce2">
            <text:p>11/08/2022 00:00</text:p>
          </table:table-cell>
          <table:table-cell office:value-type="string" table:style-name="ce1">
            <text:p>XCO-884</text:p>
          </table:table-cell>
          <table:table-cell office:value-type="string" table:style-name="ce1">
            <text:p>TALLER ALVAREZ</text:p>
          </table:table-cell>
          <table:table-cell office:value-type="string" table:style-name="ce1">
            <text:p>GUIA MADRE</text:p>
          </table:table-cell>
          <table:table-cell office:value-type="float" office:value="993751" table:style-name="ce1">
            <text:p>993751</text:p>
          </table:table-cell>
          <table:table-cell office:value-type="float" office:value="993950" table:style-name="ce1">
            <text:p>99395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1" table:style-name="ce1">
            <text:p>1</text:p>
          </table:table-cell>
          <table:table-cell office:value-type="date" office:date-value="2022-08-11T00:00:00" table:style-name="ce2">
            <text:p>11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1T00:00:00" table:style-name="ce2">
            <text:p>11/08/2022 00:00</text:p>
          </table:table-cell>
          <table:table-cell office:value-type="string" table:style-name="ce1">
            <text:p>XCO-149</text:p>
          </table:table-cell>
          <table:table-cell office:value-type="string" table:style-name="ce1">
            <text:p>IMPORTACIONES CRESGO, S,A.</text:p>
          </table:table-cell>
          <table:table-cell office:value-type="string" table:style-name="ce1">
            <text:p>GUIA MADRE</text:p>
          </table:table-cell>
          <table:table-cell office:value-type="float" office:value="993851" table:style-name="ce1">
            <text:p>993851</text:p>
          </table:table-cell>
          <table:table-cell office:value-type="float" office:value="994000" table:style-name="ce1">
            <text:p>994000</text:p>
          </table:table-cell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1" table:style-name="ce1">
            <text:p>1</text:p>
          </table:table-cell>
          <table:table-cell office:value-type="date" office:date-value="2022-08-11T00:00:00" table:style-name="ce2">
            <text:p>11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1T00:00:00" table:style-name="ce2">
            <text:p>11/08/2022 00:00</text:p>
          </table:table-cell>
          <table:table-cell office:value-type="string" table:style-name="ce1">
            <text:p>XCO-1103</text:p>
          </table:table-cell>
          <table:table-cell office:value-type="string" table:style-name="ce1">
            <text:p>MANIAS SAN JOSE CHIQUIMULA</text:p>
          </table:table-cell>
          <table:table-cell office:value-type="string" table:style-name="ce1">
            <text:p>GUIA MADRE</text:p>
          </table:table-cell>
          <table:table-cell office:value-type="float" office:value="994001" table:style-name="ce1">
            <text:p>994001</text:p>
          </table:table-cell>
          <table:table-cell office:value-type="float" office:value="994100" table:style-name="ce1">
            <text:p>994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1" table:style-name="ce1">
            <text:p>1</text:p>
          </table:table-cell>
          <table:table-cell office:value-type="date" office:date-value="2022-08-11T00:00:00" table:style-name="ce2">
            <text:p>11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1T00:00:00" table:style-name="ce2">
            <text:p>11/08/2022 00:00</text:p>
          </table:table-cell>
          <table:table-cell office:value-type="string" table:style-name="ce1">
            <text:p>PRE-1095</text:p>
          </table:table-cell>
          <table:table-cell office:value-type="string" table:style-name="ce1">
            <text:p>UKA</text:p>
          </table:table-cell>
          <table:table-cell office:value-type="string" table:style-name="ce1">
            <text:p>GUIA MADRE</text:p>
          </table:table-cell>
          <table:table-cell office:value-type="float" office:value="994101" table:style-name="ce1">
            <text:p>994101</text:p>
          </table:table-cell>
          <table:table-cell office:value-type="float" office:value="994110" table:style-name="ce1">
            <text:p>9941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1" table:style-name="ce1">
            <text:p>1</text:p>
          </table:table-cell>
          <table:table-cell office:value-type="date" office:date-value="2022-08-13T00:00:00" table:style-name="ce2">
            <text:p>13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3T00:00:00" table:style-name="ce2">
            <text:p>13/08/2022 00:00</text:p>
          </table:table-cell>
          <table:table-cell office:value-type="string" table:style-name="ce1">
            <text:p>PRE-998</text:p>
          </table:table-cell>
          <table:table-cell office:value-type="string" table:style-name="ce1">
            <text:p>DISTRIBUIDORA MANANTIAL</text:p>
          </table:table-cell>
          <table:table-cell office:value-type="string" table:style-name="ce1">
            <text:p>GUIA MADRE</text:p>
          </table:table-cell>
          <table:table-cell office:value-type="float" office:value="994401" table:style-name="ce1">
            <text:p>994401</text:p>
          </table:table-cell>
          <table:table-cell office:value-type="float" office:value="994525" table:style-name="ce1">
            <text:p>994525</text:p>
          </table:table-cell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1" table:style-name="ce1">
            <text:p>1</text:p>
          </table:table-cell>
          <table:table-cell office:value-type="date" office:date-value="2022-08-16T00:00:00" table:style-name="ce2">
            <text:p>16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6T00:00:00" table:style-name="ce2">
            <text:p>16/08/2022 00:00</text:p>
          </table:table-cell>
          <table:table-cell office:value-type="string" table:style-name="ce1">
            <text:p>XCO-911</text:p>
          </table:table-cell>
          <table:table-cell office:value-type="string" table:style-name="ce1">
            <text:p>ALMACEN EL FESTIVAL</text:p>
          </table:table-cell>
          <table:table-cell office:value-type="string" table:style-name="ce1">
            <text:p>GUIA MADRE</text:p>
          </table:table-cell>
          <table:table-cell office:value-type="float" office:value="996851" table:style-name="ce1">
            <text:p>996851</text:p>
          </table:table-cell>
          <table:table-cell office:value-type="float" office:value="996900" table:style-name="ce1">
            <text:p>9969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1" table:style-name="ce1">
            <text:p>1</text:p>
          </table:table-cell>
          <table:table-cell office:value-type="date" office:date-value="2022-08-16T00:00:00" table:style-name="ce2">
            <text:p>16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6T00:00:00" table:style-name="ce2">
            <text:p>16/08/2022 00:00</text:p>
          </table:table-cell>
          <table:table-cell office:value-type="string" table:style-name="ce1">
            <text:p>XCO-1020</text:p>
          </table:table-cell>
          <table:table-cell office:value-type="string" table:style-name="ce1">
            <text:p>FALSET// CENTRO OPTICO</text:p>
          </table:table-cell>
          <table:table-cell office:value-type="string" table:style-name="ce1">
            <text:p>GUIA MADRE</text:p>
          </table:table-cell>
          <table:table-cell office:value-type="float" office:value="997451" table:style-name="ce1">
            <text:p>997451</text:p>
          </table:table-cell>
          <table:table-cell office:value-type="float" office:value="997550" table:style-name="ce1">
            <text:p>997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1" table:style-name="ce1">
            <text:p>1</text:p>
          </table:table-cell>
          <table:table-cell office:value-type="date" office:date-value="2022-08-16T00:00:00" table:style-name="ce2">
            <text:p>16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6T00:00:00" table:style-name="ce2">
            <text:p>16/08/2022 00:00</text:p>
          </table:table-cell>
          <table:table-cell office:value-type="string" table:style-name="ce1">
            <text:p>CON-1002</text:p>
          </table:table-cell>
          <table:table-cell office:value-type="string" table:style-name="ce1">
            <text:p>FARMACIA LA SOLUCION</text:p>
          </table:table-cell>
          <table:table-cell office:value-type="string" table:style-name="ce1">
            <text:p>GUIA MADRE</text:p>
          </table:table-cell>
          <table:table-cell office:value-type="float" office:value="997551" table:style-name="ce1">
            <text:p>997551</text:p>
          </table:table-cell>
          <table:table-cell office:value-type="float" office:value="997600" table:style-name="ce1">
            <text:p>99760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ONTADO</text:p>
          </table:table-cell>
          <table:table-cell table:number-columns-repeated="16369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1" table:style-name="ce1">
            <text:p>1</text:p>
          </table:table-cell>
          <table:table-cell office:value-type="date" office:date-value="2022-08-16T00:00:00" table:style-name="ce2">
            <text:p>16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6T00:00:00" table:style-name="ce2">
            <text:p>16/08/2022 00:00</text:p>
          </table:table-cell>
          <table:table-cell office:value-type="string" table:style-name="ce1">
            <text:p>XEL</text:p>
          </table:table-cell>
          <table:table-cell office:value-type="string" table:style-name="ce1">
            <text:p>AGENCIA QUETZALTENANGO</text:p>
          </table:table-cell>
          <table:table-cell office:value-type="string" table:style-name="ce1">
            <text:p>GUIA MADRE</text:p>
          </table:table-cell>
          <table:table-cell office:value-type="float" office:value="997601" table:style-name="ce1">
            <text:p>997601</text:p>
          </table:table-cell>
          <table:table-cell office:value-type="float" office:value="997950" table:style-name="ce1">
            <text:p>997950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1" table:style-name="ce1">
            <text:p>1</text:p>
          </table:table-cell>
          <table:table-cell office:value-type="date" office:date-value="2022-08-16T00:00:00" table:style-name="ce2">
            <text:p>16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6T00:00:00" table:style-name="ce2">
            <text:p>16/08/2022 00:00</text:p>
          </table:table-cell>
          <table:table-cell office:value-type="string" table:style-name="ce1">
            <text:p>HUE</text:p>
          </table:table-cell>
          <table:table-cell office:value-type="string" table:style-name="ce1">
            <text:p>HUEHUETENANGO</text:p>
          </table:table-cell>
          <table:table-cell office:value-type="string" table:style-name="ce1">
            <text:p>GUIA MADRE</text:p>
          </table:table-cell>
          <table:table-cell office:value-type="float" office:value="997951" table:style-name="ce1">
            <text:p>997951</text:p>
          </table:table-cell>
          <table:table-cell office:value-type="float" office:value="998050" table:style-name="ce1">
            <text:p>99805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1" table:style-name="ce1">
            <text:p>1</text:p>
          </table:table-cell>
          <table:table-cell office:value-type="date" office:date-value="2022-08-17T00:00:00" table:style-name="ce2">
            <text:p>17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7T00:00:00" table:style-name="ce2">
            <text:p>17/08/2022 00:00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AGENCIA CHIQUIMULA</text:p>
          </table:table-cell>
          <table:table-cell office:value-type="string" table:style-name="ce1">
            <text:p>GUIA MADRE</text:p>
          </table:table-cell>
          <table:table-cell office:value-type="float" office:value="998051" table:style-name="ce1">
            <text:p>998051</text:p>
          </table:table-cell>
          <table:table-cell office:value-type="float" office:value="998350" table:style-name="ce1">
            <text:p>998350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1" table:style-name="ce1">
            <text:p>1</text:p>
          </table:table-cell>
          <table:table-cell office:value-type="date" office:date-value="2022-08-19T00:00:00" table:style-name="ce2">
            <text:p>19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19T00:00:00" table:style-name="ce2">
            <text:p>19/08/2022 00:00</text:p>
          </table:table-cell>
          <table:table-cell office:value-type="string" table:style-name="ce1">
            <text:p>ZAC</text:p>
          </table:table-cell>
          <table:table-cell office:value-type="string" table:style-name="ce1">
            <text:p>AGENCIA ZACAPA</text:p>
          </table:table-cell>
          <table:table-cell office:value-type="string" table:style-name="ce1">
            <text:p>GUIA MADRE</text:p>
          </table:table-cell>
          <table:table-cell office:value-type="float" office:value="1000851" table:style-name="ce1">
            <text:p>1000851</text:p>
          </table:table-cell>
          <table:table-cell office:value-type="float" office:value="1001150" table:style-name="ce1">
            <text:p>100115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 EN BLANCO</text:p>
          </table:table-cell>
          <table:table-cell table:number-columns-repeated="16369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1" table:style-name="ce1">
            <text:p>1</text:p>
          </table:table-cell>
          <table:table-cell office:value-type="date" office:date-value="2022-08-22T00:00:00" table:style-name="ce2">
            <text:p>22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22T00:00:00" table:style-name="ce2">
            <text:p>22/08/2022 00:00</text:p>
          </table:table-cell>
          <table:table-cell office:value-type="string" table:style-name="ce1">
            <text:p>XCO-1039</text:p>
          </table:table-cell>
          <table:table-cell office:value-type="string" table:style-name="ce1">
            <text:p>MOTOREPUESTOS ACQUARONI, S.A. / MIXCO</text:p>
          </table:table-cell>
          <table:table-cell office:value-type="string" table:style-name="ce1">
            <text:p>GUIA MADRE</text:p>
          </table:table-cell>
          <table:table-cell office:value-type="float" office:value="1001451" table:style-name="ce1">
            <text:p>1001451</text:p>
          </table:table-cell>
          <table:table-cell office:value-type="float" office:value="1001550" table:style-name="ce1">
            <text:p>100155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1" table:style-name="ce1">
            <text:p>1</text:p>
          </table:table-cell>
          <table:table-cell office:value-type="date" office:date-value="2022-08-24T00:00:00" table:style-name="ce2">
            <text:p>24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24T00:00:00" table:style-name="ce2">
            <text:p>24/08/2022 00:00</text:p>
          </table:table-cell>
          <table:table-cell office:value-type="string" table:style-name="ce1">
            <text:p>XCO-93</text:p>
          </table:table-cell>
          <table:table-cell office:value-type="string" table:style-name="ce1">
            <text:p>MO AUTO (CARROS)</text:p>
          </table:table-cell>
          <table:table-cell office:value-type="string" table:style-name="ce1">
            <text:p>GUIA MADRE</text:p>
          </table:table-cell>
          <table:table-cell office:value-type="float" office:value="1001951" table:style-name="ce1">
            <text:p>1001951</text:p>
          </table:table-cell>
          <table:table-cell office:value-type="float" office:value="1002000" table:style-name="ce1">
            <text:p>100200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1" table:style-name="ce1">
            <text:p>1</text:p>
          </table:table-cell>
          <table:table-cell office:value-type="date" office:date-value="2022-08-24T00:00:00" table:style-name="ce2">
            <text:p>24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24T00:00:00" table:style-name="ce2">
            <text:p>24/08/2022 00:00</text:p>
          </table:table-cell>
          <table:table-cell office:value-type="string" table:style-name="ce1">
            <text:p>PRE-795</text:p>
          </table:table-cell>
          <table:table-cell office:value-type="string" table:style-name="ce1">
            <text:p>DISTRIBUIDORA DAKO</text:p>
          </table:table-cell>
          <table:table-cell office:value-type="string" table:style-name="ce1">
            <text:p>GUIA MADRE</text:p>
          </table:table-cell>
          <table:table-cell office:value-type="float" office:value="1002001" table:style-name="ce1">
            <text:p>1002001</text:p>
          </table:table-cell>
          <table:table-cell office:value-type="float" office:value="1002100" table:style-name="ce1">
            <text:p>10021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1" table:style-name="ce1">
            <text:p>1</text:p>
          </table:table-cell>
          <table:table-cell office:value-type="date" office:date-value="2022-08-24T00:00:00" table:style-name="ce2">
            <text:p>24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24T00:00:00" table:style-name="ce2">
            <text:p>24/08/2022 00:00</text:p>
          </table:table-cell>
          <table:table-cell office:value-type="string" table:style-name="ce1">
            <text:p>XCO-34</text:p>
          </table:table-cell>
          <table:table-cell office:value-type="string" table:style-name="ce1">
            <text:p>DIFORZA INTERNATIONAL ,S.A</text:p>
          </table:table-cell>
          <table:table-cell office:value-type="string" table:style-name="ce1">
            <text:p>GUIA MADRE</text:p>
          </table:table-cell>
          <table:table-cell office:value-type="float" office:value="1002301" table:style-name="ce1">
            <text:p>1002301</text:p>
          </table:table-cell>
          <table:table-cell office:value-type="float" office:value="1002500" table:style-name="ce1">
            <text:p>100250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1" table:style-name="ce1">
            <text:p>1</text:p>
          </table:table-cell>
          <table:table-cell office:value-type="date" office:date-value="2022-08-23T00:00:00" table:style-name="ce2">
            <text:p>23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23T00:00:00" table:style-name="ce2">
            <text:p>23/08/2022 00:00</text:p>
          </table:table-cell>
          <table:table-cell office:value-type="string" table:style-name="ce1">
            <text:p>PRE-1080</text:p>
          </table:table-cell>
          <table:table-cell office:value-type="string" table:style-name="ce1">
            <text:p>IMPORTADORA MODA EXPRESS GT</text:p>
          </table:table-cell>
          <table:table-cell office:value-type="string" table:style-name="ce1">
            <text:p>GUIA MADRE</text:p>
          </table:table-cell>
          <table:table-cell office:value-type="float" office:value="1002501" table:style-name="ce1">
            <text:p>1002501</text:p>
          </table:table-cell>
          <table:table-cell office:value-type="float" office:value="1002530" table:style-name="ce1">
            <text:p>100253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1" table:style-name="ce1">
            <text:p>1</text:p>
          </table:table-cell>
          <table:table-cell office:value-type="date" office:date-value="2022-08-24T00:00:00" table:style-name="ce2">
            <text:p>24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24T00:00:00" table:style-name="ce2">
            <text:p>24/08/2022 00:00</text:p>
          </table:table-cell>
          <table:table-cell office:value-type="string" table:style-name="ce1">
            <text:p>XCO-29</text:p>
          </table:table-cell>
          <table:table-cell office:value-type="string" table:style-name="ce1">
            <text:p>HIVISA</text:p>
          </table:table-cell>
          <table:table-cell office:value-type="string" table:style-name="ce1">
            <text:p>GUIA MADRE</text:p>
          </table:table-cell>
          <table:table-cell office:value-type="float" office:value="1002651" table:style-name="ce1">
            <text:p>1002651</text:p>
          </table:table-cell>
          <table:table-cell office:value-type="float" office:value="1002850" table:style-name="ce1">
            <text:p>100285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R COBRAR</text:p>
          </table:table-cell>
          <table:table-cell table:number-columns-repeated="16369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1" table:style-name="ce1">
            <text:p>1</text:p>
          </table:table-cell>
          <table:table-cell office:value-type="date" office:date-value="2022-08-23T00:00:00" table:style-name="ce2">
            <text:p>23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23T00:00:00" table:style-name="ce2">
            <text:p>23/08/2022 00:00</text:p>
          </table:table-cell>
          <table:table-cell office:value-type="string" table:style-name="ce1">
            <text:p>PRE-1080</text:p>
          </table:table-cell>
          <table:table-cell office:value-type="string" table:style-name="ce1">
            <text:p>IMPORTADORA MODA EXPRESS GT</text:p>
          </table:table-cell>
          <table:table-cell office:value-type="string" table:style-name="ce1">
            <text:p>GUIA MADRE</text:p>
          </table:table-cell>
          <table:table-cell office:value-type="float" office:value="1002851" table:style-name="ce1">
            <text:p>1002851</text:p>
          </table:table-cell>
          <table:table-cell office:value-type="float" office:value="1002910" table:style-name="ce1">
            <text:p>100291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1" table:style-name="ce1">
            <text:p>1</text:p>
          </table:table-cell>
          <table:table-cell office:value-type="date" office:date-value="2022-08-23T00:00:00" table:style-name="ce2">
            <text:p>23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23T00:00:00" table:style-name="ce2">
            <text:p>23/08/2022 00:00</text:p>
          </table:table-cell>
          <table:table-cell office:value-type="string" table:style-name="ce1">
            <text:p>CHM</text:p>
          </table:table-cell>
          <table:table-cell office:value-type="string" table:style-name="ce1">
            <text:p>AGENCIA CHIMALTENANGO</text:p>
          </table:table-cell>
          <table:table-cell office:value-type="string" table:style-name="ce1">
            <text:p>GUIA MADRE</text:p>
          </table:table-cell>
          <table:table-cell office:value-type="float" office:value="1002911" table:style-name="ce1">
            <text:p>1002911</text:p>
          </table:table-cell>
          <table:table-cell office:value-type="float" office:value="1003350" table:style-name="ce1">
            <text:p>1003350</text:p>
          </table:table-cell>
          <table:table-cell office:value-type="float" office:value="440" table:style-name="ce1">
            <text:p>4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UIAS EN BLANCO</text:p>
          </table:table-cell>
          <table:table-cell table:number-columns-repeated="16369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date" office:date-value="2022-08-23T00:00:00" table:style-name="ce2">
            <text:p>23/08/2022 00:00</text:p>
          </table:table-cell>
          <table:table-cell office:value-type="date" office:date-value="2022-08-29T00:00:00" table:style-name="ce3">
            <text:p>29/08/2022</text:p>
          </table:table-cell>
          <table:table-cell office:value-type="date" office:date-value="2022-08-23T00:00:00" table:style-name="ce2">
            <text:p>23/08/2022 00:00</text:p>
          </table:table-cell>
          <table:table-cell office:value-type="string" table:style-name="ce1">
            <text:p>PRE-1115</text:p>
          </table:table-cell>
          <table:table-cell office:value-type="string" table:style-name="ce1">
            <text:p>AGRONEGOCIOS RB</text:p>
          </table:table-cell>
          <table:table-cell office:value-type="string" table:style-name="ce1">
            <text:p>GUIA MADRE</text:p>
          </table:table-cell>
          <table:table-cell office:value-type="float" office:value="10001451" table:style-name="ce1">
            <text:p>10001451</text:p>
          </table:table-cell>
          <table:table-cell office:value-type="float" office:value="10015500" table:style-name="ce1">
            <text:p>1001550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PAGO</text:p>
          </table:table-cell>
          <table:table-cell table:number-columns-repeated="16369"/>
        </table:table-row>
        <table:table-row table:number-rows-repeated="10477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Martin Esquite</meta:initial-creator>
    <dc:creator>Martin Esquite</dc:creator>
    <meta:creation-date>2022-08-29T16:52:17Z</meta:creation-date>
    <dc:date>2022-08-29T17:09:02Z</dc:date>
  </office:meta>
</office:document-meta>
</file>